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comme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 LOREM IPSUM DOLOR</text:p>
          </table:table-cell>
          <table:table-cell office:value-type="date" office:date-value="2017-08-29T23:22:59.744931" calcext:value-type="date">
            <text:p>2017-08-29 23:23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2 LOREM IPSUM DOLOR</text:p>
          </table:table-cell>
          <table:table-cell office:value-type="date" office:date-value="2017-08-29T23:23:01" calcext:value-type="date">
            <text:p>2017-08-29 23:23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3 LOREM IPSUM DOLOR</text:p>
          </table:table-cell>
          <table:table-cell office:value-type="date" office:date-value="2017-08-29T23:23:02.255069" calcext:value-type="date">
            <text:p>2017-08-29 23:23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4 LOREM IPSUM DOLOR</text:p>
          </table:table-cell>
          <table:table-cell office:value-type="date" office:date-value="2017-08-29T23:23:03.510138" calcext:value-type="date">
            <text:p>2017-08-29 23:23: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5 LOREM IPSUM DOLOR</text:p>
          </table:table-cell>
          <table:table-cell office:value-type="date" office:date-value="2017-08-29T23:23:04.765207" calcext:value-type="date">
            <text:p>2017-08-29 23:23: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6 LOREM IPSUM DOLOR</text:p>
          </table:table-cell>
          <table:table-cell office:value-type="date" office:date-value="2017-08-29T23:23:06.020275" calcext:value-type="date">
            <text:p>2017-08-29 23:23: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7 LOREM IPSUM DOLOR</text:p>
          </table:table-cell>
          <table:table-cell office:value-type="date" office:date-value="2017-08-29T23:23:07.275344" calcext:value-type="date">
            <text:p>2017-08-29 23:23: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8 LOREM IPSUM DOLOR</text:p>
          </table:table-cell>
          <table:table-cell office:value-type="date" office:date-value="2017-08-29T23:23:08.530413" calcext:value-type="date">
            <text:p>2017-08-29 23:23: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9 LOREM IPSUM DOLOR</text:p>
          </table:table-cell>
          <table:table-cell office:value-type="date" office:date-value="2017-08-29T23:23:09.785482" calcext:value-type="date">
            <text:p>2017-08-29 23:23: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0 LOREM IPSUM DOLOR</text:p>
          </table:table-cell>
          <table:table-cell office:value-type="date" office:date-value="2017-08-29T23:23:11.040551" calcext:value-type="date">
            <text:p>2017-08-29 23:23: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1 LOREM IPSUM DOLOR</text:p>
          </table:table-cell>
          <table:table-cell office:value-type="date" office:date-value="2017-08-29T23:23:12.29562" calcext:value-type="date">
            <text:p>2017-08-29 23:23: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2 LOREM IPSUM DOLOR</text:p>
          </table:table-cell>
          <table:table-cell office:value-type="date" office:date-value="2017-08-29T23:23:13.550689" calcext:value-type="date">
            <text:p>2017-08-29 23:23: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3 LOREM IPSUM DOLOR</text:p>
          </table:table-cell>
          <table:table-cell office:value-type="date" office:date-value="2017-08-29T23:23:14.805758" calcext:value-type="date">
            <text:p>2017-08-29 23:23: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14 LOREM IPSUM DOLOR</text:p>
          </table:table-cell>
          <table:table-cell office:value-type="date" office:date-value="2017-08-29T23:23:16.060826" calcext:value-type="date">
            <text:p>2017-08-29 23:23: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15 LOREM IPSUM DOLOR</text:p>
          </table:table-cell>
          <table:table-cell office:value-type="date" office:date-value="2017-08-29T23:23:17.315895" calcext:value-type="date">
            <text:p>2017-08-29 23:23: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 LOREM IPSUM DOLOR</text:p>
          </table:table-cell>
          <table:table-cell office:value-type="date" office:date-value="2017-08-29T23:23:18.570964" calcext:value-type="date">
            <text:p>2017-08-29 23:23: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7 LOREM IPSUM DOLOR</text:p>
          </table:table-cell>
          <table:table-cell office:value-type="date" office:date-value="2017-08-29T23:23:19.826033" calcext:value-type="date">
            <text:p>2017-08-29 23:23: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18 LOREM IPSUM DOLOR</text:p>
          </table:table-cell>
          <table:table-cell office:value-type="date" office:date-value="2017-08-29T23:23:21.081102" calcext:value-type="date">
            <text:p>2017-08-29 23:23: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9 LOREM IPSUM DOLOR</text:p>
          </table:table-cell>
          <table:table-cell office:value-type="date" office:date-value="2017-08-29T23:23:22.336171" calcext:value-type="date">
            <text:p>2017-08-29 23:23: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20 LOREM IPSUM DOLOR</text:p>
          </table:table-cell>
          <table:table-cell office:value-type="date" office:date-value="2017-08-29T23:23:23.59124" calcext:value-type="date">
            <text:p>2017-08-29 23:23: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21 LOREM IPSUM DOLOR</text:p>
          </table:table-cell>
          <table:table-cell office:value-type="date" office:date-value="2017-08-29T23:23:24.846309" calcext:value-type="date">
            <text:p>2017-08-29 23:23: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2 LOREM IPSUM DOLOR</text:p>
          </table:table-cell>
          <table:table-cell office:value-type="date" office:date-value="2017-08-29T23:23:26.101378" calcext:value-type="date">
            <text:p>2017-08-29 23:23: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23 LOREM IPSUM DOLOR</text:p>
          </table:table-cell>
          <table:table-cell office:value-type="date" office:date-value="2017-08-29T23:23:27.356446" calcext:value-type="date">
            <text:p>2017-08-29 23:23: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4 LOREM IPSUM DOLOR</text:p>
          </table:table-cell>
          <table:table-cell office:value-type="date" office:date-value="2017-08-29T23:23:28.611515" calcext:value-type="date">
            <text:p>2017-08-29 23:23: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5 LOREM IPSUM DOLOR</text:p>
          </table:table-cell>
          <table:table-cell office:value-type="date" office:date-value="2017-08-29T23:23:29.866584" calcext:value-type="date">
            <text:p>2017-08-29 23:23: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6 LOREM IPSUM DOLOR</text:p>
          </table:table-cell>
          <table:table-cell office:value-type="date" office:date-value="2017-08-29T23:23:31.121653" calcext:value-type="date">
            <text:p>2017-08-29 23:23: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27 LOREM IPSUM DOLOR</text:p>
          </table:table-cell>
          <table:table-cell office:value-type="date" office:date-value="2017-08-29T23:23:32.376722" calcext:value-type="date">
            <text:p>2017-08-29 23:23: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8 LOREM IPSUM DOLOR</text:p>
          </table:table-cell>
          <table:table-cell office:value-type="date" office:date-value="2017-08-29T23:23:33.631791" calcext:value-type="date">
            <text:p>2017-08-29 23:23: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9 LOREM IPSUM DOLOR</text:p>
          </table:table-cell>
          <table:table-cell office:value-type="date" office:date-value="2017-08-29T23:23:34.88686" calcext:value-type="date">
            <text:p>2017-08-29 23:23: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30 LOREM IPSUM DOLOR</text:p>
          </table:table-cell>
          <table:table-cell office:value-type="date" office:date-value="2017-08-29T23:23:36.141929" calcext:value-type="date">
            <text:p>2017-08-29 23:23: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31 LOREM IPSUM DOLOR</text:p>
          </table:table-cell>
          <table:table-cell office:value-type="date" office:date-value="2017-08-29T23:23:37.396997" calcext:value-type="date">
            <text:p>2017-08-29 23:23: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32 LOREM IPSUM DOLOR</text:p>
          </table:table-cell>
          <table:table-cell office:value-type="date" office:date-value="2017-08-29T23:23:38.652066" calcext:value-type="date">
            <text:p>2017-08-29 23:23: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33 LOREM IPSUM DOLOR</text:p>
          </table:table-cell>
          <table:table-cell office:value-type="date" office:date-value="2017-08-29T23:23:39.907135" calcext:value-type="date">
            <text:p>2017-08-29 23:23: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4 LOREM IPSUM DOLOR</text:p>
          </table:table-cell>
          <table:table-cell office:value-type="date" office:date-value="2017-08-29T23:23:41.162204" calcext:value-type="date">
            <text:p>2017-08-29 23:23: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35 LOREM IPSUM DOLOR</text:p>
          </table:table-cell>
          <table:table-cell office:value-type="date" office:date-value="2017-08-29T23:23:42.417273" calcext:value-type="date">
            <text:p>2017-08-29 23:23: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36 LOREM IPSUM DOLOR</text:p>
          </table:table-cell>
          <table:table-cell office:value-type="date" office:date-value="2017-08-29T23:23:43.672342" calcext:value-type="date">
            <text:p>2017-08-29 23:23: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37 LOREM IPSUM DOLOR</text:p>
          </table:table-cell>
          <table:table-cell office:value-type="date" office:date-value="2017-08-29T23:23:44.927411" calcext:value-type="date">
            <text:p>2017-08-29 23:23: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38 LOREM IPSUM DOLOR</text:p>
          </table:table-cell>
          <table:table-cell office:value-type="date" office:date-value="2017-08-29T23:23:46.18248" calcext:value-type="date">
            <text:p>2017-08-29 23:23: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9 LOREM IPSUM DOLOR</text:p>
          </table:table-cell>
          <table:table-cell office:value-type="date" office:date-value="2017-08-29T23:23:47.437549" calcext:value-type="date">
            <text:p>2017-08-29 23:23: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40 LOREM IPSUM DOLOR</text:p>
          </table:table-cell>
          <table:table-cell office:value-type="date" office:date-value="2017-08-29T23:23:48.692617" calcext:value-type="date">
            <text:p>2017-08-29 23:23: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41 LOREM IPSUM DOLOR</text:p>
          </table:table-cell>
          <table:table-cell office:value-type="date" office:date-value="2017-08-29T23:23:49.947686" calcext:value-type="date">
            <text:p>2017-08-29 23:23: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42 LOREM IPSUM DOLOR</text:p>
          </table:table-cell>
          <table:table-cell office:value-type="date" office:date-value="2017-08-29T23:23:51.202755" calcext:value-type="date">
            <text:p>2017-08-29 23:23: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43 LOREM IPSUM DOLOR</text:p>
          </table:table-cell>
          <table:table-cell office:value-type="date" office:date-value="2017-08-29T23:23:52.457824" calcext:value-type="date">
            <text:p>2017-08-29 23:23: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44 LOREM IPSUM DOLOR</text:p>
          </table:table-cell>
          <table:table-cell office:value-type="date" office:date-value="2017-08-29T23:23:53.712893" calcext:value-type="date">
            <text:p>2017-08-29 23:23: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 LOREM IPSUM DOLOR</text:p>
          </table:table-cell>
          <table:table-cell office:value-type="date" office:date-value="2017-08-29T23:23:54.967962" calcext:value-type="date">
            <text:p>2017-08-29 23:23: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46 LOREM IPSUM DOLOR</text:p>
          </table:table-cell>
          <table:table-cell office:value-type="date" office:date-value="2017-08-29T23:23:56.223031" calcext:value-type="date">
            <text:p>2017-08-29 23:23: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47 LOREM IPSUM DOLOR</text:p>
          </table:table-cell>
          <table:table-cell office:value-type="date" office:date-value="2017-08-29T23:23:57.4781" calcext:value-type="date">
            <text:p>2017-08-29 23:23: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48 LOREM IPSUM DOLOR</text:p>
          </table:table-cell>
          <table:table-cell office:value-type="date" office:date-value="2017-08-29T23:23:58.733168" calcext:value-type="date">
            <text:p>2017-08-29 23:23:59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49 LOREM IPSUM DOLOR</text:p>
          </table:table-cell>
          <table:table-cell office:value-type="date" office:date-value="2017-08-29T23:23:59.988237" calcext:value-type="date">
            <text:p>2017-08-29 23:24: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50 LOREM IPSUM DOLOR</text:p>
          </table:table-cell>
          <table:table-cell office:value-type="date" office:date-value="2017-08-29T23:24:01.243306" calcext:value-type="date">
            <text:p>2017-08-29 23:24: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51 LOREM IPSUM DOLOR</text:p>
          </table:table-cell>
          <table:table-cell office:value-type="date" office:date-value="2017-08-29T23:24:02.498375" calcext:value-type="date">
            <text:p>2017-08-29 23:24: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52 LOREM IPSUM DOLOR</text:p>
          </table:table-cell>
          <table:table-cell office:value-type="date" office:date-value="2017-08-29T23:24:03.753444" calcext:value-type="date">
            <text:p>2017-08-29 23:24: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53 LOREM IPSUM DOLOR</text:p>
          </table:table-cell>
          <table:table-cell office:value-type="date" office:date-value="2017-08-29T23:24:05.008513" calcext:value-type="date">
            <text:p>2017-08-29 23:24: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54 LOREM IPSUM DOLOR</text:p>
          </table:table-cell>
          <table:table-cell office:value-type="date" office:date-value="2017-08-29T23:24:06.263582" calcext:value-type="date">
            <text:p>2017-08-29 23:24: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5 LOREM IPSUM DOLOR</text:p>
          </table:table-cell>
          <table:table-cell office:value-type="date" office:date-value="2017-08-29T23:24:07.518651" calcext:value-type="date">
            <text:p>2017-08-29 23:24: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6 LOREM IPSUM DOLOR</text:p>
          </table:table-cell>
          <table:table-cell office:value-type="date" office:date-value="2017-08-29T23:24:08.77372" calcext:value-type="date">
            <text:p>2017-08-29 23:24: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57 LOREM IPSUM DOLOR</text:p>
          </table:table-cell>
          <table:table-cell office:value-type="date" office:date-value="2017-08-29T23:24:10.028788" calcext:value-type="date">
            <text:p>2017-08-29 23:24: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58 LOREM IPSUM DOLOR</text:p>
          </table:table-cell>
          <table:table-cell office:value-type="date" office:date-value="2017-08-29T23:24:11.283857" calcext:value-type="date">
            <text:p>2017-08-29 23:24: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59 LOREM IPSUM DOLOR</text:p>
          </table:table-cell>
          <table:table-cell office:value-type="date" office:date-value="2017-08-29T23:24:12.538926" calcext:value-type="date">
            <text:p>2017-08-29 23:24: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60 LOREM IPSUM DOLOR</text:p>
          </table:table-cell>
          <table:table-cell office:value-type="date" office:date-value="2017-08-29T23:24:13.793995" calcext:value-type="date">
            <text:p>2017-08-29 23:24: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61 LOREM IPSUM DOLOR</text:p>
          </table:table-cell>
          <table:table-cell office:value-type="date" office:date-value="2017-08-29T23:24:15.049064" calcext:value-type="date">
            <text:p>2017-08-29 23:24: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62 LOREM IPSUM DOLOR</text:p>
          </table:table-cell>
          <table:table-cell office:value-type="date" office:date-value="2017-08-29T23:24:16.304133" calcext:value-type="date">
            <text:p>2017-08-29 23:24: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63 LOREM IPSUM DOLOR</text:p>
          </table:table-cell>
          <table:table-cell office:value-type="date" office:date-value="2017-08-29T23:24:17.559202" calcext:value-type="date">
            <text:p>2017-08-29 23:24: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64 LOREM IPSUM DOLOR</text:p>
          </table:table-cell>
          <table:table-cell office:value-type="date" office:date-value="2017-08-29T23:24:18.814271" calcext:value-type="date">
            <text:p>2017-08-29 23:24: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65 LOREM IPSUM DOLOR</text:p>
          </table:table-cell>
          <table:table-cell office:value-type="date" office:date-value="2017-08-29T23:24:20.069339" calcext:value-type="date">
            <text:p>2017-08-29 23:24: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66 LOREM IPSUM DOLOR</text:p>
          </table:table-cell>
          <table:table-cell office:value-type="date" office:date-value="2017-08-29T23:24:21.324408" calcext:value-type="date">
            <text:p>2017-08-29 23:24: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67 LOREM IPSUM DOLOR</text:p>
          </table:table-cell>
          <table:table-cell office:value-type="date" office:date-value="2017-08-29T23:24:22.579477" calcext:value-type="date">
            <text:p>2017-08-29 23:24: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68 LOREM IPSUM DOLOR</text:p>
          </table:table-cell>
          <table:table-cell office:value-type="date" office:date-value="2017-08-29T23:24:23.834546" calcext:value-type="date">
            <text:p>2017-08-29 23:24: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9 LOREM IPSUM DOLOR</text:p>
          </table:table-cell>
          <table:table-cell office:value-type="date" office:date-value="2017-08-29T23:24:25.089615" calcext:value-type="date">
            <text:p>2017-08-29 23:24: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70 LOREM IPSUM DOLOR</text:p>
          </table:table-cell>
          <table:table-cell office:value-type="date" office:date-value="2017-08-29T23:24:26.344684" calcext:value-type="date">
            <text:p>2017-08-29 23:24: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71 LOREM IPSUM DOLOR</text:p>
          </table:table-cell>
          <table:table-cell office:value-type="date" office:date-value="2017-08-29T23:24:27.599753" calcext:value-type="date">
            <text:p>2017-08-29 23:24: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72 LOREM IPSUM DOLOR</text:p>
          </table:table-cell>
          <table:table-cell office:value-type="date" office:date-value="2017-08-29T23:24:28.854822" calcext:value-type="date">
            <text:p>2017-08-29 23:24: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73 LOREM IPSUM DOLOR</text:p>
          </table:table-cell>
          <table:table-cell office:value-type="date" office:date-value="2017-08-29T23:24:30.10989" calcext:value-type="date">
            <text:p>2017-08-29 23:24: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74 LOREM IPSUM DOLOR</text:p>
          </table:table-cell>
          <table:table-cell office:value-type="date" office:date-value="2017-08-29T23:24:31.364959" calcext:value-type="date">
            <text:p>2017-08-29 23:24: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75 LOREM IPSUM DOLOR</text:p>
          </table:table-cell>
          <table:table-cell office:value-type="date" office:date-value="2017-08-29T23:24:32.620028" calcext:value-type="date">
            <text:p>2017-08-29 23:24: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76 LOREM IPSUM DOLOR</text:p>
          </table:table-cell>
          <table:table-cell office:value-type="date" office:date-value="2017-08-29T23:24:33.875097" calcext:value-type="date">
            <text:p>2017-08-29 23:24: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77 LOREM IPSUM DOLOR</text:p>
          </table:table-cell>
          <table:table-cell office:value-type="date" office:date-value="2017-08-29T23:24:35.130166" calcext:value-type="date">
            <text:p>2017-08-29 23:24: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8 LOREM IPSUM DOLOR</text:p>
          </table:table-cell>
          <table:table-cell office:value-type="date" office:date-value="2017-08-29T23:24:36.385235" calcext:value-type="date">
            <text:p>2017-08-29 23:24: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9 LOREM IPSUM DOLOR</text:p>
          </table:table-cell>
          <table:table-cell office:value-type="date" office:date-value="2017-08-29T23:24:37.640304" calcext:value-type="date">
            <text:p>2017-08-29 23:24: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80 LOREM IPSUM DOLOR</text:p>
          </table:table-cell>
          <table:table-cell office:value-type="date" office:date-value="2017-08-29T23:24:38.895373" calcext:value-type="date">
            <text:p>2017-08-29 23:24: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81 LOREM IPSUM DOLOR</text:p>
          </table:table-cell>
          <table:table-cell office:value-type="date" office:date-value="2017-08-29T23:24:40.150442" calcext:value-type="date">
            <text:p>2017-08-29 23:24: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82 LOREM IPSUM DOLOR</text:p>
          </table:table-cell>
          <table:table-cell office:value-type="date" office:date-value="2017-08-29T23:24:41.40551" calcext:value-type="date">
            <text:p>2017-08-29 23:24: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83 LOREM IPSUM DOLOR</text:p>
          </table:table-cell>
          <table:table-cell office:value-type="date" office:date-value="2017-08-29T23:24:42.660579" calcext:value-type="date">
            <text:p>2017-08-29 23:24: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84 LOREM IPSUM DOLOR</text:p>
          </table:table-cell>
          <table:table-cell office:value-type="date" office:date-value="2017-08-29T23:24:43.915648" calcext:value-type="date">
            <text:p>2017-08-29 23:24: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85 LOREM IPSUM DOLOR</text:p>
          </table:table-cell>
          <table:table-cell office:value-type="date" office:date-value="2017-08-29T23:24:45.170717" calcext:value-type="date">
            <text:p>2017-08-29 23:24: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6 LOREM IPSUM DOLOR</text:p>
          </table:table-cell>
          <table:table-cell office:value-type="date" office:date-value="2017-08-29T23:24:46.425786" calcext:value-type="date">
            <text:p>2017-08-29 23:24: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87 LOREM IPSUM DOLOR</text:p>
          </table:table-cell>
          <table:table-cell office:value-type="date" office:date-value="2017-08-29T23:24:47.680855" calcext:value-type="date">
            <text:p>2017-08-29 23:24: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88 LOREM IPSUM DOLOR</text:p>
          </table:table-cell>
          <table:table-cell office:value-type="date" office:date-value="2017-08-29T23:24:48.935924" calcext:value-type="date">
            <text:p>2017-08-29 23:24: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89 LOREM IPSUM DOLOR</text:p>
          </table:table-cell>
          <table:table-cell office:value-type="date" office:date-value="2017-08-29T23:24:50.190993" calcext:value-type="date">
            <text:p>2017-08-29 23:24: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90 LOREM IPSUM DOLOR</text:p>
          </table:table-cell>
          <table:table-cell office:value-type="date" office:date-value="2017-08-29T23:24:51.446061" calcext:value-type="date">
            <text:p>2017-08-29 23:24: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91 LOREM IPSUM DOLOR</text:p>
          </table:table-cell>
          <table:table-cell office:value-type="date" office:date-value="2017-08-29T23:24:52.70113" calcext:value-type="date">
            <text:p>2017-08-29 23:24: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92 LOREM IPSUM DOLOR</text:p>
          </table:table-cell>
          <table:table-cell office:value-type="date" office:date-value="2017-08-29T23:24:53.956199" calcext:value-type="date">
            <text:p>2017-08-29 23:24: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93 LOREM IPSUM DOLOR</text:p>
          </table:table-cell>
          <table:table-cell office:value-type="date" office:date-value="2017-08-29T23:24:55.211268" calcext:value-type="date">
            <text:p>2017-08-29 23:24: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94 LOREM IPSUM DOLOR</text:p>
          </table:table-cell>
          <table:table-cell office:value-type="date" office:date-value="2017-08-29T23:24:56.466337" calcext:value-type="date">
            <text:p>2017-08-29 23:24: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95 LOREM IPSUM DOLOR</text:p>
          </table:table-cell>
          <table:table-cell office:value-type="date" office:date-value="2017-08-29T23:24:57.721406" calcext:value-type="date">
            <text:p>2017-08-29 23:24: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96 LOREM IPSUM DOLOR</text:p>
          </table:table-cell>
          <table:table-cell office:value-type="date" office:date-value="2017-08-29T23:24:58.976475" calcext:value-type="date">
            <text:p>2017-08-29 23:24: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97 LOREM IPSUM DOLOR</text:p>
          </table:table-cell>
          <table:table-cell office:value-type="date" office:date-value="2017-08-29T23:25:00.231544" calcext:value-type="date">
            <text:p>2017-08-29 23:25: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98 LOREM IPSUM DOLOR</text:p>
          </table:table-cell>
          <table:table-cell office:value-type="date" office:date-value="2017-08-29T23:25:01.486613" calcext:value-type="date">
            <text:p>2017-08-29 23:25: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99 LOREM IPSUM DOLOR</text:p>
          </table:table-cell>
          <table:table-cell office:value-type="date" office:date-value="2017-08-29T23:25:02.741681" calcext:value-type="date">
            <text:p>2017-08-29 23:25: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00 LOREM IPSUM DOLOR</text:p>
          </table:table-cell>
          <table:table-cell office:value-type="date" office:date-value="2017-08-29T23:25:03.99675" calcext:value-type="date">
            <text:p>2017-08-29 23:25: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1 LOREM IPSUM DOLOR</text:p>
          </table:table-cell>
          <table:table-cell office:value-type="date" office:date-value="2017-08-29T23:25:05.251819" calcext:value-type="date">
            <text:p>2017-08-29 23:25: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02 LOREM IPSUM DOLOR</text:p>
          </table:table-cell>
          <table:table-cell office:value-type="date" office:date-value="2017-08-29T23:25:06.506888" calcext:value-type="date">
            <text:p>2017-08-29 23:25: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03 LOREM IPSUM DOLOR</text:p>
          </table:table-cell>
          <table:table-cell office:value-type="date" office:date-value="2017-08-29T23:25:07.761957" calcext:value-type="date">
            <text:p>2017-08-29 23:25: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104 LOREM IPSUM DOLOR</text:p>
          </table:table-cell>
          <table:table-cell office:value-type="date" office:date-value="2017-08-29T23:25:09.017026" calcext:value-type="date">
            <text:p>2017-08-29 23:25: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05 LOREM IPSUM DOLOR</text:p>
          </table:table-cell>
          <table:table-cell office:value-type="date" office:date-value="2017-08-29T23:25:10.272095" calcext:value-type="date">
            <text:p>2017-08-29 23:25: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106 LOREM IPSUM DOLOR</text:p>
          </table:table-cell>
          <table:table-cell office:value-type="date" office:date-value="2017-08-29T23:25:11.527164" calcext:value-type="date">
            <text:p>2017-08-29 23:25: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107 LOREM IPSUM DOLOR</text:p>
          </table:table-cell>
          <table:table-cell office:value-type="date" office:date-value="2017-08-29T23:25:12.782232" calcext:value-type="date">
            <text:p>2017-08-29 23:25: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108 LOREM IPSUM DOLOR</text:p>
          </table:table-cell>
          <table:table-cell office:value-type="date" office:date-value="2017-08-29T23:25:14.037301" calcext:value-type="date">
            <text:p>2017-08-29 23:25: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9 LOREM IPSUM DOLOR</text:p>
          </table:table-cell>
          <table:table-cell office:value-type="date" office:date-value="2017-08-29T23:25:15.29237" calcext:value-type="date">
            <text:p>2017-08-29 23:25: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10 LOREM IPSUM DOLOR</text:p>
          </table:table-cell>
          <table:table-cell office:value-type="date" office:date-value="2017-08-29T23:25:16.547439" calcext:value-type="date">
            <text:p>2017-08-29 23:25: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111 LOREM IPSUM DOLOR</text:p>
          </table:table-cell>
          <table:table-cell office:value-type="date" office:date-value="2017-08-29T23:25:17.802508" calcext:value-type="date">
            <text:p>2017-08-29 23:25: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112 LOREM IPSUM DOLOR</text:p>
          </table:table-cell>
          <table:table-cell office:value-type="date" office:date-value="2017-08-29T23:25:19.057577" calcext:value-type="date">
            <text:p>2017-08-29 23:25: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13 LOREM IPSUM DOLOR</text:p>
          </table:table-cell>
          <table:table-cell office:value-type="date" office:date-value="2017-08-29T23:25:20.312646" calcext:value-type="date">
            <text:p>2017-08-29 23:25: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14 LOREM IPSUM DOLOR</text:p>
          </table:table-cell>
          <table:table-cell office:value-type="date" office:date-value="2017-08-29T23:25:21.567715" calcext:value-type="date">
            <text:p>2017-08-29 23:25: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5 LOREM IPSUM DOLOR</text:p>
          </table:table-cell>
          <table:table-cell office:value-type="date" office:date-value="2017-08-29T23:25:22.822784" calcext:value-type="date">
            <text:p>2017-08-29 23:25: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16 LOREM IPSUM DOLOR</text:p>
          </table:table-cell>
          <table:table-cell office:value-type="date" office:date-value="2017-08-29T23:25:24.077852" calcext:value-type="date">
            <text:p>2017-08-29 23:25: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17 LOREM IPSUM DOLOR</text:p>
          </table:table-cell>
          <table:table-cell office:value-type="date" office:date-value="2017-08-29T23:25:25.332921" calcext:value-type="date">
            <text:p>2017-08-29 23:25: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18 LOREM IPSUM DOLOR</text:p>
          </table:table-cell>
          <table:table-cell office:value-type="date" office:date-value="2017-08-29T23:25:26.58799" calcext:value-type="date">
            <text:p>2017-08-29 23:25: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119 LOREM IPSUM DOLOR</text:p>
          </table:table-cell>
          <table:table-cell office:value-type="date" office:date-value="2017-08-29T23:25:27.843059" calcext:value-type="date">
            <text:p>2017-08-29 23:25: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120 LOREM IPSUM DOLOR</text:p>
          </table:table-cell>
          <table:table-cell office:value-type="date" office:date-value="2017-08-29T23:25:29.098128" calcext:value-type="date">
            <text:p>2017-08-29 23:25: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121 LOREM IPSUM DOLOR</text:p>
          </table:table-cell>
          <table:table-cell office:value-type="date" office:date-value="2017-08-29T23:25:30.353197" calcext:value-type="date">
            <text:p>2017-08-29 23:25: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22 LOREM IPSUM DOLOR</text:p>
          </table:table-cell>
          <table:table-cell office:value-type="date" office:date-value="2017-08-29T23:25:31.608266" calcext:value-type="date">
            <text:p>2017-08-29 23:25: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123 LOREM IPSUM DOLOR</text:p>
          </table:table-cell>
          <table:table-cell office:value-type="date" office:date-value="2017-08-29T23:25:32.863335" calcext:value-type="date">
            <text:p>2017-08-29 23:25: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24 LOREM IPSUM DOLOR</text:p>
          </table:table-cell>
          <table:table-cell office:value-type="date" office:date-value="2017-08-29T23:25:34.118403" calcext:value-type="date">
            <text:p>2017-08-29 23:25: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25 LOREM IPSUM DOLOR</text:p>
          </table:table-cell>
          <table:table-cell office:value-type="date" office:date-value="2017-08-29T23:25:35.373472" calcext:value-type="date">
            <text:p>2017-08-29 23:25: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126 LOREM IPSUM DOLOR</text:p>
          </table:table-cell>
          <table:table-cell office:value-type="date" office:date-value="2017-08-29T23:25:36.628541" calcext:value-type="date">
            <text:p>2017-08-29 23:25: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27 LOREM IPSUM DOLOR</text:p>
          </table:table-cell>
          <table:table-cell office:value-type="date" office:date-value="2017-08-29T23:25:37.88361" calcext:value-type="date">
            <text:p>2017-08-29 23:25: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128 LOREM IPSUM DOLOR</text:p>
          </table:table-cell>
          <table:table-cell office:value-type="date" office:date-value="2017-08-29T23:25:39.138679" calcext:value-type="date">
            <text:p>2017-08-29 23:25: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29 LOREM IPSUM DOLOR</text:p>
          </table:table-cell>
          <table:table-cell office:value-type="date" office:date-value="2017-08-29T23:25:40.393748" calcext:value-type="date">
            <text:p>2017-08-29 23:25: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30 LOREM IPSUM DOLOR</text:p>
          </table:table-cell>
          <table:table-cell office:value-type="date" office:date-value="2017-08-29T23:25:41.648817" calcext:value-type="date">
            <text:p>2017-08-29 23:25: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131 LOREM IPSUM DOLOR</text:p>
          </table:table-cell>
          <table:table-cell office:value-type="date" office:date-value="2017-08-29T23:25:42.903886" calcext:value-type="date">
            <text:p>2017-08-29 23:25: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32 LOREM IPSUM DOLOR</text:p>
          </table:table-cell>
          <table:table-cell office:value-type="date" office:date-value="2017-08-29T23:25:44.158954" calcext:value-type="date">
            <text:p>2017-08-29 23:25: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133 LOREM IPSUM DOLOR</text:p>
          </table:table-cell>
          <table:table-cell office:value-type="date" office:date-value="2017-08-29T23:25:45.414023" calcext:value-type="date">
            <text:p>2017-08-29 23:25: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34 LOREM IPSUM DOLOR</text:p>
          </table:table-cell>
          <table:table-cell office:value-type="date" office:date-value="2017-08-29T23:25:46.669092" calcext:value-type="date">
            <text:p>2017-08-29 23:25: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35 LOREM IPSUM DOLOR</text:p>
          </table:table-cell>
          <table:table-cell office:value-type="date" office:date-value="2017-08-29T23:25:47.924161" calcext:value-type="date">
            <text:p>2017-08-29 23:25: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136 LOREM IPSUM DOLOR</text:p>
          </table:table-cell>
          <table:table-cell office:value-type="date" office:date-value="2017-08-29T23:25:49.17923" calcext:value-type="date">
            <text:p>2017-08-29 23:25: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37 LOREM IPSUM DOLOR</text:p>
          </table:table-cell>
          <table:table-cell office:value-type="date" office:date-value="2017-08-29T23:25:50.434299" calcext:value-type="date">
            <text:p>2017-08-29 23:25:5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38 LOREM IPSUM DOLOR</text:p>
          </table:table-cell>
          <table:table-cell office:value-type="date" office:date-value="2017-08-29T23:25:51.689368" calcext:value-type="date">
            <text:p>2017-08-29 23:25: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39 LOREM IPSUM DOLOR</text:p>
          </table:table-cell>
          <table:table-cell office:value-type="date" office:date-value="2017-08-29T23:25:52.944437" calcext:value-type="date">
            <text:p>2017-08-29 23:25: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40 LOREM IPSUM DOLOR</text:p>
          </table:table-cell>
          <table:table-cell office:value-type="date" office:date-value="2017-08-29T23:25:54.199506" calcext:value-type="date">
            <text:p>2017-08-29 23:25: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1 LOREM IPSUM DOLOR</text:p>
          </table:table-cell>
          <table:table-cell office:value-type="date" office:date-value="2017-08-29T23:25:55.454574" calcext:value-type="date">
            <text:p>2017-08-29 23:25: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42 LOREM IPSUM DOLOR</text:p>
          </table:table-cell>
          <table:table-cell office:value-type="date" office:date-value="2017-08-29T23:25:56.709643" calcext:value-type="date">
            <text:p>2017-08-29 23:25: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3 LOREM IPSUM DOLOR</text:p>
          </table:table-cell>
          <table:table-cell office:value-type="date" office:date-value="2017-08-29T23:25:57.964712" calcext:value-type="date">
            <text:p>2017-08-29 23:25: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44 LOREM IPSUM DOLOR</text:p>
          </table:table-cell>
          <table:table-cell office:value-type="date" office:date-value="2017-08-29T23:25:59.219781" calcext:value-type="date">
            <text:p>2017-08-29 23:25: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45 LOREM IPSUM DOLOR</text:p>
          </table:table-cell>
          <table:table-cell office:value-type="date" office:date-value="2017-08-29T23:26:00.47485" calcext:value-type="date">
            <text:p>2017-08-29 23:26: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46 LOREM IPSUM DOLOR</text:p>
          </table:table-cell>
          <table:table-cell office:value-type="date" office:date-value="2017-08-29T23:26:01.729919" calcext:value-type="date">
            <text:p>2017-08-29 23:26: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47 LOREM IPSUM DOLOR</text:p>
          </table:table-cell>
          <table:table-cell office:value-type="date" office:date-value="2017-08-29T23:26:02.984988" calcext:value-type="date">
            <text:p>2017-08-29 23:26: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48 LOREM IPSUM DOLOR</text:p>
          </table:table-cell>
          <table:table-cell office:value-type="date" office:date-value="2017-08-29T23:26:04.240057" calcext:value-type="date">
            <text:p>2017-08-29 23:26: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149 LOREM IPSUM DOLOR</text:p>
          </table:table-cell>
          <table:table-cell office:value-type="date" office:date-value="2017-08-29T23:26:05.495125" calcext:value-type="date">
            <text:p>2017-08-29 23:26: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150 LOREM IPSUM DOLOR</text:p>
          </table:table-cell>
          <table:table-cell office:value-type="date" office:date-value="2017-08-29T23:26:06.750194" calcext:value-type="date">
            <text:p>2017-08-29 23:26: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151 LOREM IPSUM DOLOR</text:p>
          </table:table-cell>
          <table:table-cell office:value-type="date" office:date-value="2017-08-29T23:26:08.005263" calcext:value-type="date">
            <text:p>2017-08-29 23:26: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152 LOREM IPSUM DOLOR</text:p>
          </table:table-cell>
          <table:table-cell office:value-type="date" office:date-value="2017-08-29T23:26:09.260332" calcext:value-type="date">
            <text:p>2017-08-29 23:26: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153 LOREM IPSUM DOLOR</text:p>
          </table:table-cell>
          <table:table-cell office:value-type="date" office:date-value="2017-08-29T23:26:10.515401" calcext:value-type="date">
            <text:p>2017-08-29 23:26: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4 LOREM IPSUM DOLOR</text:p>
          </table:table-cell>
          <table:table-cell office:value-type="date" office:date-value="2017-08-29T23:26:11.77047" calcext:value-type="date">
            <text:p>2017-08-29 23:26: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155 LOREM IPSUM DOLOR</text:p>
          </table:table-cell>
          <table:table-cell office:value-type="date" office:date-value="2017-08-29T23:26:13.025539" calcext:value-type="date">
            <text:p>2017-08-29 23:26: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56 LOREM IPSUM DOLOR</text:p>
          </table:table-cell>
          <table:table-cell office:value-type="date" office:date-value="2017-08-29T23:26:14.280608" calcext:value-type="date">
            <text:p>2017-08-29 23:26: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 LOREM IPSUM DOLOR</text:p>
          </table:table-cell>
          <table:table-cell office:value-type="date" office:date-value="2017-08-29T23:26:15.535677" calcext:value-type="date">
            <text:p>2017-08-29 23:26: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158 LOREM IPSUM DOLOR</text:p>
          </table:table-cell>
          <table:table-cell office:value-type="date" office:date-value="2017-08-29T23:26:16.790745" calcext:value-type="date">
            <text:p>2017-08-29 23:26: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9 LOREM IPSUM DOLOR</text:p>
          </table:table-cell>
          <table:table-cell office:value-type="date" office:date-value="2017-08-29T23:26:18.045814" calcext:value-type="date">
            <text:p>2017-08-29 23:26: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60 LOREM IPSUM DOLOR</text:p>
          </table:table-cell>
          <table:table-cell office:value-type="date" office:date-value="2017-08-29T23:26:19.300883" calcext:value-type="date">
            <text:p>2017-08-29 23:26: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161 LOREM IPSUM DOLOR</text:p>
          </table:table-cell>
          <table:table-cell office:value-type="date" office:date-value="2017-08-29T23:26:20.555952" calcext:value-type="date">
            <text:p>2017-08-29 23:26: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62 LOREM IPSUM DOLOR</text:p>
          </table:table-cell>
          <table:table-cell office:value-type="date" office:date-value="2017-08-29T23:26:21.811021" calcext:value-type="date">
            <text:p>2017-08-29 23:26: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163 LOREM IPSUM DOLOR</text:p>
          </table:table-cell>
          <table:table-cell office:value-type="date" office:date-value="2017-08-29T23:26:23.06609" calcext:value-type="date">
            <text:p>2017-08-29 23:26: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164 LOREM IPSUM DOLOR</text:p>
          </table:table-cell>
          <table:table-cell office:value-type="date" office:date-value="2017-08-29T23:26:24.321159" calcext:value-type="date">
            <text:p>2017-08-29 23:26: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6" calcext:value-type="float">
            <text:p>8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165 LOREM IPSUM DOLOR</text:p>
          </table:table-cell>
          <table:table-cell office:value-type="date" office:date-value="2017-08-29T23:26:25.576228" calcext:value-type="date">
            <text:p>2017-08-29 23:26: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166 LOREM IPSUM DOLOR</text:p>
          </table:table-cell>
          <table:table-cell office:value-type="date" office:date-value="2017-08-29T23:26:26.831296" calcext:value-type="date">
            <text:p>2017-08-29 23:26: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167 LOREM IPSUM DOLOR</text:p>
          </table:table-cell>
          <table:table-cell office:value-type="date" office:date-value="2017-08-29T23:26:28.086365" calcext:value-type="date">
            <text:p>2017-08-29 23:26: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68 LOREM IPSUM DOLOR</text:p>
          </table:table-cell>
          <table:table-cell office:value-type="date" office:date-value="2017-08-29T23:26:29.341434" calcext:value-type="date">
            <text:p>2017-08-29 23:26: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9 LOREM IPSUM DOLOR</text:p>
          </table:table-cell>
          <table:table-cell office:value-type="date" office:date-value="2017-08-29T23:26:30.596503" calcext:value-type="date">
            <text:p>2017-08-29 23:26: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70 LOREM IPSUM DOLOR</text:p>
          </table:table-cell>
          <table:table-cell office:value-type="date" office:date-value="2017-08-29T23:26:31.851572" calcext:value-type="date">
            <text:p>2017-08-29 23:26: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171 LOREM IPSUM DOLOR</text:p>
          </table:table-cell>
          <table:table-cell office:value-type="date" office:date-value="2017-08-29T23:26:33.106641" calcext:value-type="date">
            <text:p>2017-08-29 23:26: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72 LOREM IPSUM DOLOR</text:p>
          </table:table-cell>
          <table:table-cell office:value-type="date" office:date-value="2017-08-29T23:26:34.36171" calcext:value-type="date">
            <text:p>2017-08-29 23:26: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6" calcext:value-type="float">
            <text:p>6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173 LOREM IPSUM DOLOR</text:p>
          </table:table-cell>
          <table:table-cell office:value-type="date" office:date-value="2017-08-29T23:26:35.616779" calcext:value-type="date">
            <text:p>2017-08-29 23:26: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74 LOREM IPSUM DOLOR</text:p>
          </table:table-cell>
          <table:table-cell office:value-type="date" office:date-value="2017-08-29T23:26:36.871848" calcext:value-type="date">
            <text:p>2017-08-29 23:26: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175 LOREM IPSUM DOLOR</text:p>
          </table:table-cell>
          <table:table-cell office:value-type="date" office:date-value="2017-08-29T23:26:38.126916" calcext:value-type="date">
            <text:p>2017-08-29 23:26: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76 LOREM IPSUM DOLOR</text:p>
          </table:table-cell>
          <table:table-cell office:value-type="date" office:date-value="2017-08-29T23:26:39.381985" calcext:value-type="date">
            <text:p>2017-08-29 23:26: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2" calcext:value-type="float">
            <text:p>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77 LOREM IPSUM DOLOR</text:p>
          </table:table-cell>
          <table:table-cell office:value-type="date" office:date-value="2017-08-29T23:26:40.637054" calcext:value-type="date">
            <text:p>2017-08-29 23:26: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178 LOREM IPSUM DOLOR</text:p>
          </table:table-cell>
          <table:table-cell office:value-type="date" office:date-value="2017-08-29T23:26:41.892123" calcext:value-type="date">
            <text:p>2017-08-29 23:26: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79 LOREM IPSUM DOLOR</text:p>
          </table:table-cell>
          <table:table-cell office:value-type="date" office:date-value="2017-08-29T23:26:43.147192" calcext:value-type="date">
            <text:p>2017-08-29 23:26: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180 LOREM IPSUM DOLOR</text:p>
          </table:table-cell>
          <table:table-cell office:value-type="date" office:date-value="2017-08-29T23:26:44.402261" calcext:value-type="date">
            <text:p>2017-08-29 23:26: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" calcext:value-type="float">
            <text:p>2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81 LOREM IPSUM DOLOR</text:p>
          </table:table-cell>
          <table:table-cell office:value-type="date" office:date-value="2017-08-29T23:26:45.65733" calcext:value-type="date">
            <text:p>2017-08-29 23:26: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1" calcext:value-type="float">
            <text:p>7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82 LOREM IPSUM DOLOR</text:p>
          </table:table-cell>
          <table:table-cell office:value-type="date" office:date-value="2017-08-29T23:26:46.912399" calcext:value-type="date">
            <text:p>2017-08-29 23:26: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83 LOREM IPSUM DOLOR</text:p>
          </table:table-cell>
          <table:table-cell office:value-type="date" office:date-value="2017-08-29T23:26:48.167467" calcext:value-type="date">
            <text:p>2017-08-29 23:26: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84 LOREM IPSUM DOLOR</text:p>
          </table:table-cell>
          <table:table-cell office:value-type="date" office:date-value="2017-08-29T23:26:49.422536" calcext:value-type="date">
            <text:p>2017-08-29 23:26: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4" calcext:value-type="float">
            <text:p>5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185 LOREM IPSUM DOLOR</text:p>
          </table:table-cell>
          <table:table-cell office:value-type="date" office:date-value="2017-08-29T23:26:50.677605" calcext:value-type="date">
            <text:p>2017-08-29 23:26: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86 LOREM IPSUM DOLOR</text:p>
          </table:table-cell>
          <table:table-cell office:value-type="date" office:date-value="2017-08-29T23:26:51.932674" calcext:value-type="date">
            <text:p>2017-08-29 23:26: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187 LOREM IPSUM DOLOR</text:p>
          </table:table-cell>
          <table:table-cell office:value-type="date" office:date-value="2017-08-29T23:26:53.187743" calcext:value-type="date">
            <text:p>2017-08-29 23:26: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88 LOREM IPSUM DOLOR</text:p>
          </table:table-cell>
          <table:table-cell office:value-type="date" office:date-value="2017-08-29T23:26:54.442812" calcext:value-type="date">
            <text:p>2017-08-29 23:26: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89 LOREM IPSUM DOLOR</text:p>
          </table:table-cell>
          <table:table-cell office:value-type="date" office:date-value="2017-08-29T23:26:55.697881" calcext:value-type="date">
            <text:p>2017-08-29 23:26: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90 LOREM IPSUM DOLOR</text:p>
          </table:table-cell>
          <table:table-cell office:value-type="date" office:date-value="2017-08-29T23:26:56.95295" calcext:value-type="date">
            <text:p>2017-08-29 23:26: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91 LOREM IPSUM DOLOR</text:p>
          </table:table-cell>
          <table:table-cell office:value-type="date" office:date-value="2017-08-29T23:26:58.208019" calcext:value-type="date">
            <text:p>2017-08-29 23:26: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3" calcext:value-type="float">
            <text:p>7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92 LOREM IPSUM DOLOR</text:p>
          </table:table-cell>
          <table:table-cell office:value-type="date" office:date-value="2017-08-29T23:26:59.463087" calcext:value-type="date">
            <text:p>2017-08-29 23:26: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193 LOREM IPSUM DOLOR</text:p>
          </table:table-cell>
          <table:table-cell office:value-type="date" office:date-value="2017-08-29T23:27:00.718156" calcext:value-type="date">
            <text:p>2017-08-29 23:27: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94 LOREM IPSUM DOLOR</text:p>
          </table:table-cell>
          <table:table-cell office:value-type="date" office:date-value="2017-08-29T23:27:01.973225" calcext:value-type="date">
            <text:p>2017-08-29 23:27: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195 LOREM IPSUM DOLOR</text:p>
          </table:table-cell>
          <table:table-cell office:value-type="date" office:date-value="2017-08-29T23:27:03.228294" calcext:value-type="date">
            <text:p>2017-08-29 23:27: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96 LOREM IPSUM DOLOR</text:p>
          </table:table-cell>
          <table:table-cell office:value-type="date" office:date-value="2017-08-29T23:27:04.483363" calcext:value-type="date">
            <text:p>2017-08-29 23:27: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1" calcext:value-type="float">
            <text:p>7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197 LOREM IPSUM DOLOR</text:p>
          </table:table-cell>
          <table:table-cell office:value-type="date" office:date-value="2017-08-29T23:27:05.738432" calcext:value-type="date">
            <text:p>2017-08-29 23:27: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8 LOREM IPSUM DOLOR</text:p>
          </table:table-cell>
          <table:table-cell office:value-type="date" office:date-value="2017-08-29T23:27:06.993501" calcext:value-type="date">
            <text:p>2017-08-29 23:27: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9 LOREM IPSUM DOLOR</text:p>
          </table:table-cell>
          <table:table-cell office:value-type="date" office:date-value="2017-08-29T23:27:08.24857" calcext:value-type="date">
            <text:p>2017-08-29 23:27: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200 LOREM IPSUM DOLOR</text:p>
          </table:table-cell>
          <table:table-cell office:value-type="date" office:date-value="2017-08-29T23:27:09.503638" calcext:value-type="date">
            <text:p>2017-08-29 23:27: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01 LOREM IPSUM DOLOR</text:p>
          </table:table-cell>
          <table:table-cell office:value-type="date" office:date-value="2017-08-29T23:27:10.758707" calcext:value-type="date">
            <text:p>2017-08-29 23:27: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2 LOREM IPSUM DOLOR</text:p>
          </table:table-cell>
          <table:table-cell office:value-type="date" office:date-value="2017-08-29T23:27:12.013776" calcext:value-type="date">
            <text:p>2017-08-29 23:27: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3 LOREM IPSUM DOLOR</text:p>
          </table:table-cell>
          <table:table-cell office:value-type="date" office:date-value="2017-08-29T23:27:13.268845" calcext:value-type="date">
            <text:p>2017-08-29 23:27: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04 LOREM IPSUM DOLOR</text:p>
          </table:table-cell>
          <table:table-cell office:value-type="date" office:date-value="2017-08-29T23:27:14.523914" calcext:value-type="date">
            <text:p>2017-08-29 23:27: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6" calcext:value-type="float">
            <text:p>96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205 LOREM IPSUM DOLOR</text:p>
          </table:table-cell>
          <table:table-cell office:value-type="date" office:date-value="2017-08-29T23:27:15.778983" calcext:value-type="date">
            <text:p>2017-08-29 23:27: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6 LOREM IPSUM DOLOR</text:p>
          </table:table-cell>
          <table:table-cell office:value-type="date" office:date-value="2017-08-29T23:27:17.034052" calcext:value-type="date">
            <text:p>2017-08-29 23:27: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7 LOREM IPSUM DOLOR</text:p>
          </table:table-cell>
          <table:table-cell office:value-type="date" office:date-value="2017-08-29T23:27:18.289121" calcext:value-type="date">
            <text:p>2017-08-29 23:27: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208 LOREM IPSUM DOLOR</text:p>
          </table:table-cell>
          <table:table-cell office:value-type="date" office:date-value="2017-08-29T23:27:19.544189" calcext:value-type="date">
            <text:p>2017-08-29 23:27: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209 LOREM IPSUM DOLOR</text:p>
          </table:table-cell>
          <table:table-cell office:value-type="date" office:date-value="2017-08-29T23:27:20.799258" calcext:value-type="date">
            <text:p>2017-08-29 23:27: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210 LOREM IPSUM DOLOR</text:p>
          </table:table-cell>
          <table:table-cell office:value-type="date" office:date-value="2017-08-29T23:27:22.054327" calcext:value-type="date">
            <text:p>2017-08-29 23:27: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11 LOREM IPSUM DOLOR</text:p>
          </table:table-cell>
          <table:table-cell office:value-type="date" office:date-value="2017-08-29T23:27:23.309396" calcext:value-type="date">
            <text:p>2017-08-29 23:27: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8" calcext:value-type="float">
            <text:p>5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212 LOREM IPSUM DOLOR</text:p>
          </table:table-cell>
          <table:table-cell office:value-type="date" office:date-value="2017-08-29T23:27:24.564465" calcext:value-type="date">
            <text:p>2017-08-29 23:27: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213 LOREM IPSUM DOLOR</text:p>
          </table:table-cell>
          <table:table-cell office:value-type="date" office:date-value="2017-08-29T23:27:25.819534" calcext:value-type="date">
            <text:p>2017-08-29 23:27: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14 LOREM IPSUM DOLOR</text:p>
          </table:table-cell>
          <table:table-cell office:value-type="date" office:date-value="2017-08-29T23:27:27.074603" calcext:value-type="date">
            <text:p>2017-08-29 23:27:2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" calcext:value-type="float">
            <text:p>4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215 LOREM IPSUM DOLOR</text:p>
          </table:table-cell>
          <table:table-cell office:value-type="date" office:date-value="2017-08-29T23:27:28.329672" calcext:value-type="date">
            <text:p>2017-08-29 23:27: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16 LOREM IPSUM DOLOR</text:p>
          </table:table-cell>
          <table:table-cell office:value-type="date" office:date-value="2017-08-29T23:27:29.584741" calcext:value-type="date">
            <text:p>2017-08-29 23:27:3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1" calcext:value-type="float">
            <text:p>4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17 LOREM IPSUM DOLOR</text:p>
          </table:table-cell>
          <table:table-cell office:value-type="date" office:date-value="2017-08-29T23:27:30.839809" calcext:value-type="date">
            <text:p>2017-08-29 23:27: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218 LOREM IPSUM DOLOR</text:p>
          </table:table-cell>
          <table:table-cell office:value-type="date" office:date-value="2017-08-29T23:27:32.094878" calcext:value-type="date">
            <text:p>2017-08-29 23:27: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" calcext:value-type="float">
            <text:p>3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219 LOREM IPSUM DOLOR</text:p>
          </table:table-cell>
          <table:table-cell office:value-type="date" office:date-value="2017-08-29T23:27:33.349947" calcext:value-type="date">
            <text:p>2017-08-29 23:27: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20 LOREM IPSUM DOLOR</text:p>
          </table:table-cell>
          <table:table-cell office:value-type="date" office:date-value="2017-08-29T23:27:34.605016" calcext:value-type="date">
            <text:p>2017-08-29 23:27: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21 LOREM IPSUM DOLOR</text:p>
          </table:table-cell>
          <table:table-cell office:value-type="date" office:date-value="2017-08-29T23:27:35.860085" calcext:value-type="date">
            <text:p>2017-08-29 23:27: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3" calcext:value-type="float">
            <text:p>8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222 LOREM IPSUM DOLOR</text:p>
          </table:table-cell>
          <table:table-cell office:value-type="date" office:date-value="2017-08-29T23:27:37.115154" calcext:value-type="date">
            <text:p>2017-08-29 23:27:3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223 LOREM IPSUM DOLOR</text:p>
          </table:table-cell>
          <table:table-cell office:value-type="date" office:date-value="2017-08-29T23:27:38.370223" calcext:value-type="date">
            <text:p>2017-08-29 23:27: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224 LOREM IPSUM DOLOR</text:p>
          </table:table-cell>
          <table:table-cell office:value-type="date" office:date-value="2017-08-29T23:27:39.625292" calcext:value-type="date">
            <text:p>2017-08-29 23:27:4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" calcext:value-type="float">
            <text:p>8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225 LOREM IPSUM DOLOR</text:p>
          </table:table-cell>
          <table:table-cell office:value-type="date" office:date-value="2017-08-29T23:27:40.88036" calcext:value-type="date">
            <text:p>2017-08-29 23:27: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226 LOREM IPSUM DOLOR</text:p>
          </table:table-cell>
          <table:table-cell office:value-type="date" office:date-value="2017-08-29T23:27:42.135429" calcext:value-type="date">
            <text:p>2017-08-29 23:27: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" calcext:value-type="float">
            <text:p>4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227 LOREM IPSUM DOLOR</text:p>
          </table:table-cell>
          <table:table-cell office:value-type="date" office:date-value="2017-08-29T23:27:43.390498" calcext:value-type="date">
            <text:p>2017-08-29 23:27: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28 LOREM IPSUM DOLOR</text:p>
          </table:table-cell>
          <table:table-cell office:value-type="date" office:date-value="2017-08-29T23:27:44.645567" calcext:value-type="date">
            <text:p>2017-08-29 23:27: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29 LOREM IPSUM DOLOR</text:p>
          </table:table-cell>
          <table:table-cell office:value-type="date" office:date-value="2017-08-29T23:27:45.900636" calcext:value-type="date">
            <text:p>2017-08-29 23:27: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30 LOREM IPSUM DOLOR</text:p>
          </table:table-cell>
          <table:table-cell office:value-type="date" office:date-value="2017-08-29T23:27:47.155705" calcext:value-type="date">
            <text:p>2017-08-29 23:27: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31 LOREM IPSUM DOLOR</text:p>
          </table:table-cell>
          <table:table-cell office:value-type="date" office:date-value="2017-08-29T23:27:48.410774" calcext:value-type="date">
            <text:p>2017-08-29 23:27: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32 LOREM IPSUM DOLOR</text:p>
          </table:table-cell>
          <table:table-cell office:value-type="date" office:date-value="2017-08-29T23:27:49.665843" calcext:value-type="date">
            <text:p>2017-08-29 23:27: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5" calcext:value-type="float">
            <text:p>3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233 LOREM IPSUM DOLOR</text:p>
          </table:table-cell>
          <table:table-cell office:value-type="date" office:date-value="2017-08-29T23:27:50.920912" calcext:value-type="date">
            <text:p>2017-08-29 23:27: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234 LOREM IPSUM DOLOR</text:p>
          </table:table-cell>
          <table:table-cell office:value-type="date" office:date-value="2017-08-29T23:27:52.17598" calcext:value-type="date">
            <text:p>2017-08-29 23:27: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235 LOREM IPSUM DOLOR</text:p>
          </table:table-cell>
          <table:table-cell office:value-type="date" office:date-value="2017-08-29T23:27:53.431049" calcext:value-type="date">
            <text:p>2017-08-29 23:27:5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6 LOREM IPSUM DOLOR</text:p>
          </table:table-cell>
          <table:table-cell office:value-type="date" office:date-value="2017-08-29T23:27:54.686118" calcext:value-type="date">
            <text:p>2017-08-29 23:27: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37 LOREM IPSUM DOLOR</text:p>
          </table:table-cell>
          <table:table-cell office:value-type="date" office:date-value="2017-08-29T23:27:55.941187" calcext:value-type="date">
            <text:p>2017-08-29 23:27:5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238 LOREM IPSUM DOLOR</text:p>
          </table:table-cell>
          <table:table-cell office:value-type="date" office:date-value="2017-08-29T23:27:57.196256" calcext:value-type="date">
            <text:p>2017-08-29 23:27: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39 LOREM IPSUM DOLOR</text:p>
          </table:table-cell>
          <table:table-cell office:value-type="date" office:date-value="2017-08-29T23:27:58.451325" calcext:value-type="date">
            <text:p>2017-08-29 23:27: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240 LOREM IPSUM DOLOR</text:p>
          </table:table-cell>
          <table:table-cell office:value-type="date" office:date-value="2017-08-29T23:27:59.706394" calcext:value-type="date">
            <text:p>2017-08-29 23:28: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41 LOREM IPSUM DOLOR</text:p>
          </table:table-cell>
          <table:table-cell office:value-type="date" office:date-value="2017-08-29T23:28:00.961463" calcext:value-type="date">
            <text:p>2017-08-29 23:28: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2 LOREM IPSUM DOLOR</text:p>
          </table:table-cell>
          <table:table-cell office:value-type="date" office:date-value="2017-08-29T23:28:02.216531" calcext:value-type="date">
            <text:p>2017-08-29 23:28: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243 LOREM IPSUM DOLOR</text:p>
          </table:table-cell>
          <table:table-cell office:value-type="date" office:date-value="2017-08-29T23:28:03.4716" calcext:value-type="date">
            <text:p>2017-08-29 23:28: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244 LOREM IPSUM DOLOR</text:p>
          </table:table-cell>
          <table:table-cell office:value-type="date" office:date-value="2017-08-29T23:28:04.726669" calcext:value-type="date">
            <text:p>2017-08-29 23:28: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6" calcext:value-type="float">
            <text:p>86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245 LOREM IPSUM DOLOR</text:p>
          </table:table-cell>
          <table:table-cell office:value-type="date" office:date-value="2017-08-29T23:28:05.981738" calcext:value-type="date">
            <text:p>2017-08-29 23:28: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46 LOREM IPSUM DOLOR</text:p>
          </table:table-cell>
          <table:table-cell office:value-type="date" office:date-value="2017-08-29T23:28:07.236807" calcext:value-type="date">
            <text:p>2017-08-29 23:28: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247 LOREM IPSUM DOLOR</text:p>
          </table:table-cell>
          <table:table-cell office:value-type="date" office:date-value="2017-08-29T23:28:08.491876" calcext:value-type="date">
            <text:p>2017-08-29 23:28: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48 LOREM IPSUM DOLOR</text:p>
          </table:table-cell>
          <table:table-cell office:value-type="date" office:date-value="2017-08-29T23:28:09.746945" calcext:value-type="date">
            <text:p>2017-08-29 23:28: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49 LOREM IPSUM DOLOR</text:p>
          </table:table-cell>
          <table:table-cell office:value-type="date" office:date-value="2017-08-29T23:28:11.002014" calcext:value-type="date">
            <text:p>2017-08-29 23:28: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250 LOREM IPSUM DOLOR</text:p>
          </table:table-cell>
          <table:table-cell office:value-type="date" office:date-value="2017-08-29T23:28:12.257083" calcext:value-type="date">
            <text:p>2017-08-29 23:28: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251 LOREM IPSUM DOLOR</text:p>
          </table:table-cell>
          <table:table-cell office:value-type="date" office:date-value="2017-08-29T23:28:13.512151" calcext:value-type="date">
            <text:p>2017-08-29 23:28: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2 LOREM IPSUM DOLOR</text:p>
          </table:table-cell>
          <table:table-cell office:value-type="date" office:date-value="2017-08-29T23:28:14.76722" calcext:value-type="date">
            <text:p>2017-08-29 23:28: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53 LOREM IPSUM DOLOR</text:p>
          </table:table-cell>
          <table:table-cell office:value-type="date" office:date-value="2017-08-29T23:28:16.022289" calcext:value-type="date">
            <text:p>2017-08-29 23:28: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54 LOREM IPSUM DOLOR</text:p>
          </table:table-cell>
          <table:table-cell office:value-type="date" office:date-value="2017-08-29T23:28:17.277358" calcext:value-type="date">
            <text:p>2017-08-29 23:28: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55 LOREM IPSUM DOLOR</text:p>
          </table:table-cell>
          <table:table-cell office:value-type="date" office:date-value="2017-08-29T23:28:18.532427" calcext:value-type="date">
            <text:p>2017-08-29 23:28: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256 LOREM IPSUM DOLOR</text:p>
          </table:table-cell>
          <table:table-cell office:value-type="date" office:date-value="2017-08-29T23:28:19.787496" calcext:value-type="date">
            <text:p>2017-08-29 23:28: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9" calcext:value-type="float">
            <text:p>5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257 LOREM IPSUM DOLOR</text:p>
          </table:table-cell>
          <table:table-cell office:value-type="date" office:date-value="2017-08-29T23:28:21.042565" calcext:value-type="date">
            <text:p>2017-08-29 23:28: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258 LOREM IPSUM DOLOR</text:p>
          </table:table-cell>
          <table:table-cell office:value-type="date" office:date-value="2017-08-29T23:28:22.297634" calcext:value-type="date">
            <text:p>2017-08-29 23:28: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259 LOREM IPSUM DOLOR</text:p>
          </table:table-cell>
          <table:table-cell office:value-type="date" office:date-value="2017-08-29T23:28:23.552702" calcext:value-type="date">
            <text:p>2017-08-29 23:28: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60 LOREM IPSUM DOLOR</text:p>
          </table:table-cell>
          <table:table-cell office:value-type="date" office:date-value="2017-08-29T23:28:24.807771" calcext:value-type="date">
            <text:p>2017-08-29 23:28: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261 LOREM IPSUM DOLOR</text:p>
          </table:table-cell>
          <table:table-cell office:value-type="date" office:date-value="2017-08-29T23:28:26.06284" calcext:value-type="date">
            <text:p>2017-08-29 23:28: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262 LOREM IPSUM DOLOR</text:p>
          </table:table-cell>
          <table:table-cell office:value-type="date" office:date-value="2017-08-29T23:28:27.317909" calcext:value-type="date">
            <text:p>2017-08-29 23:28: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63 LOREM IPSUM DOLOR</text:p>
          </table:table-cell>
          <table:table-cell office:value-type="date" office:date-value="2017-08-29T23:28:28.572978" calcext:value-type="date">
            <text:p>2017-08-29 23:28:2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4 LOREM IPSUM DOLOR</text:p>
          </table:table-cell>
          <table:table-cell office:value-type="date" office:date-value="2017-08-29T23:28:29.828047" calcext:value-type="date">
            <text:p>2017-08-29 23:28: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265 LOREM IPSUM DOLOR</text:p>
          </table:table-cell>
          <table:table-cell office:value-type="date" office:date-value="2017-08-29T23:28:31.083116" calcext:value-type="date">
            <text:p>2017-08-29 23:28: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266 LOREM IPSUM DOLOR</text:p>
          </table:table-cell>
          <table:table-cell office:value-type="date" office:date-value="2017-08-29T23:28:32.338185" calcext:value-type="date">
            <text:p>2017-08-29 23:28: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67 LOREM IPSUM DOLOR</text:p>
          </table:table-cell>
          <table:table-cell office:value-type="date" office:date-value="2017-08-29T23:28:33.593253" calcext:value-type="date">
            <text:p>2017-08-29 23:28: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268 LOREM IPSUM DOLOR</text:p>
          </table:table-cell>
          <table:table-cell office:value-type="date" office:date-value="2017-08-29T23:28:34.848322" calcext:value-type="date">
            <text:p>2017-08-29 23:28: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69 LOREM IPSUM DOLOR</text:p>
          </table:table-cell>
          <table:table-cell office:value-type="date" office:date-value="2017-08-29T23:28:36.103391" calcext:value-type="date">
            <text:p>2017-08-29 23:28: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70 LOREM IPSUM DOLOR</text:p>
          </table:table-cell>
          <table:table-cell office:value-type="date" office:date-value="2017-08-29T23:28:37.35846" calcext:value-type="date">
            <text:p>2017-08-29 23:28: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1 LOREM IPSUM DOLOR</text:p>
          </table:table-cell>
          <table:table-cell office:value-type="date" office:date-value="2017-08-29T23:28:38.613529" calcext:value-type="date">
            <text:p>2017-08-29 23:28: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272 LOREM IPSUM DOLOR</text:p>
          </table:table-cell>
          <table:table-cell office:value-type="date" office:date-value="2017-08-29T23:28:39.868598" calcext:value-type="date">
            <text:p>2017-08-29 23:28:4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73 LOREM IPSUM DOLOR</text:p>
          </table:table-cell>
          <table:table-cell office:value-type="date" office:date-value="2017-08-29T23:28:41.123667" calcext:value-type="date">
            <text:p>2017-08-29 23:28: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4" calcext:value-type="float">
            <text:p>44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274 LOREM IPSUM DOLOR</text:p>
          </table:table-cell>
          <table:table-cell office:value-type="date" office:date-value="2017-08-29T23:28:42.378736" calcext:value-type="date">
            <text:p>2017-08-29 23:28:4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9" calcext:value-type="float">
            <text:p>4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75 LOREM IPSUM DOLOR</text:p>
          </table:table-cell>
          <table:table-cell office:value-type="date" office:date-value="2017-08-29T23:28:43.633805" calcext:value-type="date">
            <text:p>2017-08-29 23:28: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0" calcext:value-type="float">
            <text:p>7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276 LOREM IPSUM DOLOR</text:p>
          </table:table-cell>
          <table:table-cell office:value-type="date" office:date-value="2017-08-29T23:28:44.888873" calcext:value-type="date">
            <text:p>2017-08-29 23:28: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5" calcext:value-type="float">
            <text:p>35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277 LOREM IPSUM DOLOR</text:p>
          </table:table-cell>
          <table:table-cell office:value-type="date" office:date-value="2017-08-29T23:28:46.143942" calcext:value-type="date">
            <text:p>2017-08-29 23:28: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78 LOREM IPSUM DOLOR</text:p>
          </table:table-cell>
          <table:table-cell office:value-type="date" office:date-value="2017-08-29T23:28:47.399011" calcext:value-type="date">
            <text:p>2017-08-29 23:28:4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" calcext:value-type="float">
            <text:p>4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79 LOREM IPSUM DOLOR</text:p>
          </table:table-cell>
          <table:table-cell office:value-type="date" office:date-value="2017-08-29T23:28:48.65408" calcext:value-type="date">
            <text:p>2017-08-29 23:28: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0 LOREM IPSUM DOLOR</text:p>
          </table:table-cell>
          <table:table-cell office:value-type="date" office:date-value="2017-08-29T23:28:49.909149" calcext:value-type="date">
            <text:p>2017-08-29 23:28: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" calcext:value-type="float">
            <text:p>7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281 LOREM IPSUM DOLOR</text:p>
          </table:table-cell>
          <table:table-cell office:value-type="date" office:date-value="2017-08-29T23:28:51.164218" calcext:value-type="date">
            <text:p>2017-08-29 23:28: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8" calcext:value-type="float">
            <text:p>78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82 LOREM IPSUM DOLOR</text:p>
          </table:table-cell>
          <table:table-cell office:value-type="date" office:date-value="2017-08-29T23:28:52.419287" calcext:value-type="date">
            <text:p>2017-08-29 23:28: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6" calcext:value-type="float">
            <text:p>6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283 LOREM IPSUM DOLOR</text:p>
          </table:table-cell>
          <table:table-cell office:value-type="date" office:date-value="2017-08-29T23:28:53.674356" calcext:value-type="date">
            <text:p>2017-08-29 23:28: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284 LOREM IPSUM DOLOR</text:p>
          </table:table-cell>
          <table:table-cell office:value-type="date" office:date-value="2017-08-29T23:28:54.929424" calcext:value-type="date">
            <text:p>2017-08-29 23:28: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285 LOREM IPSUM DOLOR</text:p>
          </table:table-cell>
          <table:table-cell office:value-type="date" office:date-value="2017-08-29T23:28:56.184493" calcext:value-type="date">
            <text:p>2017-08-29 23:28:5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1" calcext:value-type="float">
            <text:p>91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286 LOREM IPSUM DOLOR</text:p>
          </table:table-cell>
          <table:table-cell office:value-type="date" office:date-value="2017-08-29T23:28:57.439562" calcext:value-type="date">
            <text:p>2017-08-29 23:28:5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9" calcext:value-type="float">
            <text:p>79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287 LOREM IPSUM DOLOR</text:p>
          </table:table-cell>
          <table:table-cell office:value-type="date" office:date-value="2017-08-29T23:28:58.694631" calcext:value-type="date">
            <text:p>2017-08-29 23:28: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2" calcext:value-type="float">
            <text:p>92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288 LOREM IPSUM DOLOR</text:p>
          </table:table-cell>
          <table:table-cell office:value-type="date" office:date-value="2017-08-29T23:28:59.9497" calcext:value-type="date">
            <text:p>2017-08-29 23:29: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3" calcext:value-type="float">
            <text:p>6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89 LOREM IPSUM DOLOR</text:p>
          </table:table-cell>
          <table:table-cell office:value-type="date" office:date-value="2017-08-29T23:29:01.204769" calcext:value-type="date">
            <text:p>2017-08-29 23:29: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290 LOREM IPSUM DOLOR</text:p>
          </table:table-cell>
          <table:table-cell office:value-type="date" office:date-value="2017-08-29T23:29:02.459838" calcext:value-type="date">
            <text:p>2017-08-29 23:29:0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7" calcext:value-type="float">
            <text:p>37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291 LOREM IPSUM DOLOR</text:p>
          </table:table-cell>
          <table:table-cell office:value-type="date" office:date-value="2017-08-29T23:29:03.714907" calcext:value-type="date">
            <text:p>2017-08-29 23:29: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1" calcext:value-type="float">
            <text:p>4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292 LOREM IPSUM DOLOR</text:p>
          </table:table-cell>
          <table:table-cell office:value-type="date" office:date-value="2017-08-29T23:29:04.969976" calcext:value-type="date">
            <text:p>2017-08-29 23:29: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" calcext:value-type="float">
            <text:p>16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293 LOREM IPSUM DOLOR</text:p>
          </table:table-cell>
          <table:table-cell office:value-type="date" office:date-value="2017-08-29T23:29:06.225044" calcext:value-type="date">
            <text:p>2017-08-29 23:29: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6" calcext:value-type="float">
            <text:p>6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294 LOREM IPSUM DOLOR</text:p>
          </table:table-cell>
          <table:table-cell office:value-type="date" office:date-value="2017-08-29T23:29:07.480113" calcext:value-type="date">
            <text:p>2017-08-29 23:29: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95 LOREM IPSUM DOLOR</text:p>
          </table:table-cell>
          <table:table-cell office:value-type="date" office:date-value="2017-08-29T23:29:08.735182" calcext:value-type="date">
            <text:p>2017-08-29 23:29: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6" calcext:value-type="float">
            <text:p>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96 LOREM IPSUM DOLOR</text:p>
          </table:table-cell>
          <table:table-cell office:value-type="date" office:date-value="2017-08-29T23:29:09.990251" calcext:value-type="date">
            <text:p>2017-08-29 23:29: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297 LOREM IPSUM DOLOR</text:p>
          </table:table-cell>
          <table:table-cell office:value-type="date" office:date-value="2017-08-29T23:29:11.24532" calcext:value-type="date">
            <text:p>2017-08-29 23:29: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1" calcext:value-type="float">
            <text:p>9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298 LOREM IPSUM DOLOR</text:p>
          </table:table-cell>
          <table:table-cell office:value-type="date" office:date-value="2017-08-29T23:29:12.500389" calcext:value-type="date">
            <text:p>2017-08-29 23:29: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99 LOREM IPSUM DOLOR</text:p>
          </table:table-cell>
          <table:table-cell office:value-type="date" office:date-value="2017-08-29T23:29:13.755458" calcext:value-type="date">
            <text:p>2017-08-29 23:29: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300 LOREM IPSUM DOLOR</text:p>
          </table:table-cell>
          <table:table-cell office:value-type="date" office:date-value="2017-08-29T23:29:15.010527" calcext:value-type="date">
            <text:p>2017-08-29 23:29: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4" calcext:value-type="float">
            <text:p>34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301 LOREM IPSUM DOLOR</text:p>
          </table:table-cell>
          <table:table-cell office:value-type="date" office:date-value="2017-08-29T23:29:16.265595" calcext:value-type="date">
            <text:p>2017-08-29 23:29: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302 LOREM IPSUM DOLOR</text:p>
          </table:table-cell>
          <table:table-cell office:value-type="date" office:date-value="2017-08-29T23:29:17.520664" calcext:value-type="date">
            <text:p>2017-08-29 23:29: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3" calcext:value-type="float">
            <text:p>8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303 LOREM IPSUM DOLOR</text:p>
          </table:table-cell>
          <table:table-cell office:value-type="date" office:date-value="2017-08-29T23:29:18.775733" calcext:value-type="date">
            <text:p>2017-08-29 23:29: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304 LOREM IPSUM DOLOR</text:p>
          </table:table-cell>
          <table:table-cell office:value-type="date" office:date-value="2017-08-29T23:29:20.030802" calcext:value-type="date">
            <text:p>2017-08-29 23:29: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7" calcext:value-type="float">
            <text:p>67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305 LOREM IPSUM DOLOR</text:p>
          </table:table-cell>
          <table:table-cell office:value-type="date" office:date-value="2017-08-29T23:29:21.285871" calcext:value-type="date">
            <text:p>2017-08-29 23:29: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306 LOREM IPSUM DOLOR</text:p>
          </table:table-cell>
          <table:table-cell office:value-type="date" office:date-value="2017-08-29T23:29:22.54094" calcext:value-type="date">
            <text:p>2017-08-29 23:29: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307 LOREM IPSUM DOLOR</text:p>
          </table:table-cell>
          <table:table-cell office:value-type="date" office:date-value="2017-08-29T23:29:23.796009" calcext:value-type="date">
            <text:p>2017-08-29 23:29: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08 LOREM IPSUM DOLOR</text:p>
          </table:table-cell>
          <table:table-cell office:value-type="date" office:date-value="2017-08-29T23:29:25.051078" calcext:value-type="date">
            <text:p>2017-08-29 23:29: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4" calcext:value-type="float">
            <text:p>6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309 LOREM IPSUM DOLOR</text:p>
          </table:table-cell>
          <table:table-cell office:value-type="date" office:date-value="2017-08-29T23:29:26.306147" calcext:value-type="date">
            <text:p>2017-08-29 23:29: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310 LOREM IPSUM DOLOR</text:p>
          </table:table-cell>
          <table:table-cell office:value-type="date" office:date-value="2017-08-29T23:29:27.561215" calcext:value-type="date">
            <text:p>2017-08-29 23:29: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6" calcext:value-type="float">
            <text:p>5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311 LOREM IPSUM DOLOR</text:p>
          </table:table-cell>
          <table:table-cell office:value-type="date" office:date-value="2017-08-29T23:29:28.816284" calcext:value-type="date">
            <text:p>2017-08-29 23:29: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12 LOREM IPSUM DOLOR</text:p>
          </table:table-cell>
          <table:table-cell office:value-type="date" office:date-value="2017-08-29T23:29:30.071353" calcext:value-type="date">
            <text:p>2017-08-29 23:29: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" calcext:value-type="float">
            <text:p>2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13 LOREM IPSUM DOLOR</text:p>
          </table:table-cell>
          <table:table-cell office:value-type="date" office:date-value="2017-08-29T23:29:31.326422" calcext:value-type="date">
            <text:p>2017-08-29 23:29: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0" calcext:value-type="float">
            <text:p>9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314 LOREM IPSUM DOLOR</text:p>
          </table:table-cell>
          <table:table-cell office:value-type="date" office:date-value="2017-08-29T23:29:32.581491" calcext:value-type="date">
            <text:p>2017-08-29 23:29: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4" calcext:value-type="float">
            <text:p>6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315 LOREM IPSUM DOLOR</text:p>
          </table:table-cell>
          <table:table-cell office:value-type="date" office:date-value="2017-08-29T23:29:33.83656" calcext:value-type="date">
            <text:p>2017-08-29 23:29:3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16 LOREM IPSUM DOLOR</text:p>
          </table:table-cell>
          <table:table-cell office:value-type="date" office:date-value="2017-08-29T23:29:35.091629" calcext:value-type="date">
            <text:p>2017-08-29 23:29: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17 LOREM IPSUM DOLOR</text:p>
          </table:table-cell>
          <table:table-cell office:value-type="date" office:date-value="2017-08-29T23:29:36.346698" calcext:value-type="date">
            <text:p>2017-08-29 23:29:3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318 LOREM IPSUM DOLOR</text:p>
          </table:table-cell>
          <table:table-cell office:value-type="date" office:date-value="2017-08-29T23:29:37.601766" calcext:value-type="date">
            <text:p>2017-08-29 23:29: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7" calcext:value-type="float">
            <text:p>57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319 LOREM IPSUM DOLOR</text:p>
          </table:table-cell>
          <table:table-cell office:value-type="date" office:date-value="2017-08-29T23:29:38.856835" calcext:value-type="date">
            <text:p>2017-08-29 23:29: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20 LOREM IPSUM DOLOR</text:p>
          </table:table-cell>
          <table:table-cell office:value-type="date" office:date-value="2017-08-29T23:29:40.111904" calcext:value-type="date">
            <text:p>2017-08-29 23:29:4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21 LOREM IPSUM DOLOR</text:p>
          </table:table-cell>
          <table:table-cell office:value-type="date" office:date-value="2017-08-29T23:29:41.366973" calcext:value-type="date">
            <text:p>2017-08-29 23:29: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1" calcext:value-type="float">
            <text:p>8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322 LOREM IPSUM DOLOR</text:p>
          </table:table-cell>
          <table:table-cell office:value-type="date" office:date-value="2017-08-29T23:29:42.622042" calcext:value-type="date">
            <text:p>2017-08-29 23:29: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323 LOREM IPSUM DOLOR</text:p>
          </table:table-cell>
          <table:table-cell office:value-type="date" office:date-value="2017-08-29T23:29:43.877111" calcext:value-type="date">
            <text:p>2017-08-29 23:29:4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324 LOREM IPSUM DOLOR</text:p>
          </table:table-cell>
          <table:table-cell office:value-type="date" office:date-value="2017-08-29T23:29:45.13218" calcext:value-type="date">
            <text:p>2017-08-29 23:29: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325 LOREM IPSUM DOLOR</text:p>
          </table:table-cell>
          <table:table-cell office:value-type="date" office:date-value="2017-08-29T23:29:46.387249" calcext:value-type="date">
            <text:p>2017-08-29 23:29: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326 LOREM IPSUM DOLOR</text:p>
          </table:table-cell>
          <table:table-cell office:value-type="date" office:date-value="2017-08-29T23:29:47.642317" calcext:value-type="date">
            <text:p>2017-08-29 23:29: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4" calcext:value-type="float">
            <text:p>4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327 LOREM IPSUM DOLOR</text:p>
          </table:table-cell>
          <table:table-cell office:value-type="date" office:date-value="2017-08-29T23:29:48.897386" calcext:value-type="date">
            <text:p>2017-08-29 23:29:4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328 LOREM IPSUM DOLOR</text:p>
          </table:table-cell>
          <table:table-cell office:value-type="date" office:date-value="2017-08-29T23:29:50.152455" calcext:value-type="date">
            <text:p>2017-08-29 23:29:5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4" calcext:value-type="float">
            <text:p>5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29 LOREM IPSUM DOLOR</text:p>
          </table:table-cell>
          <table:table-cell office:value-type="date" office:date-value="2017-08-29T23:29:51.407524" calcext:value-type="date">
            <text:p>2017-08-29 23:29: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330 LOREM IPSUM DOLOR</text:p>
          </table:table-cell>
          <table:table-cell office:value-type="date" office:date-value="2017-08-29T23:29:52.662593" calcext:value-type="date">
            <text:p>2017-08-29 23:29:5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31 LOREM IPSUM DOLOR</text:p>
          </table:table-cell>
          <table:table-cell office:value-type="date" office:date-value="2017-08-29T23:29:53.917662" calcext:value-type="date">
            <text:p>2017-08-29 23:29: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32 LOREM IPSUM DOLOR</text:p>
          </table:table-cell>
          <table:table-cell office:value-type="date" office:date-value="2017-08-29T23:29:55.172731" calcext:value-type="date">
            <text:p>2017-08-29 23:29: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333 LOREM IPSUM DOLOR</text:p>
          </table:table-cell>
          <table:table-cell office:value-type="date" office:date-value="2017-08-29T23:29:56.4278" calcext:value-type="date">
            <text:p>2017-08-29 23:29: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334 LOREM IPSUM DOLOR</text:p>
          </table:table-cell>
          <table:table-cell office:value-type="date" office:date-value="2017-08-29T23:29:57.682869" calcext:value-type="date">
            <text:p>2017-08-29 23:29: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35 LOREM IPSUM DOLOR</text:p>
          </table:table-cell>
          <table:table-cell office:value-type="date" office:date-value="2017-08-29T23:29:58.937937" calcext:value-type="date">
            <text:p>2017-08-29 23:29: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336 LOREM IPSUM DOLOR</text:p>
          </table:table-cell>
          <table:table-cell office:value-type="date" office:date-value="2017-08-29T23:30:00.193006" calcext:value-type="date">
            <text:p>2017-08-29 23:30: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337 LOREM IPSUM DOLOR</text:p>
          </table:table-cell>
          <table:table-cell office:value-type="date" office:date-value="2017-08-29T23:30:01.448075" calcext:value-type="date">
            <text:p>2017-08-29 23:30: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338 LOREM IPSUM DOLOR</text:p>
          </table:table-cell>
          <table:table-cell office:value-type="date" office:date-value="2017-08-29T23:30:02.703144" calcext:value-type="date">
            <text:p>2017-08-29 23:30: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339 LOREM IPSUM DOLOR</text:p>
          </table:table-cell>
          <table:table-cell office:value-type="date" office:date-value="2017-08-29T23:30:03.958213" calcext:value-type="date">
            <text:p>2017-08-29 23:30: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0 LOREM IPSUM DOLOR</text:p>
          </table:table-cell>
          <table:table-cell office:value-type="date" office:date-value="2017-08-29T23:30:05.213282" calcext:value-type="date">
            <text:p>2017-08-29 23:30:0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0" calcext:value-type="float">
            <text:p>6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341 LOREM IPSUM DOLOR</text:p>
          </table:table-cell>
          <table:table-cell office:value-type="date" office:date-value="2017-08-29T23:30:06.468351" calcext:value-type="date">
            <text:p>2017-08-29 23:30:0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342 LOREM IPSUM DOLOR</text:p>
          </table:table-cell>
          <table:table-cell office:value-type="date" office:date-value="2017-08-29T23:30:07.72342" calcext:value-type="date">
            <text:p>2017-08-29 23:30: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43 LOREM IPSUM DOLOR</text:p>
          </table:table-cell>
          <table:table-cell office:value-type="date" office:date-value="2017-08-29T23:30:08.978488" calcext:value-type="date">
            <text:p>2017-08-29 23:30: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344 LOREM IPSUM DOLOR</text:p>
          </table:table-cell>
          <table:table-cell office:value-type="date" office:date-value="2017-08-29T23:30:10.233557" calcext:value-type="date">
            <text:p>2017-08-29 23:30: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345 LOREM IPSUM DOLOR</text:p>
          </table:table-cell>
          <table:table-cell office:value-type="date" office:date-value="2017-08-29T23:30:11.488626" calcext:value-type="date">
            <text:p>2017-08-29 23:30: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346 LOREM IPSUM DOLOR</text:p>
          </table:table-cell>
          <table:table-cell office:value-type="date" office:date-value="2017-08-29T23:30:12.743695" calcext:value-type="date">
            <text:p>2017-08-29 23:30: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8" calcext:value-type="float">
            <text:p>8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347 LOREM IPSUM DOLOR</text:p>
          </table:table-cell>
          <table:table-cell office:value-type="date" office:date-value="2017-08-29T23:30:13.998764" calcext:value-type="date">
            <text:p>2017-08-29 23:30: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348 LOREM IPSUM DOLOR</text:p>
          </table:table-cell>
          <table:table-cell office:value-type="date" office:date-value="2017-08-29T23:30:15.253833" calcext:value-type="date">
            <text:p>2017-08-29 23:30: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349 LOREM IPSUM DOLOR</text:p>
          </table:table-cell>
          <table:table-cell office:value-type="date" office:date-value="2017-08-29T23:30:16.508902" calcext:value-type="date">
            <text:p>2017-08-29 23:30: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350 LOREM IPSUM DOLOR</text:p>
          </table:table-cell>
          <table:table-cell office:value-type="date" office:date-value="2017-08-29T23:30:17.763971" calcext:value-type="date">
            <text:p>2017-08-29 23:30: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1 LOREM IPSUM DOLOR</text:p>
          </table:table-cell>
          <table:table-cell office:value-type="date" office:date-value="2017-08-29T23:30:19.01904" calcext:value-type="date">
            <text:p>2017-08-29 23:30: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352 LOREM IPSUM DOLOR</text:p>
          </table:table-cell>
          <table:table-cell office:value-type="date" office:date-value="2017-08-29T23:30:20.274108" calcext:value-type="date">
            <text:p>2017-08-29 23:30: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7" calcext:value-type="float">
            <text:p>7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53 LOREM IPSUM DOLOR</text:p>
          </table:table-cell>
          <table:table-cell office:value-type="date" office:date-value="2017-08-29T23:30:21.529177" calcext:value-type="date">
            <text:p>2017-08-29 23:30: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354 LOREM IPSUM DOLOR</text:p>
          </table:table-cell>
          <table:table-cell office:value-type="date" office:date-value="2017-08-29T23:30:22.784246" calcext:value-type="date">
            <text:p>2017-08-29 23:30:2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4" calcext:value-type="float">
            <text:p>9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355 LOREM IPSUM DOLOR</text:p>
          </table:table-cell>
          <table:table-cell office:value-type="date" office:date-value="2017-08-29T23:30:24.039315" calcext:value-type="date">
            <text:p>2017-08-29 23:30: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56 LOREM IPSUM DOLOR</text:p>
          </table:table-cell>
          <table:table-cell office:value-type="date" office:date-value="2017-08-29T23:30:25.294384" calcext:value-type="date">
            <text:p>2017-08-29 23:30: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357 LOREM IPSUM DOLOR</text:p>
          </table:table-cell>
          <table:table-cell office:value-type="date" office:date-value="2017-08-29T23:30:26.549453" calcext:value-type="date">
            <text:p>2017-08-29 23:30: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6" calcext:value-type="float">
            <text:p>4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358 LOREM IPSUM DOLOR</text:p>
          </table:table-cell>
          <table:table-cell office:value-type="date" office:date-value="2017-08-29T23:30:27.804522" calcext:value-type="date">
            <text:p>2017-08-29 23:30:2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7" calcext:value-type="float">
            <text:p>6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359 LOREM IPSUM DOLOR</text:p>
          </table:table-cell>
          <table:table-cell office:value-type="date" office:date-value="2017-08-29T23:30:29.059591" calcext:value-type="date">
            <text:p>2017-08-29 23:30: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2" calcext:value-type="float">
            <text:p>6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360 LOREM IPSUM DOLOR</text:p>
          </table:table-cell>
          <table:table-cell office:value-type="date" office:date-value="2017-08-29T23:30:30.314659" calcext:value-type="date">
            <text:p>2017-08-29 23:30: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8" calcext:value-type="float">
            <text:p>5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361 LOREM IPSUM DOLOR</text:p>
          </table:table-cell>
          <table:table-cell office:value-type="date" office:date-value="2017-08-29T23:30:31.569728" calcext:value-type="date">
            <text:p>2017-08-29 23:30: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62 LOREM IPSUM DOLOR</text:p>
          </table:table-cell>
          <table:table-cell office:value-type="date" office:date-value="2017-08-29T23:30:32.824797" calcext:value-type="date">
            <text:p>2017-08-29 23:30: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363 LOREM IPSUM DOLOR</text:p>
          </table:table-cell>
          <table:table-cell office:value-type="date" office:date-value="2017-08-29T23:30:34.079866" calcext:value-type="date">
            <text:p>2017-08-29 23:30: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1" calcext:value-type="float">
            <text:p>9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364 LOREM IPSUM DOLOR</text:p>
          </table:table-cell>
          <table:table-cell office:value-type="date" office:date-value="2017-08-29T23:30:35.334935" calcext:value-type="date">
            <text:p>2017-08-29 23:30: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365 LOREM IPSUM DOLOR</text:p>
          </table:table-cell>
          <table:table-cell office:value-type="date" office:date-value="2017-08-29T23:30:36.590004" calcext:value-type="date">
            <text:p>2017-08-29 23:30:3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66 LOREM IPSUM DOLOR</text:p>
          </table:table-cell>
          <table:table-cell office:value-type="date" office:date-value="2017-08-29T23:30:37.845073" calcext:value-type="date">
            <text:p>2017-08-29 23:30:3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367 LOREM IPSUM DOLOR</text:p>
          </table:table-cell>
          <table:table-cell office:value-type="date" office:date-value="2017-08-29T23:30:39.100142" calcext:value-type="date">
            <text:p>2017-08-29 23:30:3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" calcext:value-type="float">
            <text:p>2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368 LOREM IPSUM DOLOR</text:p>
          </table:table-cell>
          <table:table-cell office:value-type="date" office:date-value="2017-08-29T23:30:40.355211" calcext:value-type="date">
            <text:p>2017-08-29 23:30:4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" calcext:value-type="float">
            <text:p>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369 LOREM IPSUM DOLOR</text:p>
          </table:table-cell>
          <table:table-cell office:value-type="date" office:date-value="2017-08-29T23:30:41.610279" calcext:value-type="date">
            <text:p>2017-08-29 23:30:4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0" calcext:value-type="float">
            <text:p>40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370 LOREM IPSUM DOLOR</text:p>
          </table:table-cell>
          <table:table-cell office:value-type="date" office:date-value="2017-08-29T23:30:42.865348" calcext:value-type="date">
            <text:p>2017-08-29 23:30:4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0" calcext:value-type="float">
            <text:p>80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371 LOREM IPSUM DOLOR</text:p>
          </table:table-cell>
          <table:table-cell office:value-type="date" office:date-value="2017-08-29T23:30:44.120417" calcext:value-type="date">
            <text:p>2017-08-29 23:30: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72 LOREM IPSUM DOLOR</text:p>
          </table:table-cell>
          <table:table-cell office:value-type="date" office:date-value="2017-08-29T23:30:45.375486" calcext:value-type="date">
            <text:p>2017-08-29 23:30: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73 LOREM IPSUM DOLOR</text:p>
          </table:table-cell>
          <table:table-cell office:value-type="date" office:date-value="2017-08-29T23:30:46.630555" calcext:value-type="date">
            <text:p>2017-08-29 23:30: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7" calcext:value-type="float">
            <text:p>7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374 LOREM IPSUM DOLOR</text:p>
          </table:table-cell>
          <table:table-cell office:value-type="date" office:date-value="2017-08-29T23:30:47.885624" calcext:value-type="date">
            <text:p>2017-08-29 23:30: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75 LOREM IPSUM DOLOR</text:p>
          </table:table-cell>
          <table:table-cell office:value-type="date" office:date-value="2017-08-29T23:30:49.140693" calcext:value-type="date">
            <text:p>2017-08-29 23:30:4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" calcext:value-type="float">
            <text:p>2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376 LOREM IPSUM DOLOR</text:p>
          </table:table-cell>
          <table:table-cell office:value-type="date" office:date-value="2017-08-29T23:30:50.395762" calcext:value-type="date">
            <text:p>2017-08-29 23:30:5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6" calcext:value-type="float">
            <text:p>8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377 LOREM IPSUM DOLOR</text:p>
          </table:table-cell>
          <table:table-cell office:value-type="date" office:date-value="2017-08-29T23:30:51.65083" calcext:value-type="date">
            <text:p>2017-08-29 23:30: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3" calcext:value-type="float">
            <text:p>83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378 LOREM IPSUM DOLOR</text:p>
          </table:table-cell>
          <table:table-cell office:value-type="date" office:date-value="2017-08-29T23:30:52.905899" calcext:value-type="date">
            <text:p>2017-08-29 23:30:5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" calcext:value-type="float">
            <text:p>67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379 LOREM IPSUM DOLOR</text:p>
          </table:table-cell>
          <table:table-cell office:value-type="date" office:date-value="2017-08-29T23:30:54.160968" calcext:value-type="date">
            <text:p>2017-08-29 23:30: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" calcext:value-type="float">
            <text:p>25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380 LOREM IPSUM DOLOR</text:p>
          </table:table-cell>
          <table:table-cell office:value-type="date" office:date-value="2017-08-29T23:30:55.416037" calcext:value-type="date">
            <text:p>2017-08-29 23:30: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" calcext:value-type="float">
            <text:p>4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381 LOREM IPSUM DOLOR</text:p>
          </table:table-cell>
          <table:table-cell office:value-type="date" office:date-value="2017-08-29T23:30:56.671106" calcext:value-type="date">
            <text:p>2017-08-29 23:30: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382 LOREM IPSUM DOLOR</text:p>
          </table:table-cell>
          <table:table-cell office:value-type="date" office:date-value="2017-08-29T23:30:57.926175" calcext:value-type="date">
            <text:p>2017-08-29 23:30:5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383 LOREM IPSUM DOLOR</text:p>
          </table:table-cell>
          <table:table-cell office:value-type="date" office:date-value="2017-08-29T23:30:59.181244" calcext:value-type="date">
            <text:p>2017-08-29 23:30:5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384 LOREM IPSUM DOLOR</text:p>
          </table:table-cell>
          <table:table-cell office:value-type="date" office:date-value="2017-08-29T23:31:00.436313" calcext:value-type="date">
            <text:p>2017-08-29 23:31: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385 LOREM IPSUM DOLOR</text:p>
          </table:table-cell>
          <table:table-cell office:value-type="date" office:date-value="2017-08-29T23:31:01.691382" calcext:value-type="date">
            <text:p>2017-08-29 23:31:0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8" calcext:value-type="float">
            <text:p>8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386 LOREM IPSUM DOLOR</text:p>
          </table:table-cell>
          <table:table-cell office:value-type="date" office:date-value="2017-08-29T23:31:02.94645" calcext:value-type="date">
            <text:p>2017-08-29 23:31: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387 LOREM IPSUM DOLOR</text:p>
          </table:table-cell>
          <table:table-cell office:value-type="date" office:date-value="2017-08-29T23:31:04.201519" calcext:value-type="date">
            <text:p>2017-08-29 23:31:0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7" calcext:value-type="float">
            <text:p>2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388 LOREM IPSUM DOLOR</text:p>
          </table:table-cell>
          <table:table-cell office:value-type="date" office:date-value="2017-08-29T23:31:05.456588" calcext:value-type="date">
            <text:p>2017-08-29 23:31:0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2" calcext:value-type="float">
            <text:p>82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389 LOREM IPSUM DOLOR</text:p>
          </table:table-cell>
          <table:table-cell office:value-type="date" office:date-value="2017-08-29T23:31:06.711657" calcext:value-type="date">
            <text:p>2017-08-29 23:31: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" calcext:value-type="float">
            <text:p>3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390 LOREM IPSUM DOLOR</text:p>
          </table:table-cell>
          <table:table-cell office:value-type="date" office:date-value="2017-08-29T23:31:07.966726" calcext:value-type="date">
            <text:p>2017-08-29 23:31:0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6" calcext:value-type="float">
            <text:p>46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391 LOREM IPSUM DOLOR</text:p>
          </table:table-cell>
          <table:table-cell office:value-type="date" office:date-value="2017-08-29T23:31:09.221795" calcext:value-type="date">
            <text:p>2017-08-29 23:31:0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2" calcext:value-type="float">
            <text:p>72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392 LOREM IPSUM DOLOR</text:p>
          </table:table-cell>
          <table:table-cell office:value-type="date" office:date-value="2017-08-29T23:31:10.476864" calcext:value-type="date">
            <text:p>2017-08-29 23:31: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3 LOREM IPSUM DOLOR</text:p>
          </table:table-cell>
          <table:table-cell office:value-type="date" office:date-value="2017-08-29T23:31:11.731933" calcext:value-type="date">
            <text:p>2017-08-29 23:31:1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394 LOREM IPSUM DOLOR</text:p>
          </table:table-cell>
          <table:table-cell office:value-type="date" office:date-value="2017-08-29T23:31:12.987001" calcext:value-type="date">
            <text:p>2017-08-29 23:31: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0" calcext:value-type="float">
            <text:p>7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395 LOREM IPSUM DOLOR</text:p>
          </table:table-cell>
          <table:table-cell office:value-type="date" office:date-value="2017-08-29T23:31:14.24207" calcext:value-type="date">
            <text:p>2017-08-29 23:31: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396 LOREM IPSUM DOLOR</text:p>
          </table:table-cell>
          <table:table-cell office:value-type="date" office:date-value="2017-08-29T23:31:15.497139" calcext:value-type="date">
            <text:p>2017-08-29 23:31: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397 LOREM IPSUM DOLOR</text:p>
          </table:table-cell>
          <table:table-cell office:value-type="date" office:date-value="2017-08-29T23:31:16.752208" calcext:value-type="date">
            <text:p>2017-08-29 23:31: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398 LOREM IPSUM DOLOR</text:p>
          </table:table-cell>
          <table:table-cell office:value-type="date" office:date-value="2017-08-29T23:31:18.007277" calcext:value-type="date">
            <text:p>2017-08-29 23:31: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399 LOREM IPSUM DOLOR</text:p>
          </table:table-cell>
          <table:table-cell office:value-type="date" office:date-value="2017-08-29T23:31:19.262346" calcext:value-type="date">
            <text:p>2017-08-29 23:31: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4" calcext:value-type="float">
            <text:p>8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400 LOREM IPSUM DOLOR</text:p>
          </table:table-cell>
          <table:table-cell office:value-type="date" office:date-value="2017-08-29T23:31:20.517415" calcext:value-type="date">
            <text:p>2017-08-29 23:31:2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1" calcext:value-type="float">
            <text:p>9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401 LOREM IPSUM DOLOR</text:p>
          </table:table-cell>
          <table:table-cell office:value-type="date" office:date-value="2017-08-29T23:31:21.772484" calcext:value-type="date">
            <text:p>2017-08-29 23:31: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402 LOREM IPSUM DOLOR</text:p>
          </table:table-cell>
          <table:table-cell office:value-type="date" office:date-value="2017-08-29T23:31:23.027552" calcext:value-type="date">
            <text:p>2017-08-29 23:31:2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8" calcext:value-type="float">
            <text:p>98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403 LOREM IPSUM DOLOR</text:p>
          </table:table-cell>
          <table:table-cell office:value-type="date" office:date-value="2017-08-29T23:31:24.282621" calcext:value-type="date">
            <text:p>2017-08-29 23:31: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404 LOREM IPSUM DOLOR</text:p>
          </table:table-cell>
          <table:table-cell office:value-type="date" office:date-value="2017-08-29T23:31:25.53769" calcext:value-type="date">
            <text:p>2017-08-29 23:31:2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3" calcext:value-type="float">
            <text:p>5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405 LOREM IPSUM DOLOR</text:p>
          </table:table-cell>
          <table:table-cell office:value-type="date" office:date-value="2017-08-29T23:31:26.792759" calcext:value-type="date">
            <text:p>2017-08-29 23:31: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7" calcext:value-type="float">
            <text:p>5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406 LOREM IPSUM DOLOR</text:p>
          </table:table-cell>
          <table:table-cell office:value-type="date" office:date-value="2017-08-29T23:31:28.047828" calcext:value-type="date">
            <text:p>2017-08-29 23:31: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2" calcext:value-type="float">
            <text:p>5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407 LOREM IPSUM DOLOR</text:p>
          </table:table-cell>
          <table:table-cell office:value-type="date" office:date-value="2017-08-29T23:31:29.302897" calcext:value-type="date">
            <text:p>2017-08-29 23:31:2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4" calcext:value-type="float">
            <text:p>2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408 LOREM IPSUM DOLOR</text:p>
          </table:table-cell>
          <table:table-cell office:value-type="date" office:date-value="2017-08-29T23:31:30.557966" calcext:value-type="date">
            <text:p>2017-08-29 23:31:3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0" calcext:value-type="float">
            <text:p>5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409 LOREM IPSUM DOLOR</text:p>
          </table:table-cell>
          <table:table-cell office:value-type="date" office:date-value="2017-08-29T23:31:31.813035" calcext:value-type="date">
            <text:p>2017-08-29 23:31: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" calcext:value-type="float">
            <text:p>4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410 LOREM IPSUM DOLOR</text:p>
          </table:table-cell>
          <table:table-cell office:value-type="date" office:date-value="2017-08-29T23:31:33.068104" calcext:value-type="date">
            <text:p>2017-08-29 23:31: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6" calcext:value-type="float">
            <text:p>7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411 LOREM IPSUM DOLOR</text:p>
          </table:table-cell>
          <table:table-cell office:value-type="date" office:date-value="2017-08-29T23:31:34.323172" calcext:value-type="date">
            <text:p>2017-08-29 23:31:3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412 LOREM IPSUM DOLOR</text:p>
          </table:table-cell>
          <table:table-cell office:value-type="date" office:date-value="2017-08-29T23:31:35.578241" calcext:value-type="date">
            <text:p>2017-08-29 23:31:3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13 LOREM IPSUM DOLOR</text:p>
          </table:table-cell>
          <table:table-cell office:value-type="date" office:date-value="2017-08-29T23:31:36.83331" calcext:value-type="date">
            <text:p>2017-08-29 23:31:3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414 LOREM IPSUM DOLOR</text:p>
          </table:table-cell>
          <table:table-cell office:value-type="date" office:date-value="2017-08-29T23:31:38.088379" calcext:value-type="date">
            <text:p>2017-08-29 23:31: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2" calcext:value-type="float">
            <text:p>62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415 LOREM IPSUM DOLOR</text:p>
          </table:table-cell>
          <table:table-cell office:value-type="date" office:date-value="2017-08-29T23:31:39.343448" calcext:value-type="date">
            <text:p>2017-08-29 23:31: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9" calcext:value-type="float">
            <text:p>3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416 LOREM IPSUM DOLOR</text:p>
          </table:table-cell>
          <table:table-cell office:value-type="date" office:date-value="2017-08-29T23:31:40.598517" calcext:value-type="date">
            <text:p>2017-08-29 23:31:4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417 LOREM IPSUM DOLOR</text:p>
          </table:table-cell>
          <table:table-cell office:value-type="date" office:date-value="2017-08-29T23:31:41.853586" calcext:value-type="date">
            <text:p>2017-08-29 23:31: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18 LOREM IPSUM DOLOR</text:p>
          </table:table-cell>
          <table:table-cell office:value-type="date" office:date-value="2017-08-29T23:31:43.108655" calcext:value-type="date">
            <text:p>2017-08-29 23:31:4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419 LOREM IPSUM DOLOR</text:p>
          </table:table-cell>
          <table:table-cell office:value-type="date" office:date-value="2017-08-29T23:31:44.363723" calcext:value-type="date">
            <text:p>2017-08-29 23:31: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420 LOREM IPSUM DOLOR</text:p>
          </table:table-cell>
          <table:table-cell office:value-type="date" office:date-value="2017-08-29T23:31:45.618792" calcext:value-type="date">
            <text:p>2017-08-29 23:31:4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421 LOREM IPSUM DOLOR</text:p>
          </table:table-cell>
          <table:table-cell office:value-type="date" office:date-value="2017-08-29T23:31:46.873861" calcext:value-type="date">
            <text:p>2017-08-29 23:31:4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422 LOREM IPSUM DOLOR</text:p>
          </table:table-cell>
          <table:table-cell office:value-type="date" office:date-value="2017-08-29T23:31:48.12893" calcext:value-type="date">
            <text:p>2017-08-29 23:31: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4" calcext:value-type="float">
            <text:p>5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423 LOREM IPSUM DOLOR</text:p>
          </table:table-cell>
          <table:table-cell office:value-type="date" office:date-value="2017-08-29T23:31:49.383999" calcext:value-type="date">
            <text:p>2017-08-29 23:31:4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8" calcext:value-type="float">
            <text:p>58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424 LOREM IPSUM DOLOR</text:p>
          </table:table-cell>
          <table:table-cell office:value-type="date" office:date-value="2017-08-29T23:31:50.639068" calcext:value-type="date">
            <text:p>2017-08-29 23:31: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425 LOREM IPSUM DOLOR</text:p>
          </table:table-cell>
          <table:table-cell office:value-type="date" office:date-value="2017-08-29T23:31:51.894137" calcext:value-type="date">
            <text:p>2017-08-29 23:31:5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26 LOREM IPSUM DOLOR</text:p>
          </table:table-cell>
          <table:table-cell office:value-type="date" office:date-value="2017-08-29T23:31:53.149206" calcext:value-type="date">
            <text:p>2017-08-29 23:31: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427 LOREM IPSUM DOLOR</text:p>
          </table:table-cell>
          <table:table-cell office:value-type="date" office:date-value="2017-08-29T23:31:54.404275" calcext:value-type="date">
            <text:p>2017-08-29 23:31: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3" calcext:value-type="float">
            <text:p>3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428 LOREM IPSUM DOLOR</text:p>
          </table:table-cell>
          <table:table-cell office:value-type="date" office:date-value="2017-08-29T23:31:55.659343" calcext:value-type="date">
            <text:p>2017-08-29 23:31:5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3" calcext:value-type="float">
            <text:p>7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429 LOREM IPSUM DOLOR</text:p>
          </table:table-cell>
          <table:table-cell office:value-type="date" office:date-value="2017-08-29T23:31:56.914412" calcext:value-type="date">
            <text:p>2017-08-29 23:31:5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430 LOREM IPSUM DOLOR</text:p>
          </table:table-cell>
          <table:table-cell office:value-type="date" office:date-value="2017-08-29T23:31:58.169481" calcext:value-type="date">
            <text:p>2017-08-29 23:31:5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5" calcext:value-type="float">
            <text:p>6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31 LOREM IPSUM DOLOR</text:p>
          </table:table-cell>
          <table:table-cell office:value-type="date" office:date-value="2017-08-29T23:31:59.42455" calcext:value-type="date">
            <text:p>2017-08-29 23:31: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432 LOREM IPSUM DOLOR</text:p>
          </table:table-cell>
          <table:table-cell office:value-type="date" office:date-value="2017-08-29T23:32:00.679619" calcext:value-type="date">
            <text:p>2017-08-29 23:32: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" calcext:value-type="float">
            <text:p>5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433 LOREM IPSUM DOLOR</text:p>
          </table:table-cell>
          <table:table-cell office:value-type="date" office:date-value="2017-08-29T23:32:01.934688" calcext:value-type="date">
            <text:p>2017-08-29 23:32:0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34 LOREM IPSUM DOLOR</text:p>
          </table:table-cell>
          <table:table-cell office:value-type="date" office:date-value="2017-08-29T23:32:03.189757" calcext:value-type="date">
            <text:p>2017-08-29 23:32:0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3" calcext:value-type="float">
            <text:p>53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435 LOREM IPSUM DOLOR</text:p>
          </table:table-cell>
          <table:table-cell office:value-type="date" office:date-value="2017-08-29T23:32:04.444826" calcext:value-type="date">
            <text:p>2017-08-29 23:32:0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0" calcext:value-type="float">
            <text:p>4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436 LOREM IPSUM DOLOR</text:p>
          </table:table-cell>
          <table:table-cell office:value-type="date" office:date-value="2017-08-29T23:32:05.699894" calcext:value-type="date">
            <text:p>2017-08-29 23:32:0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37 LOREM IPSUM DOLOR</text:p>
          </table:table-cell>
          <table:table-cell office:value-type="date" office:date-value="2017-08-29T23:32:06.954963" calcext:value-type="date">
            <text:p>2017-08-29 23:32:0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6" calcext:value-type="float">
            <text:p>7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438 LOREM IPSUM DOLOR</text:p>
          </table:table-cell>
          <table:table-cell office:value-type="date" office:date-value="2017-08-29T23:32:08.210032" calcext:value-type="date">
            <text:p>2017-08-29 23:32:0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4" calcext:value-type="float">
            <text:p>6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439 LOREM IPSUM DOLOR</text:p>
          </table:table-cell>
          <table:table-cell office:value-type="date" office:date-value="2017-08-29T23:32:09.465101" calcext:value-type="date">
            <text:p>2017-08-29 23:32:0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440 LOREM IPSUM DOLOR</text:p>
          </table:table-cell>
          <table:table-cell office:value-type="date" office:date-value="2017-08-29T23:32:10.72017" calcext:value-type="date">
            <text:p>2017-08-29 23:32: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2" calcext:value-type="float">
            <text:p>92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41 LOREM IPSUM DOLOR</text:p>
          </table:table-cell>
          <table:table-cell office:value-type="date" office:date-value="2017-08-29T23:32:11.975239" calcext:value-type="date">
            <text:p>2017-08-29 23:32: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8" calcext:value-type="float">
            <text:p>9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442 LOREM IPSUM DOLOR</text:p>
          </table:table-cell>
          <table:table-cell office:value-type="date" office:date-value="2017-08-29T23:32:13.230308" calcext:value-type="date">
            <text:p>2017-08-29 23:32: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443 LOREM IPSUM DOLOR</text:p>
          </table:table-cell>
          <table:table-cell office:value-type="date" office:date-value="2017-08-29T23:32:14.485377" calcext:value-type="date">
            <text:p>2017-08-29 23:32:1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444 LOREM IPSUM DOLOR</text:p>
          </table:table-cell>
          <table:table-cell office:value-type="date" office:date-value="2017-08-29T23:32:15.740446" calcext:value-type="date">
            <text:p>2017-08-29 23:32: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5" calcext:value-type="float">
            <text:p>9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445 LOREM IPSUM DOLOR</text:p>
          </table:table-cell>
          <table:table-cell office:value-type="date" office:date-value="2017-08-29T23:32:16.995514" calcext:value-type="date">
            <text:p>2017-08-29 23:32: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6" calcext:value-type="float">
            <text:p>86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446 LOREM IPSUM DOLOR</text:p>
          </table:table-cell>
          <table:table-cell office:value-type="date" office:date-value="2017-08-29T23:32:18.250583" calcext:value-type="date">
            <text:p>2017-08-29 23:32: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447 LOREM IPSUM DOLOR</text:p>
          </table:table-cell>
          <table:table-cell office:value-type="date" office:date-value="2017-08-29T23:32:19.505652" calcext:value-type="date">
            <text:p>2017-08-29 23:32: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448 LOREM IPSUM DOLOR</text:p>
          </table:table-cell>
          <table:table-cell office:value-type="date" office:date-value="2017-08-29T23:32:20.760721" calcext:value-type="date">
            <text:p>2017-08-29 23:32:2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49 LOREM IPSUM DOLOR</text:p>
          </table:table-cell>
          <table:table-cell office:value-type="date" office:date-value="2017-08-29T23:32:22.01579" calcext:value-type="date">
            <text:p>2017-08-29 23:32: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50 LOREM IPSUM DOLOR</text:p>
          </table:table-cell>
          <table:table-cell office:value-type="date" office:date-value="2017-08-29T23:32:23.270859" calcext:value-type="date">
            <text:p>2017-08-29 23:32:2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" calcext:value-type="float">
            <text:p>11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51 LOREM IPSUM DOLOR</text:p>
          </table:table-cell>
          <table:table-cell office:value-type="date" office:date-value="2017-08-29T23:32:24.525928" calcext:value-type="date">
            <text:p>2017-08-29 23:32: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452 LOREM IPSUM DOLOR</text:p>
          </table:table-cell>
          <table:table-cell office:value-type="date" office:date-value="2017-08-29T23:32:25.780997" calcext:value-type="date">
            <text:p>2017-08-29 23:32:2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453 LOREM IPSUM DOLOR</text:p>
          </table:table-cell>
          <table:table-cell office:value-type="date" office:date-value="2017-08-29T23:32:27.036065" calcext:value-type="date">
            <text:p>2017-08-29 23:32: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454 LOREM IPSUM DOLOR</text:p>
          </table:table-cell>
          <table:table-cell office:value-type="date" office:date-value="2017-08-29T23:32:28.291134" calcext:value-type="date">
            <text:p>2017-08-29 23:32: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455 LOREM IPSUM DOLOR</text:p>
          </table:table-cell>
          <table:table-cell office:value-type="date" office:date-value="2017-08-29T23:32:29.546203" calcext:value-type="date">
            <text:p>2017-08-29 23:32: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5" calcext:value-type="float">
            <text:p>65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456 LOREM IPSUM DOLOR</text:p>
          </table:table-cell>
          <table:table-cell office:value-type="date" office:date-value="2017-08-29T23:32:30.801272" calcext:value-type="date">
            <text:p>2017-08-29 23:32:3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57 LOREM IPSUM DOLOR</text:p>
          </table:table-cell>
          <table:table-cell office:value-type="date" office:date-value="2017-08-29T23:32:32.056341" calcext:value-type="date">
            <text:p>2017-08-29 23:32:3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458 LOREM IPSUM DOLOR</text:p>
          </table:table-cell>
          <table:table-cell office:value-type="date" office:date-value="2017-08-29T23:32:33.31141" calcext:value-type="date">
            <text:p>2017-08-29 23:32:3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7" calcext:value-type="float">
            <text:p>1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459 LOREM IPSUM DOLOR</text:p>
          </table:table-cell>
          <table:table-cell office:value-type="date" office:date-value="2017-08-29T23:32:34.566479" calcext:value-type="date">
            <text:p>2017-08-29 23:32:3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460 LOREM IPSUM DOLOR</text:p>
          </table:table-cell>
          <table:table-cell office:value-type="date" office:date-value="2017-08-29T23:32:35.821548" calcext:value-type="date">
            <text:p>2017-08-29 23:32: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9" calcext:value-type="float">
            <text:p>89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461 LOREM IPSUM DOLOR</text:p>
          </table:table-cell>
          <table:table-cell office:value-type="date" office:date-value="2017-08-29T23:32:37.076616" calcext:value-type="date">
            <text:p>2017-08-29 23:32:3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462 LOREM IPSUM DOLOR</text:p>
          </table:table-cell>
          <table:table-cell office:value-type="date" office:date-value="2017-08-29T23:32:38.331685" calcext:value-type="date">
            <text:p>2017-08-29 23:32: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7" calcext:value-type="float">
            <text:p>47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463 LOREM IPSUM DOLOR</text:p>
          </table:table-cell>
          <table:table-cell office:value-type="date" office:date-value="2017-08-29T23:32:39.586754" calcext:value-type="date">
            <text:p>2017-08-29 23:32:4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7" calcext:value-type="float">
            <text:p>67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464 LOREM IPSUM DOLOR</text:p>
          </table:table-cell>
          <table:table-cell office:value-type="date" office:date-value="2017-08-29T23:32:40.841823" calcext:value-type="date">
            <text:p>2017-08-29 23:32:4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0" calcext:value-type="float">
            <text:p>8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465 LOREM IPSUM DOLOR</text:p>
          </table:table-cell>
          <table:table-cell office:value-type="date" office:date-value="2017-08-29T23:32:42.096892" calcext:value-type="date">
            <text:p>2017-08-29 23:32:4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66 LOREM IPSUM DOLOR</text:p>
          </table:table-cell>
          <table:table-cell office:value-type="date" office:date-value="2017-08-29T23:32:43.351961" calcext:value-type="date">
            <text:p>2017-08-29 23:32: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67 LOREM IPSUM DOLOR</text:p>
          </table:table-cell>
          <table:table-cell office:value-type="date" office:date-value="2017-08-29T23:32:44.60703" calcext:value-type="date">
            <text:p>2017-08-29 23:32:4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5" calcext:value-type="float">
            <text:p>3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68 LOREM IPSUM DOLOR</text:p>
          </table:table-cell>
          <table:table-cell office:value-type="date" office:date-value="2017-08-29T23:32:45.862099" calcext:value-type="date">
            <text:p>2017-08-29 23:32:4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469 LOREM IPSUM DOLOR</text:p>
          </table:table-cell>
          <table:table-cell office:value-type="date" office:date-value="2017-08-29T23:32:47.117168" calcext:value-type="date">
            <text:p>2017-08-29 23:32: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2" calcext:value-type="float">
            <text:p>9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470 LOREM IPSUM DOLOR</text:p>
          </table:table-cell>
          <table:table-cell office:value-type="date" office:date-value="2017-08-29T23:32:48.372236" calcext:value-type="date">
            <text:p>2017-08-29 23:32:4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5" calcext:value-type="float">
            <text:p>9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471 LOREM IPSUM DOLOR</text:p>
          </table:table-cell>
          <table:table-cell office:value-type="date" office:date-value="2017-08-29T23:32:49.627305" calcext:value-type="date">
            <text:p>2017-08-29 23:32:5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472 LOREM IPSUM DOLOR</text:p>
          </table:table-cell>
          <table:table-cell office:value-type="date" office:date-value="2017-08-29T23:32:50.882374" calcext:value-type="date">
            <text:p>2017-08-29 23:32:5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2" calcext:value-type="float">
            <text:p>62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473 LOREM IPSUM DOLOR</text:p>
          </table:table-cell>
          <table:table-cell office:value-type="date" office:date-value="2017-08-29T23:32:52.137443" calcext:value-type="date">
            <text:p>2017-08-29 23:32:5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1" calcext:value-type="float">
            <text:p>61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474 LOREM IPSUM DOLOR</text:p>
          </table:table-cell>
          <table:table-cell office:value-type="date" office:date-value="2017-08-29T23:32:53.392512" calcext:value-type="date">
            <text:p>2017-08-29 23:32: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5" calcext:value-type="float">
            <text:p>85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475 LOREM IPSUM DOLOR</text:p>
          </table:table-cell>
          <table:table-cell office:value-type="date" office:date-value="2017-08-29T23:32:54.647581" calcext:value-type="date">
            <text:p>2017-08-29 23:32:5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" calcext:value-type="float">
            <text:p>5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76 LOREM IPSUM DOLOR</text:p>
          </table:table-cell>
          <table:table-cell office:value-type="date" office:date-value="2017-08-29T23:32:55.90265" calcext:value-type="date">
            <text:p>2017-08-29 23:32:5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477 LOREM IPSUM DOLOR</text:p>
          </table:table-cell>
          <table:table-cell office:value-type="date" office:date-value="2017-08-29T23:32:57.157719" calcext:value-type="date">
            <text:p>2017-08-29 23:32:5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478 LOREM IPSUM DOLOR</text:p>
          </table:table-cell>
          <table:table-cell office:value-type="date" office:date-value="2017-08-29T23:32:58.412787" calcext:value-type="date">
            <text:p>2017-08-29 23:32: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3" calcext:value-type="float">
            <text:p>3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479 LOREM IPSUM DOLOR</text:p>
          </table:table-cell>
          <table:table-cell office:value-type="date" office:date-value="2017-08-29T23:32:59.667856" calcext:value-type="date">
            <text:p>2017-08-29 23:33: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480 LOREM IPSUM DOLOR</text:p>
          </table:table-cell>
          <table:table-cell office:value-type="date" office:date-value="2017-08-29T23:33:00.922925" calcext:value-type="date">
            <text:p>2017-08-29 23:33: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481 LOREM IPSUM DOLOR</text:p>
          </table:table-cell>
          <table:table-cell office:value-type="date" office:date-value="2017-08-29T23:33:02.177994" calcext:value-type="date">
            <text:p>2017-08-29 23:33:0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7" calcext:value-type="float">
            <text:p>6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482 LOREM IPSUM DOLOR</text:p>
          </table:table-cell>
          <table:table-cell office:value-type="date" office:date-value="2017-08-29T23:33:03.433063" calcext:value-type="date">
            <text:p>2017-08-29 23:33:0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3 LOREM IPSUM DOLOR</text:p>
          </table:table-cell>
          <table:table-cell office:value-type="date" office:date-value="2017-08-29T23:33:04.688132" calcext:value-type="date">
            <text:p>2017-08-29 23:33: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2" calcext:value-type="float">
            <text:p>9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484 LOREM IPSUM DOLOR</text:p>
          </table:table-cell>
          <table:table-cell office:value-type="date" office:date-value="2017-08-29T23:33:05.943201" calcext:value-type="date">
            <text:p>2017-08-29 23:33:0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485 LOREM IPSUM DOLOR</text:p>
          </table:table-cell>
          <table:table-cell office:value-type="date" office:date-value="2017-08-29T23:33:07.19827" calcext:value-type="date">
            <text:p>2017-08-29 23:33: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1" calcext:value-type="float">
            <text:p>71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486 LOREM IPSUM DOLOR</text:p>
          </table:table-cell>
          <table:table-cell office:value-type="date" office:date-value="2017-08-29T23:33:08.453339" calcext:value-type="date">
            <text:p>2017-08-29 23:33: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1" calcext:value-type="float">
            <text:p>6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487 LOREM IPSUM DOLOR</text:p>
          </table:table-cell>
          <table:table-cell office:value-type="date" office:date-value="2017-08-29T23:33:09.708407" calcext:value-type="date">
            <text:p>2017-08-29 23:33: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4" calcext:value-type="float">
            <text:p>8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88 LOREM IPSUM DOLOR</text:p>
          </table:table-cell>
          <table:table-cell office:value-type="date" office:date-value="2017-08-29T23:33:10.963476" calcext:value-type="date">
            <text:p>2017-08-29 23:33:1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89 LOREM IPSUM DOLOR</text:p>
          </table:table-cell>
          <table:table-cell office:value-type="date" office:date-value="2017-08-29T23:33:12.218545" calcext:value-type="date">
            <text:p>2017-08-29 23:33: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490 LOREM IPSUM DOLOR</text:p>
          </table:table-cell>
          <table:table-cell office:value-type="date" office:date-value="2017-08-29T23:33:13.473614" calcext:value-type="date">
            <text:p>2017-08-29 23:33: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" calcext:value-type="float">
            <text:p>2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491 LOREM IPSUM DOLOR</text:p>
          </table:table-cell>
          <table:table-cell office:value-type="date" office:date-value="2017-08-29T23:33:14.728683" calcext:value-type="date">
            <text:p>2017-08-29 23:33: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8" calcext:value-type="float">
            <text:p>8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492 LOREM IPSUM DOLOR</text:p>
          </table:table-cell>
          <table:table-cell office:value-type="date" office:date-value="2017-08-29T23:33:15.983752" calcext:value-type="date">
            <text:p>2017-08-29 23:33: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8" calcext:value-type="float">
            <text:p>9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93 LOREM IPSUM DOLOR</text:p>
          </table:table-cell>
          <table:table-cell office:value-type="date" office:date-value="2017-08-29T23:33:17.238821" calcext:value-type="date">
            <text:p>2017-08-29 23:33:1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94 LOREM IPSUM DOLOR</text:p>
          </table:table-cell>
          <table:table-cell office:value-type="date" office:date-value="2017-08-29T23:33:18.49389" calcext:value-type="date">
            <text:p>2017-08-29 23:33: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5 LOREM IPSUM DOLOR</text:p>
          </table:table-cell>
          <table:table-cell office:value-type="date" office:date-value="2017-08-29T23:33:19.748958" calcext:value-type="date">
            <text:p>2017-08-29 23:33:2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6 LOREM IPSUM DOLOR</text:p>
          </table:table-cell>
          <table:table-cell office:value-type="date" office:date-value="2017-08-29T23:33:21.004027" calcext:value-type="date">
            <text:p>2017-08-29 23:33:2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" calcext:value-type="float">
            <text:p>25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497 LOREM IPSUM DOLOR</text:p>
          </table:table-cell>
          <table:table-cell office:value-type="date" office:date-value="2017-08-29T23:33:22.259096" calcext:value-type="date">
            <text:p>2017-08-29 23:33:2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498 LOREM IPSUM DOLOR</text:p>
          </table:table-cell>
          <table:table-cell office:value-type="date" office:date-value="2017-08-29T23:33:23.514165" calcext:value-type="date">
            <text:p>2017-08-29 23:33: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1" calcext:value-type="float">
            <text:p>5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499 LOREM IPSUM DOLOR</text:p>
          </table:table-cell>
          <table:table-cell office:value-type="date" office:date-value="2017-08-29T23:33:24.769234" calcext:value-type="date">
            <text:p>2017-08-29 23:33: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500 LOREM IPSUM DOLOR</text:p>
          </table:table-cell>
          <table:table-cell office:value-type="date" office:date-value="2017-08-29T23:33:26.024303" calcext:value-type="date">
            <text:p>2017-08-29 23:33:2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501 LOREM IPSUM DOLOR</text:p>
          </table:table-cell>
          <table:table-cell office:value-type="date" office:date-value="2017-08-29T23:33:27.279372" calcext:value-type="date">
            <text:p>2017-08-29 23:33:2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502 LOREM IPSUM DOLOR</text:p>
          </table:table-cell>
          <table:table-cell office:value-type="date" office:date-value="2017-08-29T23:33:28.534441" calcext:value-type="date">
            <text:p>2017-08-29 23:33:2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7" calcext:value-type="float">
            <text:p>9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03 LOREM IPSUM DOLOR</text:p>
          </table:table-cell>
          <table:table-cell office:value-type="date" office:date-value="2017-08-29T23:33:29.78951" calcext:value-type="date">
            <text:p>2017-08-29 23:33: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504 LOREM IPSUM DOLOR</text:p>
          </table:table-cell>
          <table:table-cell office:value-type="date" office:date-value="2017-08-29T23:33:31.044578" calcext:value-type="date">
            <text:p>2017-08-29 23:33:3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2" calcext:value-type="float">
            <text:p>4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505 LOREM IPSUM DOLOR</text:p>
          </table:table-cell>
          <table:table-cell office:value-type="date" office:date-value="2017-08-29T23:33:32.299647" calcext:value-type="date">
            <text:p>2017-08-29 23:33:3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506 LOREM IPSUM DOLOR</text:p>
          </table:table-cell>
          <table:table-cell office:value-type="date" office:date-value="2017-08-29T23:33:33.554716" calcext:value-type="date">
            <text:p>2017-08-29 23:33:3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2" calcext:value-type="float">
            <text:p>4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507 LOREM IPSUM DOLOR</text:p>
          </table:table-cell>
          <table:table-cell office:value-type="date" office:date-value="2017-08-29T23:33:34.809785" calcext:value-type="date">
            <text:p>2017-08-29 23:33:3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508 LOREM IPSUM DOLOR</text:p>
          </table:table-cell>
          <table:table-cell office:value-type="date" office:date-value="2017-08-29T23:33:36.064854" calcext:value-type="date">
            <text:p>2017-08-29 23:33:3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509 LOREM IPSUM DOLOR</text:p>
          </table:table-cell>
          <table:table-cell office:value-type="date" office:date-value="2017-08-29T23:33:37.319923" calcext:value-type="date">
            <text:p>2017-08-29 23:33:3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8" calcext:value-type="float">
            <text:p>5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510 LOREM IPSUM DOLOR</text:p>
          </table:table-cell>
          <table:table-cell office:value-type="date" office:date-value="2017-08-29T23:33:38.574992" calcext:value-type="date">
            <text:p>2017-08-29 23:33:3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4" calcext:value-type="float">
            <text:p>5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511 LOREM IPSUM DOLOR</text:p>
          </table:table-cell>
          <table:table-cell office:value-type="date" office:date-value="2017-08-29T23:33:39.830061" calcext:value-type="date">
            <text:p>2017-08-29 23:33:4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5" calcext:value-type="float">
            <text:p>95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512 LOREM IPSUM DOLOR</text:p>
          </table:table-cell>
          <table:table-cell office:value-type="date" office:date-value="2017-08-29T23:33:41.085129" calcext:value-type="date">
            <text:p>2017-08-29 23:33:4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13 LOREM IPSUM DOLOR</text:p>
          </table:table-cell>
          <table:table-cell office:value-type="date" office:date-value="2017-08-29T23:33:42.340198" calcext:value-type="date">
            <text:p>2017-08-29 23:33:4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514 LOREM IPSUM DOLOR</text:p>
          </table:table-cell>
          <table:table-cell office:value-type="date" office:date-value="2017-08-29T23:33:43.595267" calcext:value-type="date">
            <text:p>2017-08-29 23:33:4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8" calcext:value-type="float">
            <text:p>6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515 LOREM IPSUM DOLOR</text:p>
          </table:table-cell>
          <table:table-cell office:value-type="date" office:date-value="2017-08-29T23:33:44.850336" calcext:value-type="date">
            <text:p>2017-08-29 23:33:4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3" calcext:value-type="float">
            <text:p>8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516 LOREM IPSUM DOLOR</text:p>
          </table:table-cell>
          <table:table-cell office:value-type="date" office:date-value="2017-08-29T23:33:46.105405" calcext:value-type="date">
            <text:p>2017-08-29 23:33:4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7" calcext:value-type="float">
            <text:p>7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517 LOREM IPSUM DOLOR</text:p>
          </table:table-cell>
          <table:table-cell office:value-type="date" office:date-value="2017-08-29T23:33:47.360474" calcext:value-type="date">
            <text:p>2017-08-29 23:33:4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18 LOREM IPSUM DOLOR</text:p>
          </table:table-cell>
          <table:table-cell office:value-type="date" office:date-value="2017-08-29T23:33:48.615543" calcext:value-type="date">
            <text:p>2017-08-29 23:33:4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9" calcext:value-type="float">
            <text:p>6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519 LOREM IPSUM DOLOR</text:p>
          </table:table-cell>
          <table:table-cell office:value-type="date" office:date-value="2017-08-29T23:33:49.870612" calcext:value-type="date">
            <text:p>2017-08-29 23:33:5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9" calcext:value-type="float">
            <text:p>4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20 LOREM IPSUM DOLOR</text:p>
          </table:table-cell>
          <table:table-cell office:value-type="date" office:date-value="2017-08-29T23:33:51.12568" calcext:value-type="date">
            <text:p>2017-08-29 23:33:5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0" calcext:value-type="float">
            <text:p>1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521 LOREM IPSUM DOLOR</text:p>
          </table:table-cell>
          <table:table-cell office:value-type="date" office:date-value="2017-08-29T23:33:52.380749" calcext:value-type="date">
            <text:p>2017-08-29 23:33: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22 LOREM IPSUM DOLOR</text:p>
          </table:table-cell>
          <table:table-cell office:value-type="date" office:date-value="2017-08-29T23:33:53.635818" calcext:value-type="date">
            <text:p>2017-08-29 23:33:5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2" calcext:value-type="float">
            <text:p>32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523 LOREM IPSUM DOLOR</text:p>
          </table:table-cell>
          <table:table-cell office:value-type="date" office:date-value="2017-08-29T23:33:54.890887" calcext:value-type="date">
            <text:p>2017-08-29 23:33:5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524 LOREM IPSUM DOLOR</text:p>
          </table:table-cell>
          <table:table-cell office:value-type="date" office:date-value="2017-08-29T23:33:56.145956" calcext:value-type="date">
            <text:p>2017-08-29 23:33: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" calcext:value-type="float">
            <text:p>4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25 LOREM IPSUM DOLOR</text:p>
          </table:table-cell>
          <table:table-cell office:value-type="date" office:date-value="2017-08-29T23:33:57.401025" calcext:value-type="date">
            <text:p>2017-08-29 23:33:5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" calcext:value-type="float">
            <text:p>52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526 LOREM IPSUM DOLOR</text:p>
          </table:table-cell>
          <table:table-cell office:value-type="date" office:date-value="2017-08-29T23:33:58.656094" calcext:value-type="date">
            <text:p>2017-08-29 23:33: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3" calcext:value-type="float">
            <text:p>93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527 LOREM IPSUM DOLOR</text:p>
          </table:table-cell>
          <table:table-cell office:value-type="date" office:date-value="2017-08-29T23:33:59.911163" calcext:value-type="date">
            <text:p>2017-08-29 23:34: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5" calcext:value-type="float">
            <text:p>7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528 LOREM IPSUM DOLOR</text:p>
          </table:table-cell>
          <table:table-cell office:value-type="date" office:date-value="2017-08-29T23:34:01.166232" calcext:value-type="date">
            <text:p>2017-08-29 23:34:0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6" calcext:value-type="float">
            <text:p>7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529 LOREM IPSUM DOLOR</text:p>
          </table:table-cell>
          <table:table-cell office:value-type="date" office:date-value="2017-08-29T23:34:02.4213" calcext:value-type="date">
            <text:p>2017-08-29 23:34: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8" calcext:value-type="float">
            <text:p>9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30 LOREM IPSUM DOLOR</text:p>
          </table:table-cell>
          <table:table-cell office:value-type="date" office:date-value="2017-08-29T23:34:03.676369" calcext:value-type="date">
            <text:p>2017-08-29 23:34:0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2" calcext:value-type="float">
            <text:p>4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531 LOREM IPSUM DOLOR</text:p>
          </table:table-cell>
          <table:table-cell office:value-type="date" office:date-value="2017-08-29T23:34:04.931438" calcext:value-type="date">
            <text:p>2017-08-29 23:34: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8" calcext:value-type="float">
            <text:p>7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532 LOREM IPSUM DOLOR</text:p>
          </table:table-cell>
          <table:table-cell office:value-type="date" office:date-value="2017-08-29T23:34:06.186507" calcext:value-type="date">
            <text:p>2017-08-29 23:34:0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2" calcext:value-type="float">
            <text:p>7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533 LOREM IPSUM DOLOR</text:p>
          </table:table-cell>
          <table:table-cell office:value-type="date" office:date-value="2017-08-29T23:34:07.441576" calcext:value-type="date">
            <text:p>2017-08-29 23:34: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534 LOREM IPSUM DOLOR</text:p>
          </table:table-cell>
          <table:table-cell office:value-type="date" office:date-value="2017-08-29T23:34:08.696645" calcext:value-type="date">
            <text:p>2017-08-29 23:34:0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8" calcext:value-type="float">
            <text:p>68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535 LOREM IPSUM DOLOR</text:p>
          </table:table-cell>
          <table:table-cell office:value-type="date" office:date-value="2017-08-29T23:34:09.951714" calcext:value-type="date">
            <text:p>2017-08-29 23:34: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7" calcext:value-type="float">
            <text:p>77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536 LOREM IPSUM DOLOR</text:p>
          </table:table-cell>
          <table:table-cell office:value-type="date" office:date-value="2017-08-29T23:34:11.206783" calcext:value-type="date">
            <text:p>2017-08-29 23:34: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7" calcext:value-type="float">
            <text:p>77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537 LOREM IPSUM DOLOR</text:p>
          </table:table-cell>
          <table:table-cell office:value-type="date" office:date-value="2017-08-29T23:34:12.461851" calcext:value-type="date">
            <text:p>2017-08-29 23:34:1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0" calcext:value-type="float">
            <text:p>6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538 LOREM IPSUM DOLOR</text:p>
          </table:table-cell>
          <table:table-cell office:value-type="date" office:date-value="2017-08-29T23:34:13.71692" calcext:value-type="date">
            <text:p>2017-08-29 23:34: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39 LOREM IPSUM DOLOR</text:p>
          </table:table-cell>
          <table:table-cell office:value-type="date" office:date-value="2017-08-29T23:34:14.971989" calcext:value-type="date">
            <text:p>2017-08-29 23:34: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4" calcext:value-type="float">
            <text:p>74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540 LOREM IPSUM DOLOR</text:p>
          </table:table-cell>
          <table:table-cell office:value-type="date" office:date-value="2017-08-29T23:34:16.227058" calcext:value-type="date">
            <text:p>2017-08-29 23:34: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" calcext:value-type="float">
            <text:p>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541 LOREM IPSUM DOLOR</text:p>
          </table:table-cell>
          <table:table-cell office:value-type="date" office:date-value="2017-08-29T23:34:17.482127" calcext:value-type="date">
            <text:p>2017-08-29 23:34: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9" calcext:value-type="float">
            <text:p>49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542 LOREM IPSUM DOLOR</text:p>
          </table:table-cell>
          <table:table-cell office:value-type="date" office:date-value="2017-08-29T23:34:18.737196" calcext:value-type="date">
            <text:p>2017-08-29 23:34: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" calcext:value-type="float">
            <text:p>2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543 LOREM IPSUM DOLOR</text:p>
          </table:table-cell>
          <table:table-cell office:value-type="date" office:date-value="2017-08-29T23:34:19.992265" calcext:value-type="date">
            <text:p>2017-08-29 23:34:2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544 LOREM IPSUM DOLOR</text:p>
          </table:table-cell>
          <table:table-cell office:value-type="date" office:date-value="2017-08-29T23:34:21.247334" calcext:value-type="date">
            <text:p>2017-08-29 23:34:2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6" calcext:value-type="float">
            <text:p>66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545 LOREM IPSUM DOLOR</text:p>
          </table:table-cell>
          <table:table-cell office:value-type="date" office:date-value="2017-08-29T23:34:22.502403" calcext:value-type="date">
            <text:p>2017-08-29 23:34:2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7" calcext:value-type="float">
            <text:p>37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546 LOREM IPSUM DOLOR</text:p>
          </table:table-cell>
          <table:table-cell office:value-type="date" office:date-value="2017-08-29T23:34:23.757471" calcext:value-type="date">
            <text:p>2017-08-29 23:34:2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2" calcext:value-type="float">
            <text:p>9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547 LOREM IPSUM DOLOR</text:p>
          </table:table-cell>
          <table:table-cell office:value-type="date" office:date-value="2017-08-29T23:34:25.01254" calcext:value-type="date">
            <text:p>2017-08-29 23:34: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548 LOREM IPSUM DOLOR</text:p>
          </table:table-cell>
          <table:table-cell office:value-type="date" office:date-value="2017-08-29T23:34:26.267609" calcext:value-type="date">
            <text:p>2017-08-29 23:34: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2" calcext:value-type="float">
            <text:p>5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549 LOREM IPSUM DOLOR</text:p>
          </table:table-cell>
          <table:table-cell office:value-type="date" office:date-value="2017-08-29T23:34:27.522678" calcext:value-type="date">
            <text:p>2017-08-29 23:34: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" calcext:value-type="float">
            <text:p>3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550 LOREM IPSUM DOLOR</text:p>
          </table:table-cell>
          <table:table-cell office:value-type="date" office:date-value="2017-08-29T23:34:28.777747" calcext:value-type="date">
            <text:p>2017-08-29 23:34:2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51 LOREM IPSUM DOLOR</text:p>
          </table:table-cell>
          <table:table-cell office:value-type="date" office:date-value="2017-08-29T23:34:30.032816" calcext:value-type="date">
            <text:p>2017-08-29 23:34:3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552 LOREM IPSUM DOLOR</text:p>
          </table:table-cell>
          <table:table-cell office:value-type="date" office:date-value="2017-08-29T23:34:31.287885" calcext:value-type="date">
            <text:p>2017-08-29 23:34:3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6" calcext:value-type="float">
            <text:p>6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553 LOREM IPSUM DOLOR</text:p>
          </table:table-cell>
          <table:table-cell office:value-type="date" office:date-value="2017-08-29T23:34:32.542954" calcext:value-type="date">
            <text:p>2017-08-29 23:34:3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6" calcext:value-type="float">
            <text:p>16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554 LOREM IPSUM DOLOR</text:p>
          </table:table-cell>
          <table:table-cell office:value-type="date" office:date-value="2017-08-29T23:34:33.798022" calcext:value-type="date">
            <text:p>2017-08-29 23:34:3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3" calcext:value-type="float">
            <text:p>43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555 LOREM IPSUM DOLOR</text:p>
          </table:table-cell>
          <table:table-cell office:value-type="date" office:date-value="2017-08-29T23:34:35.053091" calcext:value-type="date">
            <text:p>2017-08-29 23:34: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56 LOREM IPSUM DOLOR</text:p>
          </table:table-cell>
          <table:table-cell office:value-type="date" office:date-value="2017-08-29T23:34:36.30816" calcext:value-type="date">
            <text:p>2017-08-29 23:34:3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557 LOREM IPSUM DOLOR</text:p>
          </table:table-cell>
          <table:table-cell office:value-type="date" office:date-value="2017-08-29T23:34:37.563229" calcext:value-type="date">
            <text:p>2017-08-29 23:34:3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" calcext:value-type="float">
            <text:p>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558 LOREM IPSUM DOLOR</text:p>
          </table:table-cell>
          <table:table-cell office:value-type="date" office:date-value="2017-08-29T23:34:38.818298" calcext:value-type="date">
            <text:p>2017-08-29 23:34:3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59 LOREM IPSUM DOLOR</text:p>
          </table:table-cell>
          <table:table-cell office:value-type="date" office:date-value="2017-08-29T23:34:40.073367" calcext:value-type="date">
            <text:p>2017-08-29 23:34:4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560 LOREM IPSUM DOLOR</text:p>
          </table:table-cell>
          <table:table-cell office:value-type="date" office:date-value="2017-08-29T23:34:41.328436" calcext:value-type="date">
            <text:p>2017-08-29 23:34: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1" calcext:value-type="float">
            <text:p>3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561 LOREM IPSUM DOLOR</text:p>
          </table:table-cell>
          <table:table-cell office:value-type="date" office:date-value="2017-08-29T23:34:42.583505" calcext:value-type="date">
            <text:p>2017-08-29 23:34:4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" calcext:value-type="float">
            <text:p>1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562 LOREM IPSUM DOLOR</text:p>
          </table:table-cell>
          <table:table-cell office:value-type="date" office:date-value="2017-08-29T23:34:43.838574" calcext:value-type="date">
            <text:p>2017-08-29 23:34:4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4" calcext:value-type="float">
            <text:p>5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563 LOREM IPSUM DOLOR</text:p>
          </table:table-cell>
          <table:table-cell office:value-type="date" office:date-value="2017-08-29T23:34:45.093642" calcext:value-type="date">
            <text:p>2017-08-29 23:34: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3" calcext:value-type="float">
            <text:p>3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564 LOREM IPSUM DOLOR</text:p>
          </table:table-cell>
          <table:table-cell office:value-type="date" office:date-value="2017-08-29T23:34:46.348711" calcext:value-type="date">
            <text:p>2017-08-29 23:34:4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65 LOREM IPSUM DOLOR</text:p>
          </table:table-cell>
          <table:table-cell office:value-type="date" office:date-value="2017-08-29T23:34:47.60378" calcext:value-type="date">
            <text:p>2017-08-29 23:34:4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6" calcext:value-type="float">
            <text:p>16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566 LOREM IPSUM DOLOR</text:p>
          </table:table-cell>
          <table:table-cell office:value-type="date" office:date-value="2017-08-29T23:34:48.858849" calcext:value-type="date">
            <text:p>2017-08-29 23:34:4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2" calcext:value-type="float">
            <text:p>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567 LOREM IPSUM DOLOR</text:p>
          </table:table-cell>
          <table:table-cell office:value-type="date" office:date-value="2017-08-29T23:34:50.113918" calcext:value-type="date">
            <text:p>2017-08-29 23:34:5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8" calcext:value-type="float">
            <text:p>6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568 LOREM IPSUM DOLOR</text:p>
          </table:table-cell>
          <table:table-cell office:value-type="date" office:date-value="2017-08-29T23:34:51.368987" calcext:value-type="date">
            <text:p>2017-08-29 23:34:5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3" calcext:value-type="float">
            <text:p>3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569 LOREM IPSUM DOLOR</text:p>
          </table:table-cell>
          <table:table-cell office:value-type="date" office:date-value="2017-08-29T23:34:52.624056" calcext:value-type="date">
            <text:p>2017-08-29 23:34:5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4" calcext:value-type="float">
            <text:p>4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70 LOREM IPSUM DOLOR</text:p>
          </table:table-cell>
          <table:table-cell office:value-type="date" office:date-value="2017-08-29T23:34:53.879125" calcext:value-type="date">
            <text:p>2017-08-29 23:34:5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9" calcext:value-type="float">
            <text:p>29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571 LOREM IPSUM DOLOR</text:p>
          </table:table-cell>
          <table:table-cell office:value-type="date" office:date-value="2017-08-29T23:34:55.134193" calcext:value-type="date">
            <text:p>2017-08-29 23:34:5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7" calcext:value-type="float">
            <text:p>7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572 LOREM IPSUM DOLOR</text:p>
          </table:table-cell>
          <table:table-cell office:value-type="date" office:date-value="2017-08-29T23:34:56.389262" calcext:value-type="date">
            <text:p>2017-08-29 23:34:5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573 LOREM IPSUM DOLOR</text:p>
          </table:table-cell>
          <table:table-cell office:value-type="date" office:date-value="2017-08-29T23:34:57.644331" calcext:value-type="date">
            <text:p>2017-08-29 23:34:5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574 LOREM IPSUM DOLOR</text:p>
          </table:table-cell>
          <table:table-cell office:value-type="date" office:date-value="2017-08-29T23:34:58.8994" calcext:value-type="date">
            <text:p>2017-08-29 23:34: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75 LOREM IPSUM DOLOR</text:p>
          </table:table-cell>
          <table:table-cell office:value-type="date" office:date-value="2017-08-29T23:35:00.154469" calcext:value-type="date">
            <text:p>2017-08-29 23:35: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576 LOREM IPSUM DOLOR</text:p>
          </table:table-cell>
          <table:table-cell office:value-type="date" office:date-value="2017-08-29T23:35:01.409538" calcext:value-type="date">
            <text:p>2017-08-29 23:35: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9" calcext:value-type="float">
            <text:p>69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77 LOREM IPSUM DOLOR</text:p>
          </table:table-cell>
          <table:table-cell office:value-type="date" office:date-value="2017-08-29T23:35:02.664607" calcext:value-type="date">
            <text:p>2017-08-29 23:35:0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578 LOREM IPSUM DOLOR</text:p>
          </table:table-cell>
          <table:table-cell office:value-type="date" office:date-value="2017-08-29T23:35:03.919676" calcext:value-type="date">
            <text:p>2017-08-29 23:35:0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579 LOREM IPSUM DOLOR</text:p>
          </table:table-cell>
          <table:table-cell office:value-type="date" office:date-value="2017-08-29T23:35:05.174745" calcext:value-type="date">
            <text:p>2017-08-29 23:35: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3" calcext:value-type="float">
            <text:p>63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580 LOREM IPSUM DOLOR</text:p>
          </table:table-cell>
          <table:table-cell office:value-type="date" office:date-value="2017-08-29T23:35:06.429813" calcext:value-type="date">
            <text:p>2017-08-29 23:35:0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2" calcext:value-type="float">
            <text:p>6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581 LOREM IPSUM DOLOR</text:p>
          </table:table-cell>
          <table:table-cell office:value-type="date" office:date-value="2017-08-29T23:35:07.684882" calcext:value-type="date">
            <text:p>2017-08-29 23:35:0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9" calcext:value-type="float">
            <text:p>39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582 LOREM IPSUM DOLOR</text:p>
          </table:table-cell>
          <table:table-cell office:value-type="date" office:date-value="2017-08-29T23:35:08.939951" calcext:value-type="date">
            <text:p>2017-08-29 23:35:0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7" calcext:value-type="float">
            <text:p>8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583 LOREM IPSUM DOLOR</text:p>
          </table:table-cell>
          <table:table-cell office:value-type="date" office:date-value="2017-08-29T23:35:10.19502" calcext:value-type="date">
            <text:p>2017-08-29 23:35: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8" calcext:value-type="float">
            <text:p>2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84 LOREM IPSUM DOLOR</text:p>
          </table:table-cell>
          <table:table-cell office:value-type="date" office:date-value="2017-08-29T23:35:11.450089" calcext:value-type="date">
            <text:p>2017-08-29 23:35: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585 LOREM IPSUM DOLOR</text:p>
          </table:table-cell>
          <table:table-cell office:value-type="date" office:date-value="2017-08-29T23:35:12.705158" calcext:value-type="date">
            <text:p>2017-08-29 23:35: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" calcext:value-type="float">
            <text:p>1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586 LOREM IPSUM DOLOR</text:p>
          </table:table-cell>
          <table:table-cell office:value-type="date" office:date-value="2017-08-29T23:35:13.960227" calcext:value-type="date">
            <text:p>2017-08-29 23:35: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87 LOREM IPSUM DOLOR</text:p>
          </table:table-cell>
          <table:table-cell office:value-type="date" office:date-value="2017-08-29T23:35:15.215296" calcext:value-type="date">
            <text:p>2017-08-29 23:35: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8" calcext:value-type="float">
            <text:p>9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588 LOREM IPSUM DOLOR</text:p>
          </table:table-cell>
          <table:table-cell office:value-type="date" office:date-value="2017-08-29T23:35:16.470364" calcext:value-type="date">
            <text:p>2017-08-29 23:35: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8" calcext:value-type="float">
            <text:p>9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589 LOREM IPSUM DOLOR</text:p>
          </table:table-cell>
          <table:table-cell office:value-type="date" office:date-value="2017-08-29T23:35:17.725433" calcext:value-type="date">
            <text:p>2017-08-29 23:35: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590 LOREM IPSUM DOLOR</text:p>
          </table:table-cell>
          <table:table-cell office:value-type="date" office:date-value="2017-08-29T23:35:18.980502" calcext:value-type="date">
            <text:p>2017-08-29 23:35:1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" calcext:value-type="float">
            <text:p>5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591 LOREM IPSUM DOLOR</text:p>
          </table:table-cell>
          <table:table-cell office:value-type="date" office:date-value="2017-08-29T23:35:20.235571" calcext:value-type="date">
            <text:p>2017-08-29 23:35:2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4" calcext:value-type="float">
            <text:p>64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592 LOREM IPSUM DOLOR</text:p>
          </table:table-cell>
          <table:table-cell office:value-type="date" office:date-value="2017-08-29T23:35:21.49064" calcext:value-type="date">
            <text:p>2017-08-29 23:35: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593 LOREM IPSUM DOLOR</text:p>
          </table:table-cell>
          <table:table-cell office:value-type="date" office:date-value="2017-08-29T23:35:22.745709" calcext:value-type="date">
            <text:p>2017-08-29 23:35:2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6" calcext:value-type="float">
            <text:p>26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594 LOREM IPSUM DOLOR</text:p>
          </table:table-cell>
          <table:table-cell office:value-type="date" office:date-value="2017-08-29T23:35:24.000778" calcext:value-type="date">
            <text:p>2017-08-29 23:35:2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3" calcext:value-type="float">
            <text:p>3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595 LOREM IPSUM DOLOR</text:p>
          </table:table-cell>
          <table:table-cell office:value-type="date" office:date-value="2017-08-29T23:35:25.255847" calcext:value-type="date">
            <text:p>2017-08-29 23:35: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596 LOREM IPSUM DOLOR</text:p>
          </table:table-cell>
          <table:table-cell office:value-type="date" office:date-value="2017-08-29T23:35:26.510915" calcext:value-type="date">
            <text:p>2017-08-29 23:35: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97 LOREM IPSUM DOLOR</text:p>
          </table:table-cell>
          <table:table-cell office:value-type="date" office:date-value="2017-08-29T23:35:27.765984" calcext:value-type="date">
            <text:p>2017-08-29 23:35:2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4" calcext:value-type="float">
            <text:p>24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598 LOREM IPSUM DOLOR</text:p>
          </table:table-cell>
          <table:table-cell office:value-type="date" office:date-value="2017-08-29T23:35:29.021053" calcext:value-type="date">
            <text:p>2017-08-29 23:35:2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5" calcext:value-type="float">
            <text:p>3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599 LOREM IPSUM DOLOR</text:p>
          </table:table-cell>
          <table:table-cell office:value-type="date" office:date-value="2017-08-29T23:35:30.276122" calcext:value-type="date">
            <text:p>2017-08-29 23:35: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8" calcext:value-type="float">
            <text:p>88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600 LOREM IPSUM DOLOR</text:p>
          </table:table-cell>
          <table:table-cell office:value-type="date" office:date-value="2017-08-29T23:35:31.531191" calcext:value-type="date">
            <text:p>2017-08-29 23:35:3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3" calcext:value-type="float">
            <text:p>4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601 LOREM IPSUM DOLOR</text:p>
          </table:table-cell>
          <table:table-cell office:value-type="date" office:date-value="2017-08-29T23:35:32.78626" calcext:value-type="date">
            <text:p>2017-08-29 23:35: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02 LOREM IPSUM DOLOR</text:p>
          </table:table-cell>
          <table:table-cell office:value-type="date" office:date-value="2017-08-29T23:35:34.041329" calcext:value-type="date">
            <text:p>2017-08-29 23:35:3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5" calcext:value-type="float">
            <text:p>55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603 LOREM IPSUM DOLOR</text:p>
          </table:table-cell>
          <table:table-cell office:value-type="date" office:date-value="2017-08-29T23:35:35.296398" calcext:value-type="date">
            <text:p>2017-08-29 23:35:3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604 LOREM IPSUM DOLOR</text:p>
          </table:table-cell>
          <table:table-cell office:value-type="date" office:date-value="2017-08-29T23:35:36.551467" calcext:value-type="date">
            <text:p>2017-08-29 23:35:3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605 LOREM IPSUM DOLOR</text:p>
          </table:table-cell>
          <table:table-cell office:value-type="date" office:date-value="2017-08-29T23:35:37.806535" calcext:value-type="date">
            <text:p>2017-08-29 23:35: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606 LOREM IPSUM DOLOR</text:p>
          </table:table-cell>
          <table:table-cell office:value-type="date" office:date-value="2017-08-29T23:35:39.061604" calcext:value-type="date">
            <text:p>2017-08-29 23:35:3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3" calcext:value-type="float">
            <text:p>4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607 LOREM IPSUM DOLOR</text:p>
          </table:table-cell>
          <table:table-cell office:value-type="date" office:date-value="2017-08-29T23:35:40.316673" calcext:value-type="date">
            <text:p>2017-08-29 23:35:4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9" calcext:value-type="float">
            <text:p>3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608 LOREM IPSUM DOLOR</text:p>
          </table:table-cell>
          <table:table-cell office:value-type="date" office:date-value="2017-08-29T23:35:41.571742" calcext:value-type="date">
            <text:p>2017-08-29 23:35:4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7" calcext:value-type="float">
            <text:p>5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609 LOREM IPSUM DOLOR</text:p>
          </table:table-cell>
          <table:table-cell office:value-type="date" office:date-value="2017-08-29T23:35:42.826811" calcext:value-type="date">
            <text:p>2017-08-29 23:35:4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2" calcext:value-type="float">
            <text:p>8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610 LOREM IPSUM DOLOR</text:p>
          </table:table-cell>
          <table:table-cell office:value-type="date" office:date-value="2017-08-29T23:35:44.08188" calcext:value-type="date">
            <text:p>2017-08-29 23:35:4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11 LOREM IPSUM DOLOR</text:p>
          </table:table-cell>
          <table:table-cell office:value-type="date" office:date-value="2017-08-29T23:35:45.336949" calcext:value-type="date">
            <text:p>2017-08-29 23:35:4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9" calcext:value-type="float">
            <text:p>4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612 LOREM IPSUM DOLOR</text:p>
          </table:table-cell>
          <table:table-cell office:value-type="date" office:date-value="2017-08-29T23:35:46.592018" calcext:value-type="date">
            <text:p>2017-08-29 23:35:4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13 LOREM IPSUM DOLOR</text:p>
          </table:table-cell>
          <table:table-cell office:value-type="date" office:date-value="2017-08-29T23:35:47.847086" calcext:value-type="date">
            <text:p>2017-08-29 23:35:4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5" calcext:value-type="float">
            <text:p>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614 LOREM IPSUM DOLOR</text:p>
          </table:table-cell>
          <table:table-cell office:value-type="date" office:date-value="2017-08-29T23:35:49.102155" calcext:value-type="date">
            <text:p>2017-08-29 23:35:4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615 LOREM IPSUM DOLOR</text:p>
          </table:table-cell>
          <table:table-cell office:value-type="date" office:date-value="2017-08-29T23:35:50.357224" calcext:value-type="date">
            <text:p>2017-08-29 23:35:5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6" calcext:value-type="float">
            <text:p>56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616 LOREM IPSUM DOLOR</text:p>
          </table:table-cell>
          <table:table-cell office:value-type="date" office:date-value="2017-08-29T23:35:51.612293" calcext:value-type="date">
            <text:p>2017-08-29 23:35:5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617 LOREM IPSUM DOLOR</text:p>
          </table:table-cell>
          <table:table-cell office:value-type="date" office:date-value="2017-08-29T23:35:52.867362" calcext:value-type="date">
            <text:p>2017-08-29 23:35:5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8" calcext:value-type="float">
            <text:p>5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618 LOREM IPSUM DOLOR</text:p>
          </table:table-cell>
          <table:table-cell office:value-type="date" office:date-value="2017-08-29T23:35:54.122431" calcext:value-type="date">
            <text:p>2017-08-29 23:35:5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" calcext:value-type="float">
            <text:p>2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619 LOREM IPSUM DOLOR</text:p>
          </table:table-cell>
          <table:table-cell office:value-type="date" office:date-value="2017-08-29T23:35:55.3775" calcext:value-type="date">
            <text:p>2017-08-29 23:35: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0 LOREM IPSUM DOLOR</text:p>
          </table:table-cell>
          <table:table-cell office:value-type="date" office:date-value="2017-08-29T23:35:56.632569" calcext:value-type="date">
            <text:p>2017-08-29 23:35:5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7" calcext:value-type="float">
            <text:p>57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621 LOREM IPSUM DOLOR</text:p>
          </table:table-cell>
          <table:table-cell office:value-type="date" office:date-value="2017-08-29T23:35:57.887638" calcext:value-type="date">
            <text:p>2017-08-29 23:35:5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622 LOREM IPSUM DOLOR</text:p>
          </table:table-cell>
          <table:table-cell office:value-type="date" office:date-value="2017-08-29T23:35:59.142706" calcext:value-type="date">
            <text:p>2017-08-29 23:35: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623 LOREM IPSUM DOLOR</text:p>
          </table:table-cell>
          <table:table-cell office:value-type="date" office:date-value="2017-08-29T23:36:00.397775" calcext:value-type="date">
            <text:p>2017-08-29 23:36: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624 LOREM IPSUM DOLOR</text:p>
          </table:table-cell>
          <table:table-cell office:value-type="date" office:date-value="2017-08-29T23:36:01.652844" calcext:value-type="date">
            <text:p>2017-08-29 23:36:0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625 LOREM IPSUM DOLOR</text:p>
          </table:table-cell>
          <table:table-cell office:value-type="date" office:date-value="2017-08-29T23:36:02.907913" calcext:value-type="date">
            <text:p>2017-08-29 23:36:0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4" calcext:value-type="float">
            <text:p>7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626 LOREM IPSUM DOLOR</text:p>
          </table:table-cell>
          <table:table-cell office:value-type="date" office:date-value="2017-08-29T23:36:04.162982" calcext:value-type="date">
            <text:p>2017-08-29 23:36:0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627 LOREM IPSUM DOLOR</text:p>
          </table:table-cell>
          <table:table-cell office:value-type="date" office:date-value="2017-08-29T23:36:05.418051" calcext:value-type="date">
            <text:p>2017-08-29 23:36:0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" calcext:value-type="float">
            <text:p>22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628 LOREM IPSUM DOLOR</text:p>
          </table:table-cell>
          <table:table-cell office:value-type="date" office:date-value="2017-08-29T23:36:06.67312" calcext:value-type="date">
            <text:p>2017-08-29 23:36:0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8" calcext:value-type="float">
            <text:p>88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629 LOREM IPSUM DOLOR</text:p>
          </table:table-cell>
          <table:table-cell office:value-type="date" office:date-value="2017-08-29T23:36:07.928189" calcext:value-type="date">
            <text:p>2017-08-29 23:36: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630 LOREM IPSUM DOLOR</text:p>
          </table:table-cell>
          <table:table-cell office:value-type="date" office:date-value="2017-08-29T23:36:09.183257" calcext:value-type="date">
            <text:p>2017-08-29 23:36:0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631 LOREM IPSUM DOLOR</text:p>
          </table:table-cell>
          <table:table-cell office:value-type="date" office:date-value="2017-08-29T23:36:10.438326" calcext:value-type="date">
            <text:p>2017-08-29 23:36: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8" calcext:value-type="float">
            <text:p>9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632 LOREM IPSUM DOLOR</text:p>
          </table:table-cell>
          <table:table-cell office:value-type="date" office:date-value="2017-08-29T23:36:11.693395" calcext:value-type="date">
            <text:p>2017-08-29 23:36: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633 LOREM IPSUM DOLOR</text:p>
          </table:table-cell>
          <table:table-cell office:value-type="date" office:date-value="2017-08-29T23:36:12.948464" calcext:value-type="date">
            <text:p>2017-08-29 23:36:1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8" calcext:value-type="float">
            <text:p>28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634 LOREM IPSUM DOLOR</text:p>
          </table:table-cell>
          <table:table-cell office:value-type="date" office:date-value="2017-08-29T23:36:14.203533" calcext:value-type="date">
            <text:p>2017-08-29 23:36: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2" calcext:value-type="float">
            <text:p>9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635 LOREM IPSUM DOLOR</text:p>
          </table:table-cell>
          <table:table-cell office:value-type="date" office:date-value="2017-08-29T23:36:15.458602" calcext:value-type="date">
            <text:p>2017-08-29 23:36: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6" calcext:value-type="float">
            <text:p>7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636 LOREM IPSUM DOLOR</text:p>
          </table:table-cell>
          <table:table-cell office:value-type="date" office:date-value="2017-08-29T23:36:16.713671" calcext:value-type="date">
            <text:p>2017-08-29 23:36: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7" calcext:value-type="float">
            <text:p>1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637 LOREM IPSUM DOLOR</text:p>
          </table:table-cell>
          <table:table-cell office:value-type="date" office:date-value="2017-08-29T23:36:17.96874" calcext:value-type="date">
            <text:p>2017-08-29 23:36: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2" calcext:value-type="float">
            <text:p>52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638 LOREM IPSUM DOLOR</text:p>
          </table:table-cell>
          <table:table-cell office:value-type="date" office:date-value="2017-08-29T23:36:19.223809" calcext:value-type="date">
            <text:p>2017-08-29 23:36:1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2" calcext:value-type="float">
            <text:p>92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639 LOREM IPSUM DOLOR</text:p>
          </table:table-cell>
          <table:table-cell office:value-type="date" office:date-value="2017-08-29T23:36:20.478877" calcext:value-type="date">
            <text:p>2017-08-29 23:36: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7" calcext:value-type="float">
            <text:p>67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640 LOREM IPSUM DOLOR</text:p>
          </table:table-cell>
          <table:table-cell office:value-type="date" office:date-value="2017-08-29T23:36:21.733946" calcext:value-type="date">
            <text:p>2017-08-29 23:36:2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5" calcext:value-type="float">
            <text:p>9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641 LOREM IPSUM DOLOR</text:p>
          </table:table-cell>
          <table:table-cell office:value-type="date" office:date-value="2017-08-29T23:36:22.989015" calcext:value-type="date">
            <text:p>2017-08-29 23:36:2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1" calcext:value-type="float">
            <text:p>6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642 LOREM IPSUM DOLOR</text:p>
          </table:table-cell>
          <table:table-cell office:value-type="date" office:date-value="2017-08-29T23:36:24.244084" calcext:value-type="date">
            <text:p>2017-08-29 23:36: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1" calcext:value-type="float">
            <text:p>8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643 LOREM IPSUM DOLOR</text:p>
          </table:table-cell>
          <table:table-cell office:value-type="date" office:date-value="2017-08-29T23:36:25.499153" calcext:value-type="date">
            <text:p>2017-08-29 23:36: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6" calcext:value-type="float">
            <text:p>66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644 LOREM IPSUM DOLOR</text:p>
          </table:table-cell>
          <table:table-cell office:value-type="date" office:date-value="2017-08-29T23:36:26.754222" calcext:value-type="date">
            <text:p>2017-08-29 23:36:2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45 LOREM IPSUM DOLOR</text:p>
          </table:table-cell>
          <table:table-cell office:value-type="date" office:date-value="2017-08-29T23:36:28.009291" calcext:value-type="date">
            <text:p>2017-08-29 23:36:2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" calcext:value-type="float">
            <text:p>25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646 LOREM IPSUM DOLOR</text:p>
          </table:table-cell>
          <table:table-cell office:value-type="date" office:date-value="2017-08-29T23:36:29.26436" calcext:value-type="date">
            <text:p>2017-08-29 23:36:2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6" calcext:value-type="float">
            <text:p>46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647 LOREM IPSUM DOLOR</text:p>
          </table:table-cell>
          <table:table-cell office:value-type="date" office:date-value="2017-08-29T23:36:30.519428" calcext:value-type="date">
            <text:p>2017-08-29 23:36:3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648 LOREM IPSUM DOLOR</text:p>
          </table:table-cell>
          <table:table-cell office:value-type="date" office:date-value="2017-08-29T23:36:31.774497" calcext:value-type="date">
            <text:p>2017-08-29 23:36:3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6" calcext:value-type="float">
            <text:p>3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649 LOREM IPSUM DOLOR</text:p>
          </table:table-cell>
          <table:table-cell office:value-type="date" office:date-value="2017-08-29T23:36:33.029566" calcext:value-type="date">
            <text:p>2017-08-29 23:36: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3" calcext:value-type="float">
            <text:p>7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650 LOREM IPSUM DOLOR</text:p>
          </table:table-cell>
          <table:table-cell office:value-type="date" office:date-value="2017-08-29T23:36:34.284635" calcext:value-type="date">
            <text:p>2017-08-29 23:36:3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" calcext:value-type="float">
            <text:p>1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651 LOREM IPSUM DOLOR</text:p>
          </table:table-cell>
          <table:table-cell office:value-type="date" office:date-value="2017-08-29T23:36:35.539704" calcext:value-type="date">
            <text:p>2017-08-29 23:36:3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652 LOREM IPSUM DOLOR</text:p>
          </table:table-cell>
          <table:table-cell office:value-type="date" office:date-value="2017-08-29T23:36:36.794773" calcext:value-type="date">
            <text:p>2017-08-29 23:36:3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9" calcext:value-type="float">
            <text:p>49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653 LOREM IPSUM DOLOR</text:p>
          </table:table-cell>
          <table:table-cell office:value-type="date" office:date-value="2017-08-29T23:36:38.049842" calcext:value-type="date">
            <text:p>2017-08-29 23:36:3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0" calcext:value-type="float">
            <text:p>8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654 LOREM IPSUM DOLOR</text:p>
          </table:table-cell>
          <table:table-cell office:value-type="date" office:date-value="2017-08-29T23:36:39.304911" calcext:value-type="date">
            <text:p>2017-08-29 23:36:3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2" calcext:value-type="float">
            <text:p>1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655 LOREM IPSUM DOLOR</text:p>
          </table:table-cell>
          <table:table-cell office:value-type="date" office:date-value="2017-08-29T23:36:40.559979" calcext:value-type="date">
            <text:p>2017-08-29 23:36:4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8" calcext:value-type="float">
            <text:p>9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656 LOREM IPSUM DOLOR</text:p>
          </table:table-cell>
          <table:table-cell office:value-type="date" office:date-value="2017-08-29T23:36:41.815048" calcext:value-type="date">
            <text:p>2017-08-29 23:36:4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57 LOREM IPSUM DOLOR</text:p>
          </table:table-cell>
          <table:table-cell office:value-type="date" office:date-value="2017-08-29T23:36:43.070117" calcext:value-type="date">
            <text:p>2017-08-29 23:36:4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4" calcext:value-type="float">
            <text:p>4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658 LOREM IPSUM DOLOR</text:p>
          </table:table-cell>
          <table:table-cell office:value-type="date" office:date-value="2017-08-29T23:36:44.325186" calcext:value-type="date">
            <text:p>2017-08-29 23:36:4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9" calcext:value-type="float">
            <text:p>99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659 LOREM IPSUM DOLOR</text:p>
          </table:table-cell>
          <table:table-cell office:value-type="date" office:date-value="2017-08-29T23:36:45.580255" calcext:value-type="date">
            <text:p>2017-08-29 23:36:4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0" calcext:value-type="float">
            <text:p>10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660 LOREM IPSUM DOLOR</text:p>
          </table:table-cell>
          <table:table-cell office:value-type="date" office:date-value="2017-08-29T23:36:46.835324" calcext:value-type="date">
            <text:p>2017-08-29 23:36: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661 LOREM IPSUM DOLOR</text:p>
          </table:table-cell>
          <table:table-cell office:value-type="date" office:date-value="2017-08-29T23:36:48.090393" calcext:value-type="date">
            <text:p>2017-08-29 23:36:4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662 LOREM IPSUM DOLOR</text:p>
          </table:table-cell>
          <table:table-cell office:value-type="date" office:date-value="2017-08-29T23:36:49.345462" calcext:value-type="date">
            <text:p>2017-08-29 23:36:4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663 LOREM IPSUM DOLOR</text:p>
          </table:table-cell>
          <table:table-cell office:value-type="date" office:date-value="2017-08-29T23:36:50.600531" calcext:value-type="date">
            <text:p>2017-08-29 23:36:5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4" calcext:value-type="float">
            <text:p>5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664 LOREM IPSUM DOLOR</text:p>
          </table:table-cell>
          <table:table-cell office:value-type="date" office:date-value="2017-08-29T23:36:51.855599" calcext:value-type="date">
            <text:p>2017-08-29 23:36:5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2" calcext:value-type="float">
            <text:p>4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665 LOREM IPSUM DOLOR</text:p>
          </table:table-cell>
          <table:table-cell office:value-type="date" office:date-value="2017-08-29T23:36:53.110668" calcext:value-type="date">
            <text:p>2017-08-29 23:36:5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666 LOREM IPSUM DOLOR</text:p>
          </table:table-cell>
          <table:table-cell office:value-type="date" office:date-value="2017-08-29T23:36:54.365737" calcext:value-type="date">
            <text:p>2017-08-29 23:36:5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" calcext:value-type="float">
            <text:p>6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667 LOREM IPSUM DOLOR</text:p>
          </table:table-cell>
          <table:table-cell office:value-type="date" office:date-value="2017-08-29T23:36:55.620806" calcext:value-type="date">
            <text:p>2017-08-29 23:36:5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0" calcext:value-type="float">
            <text:p>9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668 LOREM IPSUM DOLOR</text:p>
          </table:table-cell>
          <table:table-cell office:value-type="date" office:date-value="2017-08-29T23:36:56.875875" calcext:value-type="date">
            <text:p>2017-08-29 23:36:5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669 LOREM IPSUM DOLOR</text:p>
          </table:table-cell>
          <table:table-cell office:value-type="date" office:date-value="2017-08-29T23:36:58.130944" calcext:value-type="date">
            <text:p>2017-08-29 23:36:5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70 LOREM IPSUM DOLOR</text:p>
          </table:table-cell>
          <table:table-cell office:value-type="date" office:date-value="2017-08-29T23:36:59.386013" calcext:value-type="date">
            <text:p>2017-08-29 23:36: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4" calcext:value-type="float">
            <text:p>8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671 LOREM IPSUM DOLOR</text:p>
          </table:table-cell>
          <table:table-cell office:value-type="date" office:date-value="2017-08-29T23:37:00.641082" calcext:value-type="date">
            <text:p>2017-08-29 23:37:0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8" calcext:value-type="float">
            <text:p>6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672 LOREM IPSUM DOLOR</text:p>
          </table:table-cell>
          <table:table-cell office:value-type="date" office:date-value="2017-08-29T23:37:01.89615" calcext:value-type="date">
            <text:p>2017-08-29 23:37: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" calcext:value-type="float">
            <text:p>12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673 LOREM IPSUM DOLOR</text:p>
          </table:table-cell>
          <table:table-cell office:value-type="date" office:date-value="2017-08-29T23:37:03.151219" calcext:value-type="date">
            <text:p>2017-08-29 23:37:0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0" calcext:value-type="float">
            <text:p>6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674 LOREM IPSUM DOLOR</text:p>
          </table:table-cell>
          <table:table-cell office:value-type="date" office:date-value="2017-08-29T23:37:04.406288" calcext:value-type="date">
            <text:p>2017-08-29 23:37:0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675 LOREM IPSUM DOLOR</text:p>
          </table:table-cell>
          <table:table-cell office:value-type="date" office:date-value="2017-08-29T23:37:05.661357" calcext:value-type="date">
            <text:p>2017-08-29 23:37:0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3" calcext:value-type="float">
            <text:p>93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676 LOREM IPSUM DOLOR</text:p>
          </table:table-cell>
          <table:table-cell office:value-type="date" office:date-value="2017-08-29T23:37:06.916426" calcext:value-type="date">
            <text:p>2017-08-29 23:37:0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5" calcext:value-type="float">
            <text:p>75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677 LOREM IPSUM DOLOR</text:p>
          </table:table-cell>
          <table:table-cell office:value-type="date" office:date-value="2017-08-29T23:37:08.171495" calcext:value-type="date">
            <text:p>2017-08-29 23:37:0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678 LOREM IPSUM DOLOR</text:p>
          </table:table-cell>
          <table:table-cell office:value-type="date" office:date-value="2017-08-29T23:37:09.426564" calcext:value-type="date">
            <text:p>2017-08-29 23:37:0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0" calcext:value-type="float">
            <text:p>7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679 LOREM IPSUM DOLOR</text:p>
          </table:table-cell>
          <table:table-cell office:value-type="date" office:date-value="2017-08-29T23:37:10.681633" calcext:value-type="date">
            <text:p>2017-08-29 23:37: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2" calcext:value-type="float">
            <text:p>92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680 LOREM IPSUM DOLOR</text:p>
          </table:table-cell>
          <table:table-cell office:value-type="date" office:date-value="2017-08-29T23:37:11.936702" calcext:value-type="date">
            <text:p>2017-08-29 23:37: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8" calcext:value-type="float">
            <text:p>18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681 LOREM IPSUM DOLOR</text:p>
          </table:table-cell>
          <table:table-cell office:value-type="date" office:date-value="2017-08-29T23:37:13.19177" calcext:value-type="date">
            <text:p>2017-08-29 23:37:1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" calcext:value-type="float">
            <text:p>3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682 LOREM IPSUM DOLOR</text:p>
          </table:table-cell>
          <table:table-cell office:value-type="date" office:date-value="2017-08-29T23:37:14.446839" calcext:value-type="date">
            <text:p>2017-08-29 23:37: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683 LOREM IPSUM DOLOR</text:p>
          </table:table-cell>
          <table:table-cell office:value-type="date" office:date-value="2017-08-29T23:37:15.701908" calcext:value-type="date">
            <text:p>2017-08-29 23:37: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84 LOREM IPSUM DOLOR</text:p>
          </table:table-cell>
          <table:table-cell office:value-type="date" office:date-value="2017-08-29T23:37:16.956977" calcext:value-type="date">
            <text:p>2017-08-29 23:37:1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685 LOREM IPSUM DOLOR</text:p>
          </table:table-cell>
          <table:table-cell office:value-type="date" office:date-value="2017-08-29T23:37:18.212046" calcext:value-type="date">
            <text:p>2017-08-29 23:37: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4" calcext:value-type="float">
            <text:p>7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686 LOREM IPSUM DOLOR</text:p>
          </table:table-cell>
          <table:table-cell office:value-type="date" office:date-value="2017-08-29T23:37:19.467115" calcext:value-type="date">
            <text:p>2017-08-29 23:37:1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" calcext:value-type="float">
            <text:p>69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687 LOREM IPSUM DOLOR</text:p>
          </table:table-cell>
          <table:table-cell office:value-type="date" office:date-value="2017-08-29T23:37:20.722184" calcext:value-type="date">
            <text:p>2017-08-29 23:37:2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5" calcext:value-type="float">
            <text:p>4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688 LOREM IPSUM DOLOR</text:p>
          </table:table-cell>
          <table:table-cell office:value-type="date" office:date-value="2017-08-29T23:37:21.977253" calcext:value-type="date">
            <text:p>2017-08-29 23:37: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5" calcext:value-type="float">
            <text:p>9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689 LOREM IPSUM DOLOR</text:p>
          </table:table-cell>
          <table:table-cell office:value-type="date" office:date-value="2017-08-29T23:37:23.232321" calcext:value-type="date">
            <text:p>2017-08-29 23:37: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5" calcext:value-type="float">
            <text:p>5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690 LOREM IPSUM DOLOR</text:p>
          </table:table-cell>
          <table:table-cell office:value-type="date" office:date-value="2017-08-29T23:37:24.48739" calcext:value-type="date">
            <text:p>2017-08-29 23:37:2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9" calcext:value-type="float">
            <text:p>2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691 LOREM IPSUM DOLOR</text:p>
          </table:table-cell>
          <table:table-cell office:value-type="date" office:date-value="2017-08-29T23:37:25.742459" calcext:value-type="date">
            <text:p>2017-08-29 23:37:2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692 LOREM IPSUM DOLOR</text:p>
          </table:table-cell>
          <table:table-cell office:value-type="date" office:date-value="2017-08-29T23:37:26.997528" calcext:value-type="date">
            <text:p>2017-08-29 23:37:2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8" calcext:value-type="float">
            <text:p>28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693 LOREM IPSUM DOLOR</text:p>
          </table:table-cell>
          <table:table-cell office:value-type="date" office:date-value="2017-08-29T23:37:28.252597" calcext:value-type="date">
            <text:p>2017-08-29 23:37:2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694 LOREM IPSUM DOLOR</text:p>
          </table:table-cell>
          <table:table-cell office:value-type="date" office:date-value="2017-08-29T23:37:29.507666" calcext:value-type="date">
            <text:p>2017-08-29 23:37:3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3" calcext:value-type="float">
            <text:p>8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695 LOREM IPSUM DOLOR</text:p>
          </table:table-cell>
          <table:table-cell office:value-type="date" office:date-value="2017-08-29T23:37:30.762735" calcext:value-type="date">
            <text:p>2017-08-29 23:37:3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696 LOREM IPSUM DOLOR</text:p>
          </table:table-cell>
          <table:table-cell office:value-type="date" office:date-value="2017-08-29T23:37:32.017804" calcext:value-type="date">
            <text:p>2017-08-29 23:37:3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2" calcext:value-type="float">
            <text:p>8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697 LOREM IPSUM DOLOR</text:p>
          </table:table-cell>
          <table:table-cell office:value-type="date" office:date-value="2017-08-29T23:37:33.272873" calcext:value-type="date">
            <text:p>2017-08-29 23:37:3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2" calcext:value-type="float">
            <text:p>72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698 LOREM IPSUM DOLOR</text:p>
          </table:table-cell>
          <table:table-cell office:value-type="date" office:date-value="2017-08-29T23:37:34.527941" calcext:value-type="date">
            <text:p>2017-08-29 23:37: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7" calcext:value-type="float">
            <text:p>5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699 LOREM IPSUM DOLOR</text:p>
          </table:table-cell>
          <table:table-cell office:value-type="date" office:date-value="2017-08-29T23:37:35.78301" calcext:value-type="date">
            <text:p>2017-08-29 23:37: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4" calcext:value-type="float">
            <text:p>5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700 LOREM IPSUM DOLOR</text:p>
          </table:table-cell>
          <table:table-cell office:value-type="date" office:date-value="2017-08-29T23:37:37.038079" calcext:value-type="date">
            <text:p>2017-08-29 23:37:3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6" calcext:value-type="float">
            <text:p>46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701 LOREM IPSUM DOLOR</text:p>
          </table:table-cell>
          <table:table-cell office:value-type="date" office:date-value="2017-08-29T23:37:38.293148" calcext:value-type="date">
            <text:p>2017-08-29 23:37:3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702 LOREM IPSUM DOLOR</text:p>
          </table:table-cell>
          <table:table-cell office:value-type="date" office:date-value="2017-08-29T23:37:39.548217" calcext:value-type="date">
            <text:p>2017-08-29 23:37:4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2" calcext:value-type="float">
            <text:p>4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703 LOREM IPSUM DOLOR</text:p>
          </table:table-cell>
          <table:table-cell office:value-type="date" office:date-value="2017-08-29T23:37:40.803286" calcext:value-type="date">
            <text:p>2017-08-29 23:37:4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8" calcext:value-type="float">
            <text:p>7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704 LOREM IPSUM DOLOR</text:p>
          </table:table-cell>
          <table:table-cell office:value-type="date" office:date-value="2017-08-29T23:37:42.058355" calcext:value-type="date">
            <text:p>2017-08-29 23:37:4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705 LOREM IPSUM DOLOR</text:p>
          </table:table-cell>
          <table:table-cell office:value-type="date" office:date-value="2017-08-29T23:37:43.313424" calcext:value-type="date">
            <text:p>2017-08-29 23:37:4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7" calcext:value-type="float">
            <text:p>87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706 LOREM IPSUM DOLOR</text:p>
          </table:table-cell>
          <table:table-cell office:value-type="date" office:date-value="2017-08-29T23:37:44.568492" calcext:value-type="date">
            <text:p>2017-08-29 23:37:4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707 LOREM IPSUM DOLOR</text:p>
          </table:table-cell>
          <table:table-cell office:value-type="date" office:date-value="2017-08-29T23:37:45.823561" calcext:value-type="date">
            <text:p>2017-08-29 23:37:4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4" calcext:value-type="float">
            <text:p>9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708 LOREM IPSUM DOLOR</text:p>
          </table:table-cell>
          <table:table-cell office:value-type="date" office:date-value="2017-08-29T23:37:47.07863" calcext:value-type="date">
            <text:p>2017-08-29 23:37: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" calcext:value-type="float">
            <text:p>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709 LOREM IPSUM DOLOR</text:p>
          </table:table-cell>
          <table:table-cell office:value-type="date" office:date-value="2017-08-29T23:37:48.333699" calcext:value-type="date">
            <text:p>2017-08-29 23:37:4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710 LOREM IPSUM DOLOR</text:p>
          </table:table-cell>
          <table:table-cell office:value-type="date" office:date-value="2017-08-29T23:37:49.588768" calcext:value-type="date">
            <text:p>2017-08-29 23:37:5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1" calcext:value-type="float">
            <text:p>41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711 LOREM IPSUM DOLOR</text:p>
          </table:table-cell>
          <table:table-cell office:value-type="date" office:date-value="2017-08-29T23:37:50.843837" calcext:value-type="date">
            <text:p>2017-08-29 23:37:5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" calcext:value-type="float">
            <text:p>9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712 LOREM IPSUM DOLOR</text:p>
          </table:table-cell>
          <table:table-cell office:value-type="date" office:date-value="2017-08-29T23:37:52.098906" calcext:value-type="date">
            <text:p>2017-08-29 23:37:5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713 LOREM IPSUM DOLOR</text:p>
          </table:table-cell>
          <table:table-cell office:value-type="date" office:date-value="2017-08-29T23:37:53.353975" calcext:value-type="date">
            <text:p>2017-08-29 23:37:5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4" calcext:value-type="float">
            <text:p>94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714 LOREM IPSUM DOLOR</text:p>
          </table:table-cell>
          <table:table-cell office:value-type="date" office:date-value="2017-08-29T23:37:54.609043" calcext:value-type="date">
            <text:p>2017-08-29 23:37:5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1" calcext:value-type="float">
            <text:p>8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715 LOREM IPSUM DOLOR</text:p>
          </table:table-cell>
          <table:table-cell office:value-type="date" office:date-value="2017-08-29T23:37:55.864112" calcext:value-type="date">
            <text:p>2017-08-29 23:37:5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7" calcext:value-type="float">
            <text:p>8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716 LOREM IPSUM DOLOR</text:p>
          </table:table-cell>
          <table:table-cell office:value-type="date" office:date-value="2017-08-29T23:37:57.119181" calcext:value-type="date">
            <text:p>2017-08-29 23:37:5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8" calcext:value-type="float">
            <text:p>6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717 LOREM IPSUM DOLOR</text:p>
          </table:table-cell>
          <table:table-cell office:value-type="date" office:date-value="2017-08-29T23:37:58.37425" calcext:value-type="date">
            <text:p>2017-08-29 23:37:5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718 LOREM IPSUM DOLOR</text:p>
          </table:table-cell>
          <table:table-cell office:value-type="date" office:date-value="2017-08-29T23:37:59.629319" calcext:value-type="date">
            <text:p>2017-08-29 23:38: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19 LOREM IPSUM DOLOR</text:p>
          </table:table-cell>
          <table:table-cell office:value-type="date" office:date-value="2017-08-29T23:38:00.884388" calcext:value-type="date">
            <text:p>2017-08-29 23:38: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" calcext:value-type="float">
            <text:p>7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720 LOREM IPSUM DOLOR</text:p>
          </table:table-cell>
          <table:table-cell office:value-type="date" office:date-value="2017-08-29T23:38:02.139457" calcext:value-type="date">
            <text:p>2017-08-29 23:38:0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721 LOREM IPSUM DOLOR</text:p>
          </table:table-cell>
          <table:table-cell office:value-type="date" office:date-value="2017-08-29T23:38:03.394526" calcext:value-type="date">
            <text:p>2017-08-29 23:38:0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722 LOREM IPSUM DOLOR</text:p>
          </table:table-cell>
          <table:table-cell office:value-type="date" office:date-value="2017-08-29T23:38:04.649595" calcext:value-type="date">
            <text:p>2017-08-29 23:38:0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9" calcext:value-type="float">
            <text:p>29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723 LOREM IPSUM DOLOR</text:p>
          </table:table-cell>
          <table:table-cell office:value-type="date" office:date-value="2017-08-29T23:38:05.904663" calcext:value-type="date">
            <text:p>2017-08-29 23:38:0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724 LOREM IPSUM DOLOR</text:p>
          </table:table-cell>
          <table:table-cell office:value-type="date" office:date-value="2017-08-29T23:38:07.159732" calcext:value-type="date">
            <text:p>2017-08-29 23:38:0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2" calcext:value-type="float">
            <text:p>6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725 LOREM IPSUM DOLOR</text:p>
          </table:table-cell>
          <table:table-cell office:value-type="date" office:date-value="2017-08-29T23:38:08.414801" calcext:value-type="date">
            <text:p>2017-08-29 23:38:0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26 LOREM IPSUM DOLOR</text:p>
          </table:table-cell>
          <table:table-cell office:value-type="date" office:date-value="2017-08-29T23:38:09.66987" calcext:value-type="date">
            <text:p>2017-08-29 23:38: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9" calcext:value-type="float">
            <text:p>49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727 LOREM IPSUM DOLOR</text:p>
          </table:table-cell>
          <table:table-cell office:value-type="date" office:date-value="2017-08-29T23:38:10.924939" calcext:value-type="date">
            <text:p>2017-08-29 23:38: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28 LOREM IPSUM DOLOR</text:p>
          </table:table-cell>
          <table:table-cell office:value-type="date" office:date-value="2017-08-29T23:38:12.180008" calcext:value-type="date">
            <text:p>2017-08-29 23:38: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" calcext:value-type="float">
            <text:p>8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729 LOREM IPSUM DOLOR</text:p>
          </table:table-cell>
          <table:table-cell office:value-type="date" office:date-value="2017-08-29T23:38:13.435077" calcext:value-type="date">
            <text:p>2017-08-29 23:38: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6" calcext:value-type="float">
            <text:p>7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730 LOREM IPSUM DOLOR</text:p>
          </table:table-cell>
          <table:table-cell office:value-type="date" office:date-value="2017-08-29T23:38:14.690146" calcext:value-type="date">
            <text:p>2017-08-29 23:38: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31 LOREM IPSUM DOLOR</text:p>
          </table:table-cell>
          <table:table-cell office:value-type="date" office:date-value="2017-08-29T23:38:15.945214" calcext:value-type="date">
            <text:p>2017-08-29 23:38: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1" calcext:value-type="float">
            <text:p>6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732 LOREM IPSUM DOLOR</text:p>
          </table:table-cell>
          <table:table-cell office:value-type="date" office:date-value="2017-08-29T23:38:17.200283" calcext:value-type="date">
            <text:p>2017-08-29 23:38:1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733 LOREM IPSUM DOLOR</text:p>
          </table:table-cell>
          <table:table-cell office:value-type="date" office:date-value="2017-08-29T23:38:18.455352" calcext:value-type="date">
            <text:p>2017-08-29 23:38: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9" calcext:value-type="float">
            <text:p>69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734 LOREM IPSUM DOLOR</text:p>
          </table:table-cell>
          <table:table-cell office:value-type="date" office:date-value="2017-08-29T23:38:19.710421" calcext:value-type="date">
            <text:p>2017-08-29 23:38: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735 LOREM IPSUM DOLOR</text:p>
          </table:table-cell>
          <table:table-cell office:value-type="date" office:date-value="2017-08-29T23:38:20.96549" calcext:value-type="date">
            <text:p>2017-08-29 23:38: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36 LOREM IPSUM DOLOR</text:p>
          </table:table-cell>
          <table:table-cell office:value-type="date" office:date-value="2017-08-29T23:38:22.220559" calcext:value-type="date">
            <text:p>2017-08-29 23:38:2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1" calcext:value-type="float">
            <text:p>7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737 LOREM IPSUM DOLOR</text:p>
          </table:table-cell>
          <table:table-cell office:value-type="date" office:date-value="2017-08-29T23:38:23.475628" calcext:value-type="date">
            <text:p>2017-08-29 23:38:2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738 LOREM IPSUM DOLOR</text:p>
          </table:table-cell>
          <table:table-cell office:value-type="date" office:date-value="2017-08-29T23:38:24.730697" calcext:value-type="date">
            <text:p>2017-08-29 23:38:2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739 LOREM IPSUM DOLOR</text:p>
          </table:table-cell>
          <table:table-cell office:value-type="date" office:date-value="2017-08-29T23:38:25.985766" calcext:value-type="date">
            <text:p>2017-08-29 23:38:2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5" calcext:value-type="float">
            <text:p>85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740 LOREM IPSUM DOLOR</text:p>
          </table:table-cell>
          <table:table-cell office:value-type="date" office:date-value="2017-08-29T23:38:27.240834" calcext:value-type="date">
            <text:p>2017-08-29 23:38:2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6" calcext:value-type="float">
            <text:p>56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741 LOREM IPSUM DOLOR</text:p>
          </table:table-cell>
          <table:table-cell office:value-type="date" office:date-value="2017-08-29T23:38:28.495903" calcext:value-type="date">
            <text:p>2017-08-29 23:38:2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4" calcext:value-type="float">
            <text:p>74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742 LOREM IPSUM DOLOR</text:p>
          </table:table-cell>
          <table:table-cell office:value-type="date" office:date-value="2017-08-29T23:38:29.750972" calcext:value-type="date">
            <text:p>2017-08-29 23:38:3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" calcext:value-type="float">
            <text:p>19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743 LOREM IPSUM DOLOR</text:p>
          </table:table-cell>
          <table:table-cell office:value-type="date" office:date-value="2017-08-29T23:38:31.006041" calcext:value-type="date">
            <text:p>2017-08-29 23:38:3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44 LOREM IPSUM DOLOR</text:p>
          </table:table-cell>
          <table:table-cell office:value-type="date" office:date-value="2017-08-29T23:38:32.26111" calcext:value-type="date">
            <text:p>2017-08-29 23:38:3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745 LOREM IPSUM DOLOR</text:p>
          </table:table-cell>
          <table:table-cell office:value-type="date" office:date-value="2017-08-29T23:38:33.516179" calcext:value-type="date">
            <text:p>2017-08-29 23:38:3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2" calcext:value-type="float">
            <text:p>9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746 LOREM IPSUM DOLOR</text:p>
          </table:table-cell>
          <table:table-cell office:value-type="date" office:date-value="2017-08-29T23:38:34.771248" calcext:value-type="date">
            <text:p>2017-08-29 23:38:3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47 LOREM IPSUM DOLOR</text:p>
          </table:table-cell>
          <table:table-cell office:value-type="date" office:date-value="2017-08-29T23:38:36.026317" calcext:value-type="date">
            <text:p>2017-08-29 23:38:3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7" calcext:value-type="float">
            <text:p>4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748 LOREM IPSUM DOLOR</text:p>
          </table:table-cell>
          <table:table-cell office:value-type="date" office:date-value="2017-08-29T23:38:37.281385" calcext:value-type="date">
            <text:p>2017-08-29 23:38:3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749 LOREM IPSUM DOLOR</text:p>
          </table:table-cell>
          <table:table-cell office:value-type="date" office:date-value="2017-08-29T23:38:38.536454" calcext:value-type="date">
            <text:p>2017-08-29 23:38:3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750 LOREM IPSUM DOLOR</text:p>
          </table:table-cell>
          <table:table-cell office:value-type="date" office:date-value="2017-08-29T23:38:39.791523" calcext:value-type="date">
            <text:p>2017-08-29 23:38:4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751 LOREM IPSUM DOLOR</text:p>
          </table:table-cell>
          <table:table-cell office:value-type="date" office:date-value="2017-08-29T23:38:41.046592" calcext:value-type="date">
            <text:p>2017-08-29 23:38:4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0" calcext:value-type="float">
            <text:p>9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752 LOREM IPSUM DOLOR</text:p>
          </table:table-cell>
          <table:table-cell office:value-type="date" office:date-value="2017-08-29T23:38:42.301661" calcext:value-type="date">
            <text:p>2017-08-29 23:38:4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753 LOREM IPSUM DOLOR</text:p>
          </table:table-cell>
          <table:table-cell office:value-type="date" office:date-value="2017-08-29T23:38:43.55673" calcext:value-type="date">
            <text:p>2017-08-29 23:38:4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9" calcext:value-type="float">
            <text:p>69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754 LOREM IPSUM DOLOR</text:p>
          </table:table-cell>
          <table:table-cell office:value-type="date" office:date-value="2017-08-29T23:38:44.811799" calcext:value-type="date">
            <text:p>2017-08-29 23:38: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55 LOREM IPSUM DOLOR</text:p>
          </table:table-cell>
          <table:table-cell office:value-type="date" office:date-value="2017-08-29T23:38:46.066868" calcext:value-type="date">
            <text:p>2017-08-29 23:38:4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7" calcext:value-type="float">
            <text:p>7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756 LOREM IPSUM DOLOR</text:p>
          </table:table-cell>
          <table:table-cell office:value-type="date" office:date-value="2017-08-29T23:38:47.321937" calcext:value-type="date">
            <text:p>2017-08-29 23:38:4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4" calcext:value-type="float">
            <text:p>94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757 LOREM IPSUM DOLOR</text:p>
          </table:table-cell>
          <table:table-cell office:value-type="date" office:date-value="2017-08-29T23:38:48.577005" calcext:value-type="date">
            <text:p>2017-08-29 23:38:4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758 LOREM IPSUM DOLOR</text:p>
          </table:table-cell>
          <table:table-cell office:value-type="date" office:date-value="2017-08-29T23:38:49.832074" calcext:value-type="date">
            <text:p>2017-08-29 23:38:5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9 LOREM IPSUM DOLOR</text:p>
          </table:table-cell>
          <table:table-cell office:value-type="date" office:date-value="2017-08-29T23:38:51.087143" calcext:value-type="date">
            <text:p>2017-08-29 23:38:5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760 LOREM IPSUM DOLOR</text:p>
          </table:table-cell>
          <table:table-cell office:value-type="date" office:date-value="2017-08-29T23:38:52.342212" calcext:value-type="date">
            <text:p>2017-08-29 23:38:5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761 LOREM IPSUM DOLOR</text:p>
          </table:table-cell>
          <table:table-cell office:value-type="date" office:date-value="2017-08-29T23:38:53.597281" calcext:value-type="date">
            <text:p>2017-08-29 23:38:5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1" calcext:value-type="float">
            <text:p>71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762 LOREM IPSUM DOLOR</text:p>
          </table:table-cell>
          <table:table-cell office:value-type="date" office:date-value="2017-08-29T23:38:54.85235" calcext:value-type="date">
            <text:p>2017-08-29 23:38:5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1" calcext:value-type="float">
            <text:p>5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763 LOREM IPSUM DOLOR</text:p>
          </table:table-cell>
          <table:table-cell office:value-type="date" office:date-value="2017-08-29T23:38:56.107419" calcext:value-type="date">
            <text:p>2017-08-29 23:38:5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6" calcext:value-type="float">
            <text:p>6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764 LOREM IPSUM DOLOR</text:p>
          </table:table-cell>
          <table:table-cell office:value-type="date" office:date-value="2017-08-29T23:38:57.362488" calcext:value-type="date">
            <text:p>2017-08-29 23:38:5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765 LOREM IPSUM DOLOR</text:p>
          </table:table-cell>
          <table:table-cell office:value-type="date" office:date-value="2017-08-29T23:38:58.617556" calcext:value-type="date">
            <text:p>2017-08-29 23:38:5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66 LOREM IPSUM DOLOR</text:p>
          </table:table-cell>
          <table:table-cell office:value-type="date" office:date-value="2017-08-29T23:38:59.872625" calcext:value-type="date">
            <text:p>2017-08-29 23:39: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767 LOREM IPSUM DOLOR</text:p>
          </table:table-cell>
          <table:table-cell office:value-type="date" office:date-value="2017-08-29T23:39:01.127694" calcext:value-type="date">
            <text:p>2017-08-29 23:39:0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6" calcext:value-type="float">
            <text:p>9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768 LOREM IPSUM DOLOR</text:p>
          </table:table-cell>
          <table:table-cell office:value-type="date" office:date-value="2017-08-29T23:39:02.382763" calcext:value-type="date">
            <text:p>2017-08-29 23:39:0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69 LOREM IPSUM DOLOR</text:p>
          </table:table-cell>
          <table:table-cell office:value-type="date" office:date-value="2017-08-29T23:39:03.637832" calcext:value-type="date">
            <text:p>2017-08-29 23:39:0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4" calcext:value-type="float">
            <text:p>7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770 LOREM IPSUM DOLOR</text:p>
          </table:table-cell>
          <table:table-cell office:value-type="date" office:date-value="2017-08-29T23:39:04.892901" calcext:value-type="date">
            <text:p>2017-08-29 23:39:0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71 LOREM IPSUM DOLOR</text:p>
          </table:table-cell>
          <table:table-cell office:value-type="date" office:date-value="2017-08-29T23:39:06.14797" calcext:value-type="date">
            <text:p>2017-08-29 23:39:0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7" calcext:value-type="float">
            <text:p>2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772 LOREM IPSUM DOLOR</text:p>
          </table:table-cell>
          <table:table-cell office:value-type="date" office:date-value="2017-08-29T23:39:07.403039" calcext:value-type="date">
            <text:p>2017-08-29 23:39:0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5" calcext:value-type="float">
            <text:p>8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773 LOREM IPSUM DOLOR</text:p>
          </table:table-cell>
          <table:table-cell office:value-type="date" office:date-value="2017-08-29T23:39:08.658108" calcext:value-type="date">
            <text:p>2017-08-29 23:39:0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774 LOREM IPSUM DOLOR</text:p>
          </table:table-cell>
          <table:table-cell office:value-type="date" office:date-value="2017-08-29T23:39:09.913176" calcext:value-type="date">
            <text:p>2017-08-29 23:39: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775 LOREM IPSUM DOLOR</text:p>
          </table:table-cell>
          <table:table-cell office:value-type="date" office:date-value="2017-08-29T23:39:11.168245" calcext:value-type="date">
            <text:p>2017-08-29 23:39:1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7" calcext:value-type="float">
            <text:p>4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776 LOREM IPSUM DOLOR</text:p>
          </table:table-cell>
          <table:table-cell office:value-type="date" office:date-value="2017-08-29T23:39:12.423314" calcext:value-type="date">
            <text:p>2017-08-29 23:39: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777 LOREM IPSUM DOLOR</text:p>
          </table:table-cell>
          <table:table-cell office:value-type="date" office:date-value="2017-08-29T23:39:13.678383" calcext:value-type="date">
            <text:p>2017-08-29 23:39:1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1" calcext:value-type="float">
            <text:p>6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778 LOREM IPSUM DOLOR</text:p>
          </table:table-cell>
          <table:table-cell office:value-type="date" office:date-value="2017-08-29T23:39:14.933452" calcext:value-type="date">
            <text:p>2017-08-29 23:39: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779 LOREM IPSUM DOLOR</text:p>
          </table:table-cell>
          <table:table-cell office:value-type="date" office:date-value="2017-08-29T23:39:16.188521" calcext:value-type="date">
            <text:p>2017-08-29 23:39: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2" calcext:value-type="float">
            <text:p>9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780 LOREM IPSUM DOLOR</text:p>
          </table:table-cell>
          <table:table-cell office:value-type="date" office:date-value="2017-08-29T23:39:17.44359" calcext:value-type="date">
            <text:p>2017-08-29 23:39:1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6" calcext:value-type="float">
            <text:p>86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781 LOREM IPSUM DOLOR</text:p>
          </table:table-cell>
          <table:table-cell office:value-type="date" office:date-value="2017-08-29T23:39:18.698659" calcext:value-type="date">
            <text:p>2017-08-29 23:39:1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4" calcext:value-type="float">
            <text:p>8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782 LOREM IPSUM DOLOR</text:p>
          </table:table-cell>
          <table:table-cell office:value-type="date" office:date-value="2017-08-29T23:39:19.953727" calcext:value-type="date">
            <text:p>2017-08-29 23:39:2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0" calcext:value-type="float">
            <text:p>10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783 LOREM IPSUM DOLOR</text:p>
          </table:table-cell>
          <table:table-cell office:value-type="date" office:date-value="2017-08-29T23:39:21.208796" calcext:value-type="date">
            <text:p>2017-08-29 23:39:2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84 LOREM IPSUM DOLOR</text:p>
          </table:table-cell>
          <table:table-cell office:value-type="date" office:date-value="2017-08-29T23:39:22.463865" calcext:value-type="date">
            <text:p>2017-08-29 23:39:2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" calcext:value-type="float">
            <text:p>4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785 LOREM IPSUM DOLOR</text:p>
          </table:table-cell>
          <table:table-cell office:value-type="date" office:date-value="2017-08-29T23:39:23.718934" calcext:value-type="date">
            <text:p>2017-08-29 23:39:2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786 LOREM IPSUM DOLOR</text:p>
          </table:table-cell>
          <table:table-cell office:value-type="date" office:date-value="2017-08-29T23:39:24.974003" calcext:value-type="date">
            <text:p>2017-08-29 23:39:2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787 LOREM IPSUM DOLOR</text:p>
          </table:table-cell>
          <table:table-cell office:value-type="date" office:date-value="2017-08-29T23:39:26.229072" calcext:value-type="date">
            <text:p>2017-08-29 23:39: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8" calcext:value-type="float">
            <text:p>1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788 LOREM IPSUM DOLOR</text:p>
          </table:table-cell>
          <table:table-cell office:value-type="date" office:date-value="2017-08-29T23:39:27.484141" calcext:value-type="date">
            <text:p>2017-08-29 23:39:2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7" calcext:value-type="float">
            <text:p>5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789 LOREM IPSUM DOLOR</text:p>
          </table:table-cell>
          <table:table-cell office:value-type="date" office:date-value="2017-08-29T23:39:28.73921" calcext:value-type="date">
            <text:p>2017-08-29 23:39:2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5" calcext:value-type="float">
            <text:p>9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790 LOREM IPSUM DOLOR</text:p>
          </table:table-cell>
          <table:table-cell office:value-type="date" office:date-value="2017-08-29T23:39:29.994278" calcext:value-type="date">
            <text:p>2017-08-29 23:39:3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3" calcext:value-type="float">
            <text:p>3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791 LOREM IPSUM DOLOR</text:p>
          </table:table-cell>
          <table:table-cell office:value-type="date" office:date-value="2017-08-29T23:39:31.249347" calcext:value-type="date">
            <text:p>2017-08-29 23:39:3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792 LOREM IPSUM DOLOR</text:p>
          </table:table-cell>
          <table:table-cell office:value-type="date" office:date-value="2017-08-29T23:39:32.504416" calcext:value-type="date">
            <text:p>2017-08-29 23:39:3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8" calcext:value-type="float">
            <text:p>9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793 LOREM IPSUM DOLOR</text:p>
          </table:table-cell>
          <table:table-cell office:value-type="date" office:date-value="2017-08-29T23:39:33.759485" calcext:value-type="date">
            <text:p>2017-08-29 23:39:3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794 LOREM IPSUM DOLOR</text:p>
          </table:table-cell>
          <table:table-cell office:value-type="date" office:date-value="2017-08-29T23:39:35.014554" calcext:value-type="date">
            <text:p>2017-08-29 23:39:3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95 LOREM IPSUM DOLOR</text:p>
          </table:table-cell>
          <table:table-cell office:value-type="date" office:date-value="2017-08-29T23:39:36.269623" calcext:value-type="date">
            <text:p>2017-08-29 23:39:3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8" calcext:value-type="float">
            <text:p>6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796 LOREM IPSUM DOLOR</text:p>
          </table:table-cell>
          <table:table-cell office:value-type="date" office:date-value="2017-08-29T23:39:37.524692" calcext:value-type="date">
            <text:p>2017-08-29 23:39:3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797 LOREM IPSUM DOLOR</text:p>
          </table:table-cell>
          <table:table-cell office:value-type="date" office:date-value="2017-08-29T23:39:38.779761" calcext:value-type="date">
            <text:p>2017-08-29 23:39:3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798 LOREM IPSUM DOLOR</text:p>
          </table:table-cell>
          <table:table-cell office:value-type="date" office:date-value="2017-08-29T23:39:40.03483" calcext:value-type="date">
            <text:p>2017-08-29 23:39:4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799 LOREM IPSUM DOLOR</text:p>
          </table:table-cell>
          <table:table-cell office:value-type="date" office:date-value="2017-08-29T23:39:41.289898" calcext:value-type="date">
            <text:p>2017-08-29 23:39: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800 LOREM IPSUM DOLOR</text:p>
          </table:table-cell>
          <table:table-cell office:value-type="date" office:date-value="2017-08-29T23:39:42.544967" calcext:value-type="date">
            <text:p>2017-08-29 23:39:4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801 LOREM IPSUM DOLOR</text:p>
          </table:table-cell>
          <table:table-cell office:value-type="date" office:date-value="2017-08-29T23:39:43.800036" calcext:value-type="date">
            <text:p>2017-08-29 23:39:4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4" calcext:value-type="float">
            <text:p>7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802 LOREM IPSUM DOLOR</text:p>
          </table:table-cell>
          <table:table-cell office:value-type="date" office:date-value="2017-08-29T23:39:45.055105" calcext:value-type="date">
            <text:p>2017-08-29 23:39:4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" calcext:value-type="float">
            <text:p>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803 LOREM IPSUM DOLOR</text:p>
          </table:table-cell>
          <table:table-cell office:value-type="date" office:date-value="2017-08-29T23:39:46.310174" calcext:value-type="date">
            <text:p>2017-08-29 23:39:4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7" calcext:value-type="float">
            <text:p>4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804 LOREM IPSUM DOLOR</text:p>
          </table:table-cell>
          <table:table-cell office:value-type="date" office:date-value="2017-08-29T23:39:47.565243" calcext:value-type="date">
            <text:p>2017-08-29 23:39:4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0" calcext:value-type="float">
            <text:p>6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805 LOREM IPSUM DOLOR</text:p>
          </table:table-cell>
          <table:table-cell office:value-type="date" office:date-value="2017-08-29T23:39:48.820312" calcext:value-type="date">
            <text:p>2017-08-29 23:39:4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806 LOREM IPSUM DOLOR</text:p>
          </table:table-cell>
          <table:table-cell office:value-type="date" office:date-value="2017-08-29T23:39:50.075381" calcext:value-type="date">
            <text:p>2017-08-29 23:39:5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" calcext:value-type="float">
            <text:p>7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807 LOREM IPSUM DOLOR</text:p>
          </table:table-cell>
          <table:table-cell office:value-type="date" office:date-value="2017-08-29T23:39:51.330449" calcext:value-type="date">
            <text:p>2017-08-29 23:39:5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808 LOREM IPSUM DOLOR</text:p>
          </table:table-cell>
          <table:table-cell office:value-type="date" office:date-value="2017-08-29T23:39:52.585518" calcext:value-type="date">
            <text:p>2017-08-29 23:39:5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4" calcext:value-type="float">
            <text:p>44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809 LOREM IPSUM DOLOR</text:p>
          </table:table-cell>
          <table:table-cell office:value-type="date" office:date-value="2017-08-29T23:39:53.840587" calcext:value-type="date">
            <text:p>2017-08-29 23:39:5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10 LOREM IPSUM DOLOR</text:p>
          </table:table-cell>
          <table:table-cell office:value-type="date" office:date-value="2017-08-29T23:39:55.095656" calcext:value-type="date">
            <text:p>2017-08-29 23:39:5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811 LOREM IPSUM DOLOR</text:p>
          </table:table-cell>
          <table:table-cell office:value-type="date" office:date-value="2017-08-29T23:39:56.350725" calcext:value-type="date">
            <text:p>2017-08-29 23:39:5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2" calcext:value-type="float">
            <text:p>3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812 LOREM IPSUM DOLOR</text:p>
          </table:table-cell>
          <table:table-cell office:value-type="date" office:date-value="2017-08-29T23:39:57.605794" calcext:value-type="date">
            <text:p>2017-08-29 23:39:5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9" calcext:value-type="float">
            <text:p>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813 LOREM IPSUM DOLOR</text:p>
          </table:table-cell>
          <table:table-cell office:value-type="date" office:date-value="2017-08-29T23:39:58.860863" calcext:value-type="date">
            <text:p>2017-08-29 23:39:5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0" calcext:value-type="float">
            <text:p>9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814 LOREM IPSUM DOLOR</text:p>
          </table:table-cell>
          <table:table-cell office:value-type="date" office:date-value="2017-08-29T23:40:00.115932" calcext:value-type="date">
            <text:p>2017-08-29 23:40: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815 LOREM IPSUM DOLOR</text:p>
          </table:table-cell>
          <table:table-cell office:value-type="date" office:date-value="2017-08-29T23:40:01.371001" calcext:value-type="date">
            <text:p>2017-08-29 23:40: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5" calcext:value-type="float">
            <text:p>55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816 LOREM IPSUM DOLOR</text:p>
          </table:table-cell>
          <table:table-cell office:value-type="date" office:date-value="2017-08-29T23:40:02.626069" calcext:value-type="date">
            <text:p>2017-08-29 23:40:0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817 LOREM IPSUM DOLOR</text:p>
          </table:table-cell>
          <table:table-cell office:value-type="date" office:date-value="2017-08-29T23:40:03.881138" calcext:value-type="date">
            <text:p>2017-08-29 23:40:0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818 LOREM IPSUM DOLOR</text:p>
          </table:table-cell>
          <table:table-cell office:value-type="date" office:date-value="2017-08-29T23:40:05.136207" calcext:value-type="date">
            <text:p>2017-08-29 23:40:0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0" calcext:value-type="float">
            <text:p>8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819 LOREM IPSUM DOLOR</text:p>
          </table:table-cell>
          <table:table-cell office:value-type="date" office:date-value="2017-08-29T23:40:06.391276" calcext:value-type="date">
            <text:p>2017-08-29 23:40:0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9" calcext:value-type="float">
            <text:p>9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820 LOREM IPSUM DOLOR</text:p>
          </table:table-cell>
          <table:table-cell office:value-type="date" office:date-value="2017-08-29T23:40:07.646345" calcext:value-type="date">
            <text:p>2017-08-29 23:40: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821 LOREM IPSUM DOLOR</text:p>
          </table:table-cell>
          <table:table-cell office:value-type="date" office:date-value="2017-08-29T23:40:08.901414" calcext:value-type="date">
            <text:p>2017-08-29 23:40:0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" calcext:value-type="float">
            <text:p>2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822 LOREM IPSUM DOLOR</text:p>
          </table:table-cell>
          <table:table-cell office:value-type="date" office:date-value="2017-08-29T23:40:10.156483" calcext:value-type="date">
            <text:p>2017-08-29 23:40: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" calcext:value-type="float">
            <text:p>8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823 LOREM IPSUM DOLOR</text:p>
          </table:table-cell>
          <table:table-cell office:value-type="date" office:date-value="2017-08-29T23:40:11.411552" calcext:value-type="date">
            <text:p>2017-08-29 23:40:1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9" calcext:value-type="float">
            <text:p>9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824 LOREM IPSUM DOLOR</text:p>
          </table:table-cell>
          <table:table-cell office:value-type="date" office:date-value="2017-08-29T23:40:12.66662" calcext:value-type="date">
            <text:p>2017-08-29 23:40: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25 LOREM IPSUM DOLOR</text:p>
          </table:table-cell>
          <table:table-cell office:value-type="date" office:date-value="2017-08-29T23:40:13.921689" calcext:value-type="date">
            <text:p>2017-08-29 23:40: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7" calcext:value-type="float">
            <text:p>47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826 LOREM IPSUM DOLOR</text:p>
          </table:table-cell>
          <table:table-cell office:value-type="date" office:date-value="2017-08-29T23:40:15.176758" calcext:value-type="date">
            <text:p>2017-08-29 23:40: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27 LOREM IPSUM DOLOR</text:p>
          </table:table-cell>
          <table:table-cell office:value-type="date" office:date-value="2017-08-29T23:40:16.431827" calcext:value-type="date">
            <text:p>2017-08-29 23:40: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828 LOREM IPSUM DOLOR</text:p>
          </table:table-cell>
          <table:table-cell office:value-type="date" office:date-value="2017-08-29T23:40:17.686896" calcext:value-type="date">
            <text:p>2017-08-29 23:40: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9" calcext:value-type="float">
            <text:p>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29 LOREM IPSUM DOLOR</text:p>
          </table:table-cell>
          <table:table-cell office:value-type="date" office:date-value="2017-08-29T23:40:18.941965" calcext:value-type="date">
            <text:p>2017-08-29 23:40:1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7" calcext:value-type="float">
            <text:p>8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830 LOREM IPSUM DOLOR</text:p>
          </table:table-cell>
          <table:table-cell office:value-type="date" office:date-value="2017-08-29T23:40:20.197034" calcext:value-type="date">
            <text:p>2017-08-29 23:40: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3" calcext:value-type="float">
            <text:p>2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831 LOREM IPSUM DOLOR</text:p>
          </table:table-cell>
          <table:table-cell office:value-type="date" office:date-value="2017-08-29T23:40:21.452103" calcext:value-type="date">
            <text:p>2017-08-29 23:40: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832 LOREM IPSUM DOLOR</text:p>
          </table:table-cell>
          <table:table-cell office:value-type="date" office:date-value="2017-08-29T23:40:22.707172" calcext:value-type="date">
            <text:p>2017-08-29 23:40: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833 LOREM IPSUM DOLOR</text:p>
          </table:table-cell>
          <table:table-cell office:value-type="date" office:date-value="2017-08-29T23:40:23.96224" calcext:value-type="date">
            <text:p>2017-08-29 23:40: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1" calcext:value-type="float">
            <text:p>7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834 LOREM IPSUM DOLOR</text:p>
          </table:table-cell>
          <table:table-cell office:value-type="date" office:date-value="2017-08-29T23:40:25.217309" calcext:value-type="date">
            <text:p>2017-08-29 23:40:2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835 LOREM IPSUM DOLOR</text:p>
          </table:table-cell>
          <table:table-cell office:value-type="date" office:date-value="2017-08-29T23:40:26.472378" calcext:value-type="date">
            <text:p>2017-08-29 23:40:2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36 LOREM IPSUM DOLOR</text:p>
          </table:table-cell>
          <table:table-cell office:value-type="date" office:date-value="2017-08-29T23:40:27.727447" calcext:value-type="date">
            <text:p>2017-08-29 23:40:2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9" calcext:value-type="float">
            <text:p>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837 LOREM IPSUM DOLOR</text:p>
          </table:table-cell>
          <table:table-cell office:value-type="date" office:date-value="2017-08-29T23:40:28.982516" calcext:value-type="date">
            <text:p>2017-08-29 23:40:2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38 LOREM IPSUM DOLOR</text:p>
          </table:table-cell>
          <table:table-cell office:value-type="date" office:date-value="2017-08-29T23:40:30.237585" calcext:value-type="date">
            <text:p>2017-08-29 23:40:3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8" calcext:value-type="float">
            <text:p>6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839 LOREM IPSUM DOLOR</text:p>
          </table:table-cell>
          <table:table-cell office:value-type="date" office:date-value="2017-08-29T23:40:31.492654" calcext:value-type="date">
            <text:p>2017-08-29 23:40:3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4" calcext:value-type="float">
            <text:p>5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840 LOREM IPSUM DOLOR</text:p>
          </table:table-cell>
          <table:table-cell office:value-type="date" office:date-value="2017-08-29T23:40:32.747723" calcext:value-type="date">
            <text:p>2017-08-29 23:40: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9" calcext:value-type="float">
            <text:p>6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841 LOREM IPSUM DOLOR</text:p>
          </table:table-cell>
          <table:table-cell office:value-type="date" office:date-value="2017-08-29T23:40:34.002791" calcext:value-type="date">
            <text:p>2017-08-29 23:40:3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842 LOREM IPSUM DOLOR</text:p>
          </table:table-cell>
          <table:table-cell office:value-type="date" office:date-value="2017-08-29T23:40:35.25786" calcext:value-type="date">
            <text:p>2017-08-29 23:40:3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7" calcext:value-type="float">
            <text:p>3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843 LOREM IPSUM DOLOR</text:p>
          </table:table-cell>
          <table:table-cell office:value-type="date" office:date-value="2017-08-29T23:40:36.512929" calcext:value-type="date">
            <text:p>2017-08-29 23:40:3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844 LOREM IPSUM DOLOR</text:p>
          </table:table-cell>
          <table:table-cell office:value-type="date" office:date-value="2017-08-29T23:40:37.767998" calcext:value-type="date">
            <text:p>2017-08-29 23:40:3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5" calcext:value-type="float">
            <text:p>9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845 LOREM IPSUM DOLOR</text:p>
          </table:table-cell>
          <table:table-cell office:value-type="date" office:date-value="2017-08-29T23:40:39.023067" calcext:value-type="date">
            <text:p>2017-08-29 23:40:3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5" calcext:value-type="float">
            <text:p>1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846 LOREM IPSUM DOLOR</text:p>
          </table:table-cell>
          <table:table-cell office:value-type="date" office:date-value="2017-08-29T23:40:40.278136" calcext:value-type="date">
            <text:p>2017-08-29 23:40:4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7" calcext:value-type="float">
            <text:p>57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847 LOREM IPSUM DOLOR</text:p>
          </table:table-cell>
          <table:table-cell office:value-type="date" office:date-value="2017-08-29T23:40:41.533205" calcext:value-type="date">
            <text:p>2017-08-29 23:40:4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7" calcext:value-type="float">
            <text:p>3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848 LOREM IPSUM DOLOR</text:p>
          </table:table-cell>
          <table:table-cell office:value-type="date" office:date-value="2017-08-29T23:40:42.788274" calcext:value-type="date">
            <text:p>2017-08-29 23:40:4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4" calcext:value-type="float">
            <text:p>8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849 LOREM IPSUM DOLOR</text:p>
          </table:table-cell>
          <table:table-cell office:value-type="date" office:date-value="2017-08-29T23:40:44.043342" calcext:value-type="date">
            <text:p>2017-08-29 23:40: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" calcext:value-type="float">
            <text:p>1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850 LOREM IPSUM DOLOR</text:p>
          </table:table-cell>
          <table:table-cell office:value-type="date" office:date-value="2017-08-29T23:40:45.298411" calcext:value-type="date">
            <text:p>2017-08-29 23:40:4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0" calcext:value-type="float">
            <text:p>7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851 LOREM IPSUM DOLOR</text:p>
          </table:table-cell>
          <table:table-cell office:value-type="date" office:date-value="2017-08-29T23:40:46.55348" calcext:value-type="date">
            <text:p>2017-08-29 23:40:4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3" calcext:value-type="float">
            <text:p>5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852 LOREM IPSUM DOLOR</text:p>
          </table:table-cell>
          <table:table-cell office:value-type="date" office:date-value="2017-08-29T23:40:47.808549" calcext:value-type="date">
            <text:p>2017-08-29 23:40:4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5" calcext:value-type="float">
            <text:p>9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853 LOREM IPSUM DOLOR</text:p>
          </table:table-cell>
          <table:table-cell office:value-type="date" office:date-value="2017-08-29T23:40:49.063618" calcext:value-type="date">
            <text:p>2017-08-29 23:40:4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8" calcext:value-type="float">
            <text:p>8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854 LOREM IPSUM DOLOR</text:p>
          </table:table-cell>
          <table:table-cell office:value-type="date" office:date-value="2017-08-29T23:40:50.318687" calcext:value-type="date">
            <text:p>2017-08-29 23:40:5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55 LOREM IPSUM DOLOR</text:p>
          </table:table-cell>
          <table:table-cell office:value-type="date" office:date-value="2017-08-29T23:40:51.573756" calcext:value-type="date">
            <text:p>2017-08-29 23:40:5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4" calcext:value-type="float">
            <text:p>94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856 LOREM IPSUM DOLOR</text:p>
          </table:table-cell>
          <table:table-cell office:value-type="date" office:date-value="2017-08-29T23:40:52.828825" calcext:value-type="date">
            <text:p>2017-08-29 23:40:5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4" calcext:value-type="float">
            <text:p>74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857 LOREM IPSUM DOLOR</text:p>
          </table:table-cell>
          <table:table-cell office:value-type="date" office:date-value="2017-08-29T23:40:54.083894" calcext:value-type="date">
            <text:p>2017-08-29 23:40:5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858 LOREM IPSUM DOLOR</text:p>
          </table:table-cell>
          <table:table-cell office:value-type="date" office:date-value="2017-08-29T23:40:55.338962" calcext:value-type="date">
            <text:p>2017-08-29 23:40:5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859 LOREM IPSUM DOLOR</text:p>
          </table:table-cell>
          <table:table-cell office:value-type="date" office:date-value="2017-08-29T23:40:56.594031" calcext:value-type="date">
            <text:p>2017-08-29 23:40:5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4" calcext:value-type="float">
            <text:p>94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860 LOREM IPSUM DOLOR</text:p>
          </table:table-cell>
          <table:table-cell office:value-type="date" office:date-value="2017-08-29T23:40:57.8491" calcext:value-type="date">
            <text:p>2017-08-29 23:40:5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861 LOREM IPSUM DOLOR</text:p>
          </table:table-cell>
          <table:table-cell office:value-type="date" office:date-value="2017-08-29T23:40:59.104169" calcext:value-type="date">
            <text:p>2017-08-29 23:40:5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3" calcext:value-type="float">
            <text:p>3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862 LOREM IPSUM DOLOR</text:p>
          </table:table-cell>
          <table:table-cell office:value-type="date" office:date-value="2017-08-29T23:41:00.359238" calcext:value-type="date">
            <text:p>2017-08-29 23:41: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" calcext:value-type="float">
            <text:p>9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863 LOREM IPSUM DOLOR</text:p>
          </table:table-cell>
          <table:table-cell office:value-type="date" office:date-value="2017-08-29T23:41:01.614307" calcext:value-type="date">
            <text:p>2017-08-29 23:41:0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64 LOREM IPSUM DOLOR</text:p>
          </table:table-cell>
          <table:table-cell office:value-type="date" office:date-value="2017-08-29T23:41:02.869376" calcext:value-type="date">
            <text:p>2017-08-29 23:41:0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65 LOREM IPSUM DOLOR</text:p>
          </table:table-cell>
          <table:table-cell office:value-type="date" office:date-value="2017-08-29T23:41:04.124445" calcext:value-type="date">
            <text:p>2017-08-29 23:41:0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5" calcext:value-type="float">
            <text:p>3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866 LOREM IPSUM DOLOR</text:p>
          </table:table-cell>
          <table:table-cell office:value-type="date" office:date-value="2017-08-29T23:41:05.379513" calcext:value-type="date">
            <text:p>2017-08-29 23:41:0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867 LOREM IPSUM DOLOR</text:p>
          </table:table-cell>
          <table:table-cell office:value-type="date" office:date-value="2017-08-29T23:41:06.634582" calcext:value-type="date">
            <text:p>2017-08-29 23:41:0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868 LOREM IPSUM DOLOR</text:p>
          </table:table-cell>
          <table:table-cell office:value-type="date" office:date-value="2017-08-29T23:41:07.889651" calcext:value-type="date">
            <text:p>2017-08-29 23:41:0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2" calcext:value-type="float">
            <text:p>4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869 LOREM IPSUM DOLOR</text:p>
          </table:table-cell>
          <table:table-cell office:value-type="date" office:date-value="2017-08-29T23:41:09.14472" calcext:value-type="date">
            <text:p>2017-08-29 23:41:0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70 LOREM IPSUM DOLOR</text:p>
          </table:table-cell>
          <table:table-cell office:value-type="date" office:date-value="2017-08-29T23:41:10.399789" calcext:value-type="date">
            <text:p>2017-08-29 23:41: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8" calcext:value-type="float">
            <text:p>8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871 LOREM IPSUM DOLOR</text:p>
          </table:table-cell>
          <table:table-cell office:value-type="date" office:date-value="2017-08-29T23:41:11.654858" calcext:value-type="date">
            <text:p>2017-08-29 23:41:1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872 LOREM IPSUM DOLOR</text:p>
          </table:table-cell>
          <table:table-cell office:value-type="date" office:date-value="2017-08-29T23:41:12.909927" calcext:value-type="date">
            <text:p>2017-08-29 23:41:1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8" calcext:value-type="float">
            <text:p>3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873 LOREM IPSUM DOLOR</text:p>
          </table:table-cell>
          <table:table-cell office:value-type="date" office:date-value="2017-08-29T23:41:14.164996" calcext:value-type="date">
            <text:p>2017-08-29 23:41: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1" calcext:value-type="float">
            <text:p>7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874 LOREM IPSUM DOLOR</text:p>
          </table:table-cell>
          <table:table-cell office:value-type="date" office:date-value="2017-08-29T23:41:15.420065" calcext:value-type="date">
            <text:p>2017-08-29 23:41: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75 LOREM IPSUM DOLOR</text:p>
          </table:table-cell>
          <table:table-cell office:value-type="date" office:date-value="2017-08-29T23:41:16.675133" calcext:value-type="date">
            <text:p>2017-08-29 23:41:1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0" calcext:value-type="float">
            <text:p>8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876 LOREM IPSUM DOLOR</text:p>
          </table:table-cell>
          <table:table-cell office:value-type="date" office:date-value="2017-08-29T23:41:17.930202" calcext:value-type="date">
            <text:p>2017-08-29 23:41: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77 LOREM IPSUM DOLOR</text:p>
          </table:table-cell>
          <table:table-cell office:value-type="date" office:date-value="2017-08-29T23:41:19.185271" calcext:value-type="date">
            <text:p>2017-08-29 23:41:1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878 LOREM IPSUM DOLOR</text:p>
          </table:table-cell>
          <table:table-cell office:value-type="date" office:date-value="2017-08-29T23:41:20.44034" calcext:value-type="date">
            <text:p>2017-08-29 23:41:2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" calcext:value-type="float">
            <text:p>2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879 LOREM IPSUM DOLOR</text:p>
          </table:table-cell>
          <table:table-cell office:value-type="date" office:date-value="2017-08-29T23:41:21.695409" calcext:value-type="date">
            <text:p>2017-08-29 23:41:2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4" calcext:value-type="float">
            <text:p>7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880 LOREM IPSUM DOLOR</text:p>
          </table:table-cell>
          <table:table-cell office:value-type="date" office:date-value="2017-08-29T23:41:22.950478" calcext:value-type="date">
            <text:p>2017-08-29 23:41: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881 LOREM IPSUM DOLOR</text:p>
          </table:table-cell>
          <table:table-cell office:value-type="date" office:date-value="2017-08-29T23:41:24.205547" calcext:value-type="date">
            <text:p>2017-08-29 23:41:2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0" calcext:value-type="float">
            <text:p>3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882 LOREM IPSUM DOLOR</text:p>
          </table:table-cell>
          <table:table-cell office:value-type="date" office:date-value="2017-08-29T23:41:25.460616" calcext:value-type="date">
            <text:p>2017-08-29 23:41:2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3" calcext:value-type="float">
            <text:p>2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883 LOREM IPSUM DOLOR</text:p>
          </table:table-cell>
          <table:table-cell office:value-type="date" office:date-value="2017-08-29T23:41:26.715684" calcext:value-type="date">
            <text:p>2017-08-29 23:41:2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2" calcext:value-type="float">
            <text:p>9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884 LOREM IPSUM DOLOR</text:p>
          </table:table-cell>
          <table:table-cell office:value-type="date" office:date-value="2017-08-29T23:41:27.970753" calcext:value-type="date">
            <text:p>2017-08-29 23:41:2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" calcext:value-type="float">
            <text:p>1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885 LOREM IPSUM DOLOR</text:p>
          </table:table-cell>
          <table:table-cell office:value-type="date" office:date-value="2017-08-29T23:41:29.225822" calcext:value-type="date">
            <text:p>2017-08-29 23:41:2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886 LOREM IPSUM DOLOR</text:p>
          </table:table-cell>
          <table:table-cell office:value-type="date" office:date-value="2017-08-29T23:41:30.480891" calcext:value-type="date">
            <text:p>2017-08-29 23:41:3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8" calcext:value-type="float">
            <text:p>88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887 LOREM IPSUM DOLOR</text:p>
          </table:table-cell>
          <table:table-cell office:value-type="date" office:date-value="2017-08-29T23:41:31.73596" calcext:value-type="date">
            <text:p>2017-08-29 23:41:3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8 LOREM IPSUM DOLOR</text:p>
          </table:table-cell>
          <table:table-cell office:value-type="date" office:date-value="2017-08-29T23:41:32.991029" calcext:value-type="date">
            <text:p>2017-08-29 23:41:3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89 LOREM IPSUM DOLOR</text:p>
          </table:table-cell>
          <table:table-cell office:value-type="date" office:date-value="2017-08-29T23:41:34.246098" calcext:value-type="date">
            <text:p>2017-08-29 23:41:3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8" calcext:value-type="float">
            <text:p>98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890 LOREM IPSUM DOLOR</text:p>
          </table:table-cell>
          <table:table-cell office:value-type="date" office:date-value="2017-08-29T23:41:35.501167" calcext:value-type="date">
            <text:p>2017-08-29 23:41:3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1" calcext:value-type="float">
            <text:p>8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891 LOREM IPSUM DOLOR</text:p>
          </table:table-cell>
          <table:table-cell office:value-type="date" office:date-value="2017-08-29T23:41:36.756236" calcext:value-type="date">
            <text:p>2017-08-29 23:41:3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92 LOREM IPSUM DOLOR</text:p>
          </table:table-cell>
          <table:table-cell office:value-type="date" office:date-value="2017-08-29T23:41:38.011304" calcext:value-type="date">
            <text:p>2017-08-29 23:41:3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9" calcext:value-type="float">
            <text:p>49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893 LOREM IPSUM DOLOR</text:p>
          </table:table-cell>
          <table:table-cell office:value-type="date" office:date-value="2017-08-29T23:41:39.266373" calcext:value-type="date">
            <text:p>2017-08-29 23:41:3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9" calcext:value-type="float">
            <text:p>29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894 LOREM IPSUM DOLOR</text:p>
          </table:table-cell>
          <table:table-cell office:value-type="date" office:date-value="2017-08-29T23:41:40.521442" calcext:value-type="date">
            <text:p>2017-08-29 23:41:4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4" calcext:value-type="float">
            <text:p>64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895 LOREM IPSUM DOLOR</text:p>
          </table:table-cell>
          <table:table-cell office:value-type="date" office:date-value="2017-08-29T23:41:41.776511" calcext:value-type="date">
            <text:p>2017-08-29 23:41:4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6 LOREM IPSUM DOLOR</text:p>
          </table:table-cell>
          <table:table-cell office:value-type="date" office:date-value="2017-08-29T23:41:43.03158" calcext:value-type="date">
            <text:p>2017-08-29 23:41:4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3" calcext:value-type="float">
            <text:p>53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897 LOREM IPSUM DOLOR</text:p>
          </table:table-cell>
          <table:table-cell office:value-type="date" office:date-value="2017-08-29T23:41:44.286649" calcext:value-type="date">
            <text:p>2017-08-29 23:41:4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4" calcext:value-type="float">
            <text:p>64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898 LOREM IPSUM DOLOR</text:p>
          </table:table-cell>
          <table:table-cell office:value-type="date" office:date-value="2017-08-29T23:41:45.541718" calcext:value-type="date">
            <text:p>2017-08-29 23:41:4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3" calcext:value-type="float">
            <text:p>3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899 LOREM IPSUM DOLOR</text:p>
          </table:table-cell>
          <table:table-cell office:value-type="date" office:date-value="2017-08-29T23:41:46.796787" calcext:value-type="date">
            <text:p>2017-08-29 23:41: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0 LOREM IPSUM DOLOR</text:p>
          </table:table-cell>
          <table:table-cell office:value-type="date" office:date-value="2017-08-29T23:41:48.051855" calcext:value-type="date">
            <text:p>2017-08-29 23:41:4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901 LOREM IPSUM DOLOR</text:p>
          </table:table-cell>
          <table:table-cell office:value-type="date" office:date-value="2017-08-29T23:41:49.306924" calcext:value-type="date">
            <text:p>2017-08-29 23:41:4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2 LOREM IPSUM DOLOR</text:p>
          </table:table-cell>
          <table:table-cell office:value-type="date" office:date-value="2017-08-29T23:41:50.561993" calcext:value-type="date">
            <text:p>2017-08-29 23:41: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903 LOREM IPSUM DOLOR</text:p>
          </table:table-cell>
          <table:table-cell office:value-type="date" office:date-value="2017-08-29T23:41:51.817062" calcext:value-type="date">
            <text:p>2017-08-29 23:41:5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04 LOREM IPSUM DOLOR</text:p>
          </table:table-cell>
          <table:table-cell office:value-type="date" office:date-value="2017-08-29T23:41:53.072131" calcext:value-type="date">
            <text:p>2017-08-29 23:41:5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5 LOREM IPSUM DOLOR</text:p>
          </table:table-cell>
          <table:table-cell office:value-type="date" office:date-value="2017-08-29T23:41:54.3272" calcext:value-type="date">
            <text:p>2017-08-29 23:41:5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8" calcext:value-type="float">
            <text:p>7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906 LOREM IPSUM DOLOR</text:p>
          </table:table-cell>
          <table:table-cell office:value-type="date" office:date-value="2017-08-29T23:41:55.582269" calcext:value-type="date">
            <text:p>2017-08-29 23:41:5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07 LOREM IPSUM DOLOR</text:p>
          </table:table-cell>
          <table:table-cell office:value-type="date" office:date-value="2017-08-29T23:41:56.837338" calcext:value-type="date">
            <text:p>2017-08-29 23:41:5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7" calcext:value-type="float">
            <text:p>9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908 LOREM IPSUM DOLOR</text:p>
          </table:table-cell>
          <table:table-cell office:value-type="date" office:date-value="2017-08-29T23:41:58.092406" calcext:value-type="date">
            <text:p>2017-08-29 23:41:5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909 LOREM IPSUM DOLOR</text:p>
          </table:table-cell>
          <table:table-cell office:value-type="date" office:date-value="2017-08-29T23:41:59.347475" calcext:value-type="date">
            <text:p>2017-08-29 23:41:5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8" calcext:value-type="float">
            <text:p>98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910 LOREM IPSUM DOLOR</text:p>
          </table:table-cell>
          <table:table-cell office:value-type="date" office:date-value="2017-08-29T23:42:00.602544" calcext:value-type="date">
            <text:p>2017-08-29 23:42:0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8" calcext:value-type="float">
            <text:p>1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911 LOREM IPSUM DOLOR</text:p>
          </table:table-cell>
          <table:table-cell office:value-type="date" office:date-value="2017-08-29T23:42:01.857613" calcext:value-type="date">
            <text:p>2017-08-29 23:42:0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12 LOREM IPSUM DOLOR</text:p>
          </table:table-cell>
          <table:table-cell office:value-type="date" office:date-value="2017-08-29T23:42:03.112682" calcext:value-type="date">
            <text:p>2017-08-29 23:42:0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913 LOREM IPSUM DOLOR</text:p>
          </table:table-cell>
          <table:table-cell office:value-type="date" office:date-value="2017-08-29T23:42:04.367751" calcext:value-type="date">
            <text:p>2017-08-29 23:42:0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0" calcext:value-type="float">
            <text:p>8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914 LOREM IPSUM DOLOR</text:p>
          </table:table-cell>
          <table:table-cell office:value-type="date" office:date-value="2017-08-29T23:42:05.62282" calcext:value-type="date">
            <text:p>2017-08-29 23:42:0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3" calcext:value-type="float">
            <text:p>33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915 LOREM IPSUM DOLOR</text:p>
          </table:table-cell>
          <table:table-cell office:value-type="date" office:date-value="2017-08-29T23:42:06.877889" calcext:value-type="date">
            <text:p>2017-08-29 23:42: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8" calcext:value-type="float">
            <text:p>3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916 LOREM IPSUM DOLOR</text:p>
          </table:table-cell>
          <table:table-cell office:value-type="date" office:date-value="2017-08-29T23:42:08.132958" calcext:value-type="date">
            <text:p>2017-08-29 23:42:0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917 LOREM IPSUM DOLOR</text:p>
          </table:table-cell>
          <table:table-cell office:value-type="date" office:date-value="2017-08-29T23:42:09.388026" calcext:value-type="date">
            <text:p>2017-08-29 23:42:0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9" calcext:value-type="float">
            <text:p>59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918 LOREM IPSUM DOLOR</text:p>
          </table:table-cell>
          <table:table-cell office:value-type="date" office:date-value="2017-08-29T23:42:10.643095" calcext:value-type="date">
            <text:p>2017-08-29 23:42: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19 LOREM IPSUM DOLOR</text:p>
          </table:table-cell>
          <table:table-cell office:value-type="date" office:date-value="2017-08-29T23:42:11.898164" calcext:value-type="date">
            <text:p>2017-08-29 23:42: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9" calcext:value-type="float">
            <text:p>4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920 LOREM IPSUM DOLOR</text:p>
          </table:table-cell>
          <table:table-cell office:value-type="date" office:date-value="2017-08-29T23:42:13.153233" calcext:value-type="date">
            <text:p>2017-08-29 23:42: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7" calcext:value-type="float">
            <text:p>8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921 LOREM IPSUM DOLOR</text:p>
          </table:table-cell>
          <table:table-cell office:value-type="date" office:date-value="2017-08-29T23:42:14.408302" calcext:value-type="date">
            <text:p>2017-08-29 23:42: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922 LOREM IPSUM DOLOR</text:p>
          </table:table-cell>
          <table:table-cell office:value-type="date" office:date-value="2017-08-29T23:42:15.663371" calcext:value-type="date">
            <text:p>2017-08-29 23:42: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9" calcext:value-type="float">
            <text:p>49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923 LOREM IPSUM DOLOR</text:p>
          </table:table-cell>
          <table:table-cell office:value-type="date" office:date-value="2017-08-29T23:42:16.91844" calcext:value-type="date">
            <text:p>2017-08-29 23:42:1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5" calcext:value-type="float">
            <text:p>85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924 LOREM IPSUM DOLOR</text:p>
          </table:table-cell>
          <table:table-cell office:value-type="date" office:date-value="2017-08-29T23:42:18.173509" calcext:value-type="date">
            <text:p>2017-08-29 23:42: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7" calcext:value-type="float">
            <text:p>9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925 LOREM IPSUM DOLOR</text:p>
          </table:table-cell>
          <table:table-cell office:value-type="date" office:date-value="2017-08-29T23:42:19.428577" calcext:value-type="date">
            <text:p>2017-08-29 23:42:1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1" calcext:value-type="float">
            <text:p>5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926 LOREM IPSUM DOLOR</text:p>
          </table:table-cell>
          <table:table-cell office:value-type="date" office:date-value="2017-08-29T23:42:20.683646" calcext:value-type="date">
            <text:p>2017-08-29 23:42: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5" calcext:value-type="float">
            <text:p>55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927 LOREM IPSUM DOLOR</text:p>
          </table:table-cell>
          <table:table-cell office:value-type="date" office:date-value="2017-08-29T23:42:21.938715" calcext:value-type="date">
            <text:p>2017-08-29 23:42:2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5" calcext:value-type="float">
            <text:p>45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928 LOREM IPSUM DOLOR</text:p>
          </table:table-cell>
          <table:table-cell office:value-type="date" office:date-value="2017-08-29T23:42:23.193784" calcext:value-type="date">
            <text:p>2017-08-29 23:42:2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929 LOREM IPSUM DOLOR</text:p>
          </table:table-cell>
          <table:table-cell office:value-type="date" office:date-value="2017-08-29T23:42:24.448853" calcext:value-type="date">
            <text:p>2017-08-29 23:42:2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9" calcext:value-type="float">
            <text:p>8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930 LOREM IPSUM DOLOR</text:p>
          </table:table-cell>
          <table:table-cell office:value-type="date" office:date-value="2017-08-29T23:42:25.703922" calcext:value-type="date">
            <text:p>2017-08-29 23:42: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3" calcext:value-type="float">
            <text:p>53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931 LOREM IPSUM DOLOR</text:p>
          </table:table-cell>
          <table:table-cell office:value-type="date" office:date-value="2017-08-29T23:42:26.958991" calcext:value-type="date">
            <text:p>2017-08-29 23:42:2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6" calcext:value-type="float">
            <text:p>66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932 LOREM IPSUM DOLOR</text:p>
          </table:table-cell>
          <table:table-cell office:value-type="date" office:date-value="2017-08-29T23:42:28.21406" calcext:value-type="date">
            <text:p>2017-08-29 23:42:2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933 LOREM IPSUM DOLOR</text:p>
          </table:table-cell>
          <table:table-cell office:value-type="date" office:date-value="2017-08-29T23:42:29.469129" calcext:value-type="date">
            <text:p>2017-08-29 23:42:2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0" calcext:value-type="float">
            <text:p>7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934 LOREM IPSUM DOLOR</text:p>
          </table:table-cell>
          <table:table-cell office:value-type="date" office:date-value="2017-08-29T23:42:30.724197" calcext:value-type="date">
            <text:p>2017-08-29 23:42:3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7" calcext:value-type="float">
            <text:p>5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935 LOREM IPSUM DOLOR</text:p>
          </table:table-cell>
          <table:table-cell office:value-type="date" office:date-value="2017-08-29T23:42:31.979266" calcext:value-type="date">
            <text:p>2017-08-29 23:42:3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5" calcext:value-type="float">
            <text:p>85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936 LOREM IPSUM DOLOR</text:p>
          </table:table-cell>
          <table:table-cell office:value-type="date" office:date-value="2017-08-29T23:42:33.234335" calcext:value-type="date">
            <text:p>2017-08-29 23:42:3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4" calcext:value-type="float">
            <text:p>74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937 LOREM IPSUM DOLOR</text:p>
          </table:table-cell>
          <table:table-cell office:value-type="date" office:date-value="2017-08-29T23:42:34.489404" calcext:value-type="date">
            <text:p>2017-08-29 23:42:3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38 LOREM IPSUM DOLOR</text:p>
          </table:table-cell>
          <table:table-cell office:value-type="date" office:date-value="2017-08-29T23:42:35.744473" calcext:value-type="date">
            <text:p>2017-08-29 23:42:3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39 LOREM IPSUM DOLOR</text:p>
          </table:table-cell>
          <table:table-cell office:value-type="date" office:date-value="2017-08-29T23:42:36.999542" calcext:value-type="date">
            <text:p>2017-08-29 23:42: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940 LOREM IPSUM DOLOR</text:p>
          </table:table-cell>
          <table:table-cell office:value-type="date" office:date-value="2017-08-29T23:42:38.254611" calcext:value-type="date">
            <text:p>2017-08-29 23:42:3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6" calcext:value-type="float">
            <text:p>36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941 LOREM IPSUM DOLOR</text:p>
          </table:table-cell>
          <table:table-cell office:value-type="date" office:date-value="2017-08-29T23:42:39.50968" calcext:value-type="date">
            <text:p>2017-08-29 23:42:4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6" calcext:value-type="float">
            <text:p>8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942 LOREM IPSUM DOLOR</text:p>
          </table:table-cell>
          <table:table-cell office:value-type="date" office:date-value="2017-08-29T23:42:40.764748" calcext:value-type="date">
            <text:p>2017-08-29 23:42:4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3" calcext:value-type="float">
            <text:p>6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943 LOREM IPSUM DOLOR</text:p>
          </table:table-cell>
          <table:table-cell office:value-type="date" office:date-value="2017-08-29T23:42:42.019817" calcext:value-type="date">
            <text:p>2017-08-29 23:42:4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" calcext:value-type="float">
            <text:p>16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944 LOREM IPSUM DOLOR</text:p>
          </table:table-cell>
          <table:table-cell office:value-type="date" office:date-value="2017-08-29T23:42:43.274886" calcext:value-type="date">
            <text:p>2017-08-29 23:42: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7" calcext:value-type="float">
            <text:p>4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945 LOREM IPSUM DOLOR</text:p>
          </table:table-cell>
          <table:table-cell office:value-type="date" office:date-value="2017-08-29T23:42:44.529955" calcext:value-type="date">
            <text:p>2017-08-29 23:42: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946 LOREM IPSUM DOLOR</text:p>
          </table:table-cell>
          <table:table-cell office:value-type="date" office:date-value="2017-08-29T23:42:45.785024" calcext:value-type="date">
            <text:p>2017-08-29 23:42: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3" calcext:value-type="float">
            <text:p>23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947 LOREM IPSUM DOLOR</text:p>
          </table:table-cell>
          <table:table-cell office:value-type="date" office:date-value="2017-08-29T23:42:47.040093" calcext:value-type="date">
            <text:p>2017-08-29 23:42: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5" calcext:value-type="float">
            <text:p>2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948 LOREM IPSUM DOLOR</text:p>
          </table:table-cell>
          <table:table-cell office:value-type="date" office:date-value="2017-08-29T23:42:48.295162" calcext:value-type="date">
            <text:p>2017-08-29 23:42: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3" calcext:value-type="float">
            <text:p>1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949 LOREM IPSUM DOLOR</text:p>
          </table:table-cell>
          <table:table-cell office:value-type="date" office:date-value="2017-08-29T23:42:49.550231" calcext:value-type="date">
            <text:p>2017-08-29 23:42:5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50 LOREM IPSUM DOLOR</text:p>
          </table:table-cell>
          <table:table-cell office:value-type="date" office:date-value="2017-08-29T23:42:50.8053" calcext:value-type="date">
            <text:p>2017-08-29 23:42:5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51 LOREM IPSUM DOLOR</text:p>
          </table:table-cell>
          <table:table-cell office:value-type="date" office:date-value="2017-08-29T23:42:52.060368" calcext:value-type="date">
            <text:p>2017-08-29 23:42:5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9" calcext:value-type="float">
            <text:p>49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952 LOREM IPSUM DOLOR</text:p>
          </table:table-cell>
          <table:table-cell office:value-type="date" office:date-value="2017-08-29T23:42:53.315437" calcext:value-type="date">
            <text:p>2017-08-29 23:42: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" calcext:value-type="float">
            <text:p>1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953 LOREM IPSUM DOLOR</text:p>
          </table:table-cell>
          <table:table-cell office:value-type="date" office:date-value="2017-08-29T23:42:54.570506" calcext:value-type="date">
            <text:p>2017-08-29 23:42: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1" calcext:value-type="float">
            <text:p>2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954 LOREM IPSUM DOLOR</text:p>
          </table:table-cell>
          <table:table-cell office:value-type="date" office:date-value="2017-08-29T23:42:55.825575" calcext:value-type="date">
            <text:p>2017-08-29 23:42: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" calcext:value-type="float">
            <text:p>19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955 LOREM IPSUM DOLOR</text:p>
          </table:table-cell>
          <table:table-cell office:value-type="date" office:date-value="2017-08-29T23:42:57.080644" calcext:value-type="date">
            <text:p>2017-08-29 23:42: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5" calcext:value-type="float">
            <text:p>4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956 LOREM IPSUM DOLOR</text:p>
          </table:table-cell>
          <table:table-cell office:value-type="date" office:date-value="2017-08-29T23:42:58.335713" calcext:value-type="date">
            <text:p>2017-08-29 23:42: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9" calcext:value-type="float">
            <text:p>5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957 LOREM IPSUM DOLOR</text:p>
          </table:table-cell>
          <table:table-cell office:value-type="date" office:date-value="2017-08-29T23:42:59.590782" calcext:value-type="date">
            <text:p>2017-08-29 23:43:0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" calcext:value-type="float">
            <text:p>2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958 LOREM IPSUM DOLOR</text:p>
          </table:table-cell>
          <table:table-cell office:value-type="date" office:date-value="2017-08-29T23:43:00.845851" calcext:value-type="date">
            <text:p>2017-08-29 23:43:0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7" calcext:value-type="float">
            <text:p>57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959 LOREM IPSUM DOLOR</text:p>
          </table:table-cell>
          <table:table-cell office:value-type="date" office:date-value="2017-08-29T23:43:02.100919" calcext:value-type="date">
            <text:p>2017-08-29 23:43:0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960 LOREM IPSUM DOLOR</text:p>
          </table:table-cell>
          <table:table-cell office:value-type="date" office:date-value="2017-08-29T23:43:03.355988" calcext:value-type="date">
            <text:p>2017-08-29 23:43:0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6" calcext:value-type="float">
            <text:p>5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961 LOREM IPSUM DOLOR</text:p>
          </table:table-cell>
          <table:table-cell office:value-type="date" office:date-value="2017-08-29T23:43:04.611057" calcext:value-type="date">
            <text:p>2017-08-29 23:43:0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5" calcext:value-type="float">
            <text:p>9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962 LOREM IPSUM DOLOR</text:p>
          </table:table-cell>
          <table:table-cell office:value-type="date" office:date-value="2017-08-29T23:43:05.866126" calcext:value-type="date">
            <text:p>2017-08-29 23:43:0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963 LOREM IPSUM DOLOR</text:p>
          </table:table-cell>
          <table:table-cell office:value-type="date" office:date-value="2017-08-29T23:43:07.121195" calcext:value-type="date">
            <text:p>2017-08-29 23:43:0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64 LOREM IPSUM DOLOR</text:p>
          </table:table-cell>
          <table:table-cell office:value-type="date" office:date-value="2017-08-29T23:43:08.376264" calcext:value-type="date">
            <text:p>2017-08-29 23:43:0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65 LOREM IPSUM DOLOR</text:p>
          </table:table-cell>
          <table:table-cell office:value-type="date" office:date-value="2017-08-29T23:43:09.631333" calcext:value-type="date">
            <text:p>2017-08-29 23:43: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3" calcext:value-type="float">
            <text:p>93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966 LOREM IPSUM DOLOR</text:p>
          </table:table-cell>
          <table:table-cell office:value-type="date" office:date-value="2017-08-29T23:43:10.886402" calcext:value-type="date">
            <text:p>2017-08-29 23:43: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4" calcext:value-type="float">
            <text:p>94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967 LOREM IPSUM DOLOR</text:p>
          </table:table-cell>
          <table:table-cell office:value-type="date" office:date-value="2017-08-29T23:43:12.14147" calcext:value-type="date">
            <text:p>2017-08-29 23:43:1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3" calcext:value-type="float">
            <text:p>7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968 LOREM IPSUM DOLOR</text:p>
          </table:table-cell>
          <table:table-cell office:value-type="date" office:date-value="2017-08-29T23:43:13.396539" calcext:value-type="date">
            <text:p>2017-08-29 23:43: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69 LOREM IPSUM DOLOR</text:p>
          </table:table-cell>
          <table:table-cell office:value-type="date" office:date-value="2017-08-29T23:43:14.651608" calcext:value-type="date">
            <text:p>2017-08-29 23:43: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970 LOREM IPSUM DOLOR</text:p>
          </table:table-cell>
          <table:table-cell office:value-type="date" office:date-value="2017-08-29T23:43:15.906677" calcext:value-type="date">
            <text:p>2017-08-29 23:43: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971 LOREM IPSUM DOLOR</text:p>
          </table:table-cell>
          <table:table-cell office:value-type="date" office:date-value="2017-08-29T23:43:17.161746" calcext:value-type="date">
            <text:p>2017-08-29 23:43:1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2 LOREM IPSUM DOLOR</text:p>
          </table:table-cell>
          <table:table-cell office:value-type="date" office:date-value="2017-08-29T23:43:18.416815" calcext:value-type="date">
            <text:p>2017-08-29 23:43: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8" calcext:value-type="float">
            <text:p>68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73 LOREM IPSUM DOLOR</text:p>
          </table:table-cell>
          <table:table-cell office:value-type="date" office:date-value="2017-08-29T23:43:19.671884" calcext:value-type="date">
            <text:p>2017-08-29 23:43:2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4" calcext:value-type="float">
            <text:p>7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974 LOREM IPSUM DOLOR</text:p>
          </table:table-cell>
          <table:table-cell office:value-type="date" office:date-value="2017-08-29T23:43:20.926953" calcext:value-type="date">
            <text:p>2017-08-29 23:43:2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975 LOREM IPSUM DOLOR</text:p>
          </table:table-cell>
          <table:table-cell office:value-type="date" office:date-value="2017-08-29T23:43:22.182022" calcext:value-type="date">
            <text:p>2017-08-29 23:43:2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2" calcext:value-type="float">
            <text:p>4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976 LOREM IPSUM DOLOR</text:p>
          </table:table-cell>
          <table:table-cell office:value-type="date" office:date-value="2017-08-29T23:43:23.43709" calcext:value-type="date">
            <text:p>2017-08-29 23:43: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9" calcext:value-type="float">
            <text:p>4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977 LOREM IPSUM DOLOR</text:p>
          </table:table-cell>
          <table:table-cell office:value-type="date" office:date-value="2017-08-29T23:43:24.692159" calcext:value-type="date">
            <text:p>2017-08-29 23:43:2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978 LOREM IPSUM DOLOR</text:p>
          </table:table-cell>
          <table:table-cell office:value-type="date" office:date-value="2017-08-29T23:43:25.947228" calcext:value-type="date">
            <text:p>2017-08-29 23:43:2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9" calcext:value-type="float">
            <text:p>49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979 LOREM IPSUM DOLOR</text:p>
          </table:table-cell>
          <table:table-cell office:value-type="date" office:date-value="2017-08-29T23:43:27.202297" calcext:value-type="date">
            <text:p>2017-08-29 23:43:2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980 LOREM IPSUM DOLOR</text:p>
          </table:table-cell>
          <table:table-cell office:value-type="date" office:date-value="2017-08-29T23:43:28.457366" calcext:value-type="date">
            <text:p>2017-08-29 23:43:2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81 LOREM IPSUM DOLOR</text:p>
          </table:table-cell>
          <table:table-cell office:value-type="date" office:date-value="2017-08-29T23:43:29.712435" calcext:value-type="date">
            <text:p>2017-08-29 23:43:3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" calcext:value-type="float">
            <text:p>2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982 LOREM IPSUM DOLOR</text:p>
          </table:table-cell>
          <table:table-cell office:value-type="date" office:date-value="2017-08-29T23:43:30.967504" calcext:value-type="date">
            <text:p>2017-08-29 23:43:3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0" calcext:value-type="float">
            <text:p>7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983 LOREM IPSUM DOLOR</text:p>
          </table:table-cell>
          <table:table-cell office:value-type="date" office:date-value="2017-08-29T23:43:32.222573" calcext:value-type="date">
            <text:p>2017-08-29 23:43:3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984 LOREM IPSUM DOLOR</text:p>
          </table:table-cell>
          <table:table-cell office:value-type="date" office:date-value="2017-08-29T23:43:33.477641" calcext:value-type="date">
            <text:p>2017-08-29 23:43:3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7" calcext:value-type="float">
            <text:p>27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985 LOREM IPSUM DOLOR</text:p>
          </table:table-cell>
          <table:table-cell office:value-type="date" office:date-value="2017-08-29T23:43:34.73271" calcext:value-type="date">
            <text:p>2017-08-29 23:43:3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9" calcext:value-type="float">
            <text:p>5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986 LOREM IPSUM DOLOR</text:p>
          </table:table-cell>
          <table:table-cell office:value-type="date" office:date-value="2017-08-29T23:43:35.987779" calcext:value-type="date">
            <text:p>2017-08-29 23:43:3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9" calcext:value-type="float">
            <text:p>89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987 LOREM IPSUM DOLOR</text:p>
          </table:table-cell>
          <table:table-cell office:value-type="date" office:date-value="2017-08-29T23:43:37.242848" calcext:value-type="date">
            <text:p>2017-08-29 23:43:3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988 LOREM IPSUM DOLOR</text:p>
          </table:table-cell>
          <table:table-cell office:value-type="date" office:date-value="2017-08-29T23:43:38.497917" calcext:value-type="date">
            <text:p>2017-08-29 23:43:3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8" calcext:value-type="float">
            <text:p>98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989 LOREM IPSUM DOLOR</text:p>
          </table:table-cell>
          <table:table-cell office:value-type="date" office:date-value="2017-08-29T23:43:39.752986" calcext:value-type="date">
            <text:p>2017-08-29 23:43:4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3" calcext:value-type="float">
            <text:p>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990 LOREM IPSUM DOLOR</text:p>
          </table:table-cell>
          <table:table-cell office:value-type="date" office:date-value="2017-08-29T23:43:41.008055" calcext:value-type="date">
            <text:p>2017-08-29 23:43:4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991 LOREM IPSUM DOLOR</text:p>
          </table:table-cell>
          <table:table-cell office:value-type="date" office:date-value="2017-08-29T23:43:42.263124" calcext:value-type="date">
            <text:p>2017-08-29 23:43:4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3" calcext:value-type="float">
            <text:p>83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992 LOREM IPSUM DOLOR</text:p>
          </table:table-cell>
          <table:table-cell office:value-type="date" office:date-value="2017-08-29T23:43:43.518193" calcext:value-type="date">
            <text:p>2017-08-29 23:43:4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9" calcext:value-type="float">
            <text:p>49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993 LOREM IPSUM DOLOR</text:p>
          </table:table-cell>
          <table:table-cell office:value-type="date" office:date-value="2017-08-29T23:43:44.773261" calcext:value-type="date">
            <text:p>2017-08-29 23:43:4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1" calcext:value-type="float">
            <text:p>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994 LOREM IPSUM DOLOR</text:p>
          </table:table-cell>
          <table:table-cell office:value-type="date" office:date-value="2017-08-29T23:43:46.02833" calcext:value-type="date">
            <text:p>2017-08-29 23:43:4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5" calcext:value-type="float">
            <text:p>7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995 LOREM IPSUM DOLOR</text:p>
          </table:table-cell>
          <table:table-cell office:value-type="date" office:date-value="2017-08-29T23:43:47.283399" calcext:value-type="date">
            <text:p>2017-08-29 23:43:4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7" calcext:value-type="float">
            <text:p>97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996 LOREM IPSUM DOLOR</text:p>
          </table:table-cell>
          <table:table-cell office:value-type="date" office:date-value="2017-08-29T23:43:48.538468" calcext:value-type="date">
            <text:p>2017-08-29 23:43:4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3" calcext:value-type="float">
            <text:p>4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997 LOREM IPSUM DOLOR</text:p>
          </table:table-cell>
          <table:table-cell office:value-type="date" office:date-value="2017-08-29T23:43:49.793537" calcext:value-type="date">
            <text:p>2017-08-29 23:43:5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998 LOREM IPSUM DOLOR</text:p>
          </table:table-cell>
          <table:table-cell office:value-type="date" office:date-value="2017-08-29T23:43:51.048606" calcext:value-type="date">
            <text:p>2017-08-29 23:43:5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9 LOREM IPSUM DOLOR</text:p>
          </table:table-cell>
          <table:table-cell office:value-type="date" office:date-value="2017-08-29T23:43:52.303675" calcext:value-type="date">
            <text:p>2017-08-29 23:43: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000 LOREM IPSUM DOLOR</text:p>
          </table:table-cell>
          <table:table-cell office:value-type="date" office:date-value="2017-08-29T23:43:53.558744" calcext:value-type="date">
            <text:p>2017-08-29 23:43:5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1 LOREM IPSUM DOLOR</text:p>
          </table:table-cell>
          <table:table-cell office:value-type="date" office:date-value="2017-08-29T23:43:54.813812" calcext:value-type="date">
            <text:p>2017-08-29 23:43:5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02 LOREM IPSUM DOLOR</text:p>
          </table:table-cell>
          <table:table-cell office:value-type="date" office:date-value="2017-08-29T23:43:56.068881" calcext:value-type="date">
            <text:p>2017-08-29 23:43:5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4" calcext:value-type="float">
            <text:p>54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003 LOREM IPSUM DOLOR</text:p>
          </table:table-cell>
          <table:table-cell office:value-type="date" office:date-value="2017-08-29T23:43:57.32395" calcext:value-type="date">
            <text:p>2017-08-29 23:43:5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2" calcext:value-type="float">
            <text:p>62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1004 LOREM IPSUM DOLOR</text:p>
          </table:table-cell>
          <table:table-cell office:value-type="date" office:date-value="2017-08-29T23:43:58.579019" calcext:value-type="date">
            <text:p>2017-08-29 23:43:5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5 LOREM IPSUM DOLOR</text:p>
          </table:table-cell>
          <table:table-cell office:value-type="date" office:date-value="2017-08-29T23:43:59.834088" calcext:value-type="date">
            <text:p>2017-08-29 23:44:0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6" calcext:value-type="float">
            <text:p>16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006 LOREM IPSUM DOLOR</text:p>
          </table:table-cell>
          <table:table-cell office:value-type="date" office:date-value="2017-08-29T23:44:01.089157" calcext:value-type="date">
            <text:p>2017-08-29 23:44:0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6" calcext:value-type="float">
            <text:p>7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007 LOREM IPSUM DOLOR</text:p>
          </table:table-cell>
          <table:table-cell office:value-type="date" office:date-value="2017-08-29T23:44:02.344226" calcext:value-type="date">
            <text:p>2017-08-29 23:44:0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8 LOREM IPSUM DOLOR</text:p>
          </table:table-cell>
          <table:table-cell office:value-type="date" office:date-value="2017-08-29T23:44:03.599295" calcext:value-type="date">
            <text:p>2017-08-29 23:44:0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09 LOREM IPSUM DOLOR</text:p>
          </table:table-cell>
          <table:table-cell office:value-type="date" office:date-value="2017-08-29T23:44:04.854364" calcext:value-type="date">
            <text:p>2017-08-29 23:44:0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010 LOREM IPSUM DOLOR</text:p>
          </table:table-cell>
          <table:table-cell office:value-type="date" office:date-value="2017-08-29T23:44:06.109432" calcext:value-type="date">
            <text:p>2017-08-29 23:44:0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2" calcext:value-type="float">
            <text:p>42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1011 LOREM IPSUM DOLOR</text:p>
          </table:table-cell>
          <table:table-cell office:value-type="date" office:date-value="2017-08-29T23:44:07.364501" calcext:value-type="date">
            <text:p>2017-08-29 23:44:0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0" calcext:value-type="float">
            <text:p>1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012 LOREM IPSUM DOLOR</text:p>
          </table:table-cell>
          <table:table-cell office:value-type="date" office:date-value="2017-08-29T23:44:08.61957" calcext:value-type="date">
            <text:p>2017-08-29 23:44:0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2" calcext:value-type="float">
            <text:p>1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013 LOREM IPSUM DOLOR</text:p>
          </table:table-cell>
          <table:table-cell office:value-type="date" office:date-value="2017-08-29T23:44:09.874639" calcext:value-type="date">
            <text:p>2017-08-29 23:44:1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5" calcext:value-type="float">
            <text:p>7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014 LOREM IPSUM DOLOR</text:p>
          </table:table-cell>
          <table:table-cell office:value-type="date" office:date-value="2017-08-29T23:44:11.129708" calcext:value-type="date">
            <text:p>2017-08-29 23:44:1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8" calcext:value-type="float">
            <text:p>8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15 LOREM IPSUM DOLOR</text:p>
          </table:table-cell>
          <table:table-cell office:value-type="date" office:date-value="2017-08-29T23:44:12.384777" calcext:value-type="date">
            <text:p>2017-08-29 23:44:1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9" calcext:value-type="float">
            <text:p>9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016 LOREM IPSUM DOLOR</text:p>
          </table:table-cell>
          <table:table-cell office:value-type="date" office:date-value="2017-08-29T23:44:13.639846" calcext:value-type="date">
            <text:p>2017-08-29 23:44:1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17 LOREM IPSUM DOLOR</text:p>
          </table:table-cell>
          <table:table-cell office:value-type="date" office:date-value="2017-08-29T23:44:14.894915" calcext:value-type="date">
            <text:p>2017-08-29 23:44:1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7" calcext:value-type="float">
            <text:p>4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18 LOREM IPSUM DOLOR</text:p>
          </table:table-cell>
          <table:table-cell office:value-type="date" office:date-value="2017-08-29T23:44:16.149983" calcext:value-type="date">
            <text:p>2017-08-29 23:44:1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7" calcext:value-type="float">
            <text:p>77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1019 LOREM IPSUM DOLOR</text:p>
          </table:table-cell>
          <table:table-cell office:value-type="date" office:date-value="2017-08-29T23:44:17.405052" calcext:value-type="date">
            <text:p>2017-08-29 23:44:1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20 LOREM IPSUM DOLOR</text:p>
          </table:table-cell>
          <table:table-cell office:value-type="date" office:date-value="2017-08-29T23:44:18.660121" calcext:value-type="date">
            <text:p>2017-08-29 23:44:1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3" calcext:value-type="float">
            <text:p>73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1021 LOREM IPSUM DOLOR</text:p>
          </table:table-cell>
          <table:table-cell office:value-type="date" office:date-value="2017-08-29T23:44:19.91519" calcext:value-type="date">
            <text:p>2017-08-29 23:44:2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6" calcext:value-type="float">
            <text:p>7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022 LOREM IPSUM DOLOR</text:p>
          </table:table-cell>
          <table:table-cell office:value-type="date" office:date-value="2017-08-29T23:44:21.170259" calcext:value-type="date">
            <text:p>2017-08-29 23:44:2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4" calcext:value-type="float">
            <text:p>54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1023 LOREM IPSUM DOLOR</text:p>
          </table:table-cell>
          <table:table-cell office:value-type="date" office:date-value="2017-08-29T23:44:22.425328" calcext:value-type="date">
            <text:p>2017-08-29 23:44: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8" calcext:value-type="float">
            <text:p>5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1024 LOREM IPSUM DOLOR</text:p>
          </table:table-cell>
          <table:table-cell office:value-type="date" office:date-value="2017-08-29T23:44:23.680397" calcext:value-type="date">
            <text:p>2017-08-29 23:44:2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25 LOREM IPSUM DOLOR</text:p>
          </table:table-cell>
          <table:table-cell office:value-type="date" office:date-value="2017-08-29T23:44:24.935466" calcext:value-type="date">
            <text:p>2017-08-29 23:44:2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2" calcext:value-type="float">
            <text:p>7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26 LOREM IPSUM DOLOR</text:p>
          </table:table-cell>
          <table:table-cell office:value-type="date" office:date-value="2017-08-29T23:44:26.190535" calcext:value-type="date">
            <text:p>2017-08-29 23:44:2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5" calcext:value-type="float">
            <text:p>45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1027 LOREM IPSUM DOLOR</text:p>
          </table:table-cell>
          <table:table-cell office:value-type="date" office:date-value="2017-08-29T23:44:27.445603" calcext:value-type="date">
            <text:p>2017-08-29 23:44:2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028 LOREM IPSUM DOLOR</text:p>
          </table:table-cell>
          <table:table-cell office:value-type="date" office:date-value="2017-08-29T23:44:28.700672" calcext:value-type="date">
            <text:p>2017-08-29 23:44:2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2" calcext:value-type="float">
            <text:p>42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1029 LOREM IPSUM DOLOR</text:p>
          </table:table-cell>
          <table:table-cell office:value-type="date" office:date-value="2017-08-29T23:44:29.955741" calcext:value-type="date">
            <text:p>2017-08-29 23:44:3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0" calcext:value-type="float">
            <text:p>4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1030 LOREM IPSUM DOLOR</text:p>
          </table:table-cell>
          <table:table-cell office:value-type="date" office:date-value="2017-08-29T23:44:31.21081" calcext:value-type="date">
            <text:p>2017-08-29 23:44:3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4" calcext:value-type="float">
            <text:p>7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1031 LOREM IPSUM DOLOR</text:p>
          </table:table-cell>
          <table:table-cell office:value-type="date" office:date-value="2017-08-29T23:44:32.465879" calcext:value-type="date">
            <text:p>2017-08-29 23:44:3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32 LOREM IPSUM DOLOR</text:p>
          </table:table-cell>
          <table:table-cell office:value-type="date" office:date-value="2017-08-29T23:44:33.720948" calcext:value-type="date">
            <text:p>2017-08-29 23:44:3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7" calcext:value-type="float">
            <text:p>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33 LOREM IPSUM DOLOR</text:p>
          </table:table-cell>
          <table:table-cell office:value-type="date" office:date-value="2017-08-29T23:44:34.976017" calcext:value-type="date">
            <text:p>2017-08-29 23:44:3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034 LOREM IPSUM DOLOR</text:p>
          </table:table-cell>
          <table:table-cell office:value-type="date" office:date-value="2017-08-29T23:44:36.231086" calcext:value-type="date">
            <text:p>2017-08-29 23:44:3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6" calcext:value-type="float">
            <text:p>6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1035 LOREM IPSUM DOLOR</text:p>
          </table:table-cell>
          <table:table-cell office:value-type="date" office:date-value="2017-08-29T23:44:37.486154" calcext:value-type="date">
            <text:p>2017-08-29 23:44:3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36 LOREM IPSUM DOLOR</text:p>
          </table:table-cell>
          <table:table-cell office:value-type="date" office:date-value="2017-08-29T23:44:38.741223" calcext:value-type="date">
            <text:p>2017-08-29 23:44:3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6" calcext:value-type="float">
            <text:p>8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1037 LOREM IPSUM DOLOR</text:p>
          </table:table-cell>
          <table:table-cell office:value-type="date" office:date-value="2017-08-29T23:44:39.996292" calcext:value-type="date">
            <text:p>2017-08-29 23:44:4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2" calcext:value-type="float">
            <text:p>4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038 LOREM IPSUM DOLOR</text:p>
          </table:table-cell>
          <table:table-cell office:value-type="date" office:date-value="2017-08-29T23:44:41.251361" calcext:value-type="date">
            <text:p>2017-08-29 23:44:4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8" calcext:value-type="float">
            <text:p>2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039 LOREM IPSUM DOLOR</text:p>
          </table:table-cell>
          <table:table-cell office:value-type="date" office:date-value="2017-08-29T23:44:42.50643" calcext:value-type="date">
            <text:p>2017-08-29 23:44:4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4" calcext:value-type="float">
            <text:p>3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1040 LOREM IPSUM DOLOR</text:p>
          </table:table-cell>
          <table:table-cell office:value-type="date" office:date-value="2017-08-29T23:44:43.761499" calcext:value-type="date">
            <text:p>2017-08-29 23:44:4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041 LOREM IPSUM DOLOR</text:p>
          </table:table-cell>
          <table:table-cell office:value-type="date" office:date-value="2017-08-29T23:44:45.016568" calcext:value-type="date">
            <text:p>2017-08-29 23:44:4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" calcext:value-type="float">
            <text:p>1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1042 LOREM IPSUM DOLOR</text:p>
          </table:table-cell>
          <table:table-cell office:value-type="date" office:date-value="2017-08-29T23:44:46.271637" calcext:value-type="date">
            <text:p>2017-08-29 23:44:4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8" calcext:value-type="float">
            <text:p>48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043 LOREM IPSUM DOLOR</text:p>
          </table:table-cell>
          <table:table-cell office:value-type="date" office:date-value="2017-08-29T23:44:47.526705" calcext:value-type="date">
            <text:p>2017-08-29 23:44:4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44 LOREM IPSUM DOLOR</text:p>
          </table:table-cell>
          <table:table-cell office:value-type="date" office:date-value="2017-08-29T23:44:48.781774" calcext:value-type="date">
            <text:p>2017-08-29 23:44:4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1" calcext:value-type="float">
            <text:p>91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1045 LOREM IPSUM DOLOR</text:p>
          </table:table-cell>
          <table:table-cell office:value-type="date" office:date-value="2017-08-29T23:44:50.036843" calcext:value-type="date">
            <text:p>2017-08-29 23:44:5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9" calcext:value-type="float">
            <text:p>19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1046 LOREM IPSUM DOLOR</text:p>
          </table:table-cell>
          <table:table-cell office:value-type="date" office:date-value="2017-08-29T23:44:51.291912" calcext:value-type="date">
            <text:p>2017-08-29 23:44:5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6" calcext:value-type="float">
            <text:p>46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047 LOREM IPSUM DOLOR</text:p>
          </table:table-cell>
          <table:table-cell office:value-type="date" office:date-value="2017-08-29T23:44:52.546981" calcext:value-type="date">
            <text:p>2017-08-29 23:44:5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2" calcext:value-type="float">
            <text:p>8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1048 LOREM IPSUM DOLOR</text:p>
          </table:table-cell>
          <table:table-cell office:value-type="date" office:date-value="2017-08-29T23:44:53.80205" calcext:value-type="date">
            <text:p>2017-08-29 23:44:5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6" calcext:value-type="float">
            <text:p>3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1049 LOREM IPSUM DOLOR</text:p>
          </table:table-cell>
          <table:table-cell office:value-type="date" office:date-value="2017-08-29T23:44:55.057119" calcext:value-type="date">
            <text:p>2017-08-29 23:44: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0" calcext:value-type="float">
            <text:p>9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1050 LOREM IPSUM DOLOR</text:p>
          </table:table-cell>
          <table:table-cell office:value-type="date" office:date-value="2017-08-29T23:44:56.312188" calcext:value-type="date">
            <text:p>2017-08-29 23:44:5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51 LOREM IPSUM DOLOR</text:p>
          </table:table-cell>
          <table:table-cell office:value-type="date" office:date-value="2017-08-29T23:44:57.567257" calcext:value-type="date">
            <text:p>2017-08-29 23:44:5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5" calcext:value-type="float">
            <text:p>65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1052 LOREM IPSUM DOLOR</text:p>
          </table:table-cell>
          <table:table-cell office:value-type="date" office:date-value="2017-08-29T23:44:58.822325" calcext:value-type="date">
            <text:p>2017-08-29 23:44:5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0" calcext:value-type="float">
            <text:p>6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053 LOREM IPSUM DOLOR</text:p>
          </table:table-cell>
          <table:table-cell office:value-type="date" office:date-value="2017-08-29T23:45:00.077394" calcext:value-type="date">
            <text:p>2017-08-29 23:45:0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54 LOREM IPSUM DOLOR</text:p>
          </table:table-cell>
          <table:table-cell office:value-type="date" office:date-value="2017-08-29T23:45:01.332463" calcext:value-type="date">
            <text:p>2017-08-29 23:45:0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2" calcext:value-type="float">
            <text:p>7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1055 LOREM IPSUM DOLOR</text:p>
          </table:table-cell>
          <table:table-cell office:value-type="date" office:date-value="2017-08-29T23:45:02.587532" calcext:value-type="date">
            <text:p>2017-08-29 23:45:0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" calcext:value-type="float">
            <text:p>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1056 LOREM IPSUM DOLOR</text:p>
          </table:table-cell>
          <table:table-cell office:value-type="date" office:date-value="2017-08-29T23:45:03.842601" calcext:value-type="date">
            <text:p>2017-08-29 23:45:0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9" calcext:value-type="float">
            <text:p>8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057 LOREM IPSUM DOLOR</text:p>
          </table:table-cell>
          <table:table-cell office:value-type="date" office:date-value="2017-08-29T23:45:05.09767" calcext:value-type="date">
            <text:p>2017-08-29 23:45:0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" calcext:value-type="float">
            <text:p>9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1058 LOREM IPSUM DOLOR</text:p>
          </table:table-cell>
          <table:table-cell office:value-type="date" office:date-value="2017-08-29T23:45:06.352739" calcext:value-type="date">
            <text:p>2017-08-29 23:45:0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5" calcext:value-type="float">
            <text:p>4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1059 LOREM IPSUM DOLOR</text:p>
          </table:table-cell>
          <table:table-cell office:value-type="date" office:date-value="2017-08-29T23:45:07.607808" calcext:value-type="date">
            <text:p>2017-08-29 23:45:0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9" calcext:value-type="float">
            <text:p>29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1060 LOREM IPSUM DOLOR</text:p>
          </table:table-cell>
          <table:table-cell office:value-type="date" office:date-value="2017-08-29T23:45:08.862876" calcext:value-type="date">
            <text:p>2017-08-29 23:45:0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061 LOREM IPSUM DOLOR</text:p>
          </table:table-cell>
          <table:table-cell office:value-type="date" office:date-value="2017-08-29T23:45:10.117945" calcext:value-type="date">
            <text:p>2017-08-29 23:45:1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2" calcext:value-type="float">
            <text:p>7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062 LOREM IPSUM DOLOR</text:p>
          </table:table-cell>
          <table:table-cell office:value-type="date" office:date-value="2017-08-29T23:45:11.373014" calcext:value-type="date">
            <text:p>2017-08-29 23:45:1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63 LOREM IPSUM DOLOR</text:p>
          </table:table-cell>
          <table:table-cell office:value-type="date" office:date-value="2017-08-29T23:45:12.628083" calcext:value-type="date">
            <text:p>2017-08-29 23:45:1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4" calcext:value-type="float">
            <text:p>4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1064 LOREM IPSUM DOLOR</text:p>
          </table:table-cell>
          <table:table-cell office:value-type="date" office:date-value="2017-08-29T23:45:13.883152" calcext:value-type="date">
            <text:p>2017-08-29 23:45:1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065 LOREM IPSUM DOLOR</text:p>
          </table:table-cell>
          <table:table-cell office:value-type="date" office:date-value="2017-08-29T23:45:15.138221" calcext:value-type="date">
            <text:p>2017-08-29 23:45:1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1" calcext:value-type="float">
            <text:p>6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1066 LOREM IPSUM DOLOR</text:p>
          </table:table-cell>
          <table:table-cell office:value-type="date" office:date-value="2017-08-29T23:45:16.39329" calcext:value-type="date">
            <text:p>2017-08-29 23:45:1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9" calcext:value-type="float">
            <text:p>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1067 LOREM IPSUM DOLOR</text:p>
          </table:table-cell>
          <table:table-cell office:value-type="date" office:date-value="2017-08-29T23:45:17.648359" calcext:value-type="date">
            <text:p>2017-08-29 23:45:1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68 LOREM IPSUM DOLOR</text:p>
          </table:table-cell>
          <table:table-cell office:value-type="date" office:date-value="2017-08-29T23:45:18.903428" calcext:value-type="date">
            <text:p>2017-08-29 23:45:1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1069 LOREM IPSUM DOLOR</text:p>
          </table:table-cell>
          <table:table-cell office:value-type="date" office:date-value="2017-08-29T23:45:20.158496" calcext:value-type="date">
            <text:p>2017-08-29 23:45:2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9" calcext:value-type="float">
            <text:p>3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1070 LOREM IPSUM DOLOR</text:p>
          </table:table-cell>
          <table:table-cell office:value-type="date" office:date-value="2017-08-29T23:45:21.413565" calcext:value-type="date">
            <text:p>2017-08-29 23:45:2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71 LOREM IPSUM DOLOR</text:p>
          </table:table-cell>
          <table:table-cell office:value-type="date" office:date-value="2017-08-29T23:45:22.668634" calcext:value-type="date">
            <text:p>2017-08-29 23:45:2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0" calcext:value-type="float">
            <text:p>9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072 LOREM IPSUM DOLOR</text:p>
          </table:table-cell>
          <table:table-cell office:value-type="date" office:date-value="2017-08-29T23:45:23.923703" calcext:value-type="date">
            <text:p>2017-08-29 23:45:2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9" calcext:value-type="float">
            <text:p>79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1073 LOREM IPSUM DOLOR</text:p>
          </table:table-cell>
          <table:table-cell office:value-type="date" office:date-value="2017-08-29T23:45:25.178772" calcext:value-type="date">
            <text:p>2017-08-29 23:45:2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8" calcext:value-type="float">
            <text:p>5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074 LOREM IPSUM DOLOR</text:p>
          </table:table-cell>
          <table:table-cell office:value-type="date" office:date-value="2017-08-29T23:45:26.433841" calcext:value-type="date">
            <text:p>2017-08-29 23:45:2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75 LOREM IPSUM DOLOR</text:p>
          </table:table-cell>
          <table:table-cell office:value-type="date" office:date-value="2017-08-29T23:45:27.68891" calcext:value-type="date">
            <text:p>2017-08-29 23:45:2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5" calcext:value-type="float">
            <text:p>8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076 LOREM IPSUM DOLOR</text:p>
          </table:table-cell>
          <table:table-cell office:value-type="date" office:date-value="2017-08-29T23:45:28.943979" calcext:value-type="date">
            <text:p>2017-08-29 23:45:2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6" calcext:value-type="float">
            <text:p>4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077 LOREM IPSUM DOLOR</text:p>
          </table:table-cell>
          <table:table-cell office:value-type="date" office:date-value="2017-08-29T23:45:30.199047" calcext:value-type="date">
            <text:p>2017-08-29 23:45:3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78 LOREM IPSUM DOLOR</text:p>
          </table:table-cell>
          <table:table-cell office:value-type="date" office:date-value="2017-08-29T23:45:31.454116" calcext:value-type="date">
            <text:p>2017-08-29 23:45:3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2" calcext:value-type="float">
            <text:p>62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079 LOREM IPSUM DOLOR</text:p>
          </table:table-cell>
          <table:table-cell office:value-type="date" office:date-value="2017-08-29T23:45:32.709185" calcext:value-type="date">
            <text:p>2017-08-29 23:45:3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2" calcext:value-type="float">
            <text:p>8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080 LOREM IPSUM DOLOR</text:p>
          </table:table-cell>
          <table:table-cell office:value-type="date" office:date-value="2017-08-29T23:45:33.964254" calcext:value-type="date">
            <text:p>2017-08-29 23:45:3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7" calcext:value-type="float">
            <text:p>6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1081 LOREM IPSUM DOLOR</text:p>
          </table:table-cell>
          <table:table-cell office:value-type="date" office:date-value="2017-08-29T23:45:35.219323" calcext:value-type="date">
            <text:p>2017-08-29 23:45:3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5" calcext:value-type="float">
            <text:p>55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082 LOREM IPSUM DOLOR</text:p>
          </table:table-cell>
          <table:table-cell office:value-type="date" office:date-value="2017-08-29T23:45:36.474392" calcext:value-type="date">
            <text:p>2017-08-29 23:45:3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83 LOREM IPSUM DOLOR</text:p>
          </table:table-cell>
          <table:table-cell office:value-type="date" office:date-value="2017-08-29T23:45:37.729461" calcext:value-type="date">
            <text:p>2017-08-29 23:45:3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6" calcext:value-type="float">
            <text:p>8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084 LOREM IPSUM DOLOR</text:p>
          </table:table-cell>
          <table:table-cell office:value-type="date" office:date-value="2017-08-29T23:45:38.98453" calcext:value-type="date">
            <text:p>2017-08-29 23:45:3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1" calcext:value-type="float">
            <text:p>41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1085 LOREM IPSUM DOLOR</text:p>
          </table:table-cell>
          <table:table-cell office:value-type="date" office:date-value="2017-08-29T23:45:40.239599" calcext:value-type="date">
            <text:p>2017-08-29 23:45:4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086 LOREM IPSUM DOLOR</text:p>
          </table:table-cell>
          <table:table-cell office:value-type="date" office:date-value="2017-08-29T23:45:41.494667" calcext:value-type="date">
            <text:p>2017-08-29 23:45:4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5" calcext:value-type="float">
            <text:p>35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087 LOREM IPSUM DOLOR</text:p>
          </table:table-cell>
          <table:table-cell office:value-type="date" office:date-value="2017-08-29T23:45:42.749736" calcext:value-type="date">
            <text:p>2017-08-29 23:45:4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6" calcext:value-type="float">
            <text:p>4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088 LOREM IPSUM DOLOR</text:p>
          </table:table-cell>
          <table:table-cell office:value-type="date" office:date-value="2017-08-29T23:45:44.004805" calcext:value-type="date">
            <text:p>2017-08-29 23:45:4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83" calcext:value-type="float">
            <text:p>8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089 LOREM IPSUM DOLOR</text:p>
          </table:table-cell>
          <table:table-cell office:value-type="date" office:date-value="2017-08-29T23:45:45.259874" calcext:value-type="date">
            <text:p>2017-08-29 23:45:4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0" calcext:value-type="float">
            <text:p>2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1090 LOREM IPSUM DOLOR</text:p>
          </table:table-cell>
          <table:table-cell office:value-type="date" office:date-value="2017-08-29T23:45:46.514943" calcext:value-type="date">
            <text:p>2017-08-29 23:45:4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091 LOREM IPSUM DOLOR</text:p>
          </table:table-cell>
          <table:table-cell office:value-type="date" office:date-value="2017-08-29T23:45:47.770012" calcext:value-type="date">
            <text:p>2017-08-29 23:45:4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8" calcext:value-type="float">
            <text:p>1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1092 LOREM IPSUM DOLOR</text:p>
          </table:table-cell>
          <table:table-cell office:value-type="date" office:date-value="2017-08-29T23:45:49.025081" calcext:value-type="date">
            <text:p>2017-08-29 23:45:4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5" calcext:value-type="float">
            <text:p>6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093 LOREM IPSUM DOLOR</text:p>
          </table:table-cell>
          <table:table-cell office:value-type="date" office:date-value="2017-08-29T23:45:50.28015" calcext:value-type="date">
            <text:p>2017-08-29 23:45:5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1094 LOREM IPSUM DOLOR</text:p>
          </table:table-cell>
          <table:table-cell office:value-type="date" office:date-value="2017-08-29T23:45:51.535218" calcext:value-type="date">
            <text:p>2017-08-29 23:45:5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95 LOREM IPSUM DOLOR</text:p>
          </table:table-cell>
          <table:table-cell office:value-type="date" office:date-value="2017-08-29T23:45:52.790287" calcext:value-type="date">
            <text:p>2017-08-29 23:45:5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096 LOREM IPSUM DOLOR</text:p>
          </table:table-cell>
          <table:table-cell office:value-type="date" office:date-value="2017-08-29T23:45:54.045356" calcext:value-type="date">
            <text:p>2017-08-29 23:45:5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2" calcext:value-type="float">
            <text:p>3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97 LOREM IPSUM DOLOR</text:p>
          </table:table-cell>
          <table:table-cell office:value-type="date" office:date-value="2017-08-29T23:45:55.300425" calcext:value-type="date">
            <text:p>2017-08-29 23:45:5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098 LOREM IPSUM DOLOR</text:p>
          </table:table-cell>
          <table:table-cell office:value-type="date" office:date-value="2017-08-29T23:45:56.555494" calcext:value-type="date">
            <text:p>2017-08-29 23:45:5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9" calcext:value-type="float">
            <text:p>6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099 LOREM IPSUM DOLOR</text:p>
          </table:table-cell>
          <table:table-cell office:value-type="date" office:date-value="2017-08-29T23:45:57.810563" calcext:value-type="date">
            <text:p>2017-08-29 23:45: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1" calcext:value-type="float">
            <text:p>8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100 LOREM IPSUM DOLOR</text:p>
          </table:table-cell>
          <table:table-cell office:value-type="date" office:date-value="2017-08-29T23:45:59.065632" calcext:value-type="date">
            <text:p>2017-08-29 23:45:5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93" calcext:value-type="float">
            <text:p>9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101 LOREM IPSUM DOLOR</text:p>
          </table:table-cell>
          <table:table-cell office:value-type="date" office:date-value="2017-08-29T23:46:00.320701" calcext:value-type="date">
            <text:p>2017-08-29 23:46:0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3" calcext:value-type="float">
            <text:p>43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1102 LOREM IPSUM DOLOR</text:p>
          </table:table-cell>
          <table:table-cell office:value-type="date" office:date-value="2017-08-29T23:46:01.575769" calcext:value-type="date">
            <text:p>2017-08-29 23:46:0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8" calcext:value-type="float">
            <text:p>4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103 LOREM IPSUM DOLOR</text:p>
          </table:table-cell>
          <table:table-cell office:value-type="date" office:date-value="2017-08-29T23:46:02.830838" calcext:value-type="date">
            <text:p>2017-08-29 23:46:0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1" calcext:value-type="float">
            <text:p>4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104 LOREM IPSUM DOLOR</text:p>
          </table:table-cell>
          <table:table-cell office:value-type="date" office:date-value="2017-08-29T23:46:04.085907" calcext:value-type="date">
            <text:p>2017-08-29 23:46:0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0" calcext:value-type="float">
            <text:p>8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1105 LOREM IPSUM DOLOR</text:p>
          </table:table-cell>
          <table:table-cell office:value-type="date" office:date-value="2017-08-29T23:46:05.340976" calcext:value-type="date">
            <text:p>2017-08-29 23:46:0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98" calcext:value-type="float">
            <text:p>9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106 LOREM IPSUM DOLOR</text:p>
          </table:table-cell>
          <table:table-cell office:value-type="date" office:date-value="2017-08-29T23:46:06.596045" calcext:value-type="date">
            <text:p>2017-08-29 23:46:0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1107 LOREM IPSUM DOLOR</text:p>
          </table:table-cell>
          <table:table-cell office:value-type="date" office:date-value="2017-08-29T23:46:07.851114" calcext:value-type="date">
            <text:p>2017-08-29 23:46:0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5" calcext:value-type="float">
            <text:p>55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1108 LOREM IPSUM DOLOR</text:p>
          </table:table-cell>
          <table:table-cell office:value-type="date" office:date-value="2017-08-29T23:46:09.106183" calcext:value-type="date">
            <text:p>2017-08-29 23:46:0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109 LOREM IPSUM DOLOR</text:p>
          </table:table-cell>
          <table:table-cell office:value-type="date" office:date-value="2017-08-29T23:46:10.361252" calcext:value-type="date">
            <text:p>2017-08-29 23:46:1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3" calcext:value-type="float">
            <text:p>2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110 LOREM IPSUM DOLOR</text:p>
          </table:table-cell>
          <table:table-cell office:value-type="date" office:date-value="2017-08-29T23:46:11.616321" calcext:value-type="date">
            <text:p>2017-08-29 23:46:1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111 LOREM IPSUM DOLOR</text:p>
          </table:table-cell>
          <table:table-cell office:value-type="date" office:date-value="2017-08-29T23:46:12.871389" calcext:value-type="date">
            <text:p>2017-08-29 23:46:1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112 LOREM IPSUM DOLOR</text:p>
          </table:table-cell>
          <table:table-cell office:value-type="date" office:date-value="2017-08-29T23:46:14.126458" calcext:value-type="date">
            <text:p>2017-08-29 23:46:1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2" calcext:value-type="float">
            <text:p>7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113 LOREM IPSUM DOLOR</text:p>
          </table:table-cell>
          <table:table-cell office:value-type="date" office:date-value="2017-08-29T23:46:15.381527" calcext:value-type="date">
            <text:p>2017-08-29 23:46:1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9" calcext:value-type="float">
            <text:p>7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1114 LOREM IPSUM DOLOR</text:p>
          </table:table-cell>
          <table:table-cell office:value-type="date" office:date-value="2017-08-29T23:46:16.636596" calcext:value-type="date">
            <text:p>2017-08-29 23:46:1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7" calcext:value-type="float">
            <text:p>67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1115 LOREM IPSUM DOLOR</text:p>
          </table:table-cell>
          <table:table-cell office:value-type="date" office:date-value="2017-08-29T23:46:17.891665" calcext:value-type="date">
            <text:p>2017-08-29 23:46:1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84" calcext:value-type="float">
            <text:p>8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116 LOREM IPSUM DOLOR</text:p>
          </table:table-cell>
          <table:table-cell office:value-type="date" office:date-value="2017-08-29T23:46:19.146734" calcext:value-type="date">
            <text:p>2017-08-29 23:46:1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117 LOREM IPSUM DOLOR</text:p>
          </table:table-cell>
          <table:table-cell office:value-type="date" office:date-value="2017-08-29T23:46:20.401803" calcext:value-type="date">
            <text:p>2017-08-29 23:46:2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5" calcext:value-type="float">
            <text:p>5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118 LOREM IPSUM DOLOR</text:p>
          </table:table-cell>
          <table:table-cell office:value-type="date" office:date-value="2017-08-29T23:46:21.656872" calcext:value-type="date">
            <text:p>2017-08-29 23:46:2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3" calcext:value-type="float">
            <text:p>1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119 LOREM IPSUM DOLOR</text:p>
          </table:table-cell>
          <table:table-cell office:value-type="date" office:date-value="2017-08-29T23:46:22.91194" calcext:value-type="date">
            <text:p>2017-08-29 23:46:2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0" calcext:value-type="float">
            <text:p>3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120 LOREM IPSUM DOLOR</text:p>
          </table:table-cell>
          <table:table-cell office:value-type="date" office:date-value="2017-08-29T23:46:24.167009" calcext:value-type="date">
            <text:p>2017-08-29 23:46:2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121 LOREM IPSUM DOLOR</text:p>
          </table:table-cell>
          <table:table-cell office:value-type="date" office:date-value="2017-08-29T23:46:25.422078" calcext:value-type="date">
            <text:p>2017-08-29 23:46:2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6" calcext:value-type="float">
            <text:p>8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1122 LOREM IPSUM DOLOR</text:p>
          </table:table-cell>
          <table:table-cell office:value-type="date" office:date-value="2017-08-29T23:46:26.677147" calcext:value-type="date">
            <text:p>2017-08-29 23:46:2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123 LOREM IPSUM DOLOR</text:p>
          </table:table-cell>
          <table:table-cell office:value-type="date" office:date-value="2017-08-29T23:46:27.932216" calcext:value-type="date">
            <text:p>2017-08-29 23:46:2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6" calcext:value-type="float">
            <text:p>5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1124 LOREM IPSUM DOLOR</text:p>
          </table:table-cell>
          <table:table-cell office:value-type="date" office:date-value="2017-08-29T23:46:29.187285" calcext:value-type="date">
            <text:p>2017-08-29 23:46:2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7" calcext:value-type="float">
            <text:p>57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1125 LOREM IPSUM DOLOR</text:p>
          </table:table-cell>
          <table:table-cell office:value-type="date" office:date-value="2017-08-29T23:46:30.442354" calcext:value-type="date">
            <text:p>2017-08-29 23:46:3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2" calcext:value-type="float">
            <text:p>32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1126 LOREM IPSUM DOLOR</text:p>
          </table:table-cell>
          <table:table-cell office:value-type="date" office:date-value="2017-08-29T23:46:31.697423" calcext:value-type="date">
            <text:p>2017-08-29 23:46:3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" calcext:value-type="float">
            <text:p>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1127 LOREM IPSUM DOLOR</text:p>
          </table:table-cell>
          <table:table-cell office:value-type="date" office:date-value="2017-08-29T23:46:32.952492" calcext:value-type="date">
            <text:p>2017-08-29 23:46:3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128 LOREM IPSUM DOLOR</text:p>
          </table:table-cell>
          <table:table-cell office:value-type="date" office:date-value="2017-08-29T23:46:34.20756" calcext:value-type="date">
            <text:p>2017-08-29 23:46:3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2" calcext:value-type="float">
            <text:p>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129 LOREM IPSUM DOLOR</text:p>
          </table:table-cell>
          <table:table-cell office:value-type="date" office:date-value="2017-08-29T23:46:35.462629" calcext:value-type="date">
            <text:p>2017-08-29 23:46:3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7" calcext:value-type="float">
            <text:p>57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130 LOREM IPSUM DOLOR</text:p>
          </table:table-cell>
          <table:table-cell office:value-type="date" office:date-value="2017-08-29T23:46:36.717698" calcext:value-type="date">
            <text:p>2017-08-29 23:46:3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2" calcext:value-type="float">
            <text:p>3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1131 LOREM IPSUM DOLOR</text:p>
          </table:table-cell>
          <table:table-cell office:value-type="date" office:date-value="2017-08-29T23:46:37.972767" calcext:value-type="date">
            <text:p>2017-08-29 23:46:3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1132 LOREM IPSUM DOLOR</text:p>
          </table:table-cell>
          <table:table-cell office:value-type="date" office:date-value="2017-08-29T23:46:39.227836" calcext:value-type="date">
            <text:p>2017-08-29 23:46:3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33 LOREM IPSUM DOLOR</text:p>
          </table:table-cell>
          <table:table-cell office:value-type="date" office:date-value="2017-08-29T23:46:40.482905" calcext:value-type="date">
            <text:p>2017-08-29 23:46:4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9" calcext:value-type="float">
            <text:p>7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134 LOREM IPSUM DOLOR</text:p>
          </table:table-cell>
          <table:table-cell office:value-type="date" office:date-value="2017-08-29T23:46:41.737974" calcext:value-type="date">
            <text:p>2017-08-29 23:46:4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135 LOREM IPSUM DOLOR</text:p>
          </table:table-cell>
          <table:table-cell office:value-type="date" office:date-value="2017-08-29T23:46:42.993043" calcext:value-type="date">
            <text:p>2017-08-29 23:46:4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3" calcext:value-type="float">
            <text:p>53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1136 LOREM IPSUM DOLOR</text:p>
          </table:table-cell>
          <table:table-cell office:value-type="date" office:date-value="2017-08-29T23:46:44.248111" calcext:value-type="date">
            <text:p>2017-08-29 23:46:4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5" calcext:value-type="float">
            <text:p>2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137 LOREM IPSUM DOLOR</text:p>
          </table:table-cell>
          <table:table-cell office:value-type="date" office:date-value="2017-08-29T23:46:45.50318" calcext:value-type="date">
            <text:p>2017-08-29 23:46:4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138 LOREM IPSUM DOLOR</text:p>
          </table:table-cell>
          <table:table-cell office:value-type="date" office:date-value="2017-08-29T23:46:46.758249" calcext:value-type="date">
            <text:p>2017-08-29 23:46:4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3" calcext:value-type="float">
            <text:p>63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1139 LOREM IPSUM DOLOR</text:p>
          </table:table-cell>
          <table:table-cell office:value-type="date" office:date-value="2017-08-29T23:46:48.013318" calcext:value-type="date">
            <text:p>2017-08-29 23:46:4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8" calcext:value-type="float">
            <text:p>48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1140 LOREM IPSUM DOLOR</text:p>
          </table:table-cell>
          <table:table-cell office:value-type="date" office:date-value="2017-08-29T23:46:49.268387" calcext:value-type="date">
            <text:p>2017-08-29 23:46:4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9" calcext:value-type="float">
            <text:p>1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1141 LOREM IPSUM DOLOR</text:p>
          </table:table-cell>
          <table:table-cell office:value-type="date" office:date-value="2017-08-29T23:46:50.523456" calcext:value-type="date">
            <text:p>2017-08-29 23:46:5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1" calcext:value-type="float">
            <text:p>7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142 LOREM IPSUM DOLOR</text:p>
          </table:table-cell>
          <table:table-cell office:value-type="date" office:date-value="2017-08-29T23:46:51.778525" calcext:value-type="date">
            <text:p>2017-08-29 23:46:5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143 LOREM IPSUM DOLOR</text:p>
          </table:table-cell>
          <table:table-cell office:value-type="date" office:date-value="2017-08-29T23:46:53.033594" calcext:value-type="date">
            <text:p>2017-08-29 23:46:5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4" calcext:value-type="float">
            <text:p>34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1144 LOREM IPSUM DOLOR</text:p>
          </table:table-cell>
          <table:table-cell office:value-type="date" office:date-value="2017-08-29T23:46:54.288663" calcext:value-type="date">
            <text:p>2017-08-29 23:46:5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5" calcext:value-type="float">
            <text:p>25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1145 LOREM IPSUM DOLOR</text:p>
          </table:table-cell>
          <table:table-cell office:value-type="date" office:date-value="2017-08-29T23:46:55.543731" calcext:value-type="date">
            <text:p>2017-08-29 23:46:5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146 LOREM IPSUM DOLOR</text:p>
          </table:table-cell>
          <table:table-cell office:value-type="date" office:date-value="2017-08-29T23:46:56.7988" calcext:value-type="date">
            <text:p>2017-08-29 23:46:5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" calcext:value-type="float">
            <text:p>1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147 LOREM IPSUM DOLOR</text:p>
          </table:table-cell>
          <table:table-cell office:value-type="date" office:date-value="2017-08-29T23:46:58.053869" calcext:value-type="date">
            <text:p>2017-08-29 23:46:5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6" calcext:value-type="float">
            <text:p>4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148 LOREM IPSUM DOLOR</text:p>
          </table:table-cell>
          <table:table-cell office:value-type="date" office:date-value="2017-08-29T23:46:59.308938" calcext:value-type="date">
            <text:p>2017-08-29 23:46:5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2" calcext:value-type="float">
            <text:p>5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149 LOREM IPSUM DOLOR</text:p>
          </table:table-cell>
          <table:table-cell office:value-type="date" office:date-value="2017-08-29T23:47:00.564007" calcext:value-type="date">
            <text:p>2017-08-29 23:47:0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150 LOREM IPSUM DOLOR</text:p>
          </table:table-cell>
          <table:table-cell office:value-type="date" office:date-value="2017-08-29T23:47:01.819076" calcext:value-type="date">
            <text:p>2017-08-29 23:47:0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" calcext:value-type="float">
            <text:p>1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1151 LOREM IPSUM DOLOR</text:p>
          </table:table-cell>
          <table:table-cell office:value-type="date" office:date-value="2017-08-29T23:47:03.074145" calcext:value-type="date">
            <text:p>2017-08-29 23:47:0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52 LOREM IPSUM DOLOR</text:p>
          </table:table-cell>
          <table:table-cell office:value-type="date" office:date-value="2017-08-29T23:47:04.329214" calcext:value-type="date">
            <text:p>2017-08-29 23:47:0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1" calcext:value-type="float">
            <text:p>71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1153 LOREM IPSUM DOLOR</text:p>
          </table:table-cell>
          <table:table-cell office:value-type="date" office:date-value="2017-08-29T23:47:05.584282" calcext:value-type="date">
            <text:p>2017-08-29 23:47:0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154 LOREM IPSUM DOLOR</text:p>
          </table:table-cell>
          <table:table-cell office:value-type="date" office:date-value="2017-08-29T23:47:06.839351" calcext:value-type="date">
            <text:p>2017-08-29 23:47:0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1155 LOREM IPSUM DOLOR</text:p>
          </table:table-cell>
          <table:table-cell office:value-type="date" office:date-value="2017-08-29T23:47:08.09442" calcext:value-type="date">
            <text:p>2017-08-29 23:47:0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56 LOREM IPSUM DOLOR</text:p>
          </table:table-cell>
          <table:table-cell office:value-type="date" office:date-value="2017-08-29T23:47:09.349489" calcext:value-type="date">
            <text:p>2017-08-29 23:47:0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57 LOREM IPSUM DOLOR</text:p>
          </table:table-cell>
          <table:table-cell office:value-type="date" office:date-value="2017-08-29T23:47:10.604558" calcext:value-type="date">
            <text:p>2017-08-29 23:47:1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2" calcext:value-type="float">
            <text:p>52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1158 LOREM IPSUM DOLOR</text:p>
          </table:table-cell>
          <table:table-cell office:value-type="date" office:date-value="2017-08-29T23:47:11.859627" calcext:value-type="date">
            <text:p>2017-08-29 23:47:1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159 LOREM IPSUM DOLOR</text:p>
          </table:table-cell>
          <table:table-cell office:value-type="date" office:date-value="2017-08-29T23:47:13.114696" calcext:value-type="date">
            <text:p>2017-08-29 23:47:1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1160 LOREM IPSUM DOLOR</text:p>
          </table:table-cell>
          <table:table-cell office:value-type="date" office:date-value="2017-08-29T23:47:14.369765" calcext:value-type="date">
            <text:p>2017-08-29 23:47:1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1161 LOREM IPSUM DOLOR</text:p>
          </table:table-cell>
          <table:table-cell office:value-type="date" office:date-value="2017-08-29T23:47:15.624833" calcext:value-type="date">
            <text:p>2017-08-29 23:47:1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2" calcext:value-type="float">
            <text:p>62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1162 LOREM IPSUM DOLOR</text:p>
          </table:table-cell>
          <table:table-cell office:value-type="date" office:date-value="2017-08-29T23:47:16.879902" calcext:value-type="date">
            <text:p>2017-08-29 23:47:1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7" calcext:value-type="float">
            <text:p>4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1163 LOREM IPSUM DOLOR</text:p>
          </table:table-cell>
          <table:table-cell office:value-type="date" office:date-value="2017-08-29T23:47:18.134971" calcext:value-type="date">
            <text:p>2017-08-29 23:47:1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6" calcext:value-type="float">
            <text:p>6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64 LOREM IPSUM DOLOR</text:p>
          </table:table-cell>
          <table:table-cell office:value-type="date" office:date-value="2017-08-29T23:47:19.39004" calcext:value-type="date">
            <text:p>2017-08-29 23:47:1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165 LOREM IPSUM DOLOR</text:p>
          </table:table-cell>
          <table:table-cell office:value-type="date" office:date-value="2017-08-29T23:47:20.645109" calcext:value-type="date">
            <text:p>2017-08-29 23:47:2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0" calcext:value-type="float">
            <text:p>6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1166 LOREM IPSUM DOLOR</text:p>
          </table:table-cell>
          <table:table-cell office:value-type="date" office:date-value="2017-08-29T23:47:21.900178" calcext:value-type="date">
            <text:p>2017-08-29 23:47:2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167 LOREM IPSUM DOLOR</text:p>
          </table:table-cell>
          <table:table-cell office:value-type="date" office:date-value="2017-08-29T23:47:23.155247" calcext:value-type="date">
            <text:p>2017-08-29 23:47:2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4" calcext:value-type="float">
            <text:p>9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168 LOREM IPSUM DOLOR</text:p>
          </table:table-cell>
          <table:table-cell office:value-type="date" office:date-value="2017-08-29T23:47:24.410316" calcext:value-type="date">
            <text:p>2017-08-29 23:47:2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6" calcext:value-type="float">
            <text:p>76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1169 LOREM IPSUM DOLOR</text:p>
          </table:table-cell>
          <table:table-cell office:value-type="date" office:date-value="2017-08-29T23:47:25.665385" calcext:value-type="date">
            <text:p>2017-08-29 23:47:2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0" calcext:value-type="float">
            <text:p>4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1170 LOREM IPSUM DOLOR</text:p>
          </table:table-cell>
          <table:table-cell office:value-type="date" office:date-value="2017-08-29T23:47:26.920453" calcext:value-type="date">
            <text:p>2017-08-29 23:47:2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9" calcext:value-type="float">
            <text:p>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171 LOREM IPSUM DOLOR</text:p>
          </table:table-cell>
          <table:table-cell office:value-type="date" office:date-value="2017-08-29T23:47:28.175522" calcext:value-type="date">
            <text:p>2017-08-29 23:47:2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72 LOREM IPSUM DOLOR</text:p>
          </table:table-cell>
          <table:table-cell office:value-type="date" office:date-value="2017-08-29T23:47:29.430591" calcext:value-type="date">
            <text:p>2017-08-29 23:47:2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2" calcext:value-type="float">
            <text:p>9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173 LOREM IPSUM DOLOR</text:p>
          </table:table-cell>
          <table:table-cell office:value-type="date" office:date-value="2017-08-29T23:47:30.68566" calcext:value-type="date">
            <text:p>2017-08-29 23:47:3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9" calcext:value-type="float">
            <text:p>59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174 LOREM IPSUM DOLOR</text:p>
          </table:table-cell>
          <table:table-cell office:value-type="date" office:date-value="2017-08-29T23:47:31.940729" calcext:value-type="date">
            <text:p>2017-08-29 23:47: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6" calcext:value-type="float">
            <text:p>4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1175 LOREM IPSUM DOLOR</text:p>
          </table:table-cell>
          <table:table-cell office:value-type="date" office:date-value="2017-08-29T23:47:33.195798" calcext:value-type="date">
            <text:p>2017-08-29 23:47:3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8" calcext:value-type="float">
            <text:p>6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1176 LOREM IPSUM DOLOR</text:p>
          </table:table-cell>
          <table:table-cell office:value-type="date" office:date-value="2017-08-29T23:47:34.450867" calcext:value-type="date">
            <text:p>2017-08-29 23:47:3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177 LOREM IPSUM DOLOR</text:p>
          </table:table-cell>
          <table:table-cell office:value-type="date" office:date-value="2017-08-29T23:47:35.705936" calcext:value-type="date">
            <text:p>2017-08-29 23:47:3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8" calcext:value-type="float">
            <text:p>9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178 LOREM IPSUM DOLOR</text:p>
          </table:table-cell>
          <table:table-cell office:value-type="date" office:date-value="2017-08-29T23:47:36.961004" calcext:value-type="date">
            <text:p>2017-08-29 23:47:3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179 LOREM IPSUM DOLOR</text:p>
          </table:table-cell>
          <table:table-cell office:value-type="date" office:date-value="2017-08-29T23:47:38.216073" calcext:value-type="date">
            <text:p>2017-08-29 23:47:3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" calcext:value-type="float">
            <text:p>3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180 LOREM IPSUM DOLOR</text:p>
          </table:table-cell>
          <table:table-cell office:value-type="date" office:date-value="2017-08-29T23:47:39.471142" calcext:value-type="date">
            <text:p>2017-08-29 23:47:3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9" calcext:value-type="float">
            <text:p>5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1181 LOREM IPSUM DOLOR</text:p>
          </table:table-cell>
          <table:table-cell office:value-type="date" office:date-value="2017-08-29T23:47:40.726211" calcext:value-type="date">
            <text:p>2017-08-29 23:47:4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79" calcext:value-type="float">
            <text:p>7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182 LOREM IPSUM DOLOR</text:p>
          </table:table-cell>
          <table:table-cell office:value-type="date" office:date-value="2017-08-29T23:47:41.98128" calcext:value-type="date">
            <text:p>2017-08-29 23:47:4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2" calcext:value-type="float">
            <text:p>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183 LOREM IPSUM DOLOR</text:p>
          </table:table-cell>
          <table:table-cell office:value-type="date" office:date-value="2017-08-29T23:47:43.236349" calcext:value-type="date">
            <text:p>2017-08-29 23:47:4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84 LOREM IPSUM DOLOR</text:p>
          </table:table-cell>
          <table:table-cell office:value-type="date" office:date-value="2017-08-29T23:47:44.491418" calcext:value-type="date">
            <text:p>2017-08-29 23:47:4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3" calcext:value-type="float">
            <text:p>2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185 LOREM IPSUM DOLOR</text:p>
          </table:table-cell>
          <table:table-cell office:value-type="date" office:date-value="2017-08-29T23:47:45.746487" calcext:value-type="date">
            <text:p>2017-08-29 23:47:4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5" calcext:value-type="float">
            <text:p>7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186 LOREM IPSUM DOLOR</text:p>
          </table:table-cell>
          <table:table-cell office:value-type="date" office:date-value="2017-08-29T23:47:47.001556" calcext:value-type="date">
            <text:p>2017-08-29 23:47:4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187 LOREM IPSUM DOLOR</text:p>
          </table:table-cell>
          <table:table-cell office:value-type="date" office:date-value="2017-08-29T23:47:48.256624" calcext:value-type="date">
            <text:p>2017-08-29 23:47:4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8" calcext:value-type="float">
            <text:p>4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1188 LOREM IPSUM DOLOR</text:p>
          </table:table-cell>
          <table:table-cell office:value-type="date" office:date-value="2017-08-29T23:47:49.511693" calcext:value-type="date">
            <text:p>2017-08-29 23:47:5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" calcext:value-type="float">
            <text:p>6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1189 LOREM IPSUM DOLOR</text:p>
          </table:table-cell>
          <table:table-cell office:value-type="date" office:date-value="2017-08-29T23:47:50.766762" calcext:value-type="date">
            <text:p>2017-08-29 23:47:5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3" calcext:value-type="float">
            <text:p>23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1190 LOREM IPSUM DOLOR</text:p>
          </table:table-cell>
          <table:table-cell office:value-type="date" office:date-value="2017-08-29T23:47:52.021831" calcext:value-type="date">
            <text:p>2017-08-29 23:47:5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0" calcext:value-type="float">
            <text:p>8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1191 LOREM IPSUM DOLOR</text:p>
          </table:table-cell>
          <table:table-cell office:value-type="date" office:date-value="2017-08-29T23:47:53.2769" calcext:value-type="date">
            <text:p>2017-08-29 23:47:5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0" calcext:value-type="float">
            <text:p>40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192 LOREM IPSUM DOLOR</text:p>
          </table:table-cell>
          <table:table-cell office:value-type="date" office:date-value="2017-08-29T23:47:54.531969" calcext:value-type="date">
            <text:p>2017-08-29 23:47:5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8" calcext:value-type="float">
            <text:p>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193 LOREM IPSUM DOLOR</text:p>
          </table:table-cell>
          <table:table-cell office:value-type="date" office:date-value="2017-08-29T23:47:55.787038" calcext:value-type="date">
            <text:p>2017-08-29 23:47:5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194 LOREM IPSUM DOLOR</text:p>
          </table:table-cell>
          <table:table-cell office:value-type="date" office:date-value="2017-08-29T23:47:57.042107" calcext:value-type="date">
            <text:p>2017-08-29 23:47:5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195 LOREM IPSUM DOLOR</text:p>
          </table:table-cell>
          <table:table-cell office:value-type="date" office:date-value="2017-08-29T23:47:58.297175" calcext:value-type="date">
            <text:p>2017-08-29 23:47:5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1" calcext:value-type="float">
            <text:p>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196 LOREM IPSUM DOLOR</text:p>
          </table:table-cell>
          <table:table-cell office:value-type="date" office:date-value="2017-08-29T23:47:59.552244" calcext:value-type="date">
            <text:p>2017-08-29 23:48: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1197 LOREM IPSUM DOLOR</text:p>
          </table:table-cell>
          <table:table-cell office:value-type="date" office:date-value="2017-08-29T23:48:00.807313" calcext:value-type="date">
            <text:p>2017-08-29 23:48:0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9" calcext:value-type="float">
            <text:p>4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198 LOREM IPSUM DOLOR</text:p>
          </table:table-cell>
          <table:table-cell office:value-type="date" office:date-value="2017-08-29T23:48:02.062382" calcext:value-type="date">
            <text:p>2017-08-29 23:48:0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8" calcext:value-type="float">
            <text:p>68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1199 LOREM IPSUM DOLOR</text:p>
          </table:table-cell>
          <table:table-cell office:value-type="date" office:date-value="2017-08-29T23:48:03.317451" calcext:value-type="date">
            <text:p>2017-08-29 23:48: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8" calcext:value-type="float">
            <text:p>8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200 LOREM IPSUM DOLOR</text:p>
          </table:table-cell>
          <table:table-cell office:value-type="date" office:date-value="2017-08-29T23:48:04.57252" calcext:value-type="date">
            <text:p>2017-08-29 23:48:0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1201 LOREM IPSUM DOLOR</text:p>
          </table:table-cell>
          <table:table-cell office:value-type="date" office:date-value="2017-08-29T23:48:05.827589" calcext:value-type="date">
            <text:p>2017-08-29 23:48:0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9" calcext:value-type="float">
            <text:p>5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202 LOREM IPSUM DOLOR</text:p>
          </table:table-cell>
          <table:table-cell office:value-type="date" office:date-value="2017-08-29T23:48:07.082658" calcext:value-type="date">
            <text:p>2017-08-29 23:48:0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203 LOREM IPSUM DOLOR</text:p>
          </table:table-cell>
          <table:table-cell office:value-type="date" office:date-value="2017-08-29T23:48:08.337727" calcext:value-type="date">
            <text:p>2017-08-29 23:48:0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1204 LOREM IPSUM DOLOR</text:p>
          </table:table-cell>
          <table:table-cell office:value-type="date" office:date-value="2017-08-29T23:48:09.592795" calcext:value-type="date">
            <text:p>2017-08-29 23:48:1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1" calcext:value-type="float">
            <text:p>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205 LOREM IPSUM DOLOR</text:p>
          </table:table-cell>
          <table:table-cell office:value-type="date" office:date-value="2017-08-29T23:48:10.847864" calcext:value-type="date">
            <text:p>2017-08-29 23:48:1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83" calcext:value-type="float">
            <text:p>8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1206 LOREM IPSUM DOLOR</text:p>
          </table:table-cell>
          <table:table-cell office:value-type="date" office:date-value="2017-08-29T23:48:12.102933" calcext:value-type="date">
            <text:p>2017-08-29 23:48:1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0" calcext:value-type="float">
            <text:p>8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1207 LOREM IPSUM DOLOR</text:p>
          </table:table-cell>
          <table:table-cell office:value-type="date" office:date-value="2017-08-29T23:48:13.358002" calcext:value-type="date">
            <text:p>2017-08-29 23:48:1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08 LOREM IPSUM DOLOR</text:p>
          </table:table-cell>
          <table:table-cell office:value-type="date" office:date-value="2017-08-29T23:48:14.613071" calcext:value-type="date">
            <text:p>2017-08-29 23:48:1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8" calcext:value-type="float">
            <text:p>38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1209 LOREM IPSUM DOLOR</text:p>
          </table:table-cell>
          <table:table-cell office:value-type="date" office:date-value="2017-08-29T23:48:15.86814" calcext:value-type="date">
            <text:p>2017-08-29 23:48:1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210 LOREM IPSUM DOLOR</text:p>
          </table:table-cell>
          <table:table-cell office:value-type="date" office:date-value="2017-08-29T23:48:17.123209" calcext:value-type="date">
            <text:p>2017-08-29 23:48:1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211 LOREM IPSUM DOLOR</text:p>
          </table:table-cell>
          <table:table-cell office:value-type="date" office:date-value="2017-08-29T23:48:18.378278" calcext:value-type="date">
            <text:p>2017-08-29 23:48:1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12 LOREM IPSUM DOLOR</text:p>
          </table:table-cell>
          <table:table-cell office:value-type="date" office:date-value="2017-08-29T23:48:19.633346" calcext:value-type="date">
            <text:p>2017-08-29 23:48:2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213 LOREM IPSUM DOLOR</text:p>
          </table:table-cell>
          <table:table-cell office:value-type="date" office:date-value="2017-08-29T23:48:20.888415" calcext:value-type="date">
            <text:p>2017-08-29 23:48:2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214 LOREM IPSUM DOLOR</text:p>
          </table:table-cell>
          <table:table-cell office:value-type="date" office:date-value="2017-08-29T23:48:22.143484" calcext:value-type="date">
            <text:p>2017-08-29 23:48:2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15 LOREM IPSUM DOLOR</text:p>
          </table:table-cell>
          <table:table-cell office:value-type="date" office:date-value="2017-08-29T23:48:23.398553" calcext:value-type="date">
            <text:p>2017-08-29 23:48:2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9" calcext:value-type="float">
            <text:p>6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216 LOREM IPSUM DOLOR</text:p>
          </table:table-cell>
          <table:table-cell office:value-type="date" office:date-value="2017-08-29T23:48:24.653622" calcext:value-type="date">
            <text:p>2017-08-29 23:48:2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5" calcext:value-type="float">
            <text:p>4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1217 LOREM IPSUM DOLOR</text:p>
          </table:table-cell>
          <table:table-cell office:value-type="date" office:date-value="2017-08-29T23:48:25.908691" calcext:value-type="date">
            <text:p>2017-08-29 23:48:2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18 LOREM IPSUM DOLOR</text:p>
          </table:table-cell>
          <table:table-cell office:value-type="date" office:date-value="2017-08-29T23:48:27.16376" calcext:value-type="date">
            <text:p>2017-08-29 23:48:2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57" calcext:value-type="float">
            <text:p>5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1219 LOREM IPSUM DOLOR</text:p>
          </table:table-cell>
          <table:table-cell office:value-type="date" office:date-value="2017-08-29T23:48:28.418829" calcext:value-type="date">
            <text:p>2017-08-29 23:48:2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220 LOREM IPSUM DOLOR</text:p>
          </table:table-cell>
          <table:table-cell office:value-type="date" office:date-value="2017-08-29T23:48:29.673898" calcext:value-type="date">
            <text:p>2017-08-29 23:48:3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2" calcext:value-type="float">
            <text:p>9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1221 LOREM IPSUM DOLOR</text:p>
          </table:table-cell>
          <table:table-cell office:value-type="date" office:date-value="2017-08-29T23:48:30.928966" calcext:value-type="date">
            <text:p>2017-08-29 23:48:3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5" calcext:value-type="float">
            <text:p>35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222 LOREM IPSUM DOLOR</text:p>
          </table:table-cell>
          <table:table-cell office:value-type="date" office:date-value="2017-08-29T23:48:32.184035" calcext:value-type="date">
            <text:p>2017-08-29 23:48:3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223 LOREM IPSUM DOLOR</text:p>
          </table:table-cell>
          <table:table-cell office:value-type="date" office:date-value="2017-08-29T23:48:33.439104" calcext:value-type="date">
            <text:p>2017-08-29 23:48:3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79" calcext:value-type="float">
            <text:p>7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224 LOREM IPSUM DOLOR</text:p>
          </table:table-cell>
          <table:table-cell office:value-type="date" office:date-value="2017-08-29T23:48:34.694173" calcext:value-type="date">
            <text:p>2017-08-29 23:48:3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72" calcext:value-type="float">
            <text:p>7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1225 LOREM IPSUM DOLOR</text:p>
          </table:table-cell>
          <table:table-cell office:value-type="date" office:date-value="2017-08-29T23:48:35.949242" calcext:value-type="date">
            <text:p>2017-08-29 23:48:3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2" calcext:value-type="float">
            <text:p>52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226 LOREM IPSUM DOLOR</text:p>
          </table:table-cell>
          <table:table-cell office:value-type="date" office:date-value="2017-08-29T23:48:37.204311" calcext:value-type="date">
            <text:p>2017-08-29 23:48:3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6" calcext:value-type="float">
            <text:p>8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227 LOREM IPSUM DOLOR</text:p>
          </table:table-cell>
          <table:table-cell office:value-type="date" office:date-value="2017-08-29T23:48:38.45938" calcext:value-type="date">
            <text:p>2017-08-29 23:48:3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228 LOREM IPSUM DOLOR</text:p>
          </table:table-cell>
          <table:table-cell office:value-type="date" office:date-value="2017-08-29T23:48:39.714449" calcext:value-type="date">
            <text:p>2017-08-29 23:48:4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9" calcext:value-type="float">
            <text:p>2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229 LOREM IPSUM DOLOR</text:p>
          </table:table-cell>
          <table:table-cell office:value-type="date" office:date-value="2017-08-29T23:48:40.969517" calcext:value-type="date">
            <text:p>2017-08-29 23:48:4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230 LOREM IPSUM DOLOR</text:p>
          </table:table-cell>
          <table:table-cell office:value-type="date" office:date-value="2017-08-29T23:48:42.224586" calcext:value-type="date">
            <text:p>2017-08-29 23:48:4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7" calcext:value-type="float">
            <text:p>67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1231 LOREM IPSUM DOLOR</text:p>
          </table:table-cell>
          <table:table-cell office:value-type="date" office:date-value="2017-08-29T23:48:43.479655" calcext:value-type="date">
            <text:p>2017-08-29 23:48:4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2" calcext:value-type="float">
            <text:p>22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232 LOREM IPSUM DOLOR</text:p>
          </table:table-cell>
          <table:table-cell office:value-type="date" office:date-value="2017-08-29T23:48:44.734724" calcext:value-type="date">
            <text:p>2017-08-29 23:48:4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3" calcext:value-type="float">
            <text:p>1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233 LOREM IPSUM DOLOR</text:p>
          </table:table-cell>
          <table:table-cell office:value-type="date" office:date-value="2017-08-29T23:48:45.989793" calcext:value-type="date">
            <text:p>2017-08-29 23:48:4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1" calcext:value-type="float">
            <text:p>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234 LOREM IPSUM DOLOR</text:p>
          </table:table-cell>
          <table:table-cell office:value-type="date" office:date-value="2017-08-29T23:48:47.244862" calcext:value-type="date">
            <text:p>2017-08-29 23:48:4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6" calcext:value-type="float">
            <text:p>4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235 LOREM IPSUM DOLOR</text:p>
          </table:table-cell>
          <table:table-cell office:value-type="date" office:date-value="2017-08-29T23:48:48.499931" calcext:value-type="date">
            <text:p>2017-08-29 23:48:4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236 LOREM IPSUM DOLOR</text:p>
          </table:table-cell>
          <table:table-cell office:value-type="date" office:date-value="2017-08-29T23:48:49.755" calcext:value-type="date">
            <text:p>2017-08-29 23:48:5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7" calcext:value-type="float">
            <text:p>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237 LOREM IPSUM DOLOR</text:p>
          </table:table-cell>
          <table:table-cell office:value-type="date" office:date-value="2017-08-29T23:48:51.010068" calcext:value-type="date">
            <text:p>2017-08-29 23:48:5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5" calcext:value-type="float">
            <text:p>4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238 LOREM IPSUM DOLOR</text:p>
          </table:table-cell>
          <table:table-cell office:value-type="date" office:date-value="2017-08-29T23:48:52.265137" calcext:value-type="date">
            <text:p>2017-08-29 23:48:5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0" calcext:value-type="float">
            <text:p>1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239 LOREM IPSUM DOLOR</text:p>
          </table:table-cell>
          <table:table-cell office:value-type="date" office:date-value="2017-08-29T23:48:53.520206" calcext:value-type="date">
            <text:p>2017-08-29 23:48:5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" calcext:value-type="float">
            <text:p>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240 LOREM IPSUM DOLOR</text:p>
          </table:table-cell>
          <table:table-cell office:value-type="date" office:date-value="2017-08-29T23:48:54.775275" calcext:value-type="date">
            <text:p>2017-08-29 23:48:5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" calcext:value-type="float">
            <text:p>5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1241 LOREM IPSUM DOLOR</text:p>
          </table:table-cell>
          <table:table-cell office:value-type="date" office:date-value="2017-08-29T23:48:56.030344" calcext:value-type="date">
            <text:p>2017-08-29 23:48:5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5" calcext:value-type="float">
            <text:p>85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1242 LOREM IPSUM DOLOR</text:p>
          </table:table-cell>
          <table:table-cell office:value-type="date" office:date-value="2017-08-29T23:48:57.285413" calcext:value-type="date">
            <text:p>2017-08-29 23:48:5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2" calcext:value-type="float">
            <text:p>4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243 LOREM IPSUM DOLOR</text:p>
          </table:table-cell>
          <table:table-cell office:value-type="date" office:date-value="2017-08-29T23:48:58.540482" calcext:value-type="date">
            <text:p>2017-08-29 23:48:59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2" calcext:value-type="float">
            <text:p>72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1244 LOREM IPSUM DOLOR</text:p>
          </table:table-cell>
          <table:table-cell office:value-type="date" office:date-value="2017-08-29T23:48:59.795551" calcext:value-type="date">
            <text:p>2017-08-29 23:49: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245 LOREM IPSUM DOLOR</text:p>
          </table:table-cell>
          <table:table-cell office:value-type="date" office:date-value="2017-08-29T23:49:01.05062" calcext:value-type="date">
            <text:p>2017-08-29 23:49: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46 LOREM IPSUM DOLOR</text:p>
          </table:table-cell>
          <table:table-cell office:value-type="date" office:date-value="2017-08-29T23:49:02.305688" calcext:value-type="date">
            <text:p>2017-08-29 23:49:0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47 LOREM IPSUM DOLOR</text:p>
          </table:table-cell>
          <table:table-cell office:value-type="date" office:date-value="2017-08-29T23:49:03.560757" calcext:value-type="date">
            <text:p>2017-08-29 23:49:0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4" calcext:value-type="float">
            <text:p>54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1248 LOREM IPSUM DOLOR</text:p>
          </table:table-cell>
          <table:table-cell office:value-type="date" office:date-value="2017-08-29T23:49:04.815826" calcext:value-type="date">
            <text:p>2017-08-29 23:49:0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1" calcext:value-type="float">
            <text:p>21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1249 LOREM IPSUM DOLOR</text:p>
          </table:table-cell>
          <table:table-cell office:value-type="date" office:date-value="2017-08-29T23:49:06.070895" calcext:value-type="date">
            <text:p>2017-08-29 23:49:0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250 LOREM IPSUM DOLOR</text:p>
          </table:table-cell>
          <table:table-cell office:value-type="date" office:date-value="2017-08-29T23:49:07.325964" calcext:value-type="date">
            <text:p>2017-08-29 23:49:07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251 LOREM IPSUM DOLOR</text:p>
          </table:table-cell>
          <table:table-cell office:value-type="date" office:date-value="2017-08-29T23:49:08.581033" calcext:value-type="date">
            <text:p>2017-08-29 23:49:09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52 LOREM IPSUM DOLOR</text:p>
          </table:table-cell>
          <table:table-cell office:value-type="date" office:date-value="2017-08-29T23:49:09.836102" calcext:value-type="date">
            <text:p>2017-08-29 23:49:1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7" calcext:value-type="float">
            <text:p>37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1253 LOREM IPSUM DOLOR</text:p>
          </table:table-cell>
          <table:table-cell office:value-type="date" office:date-value="2017-08-29T23:49:11.091171" calcext:value-type="date">
            <text:p>2017-08-29 23:49:1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54 LOREM IPSUM DOLOR</text:p>
          </table:table-cell>
          <table:table-cell office:value-type="date" office:date-value="2017-08-29T23:49:12.346239" calcext:value-type="date">
            <text:p>2017-08-29 23:49:1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71" calcext:value-type="float">
            <text:p>7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255 LOREM IPSUM DOLOR</text:p>
          </table:table-cell>
          <table:table-cell office:value-type="date" office:date-value="2017-08-29T23:49:13.601308" calcext:value-type="date">
            <text:p>2017-08-29 23:49:1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94" calcext:value-type="float">
            <text:p>94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256 LOREM IPSUM DOLOR</text:p>
          </table:table-cell>
          <table:table-cell office:value-type="date" office:date-value="2017-08-29T23:49:14.856377" calcext:value-type="date">
            <text:p>2017-08-29 23:49:1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3" calcext:value-type="float">
            <text:p>63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1257 LOREM IPSUM DOLOR</text:p>
          </table:table-cell>
          <table:table-cell office:value-type="date" office:date-value="2017-08-29T23:49:16.111446" calcext:value-type="date">
            <text:p>2017-08-29 23:49:1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258 LOREM IPSUM DOLOR</text:p>
          </table:table-cell>
          <table:table-cell office:value-type="date" office:date-value="2017-08-29T23:49:17.366515" calcext:value-type="date">
            <text:p>2017-08-29 23:49:1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1" calcext:value-type="float">
            <text:p>21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1259 LOREM IPSUM DOLOR</text:p>
          </table:table-cell>
          <table:table-cell office:value-type="date" office:date-value="2017-08-29T23:49:18.621584" calcext:value-type="date">
            <text:p>2017-08-29 23:49:1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9" calcext:value-type="float">
            <text:p>99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260 LOREM IPSUM DOLOR</text:p>
          </table:table-cell>
          <table:table-cell office:value-type="date" office:date-value="2017-08-29T23:49:19.876653" calcext:value-type="date">
            <text:p>2017-08-29 23:49:2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61 LOREM IPSUM DOLOR</text:p>
          </table:table-cell>
          <table:table-cell office:value-type="date" office:date-value="2017-08-29T23:49:21.131722" calcext:value-type="date">
            <text:p>2017-08-29 23:49:2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91" calcext:value-type="float">
            <text:p>91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1262 LOREM IPSUM DOLOR</text:p>
          </table:table-cell>
          <table:table-cell office:value-type="date" office:date-value="2017-08-29T23:49:22.386791" calcext:value-type="date">
            <text:p>2017-08-29 23:49:2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73" calcext:value-type="float">
            <text:p>7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1263 LOREM IPSUM DOLOR</text:p>
          </table:table-cell>
          <table:table-cell office:value-type="date" office:date-value="2017-08-29T23:49:23.641859" calcext:value-type="date">
            <text:p>2017-08-29 23:49:2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88" calcext:value-type="float">
            <text:p>88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264 LOREM IPSUM DOLOR</text:p>
          </table:table-cell>
          <table:table-cell office:value-type="date" office:date-value="2017-08-29T23:49:24.896928" calcext:value-type="date">
            <text:p>2017-08-29 23:49:2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265 LOREM IPSUM DOLOR</text:p>
          </table:table-cell>
          <table:table-cell office:value-type="date" office:date-value="2017-08-29T23:49:26.151997" calcext:value-type="date">
            <text:p>2017-08-29 23:49:2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87" calcext:value-type="float">
            <text:p>87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1266 LOREM IPSUM DOLOR</text:p>
          </table:table-cell>
          <table:table-cell office:value-type="date" office:date-value="2017-08-29T23:49:27.407066" calcext:value-type="date">
            <text:p>2017-08-29 23:49:2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7" calcext:value-type="float">
            <text:p>67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1267 LOREM IPSUM DOLOR</text:p>
          </table:table-cell>
          <table:table-cell office:value-type="date" office:date-value="2017-08-29T23:49:28.662135" calcext:value-type="date">
            <text:p>2017-08-29 23:49:2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268 LOREM IPSUM DOLOR</text:p>
          </table:table-cell>
          <table:table-cell office:value-type="date" office:date-value="2017-08-29T23:49:29.917204" calcext:value-type="date">
            <text:p>2017-08-29 23:49:3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69 LOREM IPSUM DOLOR</text:p>
          </table:table-cell>
          <table:table-cell office:value-type="date" office:date-value="2017-08-29T23:49:31.172273" calcext:value-type="date">
            <text:p>2017-08-29 23:49:3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4" calcext:value-type="float">
            <text:p>9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1270 LOREM IPSUM DOLOR</text:p>
          </table:table-cell>
          <table:table-cell office:value-type="date" office:date-value="2017-08-29T23:49:32.427342" calcext:value-type="date">
            <text:p>2017-08-29 23:49:3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271 LOREM IPSUM DOLOR</text:p>
          </table:table-cell>
          <table:table-cell office:value-type="date" office:date-value="2017-08-29T23:49:33.68241" calcext:value-type="date">
            <text:p>2017-08-29 23:49:3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5" calcext:value-type="float">
            <text:p>5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272 LOREM IPSUM DOLOR</text:p>
          </table:table-cell>
          <table:table-cell office:value-type="date" office:date-value="2017-08-29T23:49:34.937479" calcext:value-type="date">
            <text:p>2017-08-29 23:49:3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1273 LOREM IPSUM DOLOR</text:p>
          </table:table-cell>
          <table:table-cell office:value-type="date" office:date-value="2017-08-29T23:49:36.192548" calcext:value-type="date">
            <text:p>2017-08-29 23:49:3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274 LOREM IPSUM DOLOR</text:p>
          </table:table-cell>
          <table:table-cell office:value-type="date" office:date-value="2017-08-29T23:49:37.447617" calcext:value-type="date">
            <text:p>2017-08-29 23:49:3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4" calcext:value-type="float">
            <text:p>4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1275 LOREM IPSUM DOLOR</text:p>
          </table:table-cell>
          <table:table-cell office:value-type="date" office:date-value="2017-08-29T23:49:38.702686" calcext:value-type="date">
            <text:p>2017-08-29 23:49:3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2" calcext:value-type="float">
            <text:p>4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276 LOREM IPSUM DOLOR</text:p>
          </table:table-cell>
          <table:table-cell office:value-type="date" office:date-value="2017-08-29T23:49:39.957755" calcext:value-type="date">
            <text:p>2017-08-29 23:49:4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277 LOREM IPSUM DOLOR</text:p>
          </table:table-cell>
          <table:table-cell office:value-type="date" office:date-value="2017-08-29T23:49:41.212824" calcext:value-type="date">
            <text:p>2017-08-29 23:49: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5" calcext:value-type="float">
            <text:p>7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278 LOREM IPSUM DOLOR</text:p>
          </table:table-cell>
          <table:table-cell office:value-type="date" office:date-value="2017-08-29T23:49:42.467893" calcext:value-type="date">
            <text:p>2017-08-29 23:49:4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279 LOREM IPSUM DOLOR</text:p>
          </table:table-cell>
          <table:table-cell office:value-type="date" office:date-value="2017-08-29T23:49:43.722962" calcext:value-type="date">
            <text:p>2017-08-29 23:49:4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280 LOREM IPSUM DOLOR</text:p>
          </table:table-cell>
          <table:table-cell office:value-type="date" office:date-value="2017-08-29T23:49:44.97803" calcext:value-type="date">
            <text:p>2017-08-29 23:49:4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2" calcext:value-type="float">
            <text:p>7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281 LOREM IPSUM DOLOR</text:p>
          </table:table-cell>
          <table:table-cell office:value-type="date" office:date-value="2017-08-29T23:49:46.233099" calcext:value-type="date">
            <text:p>2017-08-29 23:49:4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282 LOREM IPSUM DOLOR</text:p>
          </table:table-cell>
          <table:table-cell office:value-type="date" office:date-value="2017-08-29T23:49:47.488168" calcext:value-type="date">
            <text:p>2017-08-29 23:49:4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0" calcext:value-type="float">
            <text:p>8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283 LOREM IPSUM DOLOR</text:p>
          </table:table-cell>
          <table:table-cell office:value-type="date" office:date-value="2017-08-29T23:49:48.743237" calcext:value-type="date">
            <text:p>2017-08-29 23:49:4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89" calcext:value-type="float">
            <text:p>89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1284 LOREM IPSUM DOLOR</text:p>
          </table:table-cell>
          <table:table-cell office:value-type="date" office:date-value="2017-08-29T23:49:49.998306" calcext:value-type="date">
            <text:p>2017-08-29 23:49:5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9" calcext:value-type="float">
            <text:p>39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1285 LOREM IPSUM DOLOR</text:p>
          </table:table-cell>
          <table:table-cell office:value-type="date" office:date-value="2017-08-29T23:49:51.253375" calcext:value-type="date">
            <text:p>2017-08-29 23:49: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92" calcext:value-type="float">
            <text:p>92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286 LOREM IPSUM DOLOR</text:p>
          </table:table-cell>
          <table:table-cell office:value-type="date" office:date-value="2017-08-29T23:49:52.508444" calcext:value-type="date">
            <text:p>2017-08-29 23:49:5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2" calcext:value-type="float">
            <text:p>3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87 LOREM IPSUM DOLOR</text:p>
          </table:table-cell>
          <table:table-cell office:value-type="date" office:date-value="2017-08-29T23:49:53.763513" calcext:value-type="date">
            <text:p>2017-08-29 23:49:5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288 LOREM IPSUM DOLOR</text:p>
          </table:table-cell>
          <table:table-cell office:value-type="date" office:date-value="2017-08-29T23:49:55.018581" calcext:value-type="date">
            <text:p>2017-08-29 23:49:5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90" calcext:value-type="float">
            <text:p>9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1289 LOREM IPSUM DOLOR</text:p>
          </table:table-cell>
          <table:table-cell office:value-type="date" office:date-value="2017-08-29T23:49:56.27365" calcext:value-type="date">
            <text:p>2017-08-29 23:49:5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7" calcext:value-type="float">
            <text:p>1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1290 LOREM IPSUM DOLOR</text:p>
          </table:table-cell>
          <table:table-cell office:value-type="date" office:date-value="2017-08-29T23:49:57.528719" calcext:value-type="date">
            <text:p>2017-08-29 23:49:5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291 LOREM IPSUM DOLOR</text:p>
          </table:table-cell>
          <table:table-cell office:value-type="date" office:date-value="2017-08-29T23:49:58.783788" calcext:value-type="date">
            <text:p>2017-08-29 23:49:59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292 LOREM IPSUM DOLOR</text:p>
          </table:table-cell>
          <table:table-cell office:value-type="date" office:date-value="2017-08-29T23:50:00.038857" calcext:value-type="date">
            <text:p>2017-08-29 23:50: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6" calcext:value-type="float">
            <text:p>5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1293 LOREM IPSUM DOLOR</text:p>
          </table:table-cell>
          <table:table-cell office:value-type="date" office:date-value="2017-08-29T23:50:01.293926" calcext:value-type="date">
            <text:p>2017-08-29 23:50:0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1" calcext:value-type="float">
            <text:p>6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294 LOREM IPSUM DOLOR</text:p>
          </table:table-cell>
          <table:table-cell office:value-type="date" office:date-value="2017-08-29T23:50:02.548995" calcext:value-type="date">
            <text:p>2017-08-29 23:50:0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95 LOREM IPSUM DOLOR</text:p>
          </table:table-cell>
          <table:table-cell office:value-type="date" office:date-value="2017-08-29T23:50:03.804064" calcext:value-type="date">
            <text:p>2017-08-29 23:50:0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296 LOREM IPSUM DOLOR</text:p>
          </table:table-cell>
          <table:table-cell office:value-type="date" office:date-value="2017-08-29T23:50:05.059132" calcext:value-type="date">
            <text:p>2017-08-29 23:50:0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3" calcext:value-type="float">
            <text:p>33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1297 LOREM IPSUM DOLOR</text:p>
          </table:table-cell>
          <table:table-cell office:value-type="date" office:date-value="2017-08-29T23:50:06.314201" calcext:value-type="date">
            <text:p>2017-08-29 23:50:0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8" calcext:value-type="float">
            <text:p>1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298 LOREM IPSUM DOLOR</text:p>
          </table:table-cell>
          <table:table-cell office:value-type="date" office:date-value="2017-08-29T23:50:07.56927" calcext:value-type="date">
            <text:p>2017-08-29 23:50:08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7" calcext:value-type="float">
            <text:p>37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299 LOREM IPSUM DOLOR</text:p>
          </table:table-cell>
          <table:table-cell office:value-type="date" office:date-value="2017-08-29T23:50:08.824339" calcext:value-type="date">
            <text:p>2017-08-29 23:50:0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300 LOREM IPSUM DOLOR</text:p>
          </table:table-cell>
          <table:table-cell office:value-type="date" office:date-value="2017-08-29T23:50:10.079408" calcext:value-type="date">
            <text:p>2017-08-29 23:50:1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301 LOREM IPSUM DOLOR</text:p>
          </table:table-cell>
          <table:table-cell office:value-type="date" office:date-value="2017-08-29T23:50:11.334477" calcext:value-type="date">
            <text:p>2017-08-29 23:50:1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1302 LOREM IPSUM DOLOR</text:p>
          </table:table-cell>
          <table:table-cell office:value-type="date" office:date-value="2017-08-29T23:50:12.589546" calcext:value-type="date">
            <text:p>2017-08-29 23:50:1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" calcext:value-type="float">
            <text:p>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303 LOREM IPSUM DOLOR</text:p>
          </table:table-cell>
          <table:table-cell office:value-type="date" office:date-value="2017-08-29T23:50:13.844615" calcext:value-type="date">
            <text:p>2017-08-29 23:50:1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04 LOREM IPSUM DOLOR</text:p>
          </table:table-cell>
          <table:table-cell office:value-type="date" office:date-value="2017-08-29T23:50:15.099684" calcext:value-type="date">
            <text:p>2017-08-29 23:50:1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05 LOREM IPSUM DOLOR</text:p>
          </table:table-cell>
          <table:table-cell office:value-type="date" office:date-value="2017-08-29T23:50:16.354752" calcext:value-type="date">
            <text:p>2017-08-29 23:50:1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6" calcext:value-type="float">
            <text:p>66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306 LOREM IPSUM DOLOR</text:p>
          </table:table-cell>
          <table:table-cell office:value-type="date" office:date-value="2017-08-29T23:50:17.609821" calcext:value-type="date">
            <text:p>2017-08-29 23:50:1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8" calcext:value-type="float">
            <text:p>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1307 LOREM IPSUM DOLOR</text:p>
          </table:table-cell>
          <table:table-cell office:value-type="date" office:date-value="2017-08-29T23:50:18.86489" calcext:value-type="date">
            <text:p>2017-08-29 23:50:19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308 LOREM IPSUM DOLOR</text:p>
          </table:table-cell>
          <table:table-cell office:value-type="date" office:date-value="2017-08-29T23:50:20.119959" calcext:value-type="date">
            <text:p>2017-08-29 23:50:2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309 LOREM IPSUM DOLOR</text:p>
          </table:table-cell>
          <table:table-cell office:value-type="date" office:date-value="2017-08-29T23:50:21.375028" calcext:value-type="date">
            <text:p>2017-08-29 23:50:2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4" calcext:value-type="float">
            <text:p>3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310 LOREM IPSUM DOLOR</text:p>
          </table:table-cell>
          <table:table-cell office:value-type="date" office:date-value="2017-08-29T23:50:22.630097" calcext:value-type="date">
            <text:p>2017-08-29 23:50:2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5" calcext:value-type="float">
            <text:p>75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311 LOREM IPSUM DOLOR</text:p>
          </table:table-cell>
          <table:table-cell office:value-type="date" office:date-value="2017-08-29T23:50:23.885166" calcext:value-type="date">
            <text:p>2017-08-29 23:50:2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312 LOREM IPSUM DOLOR</text:p>
          </table:table-cell>
          <table:table-cell office:value-type="date" office:date-value="2017-08-29T23:50:25.140235" calcext:value-type="date">
            <text:p>2017-08-29 23:50:2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1" calcext:value-type="float">
            <text:p>6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313 LOREM IPSUM DOLOR</text:p>
          </table:table-cell>
          <table:table-cell office:value-type="date" office:date-value="2017-08-29T23:50:26.395303" calcext:value-type="date">
            <text:p>2017-08-29 23:50:2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3" calcext:value-type="float">
            <text:p>63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314 LOREM IPSUM DOLOR</text:p>
          </table:table-cell>
          <table:table-cell office:value-type="date" office:date-value="2017-08-29T23:50:27.650372" calcext:value-type="date">
            <text:p>2017-08-29 23:50:2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84" calcext:value-type="float">
            <text:p>84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315 LOREM IPSUM DOLOR</text:p>
          </table:table-cell>
          <table:table-cell office:value-type="date" office:date-value="2017-08-29T23:50:28.905441" calcext:value-type="date">
            <text:p>2017-08-29 23:50:2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3" calcext:value-type="float">
            <text:p>63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1316 LOREM IPSUM DOLOR</text:p>
          </table:table-cell>
          <table:table-cell office:value-type="date" office:date-value="2017-08-29T23:50:30.16051" calcext:value-type="date">
            <text:p>2017-08-29 23:50:3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317 LOREM IPSUM DOLOR</text:p>
          </table:table-cell>
          <table:table-cell office:value-type="date" office:date-value="2017-08-29T23:50:31.415579" calcext:value-type="date">
            <text:p>2017-08-29 23:50:3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86" calcext:value-type="float">
            <text:p>8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318 LOREM IPSUM DOLOR</text:p>
          </table:table-cell>
          <table:table-cell office:value-type="date" office:date-value="2017-08-29T23:50:32.670648" calcext:value-type="date">
            <text:p>2017-08-29 23:50:3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19 LOREM IPSUM DOLOR</text:p>
          </table:table-cell>
          <table:table-cell office:value-type="date" office:date-value="2017-08-29T23:50:33.925717" calcext:value-type="date">
            <text:p>2017-08-29 23:50:3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20 LOREM IPSUM DOLOR</text:p>
          </table:table-cell>
          <table:table-cell office:value-type="date" office:date-value="2017-08-29T23:50:35.180786" calcext:value-type="date">
            <text:p>2017-08-29 23:50:3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2" calcext:value-type="float">
            <text:p>7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321 LOREM IPSUM DOLOR</text:p>
          </table:table-cell>
          <table:table-cell office:value-type="date" office:date-value="2017-08-29T23:50:36.435855" calcext:value-type="date">
            <text:p>2017-08-29 23:50:3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1" calcext:value-type="float">
            <text:p>4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322 LOREM IPSUM DOLOR</text:p>
          </table:table-cell>
          <table:table-cell office:value-type="date" office:date-value="2017-08-29T23:50:37.690923" calcext:value-type="date">
            <text:p>2017-08-29 23:50:3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323 LOREM IPSUM DOLOR</text:p>
          </table:table-cell>
          <table:table-cell office:value-type="date" office:date-value="2017-08-29T23:50:38.945992" calcext:value-type="date">
            <text:p>2017-08-29 23:50:3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3" calcext:value-type="float">
            <text:p>1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1324 LOREM IPSUM DOLOR</text:p>
          </table:table-cell>
          <table:table-cell office:value-type="date" office:date-value="2017-08-29T23:50:40.201061" calcext:value-type="date">
            <text:p>2017-08-29 23:50:4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325 LOREM IPSUM DOLOR</text:p>
          </table:table-cell>
          <table:table-cell office:value-type="date" office:date-value="2017-08-29T23:50:41.45613" calcext:value-type="date">
            <text:p>2017-08-29 23:50:4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4" calcext:value-type="float">
            <text:p>74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1326 LOREM IPSUM DOLOR</text:p>
          </table:table-cell>
          <table:table-cell office:value-type="date" office:date-value="2017-08-29T23:50:42.711199" calcext:value-type="date">
            <text:p>2017-08-29 23:50:4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93" calcext:value-type="float">
            <text:p>93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1327 LOREM IPSUM DOLOR</text:p>
          </table:table-cell>
          <table:table-cell office:value-type="date" office:date-value="2017-08-29T23:50:43.966268" calcext:value-type="date">
            <text:p>2017-08-29 23:50:4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328 LOREM IPSUM DOLOR</text:p>
          </table:table-cell>
          <table:table-cell office:value-type="date" office:date-value="2017-08-29T23:50:45.221337" calcext:value-type="date">
            <text:p>2017-08-29 23:50:4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82" calcext:value-type="float">
            <text:p>8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1329 LOREM IPSUM DOLOR</text:p>
          </table:table-cell>
          <table:table-cell office:value-type="date" office:date-value="2017-08-29T23:50:46.476406" calcext:value-type="date">
            <text:p>2017-08-29 23:50:4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6" calcext:value-type="float">
            <text:p>46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1330 LOREM IPSUM DOLOR</text:p>
          </table:table-cell>
          <table:table-cell office:value-type="date" office:date-value="2017-08-29T23:50:47.731474" calcext:value-type="date">
            <text:p>2017-08-29 23:50:4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5" calcext:value-type="float">
            <text:p>1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31 LOREM IPSUM DOLOR</text:p>
          </table:table-cell>
          <table:table-cell office:value-type="date" office:date-value="2017-08-29T23:50:48.986543" calcext:value-type="date">
            <text:p>2017-08-29 23:50:4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2" calcext:value-type="float">
            <text:p>8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332 LOREM IPSUM DOLOR</text:p>
          </table:table-cell>
          <table:table-cell office:value-type="date" office:date-value="2017-08-29T23:50:50.241612" calcext:value-type="date">
            <text:p>2017-08-29 23:50:5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7" calcext:value-type="float">
            <text:p>3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333 LOREM IPSUM DOLOR</text:p>
          </table:table-cell>
          <table:table-cell office:value-type="date" office:date-value="2017-08-29T23:50:51.496681" calcext:value-type="date">
            <text:p>2017-08-29 23:50:5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" calcext:value-type="float">
            <text:p>14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1334 LOREM IPSUM DOLOR</text:p>
          </table:table-cell>
          <table:table-cell office:value-type="date" office:date-value="2017-08-29T23:50:52.75175" calcext:value-type="date">
            <text:p>2017-08-29 23:50:5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2" calcext:value-type="float">
            <text:p>72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335 LOREM IPSUM DOLOR</text:p>
          </table:table-cell>
          <table:table-cell office:value-type="date" office:date-value="2017-08-29T23:50:54.006819" calcext:value-type="date">
            <text:p>2017-08-29 23:50:5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" calcext:value-type="float">
            <text:p>1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336 LOREM IPSUM DOLOR</text:p>
          </table:table-cell>
          <table:table-cell office:value-type="date" office:date-value="2017-08-29T23:50:55.261888" calcext:value-type="date">
            <text:p>2017-08-29 23:50:5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8" calcext:value-type="float">
            <text:p>6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1337 LOREM IPSUM DOLOR</text:p>
          </table:table-cell>
          <table:table-cell office:value-type="date" office:date-value="2017-08-29T23:50:56.516957" calcext:value-type="date">
            <text:p>2017-08-29 23:50:5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38 LOREM IPSUM DOLOR</text:p>
          </table:table-cell>
          <table:table-cell office:value-type="date" office:date-value="2017-08-29T23:50:57.772026" calcext:value-type="date">
            <text:p>2017-08-29 23:50:5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339 LOREM IPSUM DOLOR</text:p>
          </table:table-cell>
          <table:table-cell office:value-type="date" office:date-value="2017-08-29T23:50:59.027094" calcext:value-type="date">
            <text:p>2017-08-29 23:50:5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340 LOREM IPSUM DOLOR</text:p>
          </table:table-cell>
          <table:table-cell office:value-type="date" office:date-value="2017-08-29T23:51:00.282163" calcext:value-type="date">
            <text:p>2017-08-29 23:51: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9" calcext:value-type="float">
            <text:p>29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1341 LOREM IPSUM DOLOR</text:p>
          </table:table-cell>
          <table:table-cell office:value-type="date" office:date-value="2017-08-29T23:51:01.537232" calcext:value-type="date">
            <text:p>2017-08-29 23:51:0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9" calcext:value-type="float">
            <text:p>29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1342 LOREM IPSUM DOLOR</text:p>
          </table:table-cell>
          <table:table-cell office:value-type="date" office:date-value="2017-08-29T23:51:02.792301" calcext:value-type="date">
            <text:p>2017-08-29 23:51:0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343 LOREM IPSUM DOLOR</text:p>
          </table:table-cell>
          <table:table-cell office:value-type="date" office:date-value="2017-08-29T23:51:04.04737" calcext:value-type="date">
            <text:p>2017-08-29 23:51:0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2" calcext:value-type="float">
            <text:p>6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344 LOREM IPSUM DOLOR</text:p>
          </table:table-cell>
          <table:table-cell office:value-type="date" office:date-value="2017-08-29T23:51:05.302439" calcext:value-type="date">
            <text:p>2017-08-29 23:51:0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45 LOREM IPSUM DOLOR</text:p>
          </table:table-cell>
          <table:table-cell office:value-type="date" office:date-value="2017-08-29T23:51:06.557508" calcext:value-type="date">
            <text:p>2017-08-29 23:51:07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7" calcext:value-type="float">
            <text:p>6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1346 LOREM IPSUM DOLOR</text:p>
          </table:table-cell>
          <table:table-cell office:value-type="date" office:date-value="2017-08-29T23:51:07.812577" calcext:value-type="date">
            <text:p>2017-08-29 23:51:0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347 LOREM IPSUM DOLOR</text:p>
          </table:table-cell>
          <table:table-cell office:value-type="date" office:date-value="2017-08-29T23:51:09.067645" calcext:value-type="date">
            <text:p>2017-08-29 23:51:0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87" calcext:value-type="float">
            <text:p>8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1348 LOREM IPSUM DOLOR</text:p>
          </table:table-cell>
          <table:table-cell office:value-type="date" office:date-value="2017-08-29T23:51:10.322714" calcext:value-type="date">
            <text:p>2017-08-29 23:51:1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53" calcext:value-type="float">
            <text:p>5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1349 LOREM IPSUM DOLOR</text:p>
          </table:table-cell>
          <table:table-cell office:value-type="date" office:date-value="2017-08-29T23:51:11.577783" calcext:value-type="date">
            <text:p>2017-08-29 23:51: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78" calcext:value-type="float">
            <text:p>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350 LOREM IPSUM DOLOR</text:p>
          </table:table-cell>
          <table:table-cell office:value-type="date" office:date-value="2017-08-29T23:51:12.832852" calcext:value-type="date">
            <text:p>2017-08-29 23:51:1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7" calcext:value-type="float">
            <text:p>7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351 LOREM IPSUM DOLOR</text:p>
          </table:table-cell>
          <table:table-cell office:value-type="date" office:date-value="2017-08-29T23:51:14.087921" calcext:value-type="date">
            <text:p>2017-08-29 23:51:1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89" calcext:value-type="float">
            <text:p>89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1352 LOREM IPSUM DOLOR</text:p>
          </table:table-cell>
          <table:table-cell office:value-type="date" office:date-value="2017-08-29T23:51:15.34299" calcext:value-type="date">
            <text:p>2017-08-29 23:51:15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3" calcext:value-type="float">
            <text:p>33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1353 LOREM IPSUM DOLOR</text:p>
          </table:table-cell>
          <table:table-cell office:value-type="date" office:date-value="2017-08-29T23:51:16.598059" calcext:value-type="date">
            <text:p>2017-08-29 23:51:1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354 LOREM IPSUM DOLOR</text:p>
          </table:table-cell>
          <table:table-cell office:value-type="date" office:date-value="2017-08-29T23:51:17.853128" calcext:value-type="date">
            <text:p>2017-08-29 23:51:1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99" calcext:value-type="float">
            <text:p>99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1355 LOREM IPSUM DOLOR</text:p>
          </table:table-cell>
          <table:table-cell office:value-type="date" office:date-value="2017-08-29T23:51:19.108196" calcext:value-type="date">
            <text:p>2017-08-29 23:51:19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356 LOREM IPSUM DOLOR</text:p>
          </table:table-cell>
          <table:table-cell office:value-type="date" office:date-value="2017-08-29T23:51:20.363265" calcext:value-type="date">
            <text:p>2017-08-29 23:51:2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75" calcext:value-type="float">
            <text:p>7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57 LOREM IPSUM DOLOR</text:p>
          </table:table-cell>
          <table:table-cell office:value-type="date" office:date-value="2017-08-29T23:51:21.618334" calcext:value-type="date">
            <text:p>2017-08-29 23:51:2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2" calcext:value-type="float">
            <text:p>52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1358 LOREM IPSUM DOLOR</text:p>
          </table:table-cell>
          <table:table-cell office:value-type="date" office:date-value="2017-08-29T23:51:22.873403" calcext:value-type="date">
            <text:p>2017-08-29 23:51:2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98" calcext:value-type="float">
            <text:p>98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1359 LOREM IPSUM DOLOR</text:p>
          </table:table-cell>
          <table:table-cell office:value-type="date" office:date-value="2017-08-29T23:51:24.128472" calcext:value-type="date">
            <text:p>2017-08-29 23:51:2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1360 LOREM IPSUM DOLOR</text:p>
          </table:table-cell>
          <table:table-cell office:value-type="date" office:date-value="2017-08-29T23:51:25.383541" calcext:value-type="date">
            <text:p>2017-08-29 23:51:2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8" calcext:value-type="float">
            <text:p>3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361 LOREM IPSUM DOLOR</text:p>
          </table:table-cell>
          <table:table-cell office:value-type="date" office:date-value="2017-08-29T23:51:26.63861" calcext:value-type="date">
            <text:p>2017-08-29 23:51:2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7" calcext:value-type="float">
            <text:p>27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1362 LOREM IPSUM DOLOR</text:p>
          </table:table-cell>
          <table:table-cell office:value-type="date" office:date-value="2017-08-29T23:51:27.893679" calcext:value-type="date">
            <text:p>2017-08-29 23:51:2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363 LOREM IPSUM DOLOR</text:p>
          </table:table-cell>
          <table:table-cell office:value-type="date" office:date-value="2017-08-29T23:51:29.148748" calcext:value-type="date">
            <text:p>2017-08-29 23:51:2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364 LOREM IPSUM DOLOR</text:p>
          </table:table-cell>
          <table:table-cell office:value-type="date" office:date-value="2017-08-29T23:51:30.403816" calcext:value-type="date">
            <text:p>2017-08-29 23:51:3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6" calcext:value-type="float">
            <text:p>56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1365 LOREM IPSUM DOLOR</text:p>
          </table:table-cell>
          <table:table-cell office:value-type="date" office:date-value="2017-08-29T23:51:31.658885" calcext:value-type="date">
            <text:p>2017-08-29 23:51:3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3" calcext:value-type="float">
            <text:p>6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366 LOREM IPSUM DOLOR</text:p>
          </table:table-cell>
          <table:table-cell office:value-type="date" office:date-value="2017-08-29T23:51:32.913954" calcext:value-type="date">
            <text:p>2017-08-29 23:51:3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367 LOREM IPSUM DOLOR</text:p>
          </table:table-cell>
          <table:table-cell office:value-type="date" office:date-value="2017-08-29T23:51:34.169023" calcext:value-type="date">
            <text:p>2017-08-29 23:51:3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368 LOREM IPSUM DOLOR</text:p>
          </table:table-cell>
          <table:table-cell office:value-type="date" office:date-value="2017-08-29T23:51:35.424092" calcext:value-type="date">
            <text:p>2017-08-29 23:51:3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369 LOREM IPSUM DOLOR</text:p>
          </table:table-cell>
          <table:table-cell office:value-type="date" office:date-value="2017-08-29T23:51:36.679161" calcext:value-type="date">
            <text:p>2017-08-29 23:51:3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8" calcext:value-type="float">
            <text:p>38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370 LOREM IPSUM DOLOR</text:p>
          </table:table-cell>
          <table:table-cell office:value-type="date" office:date-value="2017-08-29T23:51:37.93423" calcext:value-type="date">
            <text:p>2017-08-29 23:51:3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8" calcext:value-type="float">
            <text:p>7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371 LOREM IPSUM DOLOR</text:p>
          </table:table-cell>
          <table:table-cell office:value-type="date" office:date-value="2017-08-29T23:51:39.189299" calcext:value-type="date">
            <text:p>2017-08-29 23:51:39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372 LOREM IPSUM DOLOR</text:p>
          </table:table-cell>
          <table:table-cell office:value-type="date" office:date-value="2017-08-29T23:51:40.444367" calcext:value-type="date">
            <text:p>2017-08-29 23:51:4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54" calcext:value-type="float">
            <text:p>5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373 LOREM IPSUM DOLOR</text:p>
          </table:table-cell>
          <table:table-cell office:value-type="date" office:date-value="2017-08-29T23:51:41.699436" calcext:value-type="date">
            <text:p>2017-08-29 23:51:4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83" calcext:value-type="float">
            <text:p>83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374 LOREM IPSUM DOLOR</text:p>
          </table:table-cell>
          <table:table-cell office:value-type="date" office:date-value="2017-08-29T23:51:42.954505" calcext:value-type="date">
            <text:p>2017-08-29 23:51:4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" calcext:value-type="float">
            <text:p>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375 LOREM IPSUM DOLOR</text:p>
          </table:table-cell>
          <table:table-cell office:value-type="date" office:date-value="2017-08-29T23:51:44.209574" calcext:value-type="date">
            <text:p>2017-08-29 23:51:4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4" calcext:value-type="float">
            <text:p>4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376 LOREM IPSUM DOLOR</text:p>
          </table:table-cell>
          <table:table-cell office:value-type="date" office:date-value="2017-08-29T23:51:45.464643" calcext:value-type="date">
            <text:p>2017-08-29 23:51:4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3" calcext:value-type="float">
            <text:p>8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377 LOREM IPSUM DOLOR</text:p>
          </table:table-cell>
          <table:table-cell office:value-type="date" office:date-value="2017-08-29T23:51:46.719712" calcext:value-type="date">
            <text:p>2017-08-29 23:51:4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73" calcext:value-type="float">
            <text:p>7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1378 LOREM IPSUM DOLOR</text:p>
          </table:table-cell>
          <table:table-cell office:value-type="date" office:date-value="2017-08-29T23:51:47.974781" calcext:value-type="date">
            <text:p>2017-08-29 23:51:4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379 LOREM IPSUM DOLOR</text:p>
          </table:table-cell>
          <table:table-cell office:value-type="date" office:date-value="2017-08-29T23:51:49.22985" calcext:value-type="date">
            <text:p>2017-08-29 23:51:4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1" calcext:value-type="float">
            <text:p>5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1380 LOREM IPSUM DOLOR</text:p>
          </table:table-cell>
          <table:table-cell office:value-type="date" office:date-value="2017-08-29T23:51:50.484919" calcext:value-type="date">
            <text:p>2017-08-29 23:51:5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381 LOREM IPSUM DOLOR</text:p>
          </table:table-cell>
          <table:table-cell office:value-type="date" office:date-value="2017-08-29T23:51:51.739987" calcext:value-type="date">
            <text:p>2017-08-29 23:51:5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1" calcext:value-type="float">
            <text:p>1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1382 LOREM IPSUM DOLOR</text:p>
          </table:table-cell>
          <table:table-cell office:value-type="date" office:date-value="2017-08-29T23:51:52.995056" calcext:value-type="date">
            <text:p>2017-08-29 23:51:5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6" calcext:value-type="float">
            <text:p>4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383 LOREM IPSUM DOLOR</text:p>
          </table:table-cell>
          <table:table-cell office:value-type="date" office:date-value="2017-08-29T23:51:54.250125" calcext:value-type="date">
            <text:p>2017-08-29 23:51:54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84 LOREM IPSUM DOLOR</text:p>
          </table:table-cell>
          <table:table-cell office:value-type="date" office:date-value="2017-08-29T23:51:55.505194" calcext:value-type="date">
            <text:p>2017-08-29 23:51:5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5" calcext:value-type="float">
            <text:p>3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385 LOREM IPSUM DOLOR</text:p>
          </table:table-cell>
          <table:table-cell office:value-type="date" office:date-value="2017-08-29T23:51:56.760263" calcext:value-type="date">
            <text:p>2017-08-29 23:51:5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7" calcext:value-type="float">
            <text:p>77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1386 LOREM IPSUM DOLOR</text:p>
          </table:table-cell>
          <table:table-cell office:value-type="date" office:date-value="2017-08-29T23:51:58.015332" calcext:value-type="date">
            <text:p>2017-08-29 23:51:5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5" calcext:value-type="float">
            <text:p>1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387 LOREM IPSUM DOLOR</text:p>
          </table:table-cell>
          <table:table-cell office:value-type="date" office:date-value="2017-08-29T23:51:59.270401" calcext:value-type="date">
            <text:p>2017-08-29 23:51:5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79" calcext:value-type="float">
            <text:p>79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388 LOREM IPSUM DOLOR</text:p>
          </table:table-cell>
          <table:table-cell office:value-type="date" office:date-value="2017-08-29T23:52:00.52547" calcext:value-type="date">
            <text:p>2017-08-29 23:52:0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2" calcext:value-type="float">
            <text:p>52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1389 LOREM IPSUM DOLOR</text:p>
          </table:table-cell>
          <table:table-cell office:value-type="date" office:date-value="2017-08-29T23:52:01.780538" calcext:value-type="date">
            <text:p>2017-08-29 23:52:0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1" calcext:value-type="float">
            <text:p>81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390 LOREM IPSUM DOLOR</text:p>
          </table:table-cell>
          <table:table-cell office:value-type="date" office:date-value="2017-08-29T23:52:03.035607" calcext:value-type="date">
            <text:p>2017-08-29 23:52:0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7" calcext:value-type="float">
            <text:p>57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1391 LOREM IPSUM DOLOR</text:p>
          </table:table-cell>
          <table:table-cell office:value-type="date" office:date-value="2017-08-29T23:52:04.290676" calcext:value-type="date">
            <text:p>2017-08-29 23:52:0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71" calcext:value-type="float">
            <text:p>7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392 LOREM IPSUM DOLOR</text:p>
          </table:table-cell>
          <table:table-cell office:value-type="date" office:date-value="2017-08-29T23:52:05.545745" calcext:value-type="date">
            <text:p>2017-08-29 23:52:0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9" calcext:value-type="float">
            <text:p>5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1393 LOREM IPSUM DOLOR</text:p>
          </table:table-cell>
          <table:table-cell office:value-type="date" office:date-value="2017-08-29T23:52:06.800814" calcext:value-type="date">
            <text:p>2017-08-29 23:52:0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6" calcext:value-type="float">
            <text:p>36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394 LOREM IPSUM DOLOR</text:p>
          </table:table-cell>
          <table:table-cell office:value-type="date" office:date-value="2017-08-29T23:52:08.055883" calcext:value-type="date">
            <text:p>2017-08-29 23:52:08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7" calcext:value-type="float">
            <text:p>2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1395 LOREM IPSUM DOLOR</text:p>
          </table:table-cell>
          <table:table-cell office:value-type="date" office:date-value="2017-08-29T23:52:09.310952" calcext:value-type="date">
            <text:p>2017-08-29 23:52:09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396 LOREM IPSUM DOLOR</text:p>
          </table:table-cell>
          <table:table-cell office:value-type="date" office:date-value="2017-08-29T23:52:10.566021" calcext:value-type="date">
            <text:p>2017-08-29 23:52:1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1397 LOREM IPSUM DOLOR</text:p>
          </table:table-cell>
          <table:table-cell office:value-type="date" office:date-value="2017-08-29T23:52:11.82109" calcext:value-type="date">
            <text:p>2017-08-29 23:52:1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398 LOREM IPSUM DOLOR</text:p>
          </table:table-cell>
          <table:table-cell office:value-type="date" office:date-value="2017-08-29T23:52:13.076158" calcext:value-type="date">
            <text:p>2017-08-29 23:52:1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99 LOREM IPSUM DOLOR</text:p>
          </table:table-cell>
          <table:table-cell office:value-type="date" office:date-value="2017-08-29T23:52:14.331227" calcext:value-type="date">
            <text:p>2017-08-29 23:52: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400 LOREM IPSUM DOLOR</text:p>
          </table:table-cell>
          <table:table-cell office:value-type="date" office:date-value="2017-08-29T23:52:15.586296" calcext:value-type="date">
            <text:p>2017-08-29 23:52:1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9" calcext:value-type="float">
            <text:p>2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401 LOREM IPSUM DOLOR</text:p>
          </table:table-cell>
          <table:table-cell office:value-type="date" office:date-value="2017-08-29T23:52:16.841365" calcext:value-type="date">
            <text:p>2017-08-29 23:52:1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402 LOREM IPSUM DOLOR</text:p>
          </table:table-cell>
          <table:table-cell office:value-type="date" office:date-value="2017-08-29T23:52:18.096434" calcext:value-type="date">
            <text:p>2017-08-29 23:52:1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3" calcext:value-type="float">
            <text:p>4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403 LOREM IPSUM DOLOR</text:p>
          </table:table-cell>
          <table:table-cell office:value-type="date" office:date-value="2017-08-29T23:52:19.351503" calcext:value-type="date">
            <text:p>2017-08-29 23:52:1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7" calcext:value-type="float">
            <text:p>77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1404 LOREM IPSUM DOLOR</text:p>
          </table:table-cell>
          <table:table-cell office:value-type="date" office:date-value="2017-08-29T23:52:20.606572" calcext:value-type="date">
            <text:p>2017-08-29 23:52:2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0" calcext:value-type="float">
            <text:p>5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1405 LOREM IPSUM DOLOR</text:p>
          </table:table-cell>
          <table:table-cell office:value-type="date" office:date-value="2017-08-29T23:52:21.861641" calcext:value-type="date">
            <text:p>2017-08-29 23:52:22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1" calcext:value-type="float">
            <text:p>61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1406 LOREM IPSUM DOLOR</text:p>
          </table:table-cell>
          <table:table-cell office:value-type="date" office:date-value="2017-08-29T23:52:23.116709" calcext:value-type="date">
            <text:p>2017-08-29 23:52:2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9" calcext:value-type="float">
            <text:p>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407 LOREM IPSUM DOLOR</text:p>
          </table:table-cell>
          <table:table-cell office:value-type="date" office:date-value="2017-08-29T23:52:24.371778" calcext:value-type="date">
            <text:p>2017-08-29 23:52:2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408 LOREM IPSUM DOLOR</text:p>
          </table:table-cell>
          <table:table-cell office:value-type="date" office:date-value="2017-08-29T23:52:25.626847" calcext:value-type="date">
            <text:p>2017-08-29 23:52:2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70" calcext:value-type="float">
            <text:p>7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409 LOREM IPSUM DOLOR</text:p>
          </table:table-cell>
          <table:table-cell office:value-type="date" office:date-value="2017-08-29T23:52:26.881916" calcext:value-type="date">
            <text:p>2017-08-29 23:52:2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5" calcext:value-type="float">
            <text:p>1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410 LOREM IPSUM DOLOR</text:p>
          </table:table-cell>
          <table:table-cell office:value-type="date" office:date-value="2017-08-29T23:52:28.136985" calcext:value-type="date">
            <text:p>2017-08-29 23:52:2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99" calcext:value-type="float">
            <text:p>9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1411 LOREM IPSUM DOLOR</text:p>
          </table:table-cell>
          <table:table-cell office:value-type="date" office:date-value="2017-08-29T23:52:29.392054" calcext:value-type="date">
            <text:p>2017-08-29 23:52:2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412 LOREM IPSUM DOLOR</text:p>
          </table:table-cell>
          <table:table-cell office:value-type="date" office:date-value="2017-08-29T23:52:30.647123" calcext:value-type="date">
            <text:p>2017-08-29 23:52:3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7" calcext:value-type="float">
            <text:p>67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1413 LOREM IPSUM DOLOR</text:p>
          </table:table-cell>
          <table:table-cell office:value-type="date" office:date-value="2017-08-29T23:52:31.902192" calcext:value-type="date">
            <text:p>2017-08-29 23:52:3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14 LOREM IPSUM DOLOR</text:p>
          </table:table-cell>
          <table:table-cell office:value-type="date" office:date-value="2017-08-29T23:52:33.157261" calcext:value-type="date">
            <text:p>2017-08-29 23:52:3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0" calcext:value-type="float">
            <text:p>1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415 LOREM IPSUM DOLOR</text:p>
          </table:table-cell>
          <table:table-cell office:value-type="date" office:date-value="2017-08-29T23:52:34.412329" calcext:value-type="date">
            <text:p>2017-08-29 23:52:3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82" calcext:value-type="float">
            <text:p>82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1416 LOREM IPSUM DOLOR</text:p>
          </table:table-cell>
          <table:table-cell office:value-type="date" office:date-value="2017-08-29T23:52:35.667398" calcext:value-type="date">
            <text:p>2017-08-29 23:52:3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17 LOREM IPSUM DOLOR</text:p>
          </table:table-cell>
          <table:table-cell office:value-type="date" office:date-value="2017-08-29T23:52:36.922467" calcext:value-type="date">
            <text:p>2017-08-29 23:52:3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" calcext:value-type="float">
            <text:p>14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1418 LOREM IPSUM DOLOR</text:p>
          </table:table-cell>
          <table:table-cell office:value-type="date" office:date-value="2017-08-29T23:52:38.177536" calcext:value-type="date">
            <text:p>2017-08-29 23:52:3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" calcext:value-type="float">
            <text:p>1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419 LOREM IPSUM DOLOR</text:p>
          </table:table-cell>
          <table:table-cell office:value-type="date" office:date-value="2017-08-29T23:52:39.432605" calcext:value-type="date">
            <text:p>2017-08-29 23:52:3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420 LOREM IPSUM DOLOR</text:p>
          </table:table-cell>
          <table:table-cell office:value-type="date" office:date-value="2017-08-29T23:52:40.687674" calcext:value-type="date">
            <text:p>2017-08-29 23:52:4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3" calcext:value-type="float">
            <text:p>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421 LOREM IPSUM DOLOR</text:p>
          </table:table-cell>
          <table:table-cell office:value-type="date" office:date-value="2017-08-29T23:52:41.942743" calcext:value-type="date">
            <text:p>2017-08-29 23:52:4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89" calcext:value-type="float">
            <text:p>89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1422 LOREM IPSUM DOLOR</text:p>
          </table:table-cell>
          <table:table-cell office:value-type="date" office:date-value="2017-08-29T23:52:43.197812" calcext:value-type="date">
            <text:p>2017-08-29 23:52:4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7" calcext:value-type="float">
            <text:p>6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423 LOREM IPSUM DOLOR</text:p>
          </table:table-cell>
          <table:table-cell office:value-type="date" office:date-value="2017-08-29T23:52:44.45288" calcext:value-type="date">
            <text:p>2017-08-29 23:52:4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2" calcext:value-type="float">
            <text:p>1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1424 LOREM IPSUM DOLOR</text:p>
          </table:table-cell>
          <table:table-cell office:value-type="date" office:date-value="2017-08-29T23:52:45.707949" calcext:value-type="date">
            <text:p>2017-08-29 23:52:4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4" calcext:value-type="float">
            <text:p>7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425 LOREM IPSUM DOLOR</text:p>
          </table:table-cell>
          <table:table-cell office:value-type="date" office:date-value="2017-08-29T23:52:46.963018" calcext:value-type="date">
            <text:p>2017-08-29 23:52:47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2" calcext:value-type="float">
            <text:p>3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1426 LOREM IPSUM DOLOR</text:p>
          </table:table-cell>
          <table:table-cell office:value-type="date" office:date-value="2017-08-29T23:52:48.218087" calcext:value-type="date">
            <text:p>2017-08-29 23:52:4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1427 LOREM IPSUM DOLOR</text:p>
          </table:table-cell>
          <table:table-cell office:value-type="date" office:date-value="2017-08-29T23:52:49.473156" calcext:value-type="date">
            <text:p>2017-08-29 23:52:4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428 LOREM IPSUM DOLOR</text:p>
          </table:table-cell>
          <table:table-cell office:value-type="date" office:date-value="2017-08-29T23:52:50.728225" calcext:value-type="date">
            <text:p>2017-08-29 23:52:5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429 LOREM IPSUM DOLOR</text:p>
          </table:table-cell>
          <table:table-cell office:value-type="date" office:date-value="2017-08-29T23:52:51.983294" calcext:value-type="date">
            <text:p>2017-08-29 23:52:5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7" calcext:value-type="float">
            <text:p>27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1430 LOREM IPSUM DOLOR</text:p>
          </table:table-cell>
          <table:table-cell office:value-type="date" office:date-value="2017-08-29T23:52:53.238363" calcext:value-type="date">
            <text:p>2017-08-29 23:52:5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31 LOREM IPSUM DOLOR</text:p>
          </table:table-cell>
          <table:table-cell office:value-type="date" office:date-value="2017-08-29T23:52:54.493431" calcext:value-type="date">
            <text:p>2017-08-29 23:52:5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3" calcext:value-type="float">
            <text:p>73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1432 LOREM IPSUM DOLOR</text:p>
          </table:table-cell>
          <table:table-cell office:value-type="date" office:date-value="2017-08-29T23:52:55.7485" calcext:value-type="date">
            <text:p>2017-08-29 23:52:5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3" calcext:value-type="float">
            <text:p>3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433 LOREM IPSUM DOLOR</text:p>
          </table:table-cell>
          <table:table-cell office:value-type="date" office:date-value="2017-08-29T23:52:57.003569" calcext:value-type="date">
            <text:p>2017-08-29 23:52:5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1" calcext:value-type="float">
            <text:p>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434 LOREM IPSUM DOLOR</text:p>
          </table:table-cell>
          <table:table-cell office:value-type="date" office:date-value="2017-08-29T23:52:58.258638" calcext:value-type="date">
            <text:p>2017-08-29 23:52:5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85" calcext:value-type="float">
            <text:p>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1435 LOREM IPSUM DOLOR</text:p>
          </table:table-cell>
          <table:table-cell office:value-type="date" office:date-value="2017-08-29T23:52:59.513707" calcext:value-type="date">
            <text:p>2017-08-29 23:53:0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50" calcext:value-type="float">
            <text:p>5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1436 LOREM IPSUM DOLOR</text:p>
          </table:table-cell>
          <table:table-cell office:value-type="date" office:date-value="2017-08-29T23:53:00.768776" calcext:value-type="date">
            <text:p>2017-08-29 23:53:0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1" calcext:value-type="float">
            <text:p>2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437 LOREM IPSUM DOLOR</text:p>
          </table:table-cell>
          <table:table-cell office:value-type="date" office:date-value="2017-08-29T23:53:02.023845" calcext:value-type="date">
            <text:p>2017-08-29 23:53:0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38 LOREM IPSUM DOLOR</text:p>
          </table:table-cell>
          <table:table-cell office:value-type="date" office:date-value="2017-08-29T23:53:03.278914" calcext:value-type="date">
            <text:p>2017-08-29 23:53:0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439 LOREM IPSUM DOLOR</text:p>
          </table:table-cell>
          <table:table-cell office:value-type="date" office:date-value="2017-08-29T23:53:04.533983" calcext:value-type="date">
            <text:p>2017-08-29 23:53:0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5" calcext:value-type="float">
            <text:p>7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440 LOREM IPSUM DOLOR</text:p>
          </table:table-cell>
          <table:table-cell office:value-type="date" office:date-value="2017-08-29T23:53:05.789051" calcext:value-type="date">
            <text:p>2017-08-29 23:53:0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441 LOREM IPSUM DOLOR</text:p>
          </table:table-cell>
          <table:table-cell office:value-type="date" office:date-value="2017-08-29T23:53:07.04412" calcext:value-type="date">
            <text:p>2017-08-29 23:53:0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2" calcext:value-type="float">
            <text:p>8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442 LOREM IPSUM DOLOR</text:p>
          </table:table-cell>
          <table:table-cell office:value-type="date" office:date-value="2017-08-29T23:53:08.299189" calcext:value-type="date">
            <text:p>2017-08-29 23:53:0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9" calcext:value-type="float">
            <text:p>69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443 LOREM IPSUM DOLOR</text:p>
          </table:table-cell>
          <table:table-cell office:value-type="date" office:date-value="2017-08-29T23:53:09.554258" calcext:value-type="date">
            <text:p>2017-08-29 23:53:1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444 LOREM IPSUM DOLOR</text:p>
          </table:table-cell>
          <table:table-cell office:value-type="date" office:date-value="2017-08-29T23:53:10.809327" calcext:value-type="date">
            <text:p>2017-08-29 23:53:1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445 LOREM IPSUM DOLOR</text:p>
          </table:table-cell>
          <table:table-cell office:value-type="date" office:date-value="2017-08-29T23:53:12.064396" calcext:value-type="date">
            <text:p>2017-08-29 23:53:1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3" calcext:value-type="float">
            <text:p>4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1446 LOREM IPSUM DOLOR</text:p>
          </table:table-cell>
          <table:table-cell office:value-type="date" office:date-value="2017-08-29T23:53:13.319465" calcext:value-type="date">
            <text:p>2017-08-29 23:53:1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447 LOREM IPSUM DOLOR</text:p>
          </table:table-cell>
          <table:table-cell office:value-type="date" office:date-value="2017-08-29T23:53:14.574534" calcext:value-type="date">
            <text:p>2017-08-29 23:53:1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84" calcext:value-type="float">
            <text:p>84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1448 LOREM IPSUM DOLOR</text:p>
          </table:table-cell>
          <table:table-cell office:value-type="date" office:date-value="2017-08-29T23:53:15.829602" calcext:value-type="date">
            <text:p>2017-08-29 23:53:1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" calcext:value-type="float">
            <text:p>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449 LOREM IPSUM DOLOR</text:p>
          </table:table-cell>
          <table:table-cell office:value-type="date" office:date-value="2017-08-29T23:53:17.084671" calcext:value-type="date">
            <text:p>2017-08-29 23:53:1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450 LOREM IPSUM DOLOR</text:p>
          </table:table-cell>
          <table:table-cell office:value-type="date" office:date-value="2017-08-29T23:53:18.33974" calcext:value-type="date">
            <text:p>2017-08-29 23:53:1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7" calcext:value-type="float">
            <text:p>6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451 LOREM IPSUM DOLOR</text:p>
          </table:table-cell>
          <table:table-cell office:value-type="date" office:date-value="2017-08-29T23:53:19.594809" calcext:value-type="date">
            <text:p>2017-08-29 23:53:2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6" calcext:value-type="float">
            <text:p>26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1452 LOREM IPSUM DOLOR</text:p>
          </table:table-cell>
          <table:table-cell office:value-type="date" office:date-value="2017-08-29T23:53:20.849878" calcext:value-type="date">
            <text:p>2017-08-29 23:53:21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82" calcext:value-type="float">
            <text:p>82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1453 LOREM IPSUM DOLOR</text:p>
          </table:table-cell>
          <table:table-cell office:value-type="date" office:date-value="2017-08-29T23:53:22.104947" calcext:value-type="date">
            <text:p>2017-08-29 23:53:2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2" calcext:value-type="float">
            <text:p>2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454 LOREM IPSUM DOLOR</text:p>
          </table:table-cell>
          <table:table-cell office:value-type="date" office:date-value="2017-08-29T23:53:23.360016" calcext:value-type="date">
            <text:p>2017-08-29 23:53:2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455 LOREM IPSUM DOLOR</text:p>
          </table:table-cell>
          <table:table-cell office:value-type="date" office:date-value="2017-08-29T23:53:24.615085" calcext:value-type="date">
            <text:p>2017-08-29 23:53:2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88" calcext:value-type="float">
            <text:p>8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456 LOREM IPSUM DOLOR</text:p>
          </table:table-cell>
          <table:table-cell office:value-type="date" office:date-value="2017-08-29T23:53:25.870154" calcext:value-type="date">
            <text:p>2017-08-29 23:53:2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1" calcext:value-type="float">
            <text:p>71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1457 LOREM IPSUM DOLOR</text:p>
          </table:table-cell>
          <table:table-cell office:value-type="date" office:date-value="2017-08-29T23:53:27.125222" calcext:value-type="date">
            <text:p>2017-08-29 23:53:2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458 LOREM IPSUM DOLOR</text:p>
          </table:table-cell>
          <table:table-cell office:value-type="date" office:date-value="2017-08-29T23:53:28.380291" calcext:value-type="date">
            <text:p>2017-08-29 23:53:2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8" calcext:value-type="float">
            <text:p>2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459 LOREM IPSUM DOLOR</text:p>
          </table:table-cell>
          <table:table-cell office:value-type="date" office:date-value="2017-08-29T23:53:29.63536" calcext:value-type="date">
            <text:p>2017-08-29 23:53:3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2" calcext:value-type="float">
            <text:p>3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1460 LOREM IPSUM DOLOR</text:p>
          </table:table-cell>
          <table:table-cell office:value-type="date" office:date-value="2017-08-29T23:53:30.890429" calcext:value-type="date">
            <text:p>2017-08-29 23:53:3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7" calcext:value-type="float">
            <text:p>7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461 LOREM IPSUM DOLOR</text:p>
          </table:table-cell>
          <table:table-cell office:value-type="date" office:date-value="2017-08-29T23:53:32.145498" calcext:value-type="date">
            <text:p>2017-08-29 23:53:3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88" calcext:value-type="float">
            <text:p>8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462 LOREM IPSUM DOLOR</text:p>
          </table:table-cell>
          <table:table-cell office:value-type="date" office:date-value="2017-08-29T23:53:33.400567" calcext:value-type="date">
            <text:p>2017-08-29 23:53:3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4" calcext:value-type="float">
            <text:p>34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1463 LOREM IPSUM DOLOR</text:p>
          </table:table-cell>
          <table:table-cell office:value-type="date" office:date-value="2017-08-29T23:53:34.655636" calcext:value-type="date">
            <text:p>2017-08-29 23:53:3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7" calcext:value-type="float">
            <text:p>4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464 LOREM IPSUM DOLOR</text:p>
          </table:table-cell>
          <table:table-cell office:value-type="date" office:date-value="2017-08-29T23:53:35.910705" calcext:value-type="date">
            <text:p>2017-08-29 23:53:3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465 LOREM IPSUM DOLOR</text:p>
          </table:table-cell>
          <table:table-cell office:value-type="date" office:date-value="2017-08-29T23:53:37.165773" calcext:value-type="date">
            <text:p>2017-08-29 23:53:37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466 LOREM IPSUM DOLOR</text:p>
          </table:table-cell>
          <table:table-cell office:value-type="date" office:date-value="2017-08-29T23:53:38.420842" calcext:value-type="date">
            <text:p>2017-08-29 23:53:3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7" calcext:value-type="float">
            <text:p>2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467 LOREM IPSUM DOLOR</text:p>
          </table:table-cell>
          <table:table-cell office:value-type="date" office:date-value="2017-08-29T23:53:39.675911" calcext:value-type="date">
            <text:p>2017-08-29 23:53:4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1" calcext:value-type="float">
            <text:p>1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468 LOREM IPSUM DOLOR</text:p>
          </table:table-cell>
          <table:table-cell office:value-type="date" office:date-value="2017-08-29T23:53:40.93098" calcext:value-type="date">
            <text:p>2017-08-29 23:53:4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469 LOREM IPSUM DOLOR</text:p>
          </table:table-cell>
          <table:table-cell office:value-type="date" office:date-value="2017-08-29T23:53:42.186049" calcext:value-type="date">
            <text:p>2017-08-29 23:53:4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470 LOREM IPSUM DOLOR</text:p>
          </table:table-cell>
          <table:table-cell office:value-type="date" office:date-value="2017-08-29T23:53:43.441118" calcext:value-type="date">
            <text:p>2017-08-29 23:53:4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71 LOREM IPSUM DOLOR</text:p>
          </table:table-cell>
          <table:table-cell office:value-type="date" office:date-value="2017-08-29T23:53:44.696187" calcext:value-type="date">
            <text:p>2017-08-29 23:53:4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472 LOREM IPSUM DOLOR</text:p>
          </table:table-cell>
          <table:table-cell office:value-type="date" office:date-value="2017-08-29T23:53:45.951256" calcext:value-type="date">
            <text:p>2017-08-29 23:53:4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7" calcext:value-type="float">
            <text:p>9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1473 LOREM IPSUM DOLOR</text:p>
          </table:table-cell>
          <table:table-cell office:value-type="date" office:date-value="2017-08-29T23:53:47.206325" calcext:value-type="date">
            <text:p>2017-08-29 23:53:4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8" calcext:value-type="float">
            <text:p>7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474 LOREM IPSUM DOLOR</text:p>
          </table:table-cell>
          <table:table-cell office:value-type="date" office:date-value="2017-08-29T23:53:48.461393" calcext:value-type="date">
            <text:p>2017-08-29 23:53:4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" calcext:value-type="float">
            <text:p>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475 LOREM IPSUM DOLOR</text:p>
          </table:table-cell>
          <table:table-cell office:value-type="date" office:date-value="2017-08-29T23:53:49.716462" calcext:value-type="date">
            <text:p>2017-08-29 23:53:5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3" calcext:value-type="float">
            <text:p>63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1476 LOREM IPSUM DOLOR</text:p>
          </table:table-cell>
          <table:table-cell office:value-type="date" office:date-value="2017-08-29T23:53:50.971531" calcext:value-type="date">
            <text:p>2017-08-29 23:53:5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2" calcext:value-type="float">
            <text:p>6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477 LOREM IPSUM DOLOR</text:p>
          </table:table-cell>
          <table:table-cell office:value-type="date" office:date-value="2017-08-29T23:53:52.2266" calcext:value-type="date">
            <text:p>2017-08-29 23:53:5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7" calcext:value-type="float">
            <text:p>17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1478 LOREM IPSUM DOLOR</text:p>
          </table:table-cell>
          <table:table-cell office:value-type="date" office:date-value="2017-08-29T23:53:53.481669" calcext:value-type="date">
            <text:p>2017-08-29 23:53:5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1" calcext:value-type="float">
            <text:p>2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479 LOREM IPSUM DOLOR</text:p>
          </table:table-cell>
          <table:table-cell office:value-type="date" office:date-value="2017-08-29T23:53:54.736738" calcext:value-type="date">
            <text:p>2017-08-29 23:53:5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80 LOREM IPSUM DOLOR</text:p>
          </table:table-cell>
          <table:table-cell office:value-type="date" office:date-value="2017-08-29T23:53:55.991807" calcext:value-type="date">
            <text:p>2017-08-29 23:53:5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1" calcext:value-type="float">
            <text:p>11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1481 LOREM IPSUM DOLOR</text:p>
          </table:table-cell>
          <table:table-cell office:value-type="date" office:date-value="2017-08-29T23:53:57.246876" calcext:value-type="date">
            <text:p>2017-08-29 23:53:5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9" calcext:value-type="float">
            <text:p>49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1482 LOREM IPSUM DOLOR</text:p>
          </table:table-cell>
          <table:table-cell office:value-type="date" office:date-value="2017-08-29T23:53:58.501944" calcext:value-type="date">
            <text:p>2017-08-29 23:53:5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9" calcext:value-type="float">
            <text:p>49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1483 LOREM IPSUM DOLOR</text:p>
          </table:table-cell>
          <table:table-cell office:value-type="date" office:date-value="2017-08-29T23:53:59.757013" calcext:value-type="date">
            <text:p>2017-08-29 23:54:0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8" calcext:value-type="float">
            <text:p>28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1484 LOREM IPSUM DOLOR</text:p>
          </table:table-cell>
          <table:table-cell office:value-type="date" office:date-value="2017-08-29T23:54:01.012082" calcext:value-type="date">
            <text:p>2017-08-29 23:54:0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91" calcext:value-type="float">
            <text:p>91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485 LOREM IPSUM DOLOR</text:p>
          </table:table-cell>
          <table:table-cell office:value-type="date" office:date-value="2017-08-29T23:54:02.267151" calcext:value-type="date">
            <text:p>2017-08-29 23:54:0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4" calcext:value-type="float">
            <text:p>6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486 LOREM IPSUM DOLOR</text:p>
          </table:table-cell>
          <table:table-cell office:value-type="date" office:date-value="2017-08-29T23:54:03.52222" calcext:value-type="date">
            <text:p>2017-08-29 23:54:0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50" calcext:value-type="float">
            <text:p>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487 LOREM IPSUM DOLOR</text:p>
          </table:table-cell>
          <table:table-cell office:value-type="date" office:date-value="2017-08-29T23:54:04.777289" calcext:value-type="date">
            <text:p>2017-08-29 23:54:0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55" calcext:value-type="float">
            <text:p>5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488 LOREM IPSUM DOLOR</text:p>
          </table:table-cell>
          <table:table-cell office:value-type="date" office:date-value="2017-08-29T23:54:06.032358" calcext:value-type="date">
            <text:p>2017-08-29 23:54:0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7" calcext:value-type="float">
            <text:p>77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489 LOREM IPSUM DOLOR</text:p>
          </table:table-cell>
          <table:table-cell office:value-type="date" office:date-value="2017-08-29T23:54:07.287427" calcext:value-type="date">
            <text:p>2017-08-29 23:54:0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490 LOREM IPSUM DOLOR</text:p>
          </table:table-cell>
          <table:table-cell office:value-type="date" office:date-value="2017-08-29T23:54:08.542495" calcext:value-type="date">
            <text:p>2017-08-29 23:54:0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0" calcext:value-type="float">
            <text:p>40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1491 LOREM IPSUM DOLOR</text:p>
          </table:table-cell>
          <table:table-cell office:value-type="date" office:date-value="2017-08-29T23:54:09.797564" calcext:value-type="date">
            <text:p>2017-08-29 23:54:1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92 LOREM IPSUM DOLOR</text:p>
          </table:table-cell>
          <table:table-cell office:value-type="date" office:date-value="2017-08-29T23:54:11.052633" calcext:value-type="date">
            <text:p>2017-08-29 23:54:1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493 LOREM IPSUM DOLOR</text:p>
          </table:table-cell>
          <table:table-cell office:value-type="date" office:date-value="2017-08-29T23:54:12.307702" calcext:value-type="date">
            <text:p>2017-08-29 23:54:1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93" calcext:value-type="float">
            <text:p>9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494 LOREM IPSUM DOLOR</text:p>
          </table:table-cell>
          <table:table-cell office:value-type="date" office:date-value="2017-08-29T23:54:13.562771" calcext:value-type="date">
            <text:p>2017-08-29 23:54:1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95" calcext:value-type="float">
            <text:p>9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1495 LOREM IPSUM DOLOR</text:p>
          </table:table-cell>
          <table:table-cell office:value-type="date" office:date-value="2017-08-29T23:54:14.81784" calcext:value-type="date">
            <text:p>2017-08-29 23:54:1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96 LOREM IPSUM DOLOR</text:p>
          </table:table-cell>
          <table:table-cell office:value-type="date" office:date-value="2017-08-29T23:54:16.072909" calcext:value-type="date">
            <text:p>2017-08-29 23:54:1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1" calcext:value-type="float">
            <text:p>8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497 LOREM IPSUM DOLOR</text:p>
          </table:table-cell>
          <table:table-cell office:value-type="date" office:date-value="2017-08-29T23:54:17.327978" calcext:value-type="date">
            <text:p>2017-08-29 23:54:1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1498 LOREM IPSUM DOLOR</text:p>
          </table:table-cell>
          <table:table-cell office:value-type="date" office:date-value="2017-08-29T23:54:18.583047" calcext:value-type="date">
            <text:p>2017-08-29 23:54:1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499 LOREM IPSUM DOLOR</text:p>
          </table:table-cell>
          <table:table-cell office:value-type="date" office:date-value="2017-08-29T23:54:19.838115" calcext:value-type="date">
            <text:p>2017-08-29 23:54: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500 LOREM IPSUM DOLOR</text:p>
          </table:table-cell>
          <table:table-cell office:value-type="date" office:date-value="2017-08-29T23:54:21.093184" calcext:value-type="date">
            <text:p>2017-08-29 23:54:2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3" calcext:value-type="float">
            <text:p>43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501 LOREM IPSUM DOLOR</text:p>
          </table:table-cell>
          <table:table-cell office:value-type="date" office:date-value="2017-08-29T23:54:22.348253" calcext:value-type="date">
            <text:p>2017-08-29 23:54:2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3" calcext:value-type="float">
            <text:p>4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1502 LOREM IPSUM DOLOR</text:p>
          </table:table-cell>
          <table:table-cell office:value-type="date" office:date-value="2017-08-29T23:54:23.603322" calcext:value-type="date">
            <text:p>2017-08-29 23:54:2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6" calcext:value-type="float">
            <text:p>4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503 LOREM IPSUM DOLOR</text:p>
          </table:table-cell>
          <table:table-cell office:value-type="date" office:date-value="2017-08-29T23:54:24.858391" calcext:value-type="date">
            <text:p>2017-08-29 23:54:2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7" calcext:value-type="float">
            <text:p>67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1504 LOREM IPSUM DOLOR</text:p>
          </table:table-cell>
          <table:table-cell office:value-type="date" office:date-value="2017-08-29T23:54:26.11346" calcext:value-type="date">
            <text:p>2017-08-29 23:54:2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2" calcext:value-type="float">
            <text:p>4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505 LOREM IPSUM DOLOR</text:p>
          </table:table-cell>
          <table:table-cell office:value-type="date" office:date-value="2017-08-29T23:54:27.368529" calcext:value-type="date">
            <text:p>2017-08-29 23:54:2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86" calcext:value-type="float">
            <text:p>86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1506 LOREM IPSUM DOLOR</text:p>
          </table:table-cell>
          <table:table-cell office:value-type="date" office:date-value="2017-08-29T23:54:28.623598" calcext:value-type="date">
            <text:p>2017-08-29 23:54:29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9" calcext:value-type="float">
            <text:p>29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1507 LOREM IPSUM DOLOR</text:p>
          </table:table-cell>
          <table:table-cell office:value-type="date" office:date-value="2017-08-29T23:54:29.878666" calcext:value-type="date">
            <text:p>2017-08-29 23:54:3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81" calcext:value-type="float">
            <text:p>81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1508 LOREM IPSUM DOLOR</text:p>
          </table:table-cell>
          <table:table-cell office:value-type="date" office:date-value="2017-08-29T23:54:31.133735" calcext:value-type="date">
            <text:p>2017-08-29 23:54:3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9" calcext:value-type="float">
            <text:p>4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509 LOREM IPSUM DOLOR</text:p>
          </table:table-cell>
          <table:table-cell office:value-type="date" office:date-value="2017-08-29T23:54:32.388804" calcext:value-type="date">
            <text:p>2017-08-29 23:54:3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0" calcext:value-type="float">
            <text:p>10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510 LOREM IPSUM DOLOR</text:p>
          </table:table-cell>
          <table:table-cell office:value-type="date" office:date-value="2017-08-29T23:54:33.643873" calcext:value-type="date">
            <text:p>2017-08-29 23:54:3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8" calcext:value-type="float">
            <text:p>18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1511 LOREM IPSUM DOLOR</text:p>
          </table:table-cell>
          <table:table-cell office:value-type="date" office:date-value="2017-08-29T23:54:34.898942" calcext:value-type="date">
            <text:p>2017-08-29 23:54:3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92" calcext:value-type="float">
            <text:p>9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512 LOREM IPSUM DOLOR</text:p>
          </table:table-cell>
          <table:table-cell office:value-type="date" office:date-value="2017-08-29T23:54:36.154011" calcext:value-type="date">
            <text:p>2017-08-29 23:54:3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52" calcext:value-type="float">
            <text:p>52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513 LOREM IPSUM DOLOR</text:p>
          </table:table-cell>
          <table:table-cell office:value-type="date" office:date-value="2017-08-29T23:54:37.40908" calcext:value-type="date">
            <text:p>2017-08-29 23:54:3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98" calcext:value-type="float">
            <text:p>9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1514 LOREM IPSUM DOLOR</text:p>
          </table:table-cell>
          <table:table-cell office:value-type="date" office:date-value="2017-08-29T23:54:38.664149" calcext:value-type="date">
            <text:p>2017-08-29 23:54:3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7" calcext:value-type="float">
            <text:p>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1515 LOREM IPSUM DOLOR</text:p>
          </table:table-cell>
          <table:table-cell office:value-type="date" office:date-value="2017-08-29T23:54:39.919218" calcext:value-type="date">
            <text:p>2017-08-29 23:54:4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7" calcext:value-type="float">
            <text:p>37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516 LOREM IPSUM DOLOR</text:p>
          </table:table-cell>
          <table:table-cell office:value-type="date" office:date-value="2017-08-29T23:54:41.174286" calcext:value-type="date">
            <text:p>2017-08-29 23:54:4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94" calcext:value-type="float">
            <text:p>9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1517 LOREM IPSUM DOLOR</text:p>
          </table:table-cell>
          <table:table-cell office:value-type="date" office:date-value="2017-08-29T23:54:42.429355" calcext:value-type="date">
            <text:p>2017-08-29 23:54:4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518 LOREM IPSUM DOLOR</text:p>
          </table:table-cell>
          <table:table-cell office:value-type="date" office:date-value="2017-08-29T23:54:43.684424" calcext:value-type="date">
            <text:p>2017-08-29 23:54:4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96" calcext:value-type="float">
            <text:p>9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1519 LOREM IPSUM DOLOR</text:p>
          </table:table-cell>
          <table:table-cell office:value-type="date" office:date-value="2017-08-29T23:54:44.939493" calcext:value-type="date">
            <text:p>2017-08-29 23:54:4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1" calcext:value-type="float">
            <text:p>4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520 LOREM IPSUM DOLOR</text:p>
          </table:table-cell>
          <table:table-cell office:value-type="date" office:date-value="2017-08-29T23:54:46.194562" calcext:value-type="date">
            <text:p>2017-08-29 23:54:4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21 LOREM IPSUM DOLOR</text:p>
          </table:table-cell>
          <table:table-cell office:value-type="date" office:date-value="2017-08-29T23:54:47.449631" calcext:value-type="date">
            <text:p>2017-08-29 23:54:4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2" calcext:value-type="float">
            <text:p>62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522 LOREM IPSUM DOLOR</text:p>
          </table:table-cell>
          <table:table-cell office:value-type="date" office:date-value="2017-08-29T23:54:48.7047" calcext:value-type="date">
            <text:p>2017-08-29 23:54:4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75" calcext:value-type="float">
            <text:p>7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523 LOREM IPSUM DOLOR</text:p>
          </table:table-cell>
          <table:table-cell office:value-type="date" office:date-value="2017-08-29T23:54:49.959769" calcext:value-type="date">
            <text:p>2017-08-29 23:54:5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76" calcext:value-type="float">
            <text:p>76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1524 LOREM IPSUM DOLOR</text:p>
          </table:table-cell>
          <table:table-cell office:value-type="date" office:date-value="2017-08-29T23:54:51.214837" calcext:value-type="date">
            <text:p>2017-08-29 23:54:5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9" calcext:value-type="float">
            <text:p>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525 LOREM IPSUM DOLOR</text:p>
          </table:table-cell>
          <table:table-cell office:value-type="date" office:date-value="2017-08-29T23:54:52.469906" calcext:value-type="date">
            <text:p>2017-08-29 23:54:5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0" calcext:value-type="float">
            <text:p>3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1526 LOREM IPSUM DOLOR</text:p>
          </table:table-cell>
          <table:table-cell office:value-type="date" office:date-value="2017-08-29T23:54:53.724975" calcext:value-type="date">
            <text:p>2017-08-29 23:54:5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527 LOREM IPSUM DOLOR</text:p>
          </table:table-cell>
          <table:table-cell office:value-type="date" office:date-value="2017-08-29T23:54:54.980044" calcext:value-type="date">
            <text:p>2017-08-29 23:54:55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91" calcext:value-type="float">
            <text:p>9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528 LOREM IPSUM DOLOR</text:p>
          </table:table-cell>
          <table:table-cell office:value-type="date" office:date-value="2017-08-29T23:54:56.235113" calcext:value-type="date">
            <text:p>2017-08-29 23:54:5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6" calcext:value-type="float">
            <text:p>2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529 LOREM IPSUM DOLOR</text:p>
          </table:table-cell>
          <table:table-cell office:value-type="date" office:date-value="2017-08-29T23:54:57.490182" calcext:value-type="date">
            <text:p>2017-08-29 23:54:5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530 LOREM IPSUM DOLOR</text:p>
          </table:table-cell>
          <table:table-cell office:value-type="date" office:date-value="2017-08-29T23:54:58.745251" calcext:value-type="date">
            <text:p>2017-08-29 23:54:5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531 LOREM IPSUM DOLOR</text:p>
          </table:table-cell>
          <table:table-cell office:value-type="date" office:date-value="2017-08-29T23:55:00.00032" calcext:value-type="date">
            <text:p>2017-08-29 23:55:0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32 LOREM IPSUM DOLOR</text:p>
          </table:table-cell>
          <table:table-cell office:value-type="date" office:date-value="2017-08-29T23:55:01.255389" calcext:value-type="date">
            <text:p>2017-08-29 23:55:0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6" calcext:value-type="float">
            <text:p>16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1533 LOREM IPSUM DOLOR</text:p>
          </table:table-cell>
          <table:table-cell office:value-type="date" office:date-value="2017-08-29T23:55:02.510457" calcext:value-type="date">
            <text:p>2017-08-29 23:55:0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534 LOREM IPSUM DOLOR</text:p>
          </table:table-cell>
          <table:table-cell office:value-type="date" office:date-value="2017-08-29T23:55:03.765526" calcext:value-type="date">
            <text:p>2017-08-29 23:55:0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535 LOREM IPSUM DOLOR</text:p>
          </table:table-cell>
          <table:table-cell office:value-type="date" office:date-value="2017-08-29T23:55:05.020595" calcext:value-type="date">
            <text:p>2017-08-29 23:55:0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2" calcext:value-type="float">
            <text:p>32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536 LOREM IPSUM DOLOR</text:p>
          </table:table-cell>
          <table:table-cell office:value-type="date" office:date-value="2017-08-29T23:55:06.275664" calcext:value-type="date">
            <text:p>2017-08-29 23:55:0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537 LOREM IPSUM DOLOR</text:p>
          </table:table-cell>
          <table:table-cell office:value-type="date" office:date-value="2017-08-29T23:55:07.530733" calcext:value-type="date">
            <text:p>2017-08-29 23:55:0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7" calcext:value-type="float">
            <text:p>57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1538 LOREM IPSUM DOLOR</text:p>
          </table:table-cell>
          <table:table-cell office:value-type="date" office:date-value="2017-08-29T23:55:08.785802" calcext:value-type="date">
            <text:p>2017-08-29 23:55:0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2" calcext:value-type="float">
            <text:p>3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1539 LOREM IPSUM DOLOR</text:p>
          </table:table-cell>
          <table:table-cell office:value-type="date" office:date-value="2017-08-29T23:55:10.040871" calcext:value-type="date">
            <text:p>2017-08-29 23:55:1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6" calcext:value-type="float">
            <text:p>86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540 LOREM IPSUM DOLOR</text:p>
          </table:table-cell>
          <table:table-cell office:value-type="date" office:date-value="2017-08-29T23:55:11.29594" calcext:value-type="date">
            <text:p>2017-08-29 23:55:1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541 LOREM IPSUM DOLOR</text:p>
          </table:table-cell>
          <table:table-cell office:value-type="date" office:date-value="2017-08-29T23:55:12.551008" calcext:value-type="date">
            <text:p>2017-08-29 23:55:1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98" calcext:value-type="float">
            <text:p>98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1542 LOREM IPSUM DOLOR</text:p>
          </table:table-cell>
          <table:table-cell office:value-type="date" office:date-value="2017-08-29T23:55:13.806077" calcext:value-type="date">
            <text:p>2017-08-29 23:55:1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543 LOREM IPSUM DOLOR</text:p>
          </table:table-cell>
          <table:table-cell office:value-type="date" office:date-value="2017-08-29T23:55:15.061146" calcext:value-type="date">
            <text:p>2017-08-29 23:55:15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6" calcext:value-type="float">
            <text:p>6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544 LOREM IPSUM DOLOR</text:p>
          </table:table-cell>
          <table:table-cell office:value-type="date" office:date-value="2017-08-29T23:55:16.316215" calcext:value-type="date">
            <text:p>2017-08-29 23:55:1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3" calcext:value-type="float">
            <text:p>63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1545 LOREM IPSUM DOLOR</text:p>
          </table:table-cell>
          <table:table-cell office:value-type="date" office:date-value="2017-08-29T23:55:17.571284" calcext:value-type="date">
            <text:p>2017-08-29 23:55:1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546 LOREM IPSUM DOLOR</text:p>
          </table:table-cell>
          <table:table-cell office:value-type="date" office:date-value="2017-08-29T23:55:18.826353" calcext:value-type="date">
            <text:p>2017-08-29 23:55:1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8" calcext:value-type="float">
            <text:p>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547 LOREM IPSUM DOLOR</text:p>
          </table:table-cell>
          <table:table-cell office:value-type="date" office:date-value="2017-08-29T23:55:20.081422" calcext:value-type="date">
            <text:p>2017-08-29 23:55:2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8 LOREM IPSUM DOLOR</text:p>
          </table:table-cell>
          <table:table-cell office:value-type="date" office:date-value="2017-08-29T23:55:21.336491" calcext:value-type="date">
            <text:p>2017-08-29 23:55:2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2" calcext:value-type="float">
            <text:p>4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549 LOREM IPSUM DOLOR</text:p>
          </table:table-cell>
          <table:table-cell office:value-type="date" office:date-value="2017-08-29T23:55:22.591559" calcext:value-type="date">
            <text:p>2017-08-29 23:55:2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1" calcext:value-type="float">
            <text:p>3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550 LOREM IPSUM DOLOR</text:p>
          </table:table-cell>
          <table:table-cell office:value-type="date" office:date-value="2017-08-29T23:55:23.846628" calcext:value-type="date">
            <text:p>2017-08-29 23:55:2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6" calcext:value-type="float">
            <text:p>1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1551 LOREM IPSUM DOLOR</text:p>
          </table:table-cell>
          <table:table-cell office:value-type="date" office:date-value="2017-08-29T23:55:25.101697" calcext:value-type="date">
            <text:p>2017-08-29 23:55:2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552 LOREM IPSUM DOLOR</text:p>
          </table:table-cell>
          <table:table-cell office:value-type="date" office:date-value="2017-08-29T23:55:26.356766" calcext:value-type="date">
            <text:p>2017-08-29 23:55:2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553 LOREM IPSUM DOLOR</text:p>
          </table:table-cell>
          <table:table-cell office:value-type="date" office:date-value="2017-08-29T23:55:27.611835" calcext:value-type="date">
            <text:p>2017-08-29 23:55:2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554 LOREM IPSUM DOLOR</text:p>
          </table:table-cell>
          <table:table-cell office:value-type="date" office:date-value="2017-08-29T23:55:28.866904" calcext:value-type="date">
            <text:p>2017-08-29 23:55:29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7" calcext:value-type="float">
            <text:p>57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1555 LOREM IPSUM DOLOR</text:p>
          </table:table-cell>
          <table:table-cell office:value-type="date" office:date-value="2017-08-29T23:55:30.121973" calcext:value-type="date">
            <text:p>2017-08-29 23:55:3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6" calcext:value-type="float">
            <text:p>4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556 LOREM IPSUM DOLOR</text:p>
          </table:table-cell>
          <table:table-cell office:value-type="date" office:date-value="2017-08-29T23:55:31.377042" calcext:value-type="date">
            <text:p>2017-08-29 23:55:3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" calcext:value-type="float">
            <text:p>7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1557 LOREM IPSUM DOLOR</text:p>
          </table:table-cell>
          <table:table-cell office:value-type="date" office:date-value="2017-08-29T23:55:32.632111" calcext:value-type="date">
            <text:p>2017-08-29 23:55:3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6" calcext:value-type="float">
            <text:p>6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1558 LOREM IPSUM DOLOR</text:p>
          </table:table-cell>
          <table:table-cell office:value-type="date" office:date-value="2017-08-29T23:55:33.887179" calcext:value-type="date">
            <text:p>2017-08-29 23:55:3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1" calcext:value-type="float">
            <text:p>2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559 LOREM IPSUM DOLOR</text:p>
          </table:table-cell>
          <table:table-cell office:value-type="date" office:date-value="2017-08-29T23:55:35.142248" calcext:value-type="date">
            <text:p>2017-08-29 23:55:3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2" calcext:value-type="float">
            <text:p>72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560 LOREM IPSUM DOLOR</text:p>
          </table:table-cell>
          <table:table-cell office:value-type="date" office:date-value="2017-08-29T23:55:36.397317" calcext:value-type="date">
            <text:p>2017-08-29 23:55:3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61 LOREM IPSUM DOLOR</text:p>
          </table:table-cell>
          <table:table-cell office:value-type="date" office:date-value="2017-08-29T23:55:37.652386" calcext:value-type="date">
            <text:p>2017-08-29 23:55:3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0" calcext:value-type="float">
            <text:p>50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1562 LOREM IPSUM DOLOR</text:p>
          </table:table-cell>
          <table:table-cell office:value-type="date" office:date-value="2017-08-29T23:55:38.907455" calcext:value-type="date">
            <text:p>2017-08-29 23:55:3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8" calcext:value-type="float">
            <text:p>28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1563 LOREM IPSUM DOLOR</text:p>
          </table:table-cell>
          <table:table-cell office:value-type="date" office:date-value="2017-08-29T23:55:40.162524" calcext:value-type="date">
            <text:p>2017-08-29 23:55:4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56" calcext:value-type="float">
            <text:p>5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564 LOREM IPSUM DOLOR</text:p>
          </table:table-cell>
          <table:table-cell office:value-type="date" office:date-value="2017-08-29T23:55:41.417593" calcext:value-type="date">
            <text:p>2017-08-29 23:55:4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565 LOREM IPSUM DOLOR</text:p>
          </table:table-cell>
          <table:table-cell office:value-type="date" office:date-value="2017-08-29T23:55:42.672662" calcext:value-type="date">
            <text:p>2017-08-29 23:55:4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87" calcext:value-type="float">
            <text:p>87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566 LOREM IPSUM DOLOR</text:p>
          </table:table-cell>
          <table:table-cell office:value-type="date" office:date-value="2017-08-29T23:55:43.92773" calcext:value-type="date">
            <text:p>2017-08-29 23:55:4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3" calcext:value-type="float">
            <text:p>83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1567 LOREM IPSUM DOLOR</text:p>
          </table:table-cell>
          <table:table-cell office:value-type="date" office:date-value="2017-08-29T23:55:45.182799" calcext:value-type="date">
            <text:p>2017-08-29 23:55:4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68 LOREM IPSUM DOLOR</text:p>
          </table:table-cell>
          <table:table-cell office:value-type="date" office:date-value="2017-08-29T23:55:46.437868" calcext:value-type="date">
            <text:p>2017-08-29 23:55:46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73" calcext:value-type="float">
            <text:p>7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1569 LOREM IPSUM DOLOR</text:p>
          </table:table-cell>
          <table:table-cell office:value-type="date" office:date-value="2017-08-29T23:55:47.692937" calcext:value-type="date">
            <text:p>2017-08-29 23:55:4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70 LOREM IPSUM DOLOR</text:p>
          </table:table-cell>
          <table:table-cell office:value-type="date" office:date-value="2017-08-29T23:55:48.948006" calcext:value-type="date">
            <text:p>2017-08-29 23:55:49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2" calcext:value-type="float">
            <text:p>7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1571 LOREM IPSUM DOLOR</text:p>
          </table:table-cell>
          <table:table-cell office:value-type="date" office:date-value="2017-08-29T23:55:50.203075" calcext:value-type="date">
            <text:p>2017-08-29 23:55:5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6" calcext:value-type="float">
            <text:p>8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572 LOREM IPSUM DOLOR</text:p>
          </table:table-cell>
          <table:table-cell office:value-type="date" office:date-value="2017-08-29T23:55:51.458144" calcext:value-type="date">
            <text:p>2017-08-29 23:55:5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1" calcext:value-type="float">
            <text:p>7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573 LOREM IPSUM DOLOR</text:p>
          </table:table-cell>
          <table:table-cell office:value-type="date" office:date-value="2017-08-29T23:55:52.713213" calcext:value-type="date">
            <text:p>2017-08-29 23:55:53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574 LOREM IPSUM DOLOR</text:p>
          </table:table-cell>
          <table:table-cell office:value-type="date" office:date-value="2017-08-29T23:55:53.968282" calcext:value-type="date">
            <text:p>2017-08-29 23:55:5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5" calcext:value-type="float">
            <text:p>15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1575 LOREM IPSUM DOLOR</text:p>
          </table:table-cell>
          <table:table-cell office:value-type="date" office:date-value="2017-08-29T23:55:55.22335" calcext:value-type="date">
            <text:p>2017-08-29 23:55:5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54" calcext:value-type="float">
            <text:p>5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576 LOREM IPSUM DOLOR</text:p>
          </table:table-cell>
          <table:table-cell office:value-type="date" office:date-value="2017-08-29T23:55:56.478419" calcext:value-type="date">
            <text:p>2017-08-29 23:55:5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7" calcext:value-type="float">
            <text:p>3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577 LOREM IPSUM DOLOR</text:p>
          </table:table-cell>
          <table:table-cell office:value-type="date" office:date-value="2017-08-29T23:55:57.733488" calcext:value-type="date">
            <text:p>2017-08-29 23:55:5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1" calcext:value-type="float">
            <text:p>3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1578 LOREM IPSUM DOLOR</text:p>
          </table:table-cell>
          <table:table-cell office:value-type="date" office:date-value="2017-08-29T23:55:58.988557" calcext:value-type="date">
            <text:p>2017-08-29 23:55:5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0" calcext:value-type="float">
            <text:p>6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579 LOREM IPSUM DOLOR</text:p>
          </table:table-cell>
          <table:table-cell office:value-type="date" office:date-value="2017-08-29T23:56:00.243626" calcext:value-type="date">
            <text:p>2017-08-29 23:56: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580 LOREM IPSUM DOLOR</text:p>
          </table:table-cell>
          <table:table-cell office:value-type="date" office:date-value="2017-08-29T23:56:01.498695" calcext:value-type="date">
            <text:p>2017-08-29 23:56:0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6" calcext:value-type="float">
            <text:p>5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581 LOREM IPSUM DOLOR</text:p>
          </table:table-cell>
          <table:table-cell office:value-type="date" office:date-value="2017-08-29T23:56:02.753764" calcext:value-type="date">
            <text:p>2017-08-29 23:56:0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2" calcext:value-type="float">
            <text:p>22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1582 LOREM IPSUM DOLOR</text:p>
          </table:table-cell>
          <table:table-cell office:value-type="date" office:date-value="2017-08-29T23:56:04.008833" calcext:value-type="date">
            <text:p>2017-08-29 23:56:0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5" calcext:value-type="float">
            <text:p>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583 LOREM IPSUM DOLOR</text:p>
          </table:table-cell>
          <table:table-cell office:value-type="date" office:date-value="2017-08-29T23:56:05.263901" calcext:value-type="date">
            <text:p>2017-08-29 23:56:0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584 LOREM IPSUM DOLOR</text:p>
          </table:table-cell>
          <table:table-cell office:value-type="date" office:date-value="2017-08-29T23:56:06.51897" calcext:value-type="date">
            <text:p>2017-08-29 23:56:0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585 LOREM IPSUM DOLOR</text:p>
          </table:table-cell>
          <table:table-cell office:value-type="date" office:date-value="2017-08-29T23:56:07.774039" calcext:value-type="date">
            <text:p>2017-08-29 23:56:08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86 LOREM IPSUM DOLOR</text:p>
          </table:table-cell>
          <table:table-cell office:value-type="date" office:date-value="2017-08-29T23:56:09.029108" calcext:value-type="date">
            <text:p>2017-08-29 23:56:09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87 LOREM IPSUM DOLOR</text:p>
          </table:table-cell>
          <table:table-cell office:value-type="date" office:date-value="2017-08-29T23:56:10.284177" calcext:value-type="date">
            <text:p>2017-08-29 23:56:1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88 LOREM IPSUM DOLOR</text:p>
          </table:table-cell>
          <table:table-cell office:value-type="date" office:date-value="2017-08-29T23:56:11.539246" calcext:value-type="date">
            <text:p>2017-08-29 23:56:1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3" calcext:value-type="float">
            <text:p>5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1589 LOREM IPSUM DOLOR</text:p>
          </table:table-cell>
          <table:table-cell office:value-type="date" office:date-value="2017-08-29T23:56:12.794315" calcext:value-type="date">
            <text:p>2017-08-29 23:56:1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2" calcext:value-type="float">
            <text:p>3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590 LOREM IPSUM DOLOR</text:p>
          </table:table-cell>
          <table:table-cell office:value-type="date" office:date-value="2017-08-29T23:56:14.049384" calcext:value-type="date">
            <text:p>2017-08-29 23:56:1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7" calcext:value-type="float">
            <text:p>4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1591 LOREM IPSUM DOLOR</text:p>
          </table:table-cell>
          <table:table-cell office:value-type="date" office:date-value="2017-08-29T23:56:15.304453" calcext:value-type="date">
            <text:p>2017-08-29 23:56:1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6" calcext:value-type="float">
            <text:p>46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592 LOREM IPSUM DOLOR</text:p>
          </table:table-cell>
          <table:table-cell office:value-type="date" office:date-value="2017-08-29T23:56:16.559521" calcext:value-type="date">
            <text:p>2017-08-29 23:56:1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1" calcext:value-type="float">
            <text:p>4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593 LOREM IPSUM DOLOR</text:p>
          </table:table-cell>
          <table:table-cell office:value-type="date" office:date-value="2017-08-29T23:56:17.81459" calcext:value-type="date">
            <text:p>2017-08-29 23:56:1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594 LOREM IPSUM DOLOR</text:p>
          </table:table-cell>
          <table:table-cell office:value-type="date" office:date-value="2017-08-29T23:56:19.069659" calcext:value-type="date">
            <text:p>2017-08-29 23:56:19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95 LOREM IPSUM DOLOR</text:p>
          </table:table-cell>
          <table:table-cell office:value-type="date" office:date-value="2017-08-29T23:56:20.324728" calcext:value-type="date">
            <text:p>2017-08-29 23:56:2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7" calcext:value-type="float">
            <text:p>2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1596 LOREM IPSUM DOLOR</text:p>
          </table:table-cell>
          <table:table-cell office:value-type="date" office:date-value="2017-08-29T23:56:21.579797" calcext:value-type="date">
            <text:p>2017-08-29 23:56:2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96" calcext:value-type="float">
            <text:p>9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1597 LOREM IPSUM DOLOR</text:p>
          </table:table-cell>
          <table:table-cell office:value-type="date" office:date-value="2017-08-29T23:56:22.834866" calcext:value-type="date">
            <text:p>2017-08-29 23:56:2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2" calcext:value-type="float">
            <text:p>4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598 LOREM IPSUM DOLOR</text:p>
          </table:table-cell>
          <table:table-cell office:value-type="date" office:date-value="2017-08-29T23:56:24.089935" calcext:value-type="date">
            <text:p>2017-08-29 23:56:2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99 LOREM IPSUM DOLOR</text:p>
          </table:table-cell>
          <table:table-cell office:value-type="date" office:date-value="2017-08-29T23:56:25.345004" calcext:value-type="date">
            <text:p>2017-08-29 23:56: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4" calcext:value-type="float">
            <text:p>9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1600 LOREM IPSUM DOLOR</text:p>
          </table:table-cell>
          <table:table-cell office:value-type="date" office:date-value="2017-08-29T23:56:26.600072" calcext:value-type="date">
            <text:p>2017-08-29 23:56:2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601 LOREM IPSUM DOLOR</text:p>
          </table:table-cell>
          <table:table-cell office:value-type="date" office:date-value="2017-08-29T23:56:27.855141" calcext:value-type="date">
            <text:p>2017-08-29 23:56:2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4" calcext:value-type="float">
            <text:p>7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1602 LOREM IPSUM DOLOR</text:p>
          </table:table-cell>
          <table:table-cell office:value-type="date" office:date-value="2017-08-29T23:56:29.11021" calcext:value-type="date">
            <text:p>2017-08-29 23:56:2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76" calcext:value-type="float">
            <text:p>76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1603 LOREM IPSUM DOLOR</text:p>
          </table:table-cell>
          <table:table-cell office:value-type="date" office:date-value="2017-08-29T23:56:30.365279" calcext:value-type="date">
            <text:p>2017-08-29 23:56:3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97" calcext:value-type="float">
            <text:p>97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604 LOREM IPSUM DOLOR</text:p>
          </table:table-cell>
          <table:table-cell office:value-type="date" office:date-value="2017-08-29T23:56:31.620348" calcext:value-type="date">
            <text:p>2017-08-29 23:56:3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605 LOREM IPSUM DOLOR</text:p>
          </table:table-cell>
          <table:table-cell office:value-type="date" office:date-value="2017-08-29T23:56:32.875417" calcext:value-type="date">
            <text:p>2017-08-29 23:56:3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8" calcext:value-type="float">
            <text:p>7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1606 LOREM IPSUM DOLOR</text:p>
          </table:table-cell>
          <table:table-cell office:value-type="date" office:date-value="2017-08-29T23:56:34.130486" calcext:value-type="date">
            <text:p>2017-08-29 23:56:3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607 LOREM IPSUM DOLOR</text:p>
          </table:table-cell>
          <table:table-cell office:value-type="date" office:date-value="2017-08-29T23:56:35.385555" calcext:value-type="date">
            <text:p>2017-08-29 23:56:35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08 LOREM IPSUM DOLOR</text:p>
          </table:table-cell>
          <table:table-cell office:value-type="date" office:date-value="2017-08-29T23:56:36.640624" calcext:value-type="date">
            <text:p>2017-08-29 23:56:3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4" calcext:value-type="float">
            <text:p>1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609 LOREM IPSUM DOLOR</text:p>
          </table:table-cell>
          <table:table-cell office:value-type="date" office:date-value="2017-08-29T23:56:37.895692" calcext:value-type="date">
            <text:p>2017-08-29 23:56:3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610 LOREM IPSUM DOLOR</text:p>
          </table:table-cell>
          <table:table-cell office:value-type="date" office:date-value="2017-08-29T23:56:39.150761" calcext:value-type="date">
            <text:p>2017-08-29 23:56:39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11 LOREM IPSUM DOLOR</text:p>
          </table:table-cell>
          <table:table-cell office:value-type="date" office:date-value="2017-08-29T23:56:40.40583" calcext:value-type="date">
            <text:p>2017-08-29 23:56:4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4" calcext:value-type="float">
            <text:p>2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612 LOREM IPSUM DOLOR</text:p>
          </table:table-cell>
          <table:table-cell office:value-type="date" office:date-value="2017-08-29T23:56:41.660899" calcext:value-type="date">
            <text:p>2017-08-29 23:56:4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613 LOREM IPSUM DOLOR</text:p>
          </table:table-cell>
          <table:table-cell office:value-type="date" office:date-value="2017-08-29T23:56:42.915968" calcext:value-type="date">
            <text:p>2017-08-29 23:56:4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78" calcext:value-type="float">
            <text:p>78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1614 LOREM IPSUM DOLOR</text:p>
          </table:table-cell>
          <table:table-cell office:value-type="date" office:date-value="2017-08-29T23:56:44.171037" calcext:value-type="date">
            <text:p>2017-08-29 23:56:4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6" calcext:value-type="float">
            <text:p>4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1615 LOREM IPSUM DOLOR</text:p>
          </table:table-cell>
          <table:table-cell office:value-type="date" office:date-value="2017-08-29T23:56:45.426106" calcext:value-type="date">
            <text:p>2017-08-29 23:56:4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81" calcext:value-type="float">
            <text:p>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1616 LOREM IPSUM DOLOR</text:p>
          </table:table-cell>
          <table:table-cell office:value-type="date" office:date-value="2017-08-29T23:56:46.681175" calcext:value-type="date">
            <text:p>2017-08-29 23:56:4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54" calcext:value-type="float">
            <text:p>5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617 LOREM IPSUM DOLOR</text:p>
          </table:table-cell>
          <table:table-cell office:value-type="date" office:date-value="2017-08-29T23:56:47.936243" calcext:value-type="date">
            <text:p>2017-08-29 23:56:4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618 LOREM IPSUM DOLOR</text:p>
          </table:table-cell>
          <table:table-cell office:value-type="date" office:date-value="2017-08-29T23:56:49.191312" calcext:value-type="date">
            <text:p>2017-08-29 23:56:49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8" calcext:value-type="float">
            <text:p>68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1619 LOREM IPSUM DOLOR</text:p>
          </table:table-cell>
          <table:table-cell office:value-type="date" office:date-value="2017-08-29T23:56:50.446381" calcext:value-type="date">
            <text:p>2017-08-29 23:56:5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8" calcext:value-type="float">
            <text:p>68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620 LOREM IPSUM DOLOR</text:p>
          </table:table-cell>
          <table:table-cell office:value-type="date" office:date-value="2017-08-29T23:56:51.70145" calcext:value-type="date">
            <text:p>2017-08-29 23:56:5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53" calcext:value-type="float">
            <text:p>5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621 LOREM IPSUM DOLOR</text:p>
          </table:table-cell>
          <table:table-cell office:value-type="date" office:date-value="2017-08-29T23:56:52.956519" calcext:value-type="date">
            <text:p>2017-08-29 23:56:5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4" calcext:value-type="float">
            <text:p>24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1622 LOREM IPSUM DOLOR</text:p>
          </table:table-cell>
          <table:table-cell office:value-type="date" office:date-value="2017-08-29T23:56:54.211588" calcext:value-type="date">
            <text:p>2017-08-29 23:56:54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9" calcext:value-type="float">
            <text:p>5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1623 LOREM IPSUM DOLOR</text:p>
          </table:table-cell>
          <table:table-cell office:value-type="date" office:date-value="2017-08-29T23:56:55.466657" calcext:value-type="date">
            <text:p>2017-08-29 23:56:55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59" calcext:value-type="float">
            <text:p>5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624 LOREM IPSUM DOLOR</text:p>
          </table:table-cell>
          <table:table-cell office:value-type="date" office:date-value="2017-08-29T23:56:56.721726" calcext:value-type="date">
            <text:p>2017-08-29 23:56:5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1" calcext:value-type="float">
            <text:p>5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1625 LOREM IPSUM DOLOR</text:p>
          </table:table-cell>
          <table:table-cell office:value-type="date" office:date-value="2017-08-29T23:56:57.976794" calcext:value-type="date">
            <text:p>2017-08-29 23:56:5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626 LOREM IPSUM DOLOR</text:p>
          </table:table-cell>
          <table:table-cell office:value-type="date" office:date-value="2017-08-29T23:56:59.231863" calcext:value-type="date">
            <text:p>2017-08-29 23:56:59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5" calcext:value-type="float">
            <text:p>1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627 LOREM IPSUM DOLOR</text:p>
          </table:table-cell>
          <table:table-cell office:value-type="date" office:date-value="2017-08-29T23:57:00.486932" calcext:value-type="date">
            <text:p>2017-08-29 23:57:0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0" calcext:value-type="float">
            <text:p>40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1628 LOREM IPSUM DOLOR</text:p>
          </table:table-cell>
          <table:table-cell office:value-type="date" office:date-value="2017-08-29T23:57:01.742001" calcext:value-type="date">
            <text:p>2017-08-29 23:57:0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4" calcext:value-type="float">
            <text:p>44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1629 LOREM IPSUM DOLOR</text:p>
          </table:table-cell>
          <table:table-cell office:value-type="date" office:date-value="2017-08-29T23:57:02.99707" calcext:value-type="date">
            <text:p>2017-08-29 23:57:0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630 LOREM IPSUM DOLOR</text:p>
          </table:table-cell>
          <table:table-cell office:value-type="date" office:date-value="2017-08-29T23:57:04.252139" calcext:value-type="date">
            <text:p>2017-08-29 23:57:0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31 LOREM IPSUM DOLOR</text:p>
          </table:table-cell>
          <table:table-cell office:value-type="date" office:date-value="2017-08-29T23:57:05.507208" calcext:value-type="date">
            <text:p>2017-08-29 23:57:0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632 LOREM IPSUM DOLOR</text:p>
          </table:table-cell>
          <table:table-cell office:value-type="date" office:date-value="2017-08-29T23:57:06.762277" calcext:value-type="date">
            <text:p>2017-08-29 23:57:0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0" calcext:value-type="float">
            <text:p>6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633 LOREM IPSUM DOLOR</text:p>
          </table:table-cell>
          <table:table-cell office:value-type="date" office:date-value="2017-08-29T23:57:08.017346" calcext:value-type="date">
            <text:p>2017-08-29 23:57:0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2" calcext:value-type="float">
            <text:p>32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1634 LOREM IPSUM DOLOR</text:p>
          </table:table-cell>
          <table:table-cell office:value-type="date" office:date-value="2017-08-29T23:57:09.272414" calcext:value-type="date">
            <text:p>2017-08-29 23:57:0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5" calcext:value-type="float">
            <text:p>65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635 LOREM IPSUM DOLOR</text:p>
          </table:table-cell>
          <table:table-cell office:value-type="date" office:date-value="2017-08-29T23:57:10.527483" calcext:value-type="date">
            <text:p>2017-08-29 23:57:1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84" calcext:value-type="float">
            <text:p>8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636 LOREM IPSUM DOLOR</text:p>
          </table:table-cell>
          <table:table-cell office:value-type="date" office:date-value="2017-08-29T23:57:11.782552" calcext:value-type="date">
            <text:p>2017-08-29 23:57:1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637 LOREM IPSUM DOLOR</text:p>
          </table:table-cell>
          <table:table-cell office:value-type="date" office:date-value="2017-08-29T23:57:13.037621" calcext:value-type="date">
            <text:p>2017-08-29 23:57:1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6" calcext:value-type="float">
            <text:p>6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638 LOREM IPSUM DOLOR</text:p>
          </table:table-cell>
          <table:table-cell office:value-type="date" office:date-value="2017-08-29T23:57:14.29269" calcext:value-type="date">
            <text:p>2017-08-29 23:57:14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1639 LOREM IPSUM DOLOR</text:p>
          </table:table-cell>
          <table:table-cell office:value-type="date" office:date-value="2017-08-29T23:57:15.547759" calcext:value-type="date">
            <text:p>2017-08-29 23:57:1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4" calcext:value-type="float">
            <text:p>6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1640 LOREM IPSUM DOLOR</text:p>
          </table:table-cell>
          <table:table-cell office:value-type="date" office:date-value="2017-08-29T23:57:16.802828" calcext:value-type="date">
            <text:p>2017-08-29 23:57:1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641 LOREM IPSUM DOLOR</text:p>
          </table:table-cell>
          <table:table-cell office:value-type="date" office:date-value="2017-08-29T23:57:18.057897" calcext:value-type="date">
            <text:p>2017-08-29 23:57:1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1642 LOREM IPSUM DOLOR</text:p>
          </table:table-cell>
          <table:table-cell office:value-type="date" office:date-value="2017-08-29T23:57:19.312965" calcext:value-type="date">
            <text:p>2017-08-29 23:57:19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43 LOREM IPSUM DOLOR</text:p>
          </table:table-cell>
          <table:table-cell office:value-type="date" office:date-value="2017-08-29T23:57:20.568034" calcext:value-type="date">
            <text:p>2017-08-29 23:57:2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1" calcext:value-type="float">
            <text:p>2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1644 LOREM IPSUM DOLOR</text:p>
          </table:table-cell>
          <table:table-cell office:value-type="date" office:date-value="2017-08-29T23:57:21.823103" calcext:value-type="date">
            <text:p>2017-08-29 23:57:2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44" calcext:value-type="float">
            <text:p>4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1645 LOREM IPSUM DOLOR</text:p>
          </table:table-cell>
          <table:table-cell office:value-type="date" office:date-value="2017-08-29T23:57:23.078172" calcext:value-type="date">
            <text:p>2017-08-29 23:57:2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51" calcext:value-type="float">
            <text:p>5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646 LOREM IPSUM DOLOR</text:p>
          </table:table-cell>
          <table:table-cell office:value-type="date" office:date-value="2017-08-29T23:57:24.333241" calcext:value-type="date">
            <text:p>2017-08-29 23:57:2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2" calcext:value-type="float">
            <text:p>4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647 LOREM IPSUM DOLOR</text:p>
          </table:table-cell>
          <table:table-cell office:value-type="date" office:date-value="2017-08-29T23:57:25.58831" calcext:value-type="date">
            <text:p>2017-08-29 23:57:2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48 LOREM IPSUM DOLOR</text:p>
          </table:table-cell>
          <table:table-cell office:value-type="date" office:date-value="2017-08-29T23:57:26.843379" calcext:value-type="date">
            <text:p>2017-08-29 23:57:2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2" calcext:value-type="float">
            <text:p>6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649 LOREM IPSUM DOLOR</text:p>
          </table:table-cell>
          <table:table-cell office:value-type="date" office:date-value="2017-08-29T23:57:28.098448" calcext:value-type="date">
            <text:p>2017-08-29 23:57:2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6" calcext:value-type="float">
            <text:p>6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650 LOREM IPSUM DOLOR</text:p>
          </table:table-cell>
          <table:table-cell office:value-type="date" office:date-value="2017-08-29T23:57:29.353517" calcext:value-type="date">
            <text:p>2017-08-29 23:57:29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6" calcext:value-type="float">
            <text:p>4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1651 LOREM IPSUM DOLOR</text:p>
          </table:table-cell>
          <table:table-cell office:value-type="date" office:date-value="2017-08-29T23:57:30.608585" calcext:value-type="date">
            <text:p>2017-08-29 23:57:3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89" calcext:value-type="float">
            <text:p>8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1652 LOREM IPSUM DOLOR</text:p>
          </table:table-cell>
          <table:table-cell office:value-type="date" office:date-value="2017-08-29T23:57:31.863654" calcext:value-type="date">
            <text:p>2017-08-29 23:57:3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53 LOREM IPSUM DOLOR</text:p>
          </table:table-cell>
          <table:table-cell office:value-type="date" office:date-value="2017-08-29T23:57:33.118723" calcext:value-type="date">
            <text:p>2017-08-29 23:57:3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79" calcext:value-type="float">
            <text:p>79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1654 LOREM IPSUM DOLOR</text:p>
          </table:table-cell>
          <table:table-cell office:value-type="date" office:date-value="2017-08-29T23:57:34.373792" calcext:value-type="date">
            <text:p>2017-08-29 23:57:34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95" calcext:value-type="float">
            <text:p>9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655 LOREM IPSUM DOLOR</text:p>
          </table:table-cell>
          <table:table-cell office:value-type="date" office:date-value="2017-08-29T23:57:35.628861" calcext:value-type="date">
            <text:p>2017-08-29 23:57:3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83" calcext:value-type="float">
            <text:p>83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1656 LOREM IPSUM DOLOR</text:p>
          </table:table-cell>
          <table:table-cell office:value-type="date" office:date-value="2017-08-29T23:57:36.88393" calcext:value-type="date">
            <text:p>2017-08-29 23:57:3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1657 LOREM IPSUM DOLOR</text:p>
          </table:table-cell>
          <table:table-cell office:value-type="date" office:date-value="2017-08-29T23:57:38.138999" calcext:value-type="date">
            <text:p>2017-08-29 23:57:3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58 LOREM IPSUM DOLOR</text:p>
          </table:table-cell>
          <table:table-cell office:value-type="date" office:date-value="2017-08-29T23:57:39.394068" calcext:value-type="date">
            <text:p>2017-08-29 23:57:39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659 LOREM IPSUM DOLOR</text:p>
          </table:table-cell>
          <table:table-cell office:value-type="date" office:date-value="2017-08-29T23:57:40.649136" calcext:value-type="date">
            <text:p>2017-08-29 23:57:4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2" calcext:value-type="float">
            <text:p>42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660 LOREM IPSUM DOLOR</text:p>
          </table:table-cell>
          <table:table-cell office:value-type="date" office:date-value="2017-08-29T23:57:41.904205" calcext:value-type="date">
            <text:p>2017-08-29 23:57:4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81" calcext:value-type="float">
            <text:p>8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661 LOREM IPSUM DOLOR</text:p>
          </table:table-cell>
          <table:table-cell office:value-type="date" office:date-value="2017-08-29T23:57:43.159274" calcext:value-type="date">
            <text:p>2017-08-29 23:57:4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2" calcext:value-type="float">
            <text:p>82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1662 LOREM IPSUM DOLOR</text:p>
          </table:table-cell>
          <table:table-cell office:value-type="date" office:date-value="2017-08-29T23:57:44.414343" calcext:value-type="date">
            <text:p>2017-08-29 23:57:4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6" calcext:value-type="float">
            <text:p>4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663 LOREM IPSUM DOLOR</text:p>
          </table:table-cell>
          <table:table-cell office:value-type="date" office:date-value="2017-08-29T23:57:45.669412" calcext:value-type="date">
            <text:p>2017-08-29 23:57:4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81" calcext:value-type="float">
            <text:p>8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1664 LOREM IPSUM DOLOR</text:p>
          </table:table-cell>
          <table:table-cell office:value-type="date" office:date-value="2017-08-29T23:57:46.924481" calcext:value-type="date">
            <text:p>2017-08-29 23:57:4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9" calcext:value-type="float">
            <text:p>6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665 LOREM IPSUM DOLOR</text:p>
          </table:table-cell>
          <table:table-cell office:value-type="date" office:date-value="2017-08-29T23:57:48.17955" calcext:value-type="date">
            <text:p>2017-08-29 23:57:48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" calcext:value-type="float">
            <text:p>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1666 LOREM IPSUM DOLOR</text:p>
          </table:table-cell>
          <table:table-cell office:value-type="date" office:date-value="2017-08-29T23:57:49.434619" calcext:value-type="date">
            <text:p>2017-08-29 23:57:49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8" calcext:value-type="float">
            <text:p>68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1667 LOREM IPSUM DOLOR</text:p>
          </table:table-cell>
          <table:table-cell office:value-type="date" office:date-value="2017-08-29T23:57:50.689688" calcext:value-type="date">
            <text:p>2017-08-29 23:57:5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68 LOREM IPSUM DOLOR</text:p>
          </table:table-cell>
          <table:table-cell office:value-type="date" office:date-value="2017-08-29T23:57:51.944756" calcext:value-type="date">
            <text:p>2017-08-29 23:57:5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52" calcext:value-type="float">
            <text:p>5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1669 LOREM IPSUM DOLOR</text:p>
          </table:table-cell>
          <table:table-cell office:value-type="date" office:date-value="2017-08-29T23:57:53.199825" calcext:value-type="date">
            <text:p>2017-08-29 23:57:5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70 LOREM IPSUM DOLOR</text:p>
          </table:table-cell>
          <table:table-cell office:value-type="date" office:date-value="2017-08-29T23:57:54.454894" calcext:value-type="date">
            <text:p>2017-08-29 23:57:5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5" calcext:value-type="float">
            <text:p>8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671 LOREM IPSUM DOLOR</text:p>
          </table:table-cell>
          <table:table-cell office:value-type="date" office:date-value="2017-08-29T23:57:55.709963" calcext:value-type="date">
            <text:p>2017-08-29 23:57:5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4" calcext:value-type="float">
            <text:p>24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1672 LOREM IPSUM DOLOR</text:p>
          </table:table-cell>
          <table:table-cell office:value-type="date" office:date-value="2017-08-29T23:57:56.965032" calcext:value-type="date">
            <text:p>2017-08-29 23:57:5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7" calcext:value-type="float">
            <text:p>9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1673 LOREM IPSUM DOLOR</text:p>
          </table:table-cell>
          <table:table-cell office:value-type="date" office:date-value="2017-08-29T23:57:58.220101" calcext:value-type="date">
            <text:p>2017-08-29 23:57:5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59" calcext:value-type="float">
            <text:p>5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674 LOREM IPSUM DOLOR</text:p>
          </table:table-cell>
          <table:table-cell office:value-type="date" office:date-value="2017-08-29T23:57:59.47517" calcext:value-type="date">
            <text:p>2017-08-29 23:57:5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" calcext:value-type="float">
            <text:p>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675 LOREM IPSUM DOLOR</text:p>
          </table:table-cell>
          <table:table-cell office:value-type="date" office:date-value="2017-08-29T23:58:00.730239" calcext:value-type="date">
            <text:p>2017-08-29 23:58:0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96" calcext:value-type="float">
            <text:p>96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676 LOREM IPSUM DOLOR</text:p>
          </table:table-cell>
          <table:table-cell office:value-type="date" office:date-value="2017-08-29T23:58:01.985307" calcext:value-type="date">
            <text:p>2017-08-29 23:58:0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1677 LOREM IPSUM DOLOR</text:p>
          </table:table-cell>
          <table:table-cell office:value-type="date" office:date-value="2017-08-29T23:58:03.240376" calcext:value-type="date">
            <text:p>2017-08-29 23:58:0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43" calcext:value-type="float">
            <text:p>43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1678 LOREM IPSUM DOLOR</text:p>
          </table:table-cell>
          <table:table-cell office:value-type="date" office:date-value="2017-08-29T23:58:04.495445" calcext:value-type="date">
            <text:p>2017-08-29 23:58:0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73" calcext:value-type="float">
            <text:p>7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1679 LOREM IPSUM DOLOR</text:p>
          </table:table-cell>
          <table:table-cell office:value-type="date" office:date-value="2017-08-29T23:58:05.750514" calcext:value-type="date">
            <text:p>2017-08-29 23:58:0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3" calcext:value-type="float">
            <text:p>5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680 LOREM IPSUM DOLOR</text:p>
          </table:table-cell>
          <table:table-cell office:value-type="date" office:date-value="2017-08-29T23:58:07.005583" calcext:value-type="date">
            <text:p>2017-08-29 23:58:0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8" calcext:value-type="float">
            <text:p>88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681 LOREM IPSUM DOLOR</text:p>
          </table:table-cell>
          <table:table-cell office:value-type="date" office:date-value="2017-08-29T23:58:08.260652" calcext:value-type="date">
            <text:p>2017-08-29 23:58:08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5" calcext:value-type="float">
            <text:p>35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682 LOREM IPSUM DOLOR</text:p>
          </table:table-cell>
          <table:table-cell office:value-type="date" office:date-value="2017-08-29T23:58:09.515721" calcext:value-type="date">
            <text:p>2017-08-29 23:58:1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683 LOREM IPSUM DOLOR</text:p>
          </table:table-cell>
          <table:table-cell office:value-type="date" office:date-value="2017-08-29T23:58:10.77079" calcext:value-type="date">
            <text:p>2017-08-29 23:58:1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84 LOREM IPSUM DOLOR</text:p>
          </table:table-cell>
          <table:table-cell office:value-type="date" office:date-value="2017-08-29T23:58:12.025858" calcext:value-type="date">
            <text:p>2017-08-29 23:58:1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1685 LOREM IPSUM DOLOR</text:p>
          </table:table-cell>
          <table:table-cell office:value-type="date" office:date-value="2017-08-29T23:58:13.280927" calcext:value-type="date">
            <text:p>2017-08-29 23:58:1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86 LOREM IPSUM DOLOR</text:p>
          </table:table-cell>
          <table:table-cell office:value-type="date" office:date-value="2017-08-29T23:58:14.535996" calcext:value-type="date">
            <text:p>2017-08-29 23:58:1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687 LOREM IPSUM DOLOR</text:p>
          </table:table-cell>
          <table:table-cell office:value-type="date" office:date-value="2017-08-29T23:58:15.791065" calcext:value-type="date">
            <text:p>2017-08-29 23:58:1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6" calcext:value-type="float">
            <text:p>46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1688 LOREM IPSUM DOLOR</text:p>
          </table:table-cell>
          <table:table-cell office:value-type="date" office:date-value="2017-08-29T23:58:17.046134" calcext:value-type="date">
            <text:p>2017-08-29 23:58:17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89 LOREM IPSUM DOLOR</text:p>
          </table:table-cell>
          <table:table-cell office:value-type="date" office:date-value="2017-08-29T23:58:18.301203" calcext:value-type="date">
            <text:p>2017-08-29 23:58:1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1" calcext:value-type="float">
            <text:p>21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690 LOREM IPSUM DOLOR</text:p>
          </table:table-cell>
          <table:table-cell office:value-type="date" office:date-value="2017-08-29T23:58:19.556272" calcext:value-type="date">
            <text:p>2017-08-29 23:58:2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87" calcext:value-type="float">
            <text:p>8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691 LOREM IPSUM DOLOR</text:p>
          </table:table-cell>
          <table:table-cell office:value-type="date" office:date-value="2017-08-29T23:58:20.811341" calcext:value-type="date">
            <text:p>2017-08-29 23:58:2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6" calcext:value-type="float">
            <text:p>7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692 LOREM IPSUM DOLOR</text:p>
          </table:table-cell>
          <table:table-cell office:value-type="date" office:date-value="2017-08-29T23:58:22.06641" calcext:value-type="date">
            <text:p>2017-08-29 23:58:2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693 LOREM IPSUM DOLOR</text:p>
          </table:table-cell>
          <table:table-cell office:value-type="date" office:date-value="2017-08-29T23:58:23.321478" calcext:value-type="date">
            <text:p>2017-08-29 23:58:2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694 LOREM IPSUM DOLOR</text:p>
          </table:table-cell>
          <table:table-cell office:value-type="date" office:date-value="2017-08-29T23:58:24.576547" calcext:value-type="date">
            <text:p>2017-08-29 23:58:2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95 LOREM IPSUM DOLOR</text:p>
          </table:table-cell>
          <table:table-cell office:value-type="date" office:date-value="2017-08-29T23:58:25.831616" calcext:value-type="date">
            <text:p>2017-08-29 23:58:2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0" calcext:value-type="float">
            <text:p>7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1696 LOREM IPSUM DOLOR</text:p>
          </table:table-cell>
          <table:table-cell office:value-type="date" office:date-value="2017-08-29T23:58:27.086685" calcext:value-type="date">
            <text:p>2017-08-29 23:58:2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697 LOREM IPSUM DOLOR</text:p>
          </table:table-cell>
          <table:table-cell office:value-type="date" office:date-value="2017-08-29T23:58:28.341754" calcext:value-type="date">
            <text:p>2017-08-29 23:58:2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4" calcext:value-type="float">
            <text:p>24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1698 LOREM IPSUM DOLOR</text:p>
          </table:table-cell>
          <table:table-cell office:value-type="date" office:date-value="2017-08-29T23:58:29.596823" calcext:value-type="date">
            <text:p>2017-08-29 23:58:3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78" calcext:value-type="float">
            <text:p>78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699 LOREM IPSUM DOLOR</text:p>
          </table:table-cell>
          <table:table-cell office:value-type="date" office:date-value="2017-08-29T23:58:30.851892" calcext:value-type="date">
            <text:p>2017-08-29 23:58: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1700 LOREM IPSUM DOLOR</text:p>
          </table:table-cell>
          <table:table-cell office:value-type="date" office:date-value="2017-08-29T23:58:32.106961" calcext:value-type="date">
            <text:p>2017-08-29 23:58:3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" calcext:value-type="float">
            <text:p>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701 LOREM IPSUM DOLOR</text:p>
          </table:table-cell>
          <table:table-cell office:value-type="date" office:date-value="2017-08-29T23:58:33.362029" calcext:value-type="date">
            <text:p>2017-08-29 23:58:3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37" calcext:value-type="float">
            <text:p>3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702 LOREM IPSUM DOLOR</text:p>
          </table:table-cell>
          <table:table-cell office:value-type="date" office:date-value="2017-08-29T23:58:34.617098" calcext:value-type="date">
            <text:p>2017-08-29 23:58:3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03 LOREM IPSUM DOLOR</text:p>
          </table:table-cell>
          <table:table-cell office:value-type="date" office:date-value="2017-08-29T23:58:35.872167" calcext:value-type="date">
            <text:p>2017-08-29 23:58:3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0" calcext:value-type="float">
            <text:p>4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1704 LOREM IPSUM DOLOR</text:p>
          </table:table-cell>
          <table:table-cell office:value-type="date" office:date-value="2017-08-29T23:58:37.127236" calcext:value-type="date">
            <text:p>2017-08-29 23:58:37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705 LOREM IPSUM DOLOR</text:p>
          </table:table-cell>
          <table:table-cell office:value-type="date" office:date-value="2017-08-29T23:58:38.382305" calcext:value-type="date">
            <text:p>2017-08-29 23:58:38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8" calcext:value-type="float">
            <text:p>3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706 LOREM IPSUM DOLOR</text:p>
          </table:table-cell>
          <table:table-cell office:value-type="date" office:date-value="2017-08-29T23:58:39.637374" calcext:value-type="date">
            <text:p>2017-08-29 23:58:4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707 LOREM IPSUM DOLOR</text:p>
          </table:table-cell>
          <table:table-cell office:value-type="date" office:date-value="2017-08-29T23:58:40.892443" calcext:value-type="date">
            <text:p>2017-08-29 23:58:4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08 LOREM IPSUM DOLOR</text:p>
          </table:table-cell>
          <table:table-cell office:value-type="date" office:date-value="2017-08-29T23:58:42.147512" calcext:value-type="date">
            <text:p>2017-08-29 23:58:42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3" calcext:value-type="float">
            <text:p>6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709 LOREM IPSUM DOLOR</text:p>
          </table:table-cell>
          <table:table-cell office:value-type="date" office:date-value="2017-08-29T23:58:43.402581" calcext:value-type="date">
            <text:p>2017-08-29 23:58:4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0" calcext:value-type="float">
            <text:p>4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710 LOREM IPSUM DOLOR</text:p>
          </table:table-cell>
          <table:table-cell office:value-type="date" office:date-value="2017-08-29T23:58:44.657649" calcext:value-type="date">
            <text:p>2017-08-29 23:58:4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711 LOREM IPSUM DOLOR</text:p>
          </table:table-cell>
          <table:table-cell office:value-type="date" office:date-value="2017-08-29T23:58:45.912718" calcext:value-type="date">
            <text:p>2017-08-29 23:58:4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12 LOREM IPSUM DOLOR</text:p>
          </table:table-cell>
          <table:table-cell office:value-type="date" office:date-value="2017-08-29T23:58:47.167787" calcext:value-type="date">
            <text:p>2017-08-29 23:58:4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7" calcext:value-type="float">
            <text:p>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713 LOREM IPSUM DOLOR</text:p>
          </table:table-cell>
          <table:table-cell office:value-type="date" office:date-value="2017-08-29T23:58:48.422856" calcext:value-type="date">
            <text:p>2017-08-29 23:58:48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1714 LOREM IPSUM DOLOR</text:p>
          </table:table-cell>
          <table:table-cell office:value-type="date" office:date-value="2017-08-29T23:58:49.677925" calcext:value-type="date">
            <text:p>2017-08-29 23:58:5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77" calcext:value-type="float">
            <text:p>7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1715 LOREM IPSUM DOLOR</text:p>
          </table:table-cell>
          <table:table-cell office:value-type="date" office:date-value="2017-08-29T23:58:50.932994" calcext:value-type="date">
            <text:p>2017-08-29 23:58:5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716 LOREM IPSUM DOLOR</text:p>
          </table:table-cell>
          <table:table-cell office:value-type="date" office:date-value="2017-08-29T23:58:52.188063" calcext:value-type="date">
            <text:p>2017-08-29 23:58:5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53" calcext:value-type="float">
            <text:p>5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717 LOREM IPSUM DOLOR</text:p>
          </table:table-cell>
          <table:table-cell office:value-type="date" office:date-value="2017-08-29T23:58:53.443132" calcext:value-type="date">
            <text:p>2017-08-29 23:58:5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1718 LOREM IPSUM DOLOR</text:p>
          </table:table-cell>
          <table:table-cell office:value-type="date" office:date-value="2017-08-29T23:58:54.6982" calcext:value-type="date">
            <text:p>2017-08-29 23:58:55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6" calcext:value-type="float">
            <text:p>4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719 LOREM IPSUM DOLOR</text:p>
          </table:table-cell>
          <table:table-cell office:value-type="date" office:date-value="2017-08-29T23:58:55.953269" calcext:value-type="date">
            <text:p>2017-08-29 23:58:5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720 LOREM IPSUM DOLOR</text:p>
          </table:table-cell>
          <table:table-cell office:value-type="date" office:date-value="2017-08-29T23:58:57.208338" calcext:value-type="date">
            <text:p>2017-08-29 23:58:5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721 LOREM IPSUM DOLOR</text:p>
          </table:table-cell>
          <table:table-cell office:value-type="date" office:date-value="2017-08-29T23:58:58.463407" calcext:value-type="date">
            <text:p>2017-08-29 23:58:58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86" calcext:value-type="float">
            <text:p>86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1722 LOREM IPSUM DOLOR</text:p>
          </table:table-cell>
          <table:table-cell office:value-type="date" office:date-value="2017-08-29T23:58:59.718476" calcext:value-type="date">
            <text:p>2017-08-29 23:59: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723 LOREM IPSUM DOLOR</text:p>
          </table:table-cell>
          <table:table-cell office:value-type="date" office:date-value="2017-08-29T23:59:00.973545" calcext:value-type="date">
            <text:p>2017-08-29 23:59:0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9" calcext:value-type="float">
            <text:p>6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724 LOREM IPSUM DOLOR</text:p>
          </table:table-cell>
          <table:table-cell office:value-type="date" office:date-value="2017-08-29T23:59:02.228614" calcext:value-type="date">
            <text:p>2017-08-29 23:59:0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725 LOREM IPSUM DOLOR</text:p>
          </table:table-cell>
          <table:table-cell office:value-type="date" office:date-value="2017-08-29T23:59:03.483683" calcext:value-type="date">
            <text:p>2017-08-29 23:59:0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81" calcext:value-type="float">
            <text:p>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726 LOREM IPSUM DOLOR</text:p>
          </table:table-cell>
          <table:table-cell office:value-type="date" office:date-value="2017-08-29T23:59:04.738752" calcext:value-type="date">
            <text:p>2017-08-29 23:59:0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59" calcext:value-type="float">
            <text:p>5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1727 LOREM IPSUM DOLOR</text:p>
          </table:table-cell>
          <table:table-cell office:value-type="date" office:date-value="2017-08-29T23:59:05.99382" calcext:value-type="date">
            <text:p>2017-08-29 23:59:0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94" calcext:value-type="float">
            <text:p>94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728 LOREM IPSUM DOLOR</text:p>
          </table:table-cell>
          <table:table-cell office:value-type="date" office:date-value="2017-08-29T23:59:07.248889" calcext:value-type="date">
            <text:p>2017-08-29 23:59:07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729 LOREM IPSUM DOLOR</text:p>
          </table:table-cell>
          <table:table-cell office:value-type="date" office:date-value="2017-08-29T23:59:08.503958" calcext:value-type="date">
            <text:p>2017-08-29 23:59:0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9" calcext:value-type="float">
            <text:p>89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1730 LOREM IPSUM DOLOR</text:p>
          </table:table-cell>
          <table:table-cell office:value-type="date" office:date-value="2017-08-29T23:59:09.759027" calcext:value-type="date">
            <text:p>2017-08-29 23:59:1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731 LOREM IPSUM DOLOR</text:p>
          </table:table-cell>
          <table:table-cell office:value-type="date" office:date-value="2017-08-29T23:59:11.014096" calcext:value-type="date">
            <text:p>2017-08-29 23:59:1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5" calcext:value-type="float">
            <text:p>3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732 LOREM IPSUM DOLOR</text:p>
          </table:table-cell>
          <table:table-cell office:value-type="date" office:date-value="2017-08-29T23:59:12.269165" calcext:value-type="date">
            <text:p>2017-08-29 23:59:1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733 LOREM IPSUM DOLOR</text:p>
          </table:table-cell>
          <table:table-cell office:value-type="date" office:date-value="2017-08-29T23:59:13.524234" calcext:value-type="date">
            <text:p>2017-08-29 23:59:14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90" calcext:value-type="float">
            <text:p>9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1734 LOREM IPSUM DOLOR</text:p>
          </table:table-cell>
          <table:table-cell office:value-type="date" office:date-value="2017-08-29T23:59:14.779303" calcext:value-type="date">
            <text:p>2017-08-29 23:59:1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735 LOREM IPSUM DOLOR</text:p>
          </table:table-cell>
          <table:table-cell office:value-type="date" office:date-value="2017-08-29T23:59:16.034371" calcext:value-type="date">
            <text:p>2017-08-29 23:59:1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8" calcext:value-type="float">
            <text:p>4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736 LOREM IPSUM DOLOR</text:p>
          </table:table-cell>
          <table:table-cell office:value-type="date" office:date-value="2017-08-29T23:59:17.28944" calcext:value-type="date">
            <text:p>2017-08-29 23:59:1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737 LOREM IPSUM DOLOR</text:p>
          </table:table-cell>
          <table:table-cell office:value-type="date" office:date-value="2017-08-29T23:59:18.544509" calcext:value-type="date">
            <text:p>2017-08-29 23:59:1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92" calcext:value-type="float">
            <text:p>92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1738 LOREM IPSUM DOLOR</text:p>
          </table:table-cell>
          <table:table-cell office:value-type="date" office:date-value="2017-08-29T23:59:19.799578" calcext:value-type="date">
            <text:p>2017-08-29 23:59:2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5" calcext:value-type="float">
            <text:p>35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1739 LOREM IPSUM DOLOR</text:p>
          </table:table-cell>
          <table:table-cell office:value-type="date" office:date-value="2017-08-29T23:59:21.054647" calcext:value-type="date">
            <text:p>2017-08-29 23:59:2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4" calcext:value-type="float">
            <text:p>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1740 LOREM IPSUM DOLOR</text:p>
          </table:table-cell>
          <table:table-cell office:value-type="date" office:date-value="2017-08-29T23:59:22.309716" calcext:value-type="date">
            <text:p>2017-08-29 23:59:22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741 LOREM IPSUM DOLOR</text:p>
          </table:table-cell>
          <table:table-cell office:value-type="date" office:date-value="2017-08-29T23:59:23.564785" calcext:value-type="date">
            <text:p>2017-08-29 23:59:2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48" calcext:value-type="float">
            <text:p>4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1742 LOREM IPSUM DOLOR</text:p>
          </table:table-cell>
          <table:table-cell office:value-type="date" office:date-value="2017-08-29T23:59:24.819854" calcext:value-type="date">
            <text:p>2017-08-29 23:59:25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87" calcext:value-type="float">
            <text:p>8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743 LOREM IPSUM DOLOR</text:p>
          </table:table-cell>
          <table:table-cell office:value-type="date" office:date-value="2017-08-29T23:59:26.074922" calcext:value-type="date">
            <text:p>2017-08-29 23:59:2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58" calcext:value-type="float">
            <text:p>5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744 LOREM IPSUM DOLOR</text:p>
          </table:table-cell>
          <table:table-cell office:value-type="date" office:date-value="2017-08-29T23:59:27.329991" calcext:value-type="date">
            <text:p>2017-08-29 23:59:27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745 LOREM IPSUM DOLOR</text:p>
          </table:table-cell>
          <table:table-cell office:value-type="date" office:date-value="2017-08-29T23:59:28.58506" calcext:value-type="date">
            <text:p>2017-08-29 23:59:29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34" calcext:value-type="float">
            <text:p>3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746 LOREM IPSUM DOLOR</text:p>
          </table:table-cell>
          <table:table-cell office:value-type="date" office:date-value="2017-08-29T23:59:29.840129" calcext:value-type="date">
            <text:p>2017-08-29 23:59:3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98" calcext:value-type="float">
            <text:p>9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47 LOREM IPSUM DOLOR</text:p>
          </table:table-cell>
          <table:table-cell office:value-type="date" office:date-value="2017-08-29T23:59:31.095198" calcext:value-type="date">
            <text:p>2017-08-29 23:59:3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2" calcext:value-type="float">
            <text:p>3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1748 LOREM IPSUM DOLOR</text:p>
          </table:table-cell>
          <table:table-cell office:value-type="date" office:date-value="2017-08-29T23:59:32.350267" calcext:value-type="date">
            <text:p>2017-08-29 23:59:32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749 LOREM IPSUM DOLOR</text:p>
          </table:table-cell>
          <table:table-cell office:value-type="date" office:date-value="2017-08-29T23:59:33.605336" calcext:value-type="date">
            <text:p>2017-08-29 23:59:3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1" calcext:value-type="float">
            <text:p>5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1750 LOREM IPSUM DOLOR</text:p>
          </table:table-cell>
          <table:table-cell office:value-type="date" office:date-value="2017-08-29T23:59:34.860405" calcext:value-type="date">
            <text:p>2017-08-29 23:59:3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9" calcext:value-type="float">
            <text:p>1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751 LOREM IPSUM DOLOR</text:p>
          </table:table-cell>
          <table:table-cell office:value-type="date" office:date-value="2017-08-29T23:59:36.115474" calcext:value-type="date">
            <text:p>2017-08-29 23:59:3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752 LOREM IPSUM DOLOR</text:p>
          </table:table-cell>
          <table:table-cell office:value-type="date" office:date-value="2017-08-29T23:59:37.370542" calcext:value-type="date">
            <text:p>2017-08-29 23:59:37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2" calcext:value-type="float">
            <text:p>2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753 LOREM IPSUM DOLOR</text:p>
          </table:table-cell>
          <table:table-cell office:value-type="date" office:date-value="2017-08-29T23:59:38.625611" calcext:value-type="date">
            <text:p>2017-08-29 23:59:3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754 LOREM IPSUM DOLOR</text:p>
          </table:table-cell>
          <table:table-cell office:value-type="date" office:date-value="2017-08-29T23:59:39.88068" calcext:value-type="date">
            <text:p>2017-08-29 23:59:4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88" calcext:value-type="float">
            <text:p>88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1755 LOREM IPSUM DOLOR</text:p>
          </table:table-cell>
          <table:table-cell office:value-type="date" office:date-value="2017-08-29T23:59:41.135749" calcext:value-type="date">
            <text:p>2017-08-29 23:59:4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756 LOREM IPSUM DOLOR</text:p>
          </table:table-cell>
          <table:table-cell office:value-type="date" office:date-value="2017-08-29T23:59:42.390818" calcext:value-type="date">
            <text:p>2017-08-29 23:59:4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8" calcext:value-type="float">
            <text:p>1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757 LOREM IPSUM DOLOR</text:p>
          </table:table-cell>
          <table:table-cell office:value-type="date" office:date-value="2017-08-29T23:59:43.645887" calcext:value-type="date">
            <text:p>2017-08-29 23:59:44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89" calcext:value-type="float">
            <text:p>8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758 LOREM IPSUM DOLOR</text:p>
          </table:table-cell>
          <table:table-cell office:value-type="date" office:date-value="2017-08-29T23:59:44.900956" calcext:value-type="date">
            <text:p>2017-08-29 23:59:4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80" calcext:value-type="float">
            <text:p>8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1759 LOREM IPSUM DOLOR</text:p>
          </table:table-cell>
          <table:table-cell office:value-type="date" office:date-value="2017-08-29T23:59:46.156025" calcext:value-type="date">
            <text:p>2017-08-29 23:59:4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760 LOREM IPSUM DOLOR</text:p>
          </table:table-cell>
          <table:table-cell office:value-type="date" office:date-value="2017-08-29T23:59:47.411093" calcext:value-type="date">
            <text:p>2017-08-29 23:59:4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761 LOREM IPSUM DOLOR</text:p>
          </table:table-cell>
          <table:table-cell office:value-type="date" office:date-value="2017-08-29T23:59:48.666162" calcext:value-type="date">
            <text:p>2017-08-29 23:59:49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95" calcext:value-type="float">
            <text:p>9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762 LOREM IPSUM DOLOR</text:p>
          </table:table-cell>
          <table:table-cell office:value-type="date" office:date-value="2017-08-29T23:59:49.921231" calcext:value-type="date">
            <text:p>2017-08-29 23:59:5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63 LOREM IPSUM DOLOR</text:p>
          </table:table-cell>
          <table:table-cell office:value-type="date" office:date-value="2017-08-29T23:59:51.1763" calcext:value-type="date">
            <text:p>2017-08-29 23:59:51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764 LOREM IPSUM DOLOR</text:p>
          </table:table-cell>
          <table:table-cell office:value-type="date" office:date-value="2017-08-29T23:59:52.431369" calcext:value-type="date">
            <text:p>2017-08-29 23:59:5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77" calcext:value-type="float">
            <text:p>7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1765 LOREM IPSUM DOLOR</text:p>
          </table:table-cell>
          <table:table-cell office:value-type="date" office:date-value="2017-08-29T23:59:53.686438" calcext:value-type="date">
            <text:p>2017-08-29 23:59:5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58" calcext:value-type="float">
            <text:p>5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1766 LOREM IPSUM DOLOR</text:p>
          </table:table-cell>
          <table:table-cell office:value-type="date" office:date-value="2017-08-29T23:59:54.941507" calcext:value-type="date">
            <text:p>2017-08-29 23:59:5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59" calcext:value-type="float">
            <text:p>5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767 LOREM IPSUM DOLOR</text:p>
          </table:table-cell>
          <table:table-cell office:value-type="date" office:date-value="2017-08-29T23:59:56.196576" calcext:value-type="date">
            <text:p>2017-08-29 23:59:5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768 LOREM IPSUM DOLOR</text:p>
          </table:table-cell>
          <table:table-cell office:value-type="date" office:date-value="2017-08-29T23:59:57.451645" calcext:value-type="date">
            <text:p>2017-08-29 23:59:5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769 LOREM IPSUM DOLOR</text:p>
          </table:table-cell>
          <table:table-cell office:value-type="date" office:date-value="2017-08-29T23:59:58.706713" calcext:value-type="date">
            <text:p>2017-08-29 23:59:5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770 LOREM IPSUM DOLOR</text:p>
          </table:table-cell>
          <table:table-cell office:value-type="date" office:date-value="2017-08-29T23:59:59.961782" calcext:value-type="date">
            <text:p>2017-08-30 00:00: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4" calcext:value-type="float">
            <text:p>1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771 LOREM IPSUM DOLOR</text:p>
          </table:table-cell>
          <table:table-cell office:value-type="date" office:date-value="2017-08-30T00:00:01.216851" calcext:value-type="date">
            <text:p>2017-08-30 00:00:0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3" calcext:value-type="float">
            <text:p>33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1772 LOREM IPSUM DOLOR</text:p>
          </table:table-cell>
          <table:table-cell office:value-type="date" office:date-value="2017-08-30T00:00:02.47192" calcext:value-type="date">
            <text:p>2017-08-30 00:00:0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93" calcext:value-type="float">
            <text:p>9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773 LOREM IPSUM DOLOR</text:p>
          </table:table-cell>
          <table:table-cell office:value-type="date" office:date-value="2017-08-30T00:00:03.726989" calcext:value-type="date">
            <text:p>2017-08-30 00:00:04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774 LOREM IPSUM DOLOR</text:p>
          </table:table-cell>
          <table:table-cell office:value-type="date" office:date-value="2017-08-30T00:00:04.982058" calcext:value-type="date">
            <text:p>2017-08-30 00:00:05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2" calcext:value-type="float">
            <text:p>42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775 LOREM IPSUM DOLOR</text:p>
          </table:table-cell>
          <table:table-cell office:value-type="date" office:date-value="2017-08-30T00:00:06.237127" calcext:value-type="date">
            <text:p>2017-08-30 00:00:0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53" calcext:value-type="float">
            <text:p>53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1776 LOREM IPSUM DOLOR</text:p>
          </table:table-cell>
          <table:table-cell office:value-type="date" office:date-value="2017-08-30T00:00:07.492196" calcext:value-type="date">
            <text:p>2017-08-30 00:00:0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777 LOREM IPSUM DOLOR</text:p>
          </table:table-cell>
          <table:table-cell office:value-type="date" office:date-value="2017-08-30T00:00:08.747264" calcext:value-type="date">
            <text:p>2017-08-30 00:00:09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81" calcext:value-type="float">
            <text:p>8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1778 LOREM IPSUM DOLOR</text:p>
          </table:table-cell>
          <table:table-cell office:value-type="date" office:date-value="2017-08-30T00:00:10.002333" calcext:value-type="date">
            <text:p>2017-08-30 00:00:1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779 LOREM IPSUM DOLOR</text:p>
          </table:table-cell>
          <table:table-cell office:value-type="date" office:date-value="2017-08-30T00:00:11.257402" calcext:value-type="date">
            <text:p>2017-08-30 00:00:1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7" calcext:value-type="float">
            <text:p>7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780 LOREM IPSUM DOLOR</text:p>
          </table:table-cell>
          <table:table-cell office:value-type="date" office:date-value="2017-08-30T00:00:12.512471" calcext:value-type="date">
            <text:p>2017-08-30 00:00:1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81 LOREM IPSUM DOLOR</text:p>
          </table:table-cell>
          <table:table-cell office:value-type="date" office:date-value="2017-08-30T00:00:13.76754" calcext:value-type="date">
            <text:p>2017-08-30 00:00:1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72" calcext:value-type="float">
            <text:p>72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782 LOREM IPSUM DOLOR</text:p>
          </table:table-cell>
          <table:table-cell office:value-type="date" office:date-value="2017-08-30T00:00:15.022609" calcext:value-type="date">
            <text:p>2017-08-30 00:00:15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83" calcext:value-type="float">
            <text:p>8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1783 LOREM IPSUM DOLOR</text:p>
          </table:table-cell>
          <table:table-cell office:value-type="date" office:date-value="2017-08-30T00:00:16.277678" calcext:value-type="date">
            <text:p>2017-08-30 00:00:1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7" calcext:value-type="float">
            <text:p>3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784 LOREM IPSUM DOLOR</text:p>
          </table:table-cell>
          <table:table-cell office:value-type="date" office:date-value="2017-08-30T00:00:17.532747" calcext:value-type="date">
            <text:p>2017-08-30 00:00:1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1" calcext:value-type="float">
            <text:p>5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1785 LOREM IPSUM DOLOR</text:p>
          </table:table-cell>
          <table:table-cell office:value-type="date" office:date-value="2017-08-30T00:00:18.787816" calcext:value-type="date">
            <text:p>2017-08-30 00:00:19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7" calcext:value-type="float">
            <text:p>6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786 LOREM IPSUM DOLOR</text:p>
          </table:table-cell>
          <table:table-cell office:value-type="date" office:date-value="2017-08-30T00:00:20.042884" calcext:value-type="date">
            <text:p>2017-08-30 00:00:2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" calcext:value-type="float">
            <text:p>6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1787 LOREM IPSUM DOLOR</text:p>
          </table:table-cell>
          <table:table-cell office:value-type="date" office:date-value="2017-08-30T00:00:21.297953" calcext:value-type="date">
            <text:p>2017-08-30 00:00:2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78" calcext:value-type="float">
            <text:p>7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1788 LOREM IPSUM DOLOR</text:p>
          </table:table-cell>
          <table:table-cell office:value-type="date" office:date-value="2017-08-30T00:00:22.553022" calcext:value-type="date">
            <text:p>2017-08-30 00:00:2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94" calcext:value-type="float">
            <text:p>9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789 LOREM IPSUM DOLOR</text:p>
          </table:table-cell>
          <table:table-cell office:value-type="date" office:date-value="2017-08-30T00:00:23.808091" calcext:value-type="date">
            <text:p>2017-08-30 00:00:2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6" calcext:value-type="float">
            <text:p>46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790 LOREM IPSUM DOLOR</text:p>
          </table:table-cell>
          <table:table-cell office:value-type="date" office:date-value="2017-08-30T00:00:25.06316" calcext:value-type="date">
            <text:p>2017-08-30 00:00:25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1" calcext:value-type="float">
            <text:p>6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791 LOREM IPSUM DOLOR</text:p>
          </table:table-cell>
          <table:table-cell office:value-type="date" office:date-value="2017-08-30T00:00:26.318229" calcext:value-type="date">
            <text:p>2017-08-30 00:00:2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4" calcext:value-type="float">
            <text:p>6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792 LOREM IPSUM DOLOR</text:p>
          </table:table-cell>
          <table:table-cell office:value-type="date" office:date-value="2017-08-30T00:00:27.573298" calcext:value-type="date">
            <text:p>2017-08-30 00:00:2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89" calcext:value-type="float">
            <text:p>89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1793 LOREM IPSUM DOLOR</text:p>
          </table:table-cell>
          <table:table-cell office:value-type="date" office:date-value="2017-08-30T00:00:28.828367" calcext:value-type="date">
            <text:p>2017-08-30 00:00:2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55" calcext:value-type="float">
            <text:p>55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1794 LOREM IPSUM DOLOR</text:p>
          </table:table-cell>
          <table:table-cell office:value-type="date" office:date-value="2017-08-30T00:00:30.083435" calcext:value-type="date">
            <text:p>2017-08-30 00:00:3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7" calcext:value-type="float">
            <text:p>5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795 LOREM IPSUM DOLOR</text:p>
          </table:table-cell>
          <table:table-cell office:value-type="date" office:date-value="2017-08-30T00:00:31.338504" calcext:value-type="date">
            <text:p>2017-08-30 00:00:3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796 LOREM IPSUM DOLOR</text:p>
          </table:table-cell>
          <table:table-cell office:value-type="date" office:date-value="2017-08-30T00:00:32.593573" calcext:value-type="date">
            <text:p>2017-08-30 00:00:3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1" calcext:value-type="float">
            <text:p>6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1797 LOREM IPSUM DOLOR</text:p>
          </table:table-cell>
          <table:table-cell office:value-type="date" office:date-value="2017-08-30T00:00:33.848642" calcext:value-type="date">
            <text:p>2017-08-30 00:00:34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798 LOREM IPSUM DOLOR</text:p>
          </table:table-cell>
          <table:table-cell office:value-type="date" office:date-value="2017-08-30T00:00:35.103711" calcext:value-type="date">
            <text:p>2017-08-30 00:00:35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99 LOREM IPSUM DOLOR</text:p>
          </table:table-cell>
          <table:table-cell office:value-type="date" office:date-value="2017-08-30T00:00:36.35878" calcext:value-type="date">
            <text:p>2017-08-30 00:00: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7" calcext:value-type="float">
            <text:p>5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1800 LOREM IPSUM DOLOR</text:p>
          </table:table-cell>
          <table:table-cell office:value-type="date" office:date-value="2017-08-30T00:00:37.613849" calcext:value-type="date">
            <text:p>2017-08-30 00:00:3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801 LOREM IPSUM DOLOR</text:p>
          </table:table-cell>
          <table:table-cell office:value-type="date" office:date-value="2017-08-30T00:00:38.868918" calcext:value-type="date">
            <text:p>2017-08-30 00:00:39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7" calcext:value-type="float">
            <text:p>1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802 LOREM IPSUM DOLOR</text:p>
          </table:table-cell>
          <table:table-cell office:value-type="date" office:date-value="2017-08-30T00:00:40.123986" calcext:value-type="date">
            <text:p>2017-08-30 00:00:4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1" calcext:value-type="float">
            <text:p>6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803 LOREM IPSUM DOLOR</text:p>
          </table:table-cell>
          <table:table-cell office:value-type="date" office:date-value="2017-08-30T00:00:41.379055" calcext:value-type="date">
            <text:p>2017-08-30 00:00:4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804 LOREM IPSUM DOLOR</text:p>
          </table:table-cell>
          <table:table-cell office:value-type="date" office:date-value="2017-08-30T00:00:42.634124" calcext:value-type="date">
            <text:p>2017-08-30 00:00:4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89" calcext:value-type="float">
            <text:p>89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1805 LOREM IPSUM DOLOR</text:p>
          </table:table-cell>
          <table:table-cell office:value-type="date" office:date-value="2017-08-30T00:00:43.889193" calcext:value-type="date">
            <text:p>2017-08-30 00:00:4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95" calcext:value-type="float">
            <text:p>9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806 LOREM IPSUM DOLOR</text:p>
          </table:table-cell>
          <table:table-cell office:value-type="date" office:date-value="2017-08-30T00:00:45.144262" calcext:value-type="date">
            <text:p>2017-08-30 00:00:45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07 LOREM IPSUM DOLOR</text:p>
          </table:table-cell>
          <table:table-cell office:value-type="date" office:date-value="2017-08-30T00:00:46.399331" calcext:value-type="date">
            <text:p>2017-08-30 00:00:46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84" calcext:value-type="float">
            <text:p>84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1808 LOREM IPSUM DOLOR</text:p>
          </table:table-cell>
          <table:table-cell office:value-type="date" office:date-value="2017-08-30T00:00:47.6544" calcext:value-type="date">
            <text:p>2017-08-30 00:00:4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809 LOREM IPSUM DOLOR</text:p>
          </table:table-cell>
          <table:table-cell office:value-type="date" office:date-value="2017-08-30T00:00:48.909469" calcext:value-type="date">
            <text:p>2017-08-30 00:00:4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96" calcext:value-type="float">
            <text:p>96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1810 LOREM IPSUM DOLOR</text:p>
          </table:table-cell>
          <table:table-cell office:value-type="date" office:date-value="2017-08-30T00:00:50.164538" calcext:value-type="date">
            <text:p>2017-08-30 00:00:5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11 LOREM IPSUM DOLOR</text:p>
          </table:table-cell>
          <table:table-cell office:value-type="date" office:date-value="2017-08-30T00:00:51.419606" calcext:value-type="date">
            <text:p>2017-08-30 00:00:5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812 LOREM IPSUM DOLOR</text:p>
          </table:table-cell>
          <table:table-cell office:value-type="date" office:date-value="2017-08-30T00:00:52.674675" calcext:value-type="date">
            <text:p>2017-08-30 00:00:5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813 LOREM IPSUM DOLOR</text:p>
          </table:table-cell>
          <table:table-cell office:value-type="date" office:date-value="2017-08-30T00:00:53.929744" calcext:value-type="date">
            <text:p>2017-08-30 00:00:5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43" calcext:value-type="float">
            <text:p>4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814 LOREM IPSUM DOLOR</text:p>
          </table:table-cell>
          <table:table-cell office:value-type="date" office:date-value="2017-08-30T00:00:55.184813" calcext:value-type="date">
            <text:p>2017-08-30 00:00:5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815 LOREM IPSUM DOLOR</text:p>
          </table:table-cell>
          <table:table-cell office:value-type="date" office:date-value="2017-08-30T00:00:56.439882" calcext:value-type="date">
            <text:p>2017-08-30 00:00:5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4" calcext:value-type="float">
            <text:p>7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16 LOREM IPSUM DOLOR</text:p>
          </table:table-cell>
          <table:table-cell office:value-type="date" office:date-value="2017-08-30T00:00:57.694951" calcext:value-type="date">
            <text:p>2017-08-30 00:00:58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9" calcext:value-type="float">
            <text:p>7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817 LOREM IPSUM DOLOR</text:p>
          </table:table-cell>
          <table:table-cell office:value-type="date" office:date-value="2017-08-30T00:00:58.95002" calcext:value-type="date">
            <text:p>2017-08-30 00:00:5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818 LOREM IPSUM DOLOR</text:p>
          </table:table-cell>
          <table:table-cell office:value-type="date" office:date-value="2017-08-30T00:01:00.205089" calcext:value-type="date">
            <text:p>2017-08-30 00:01: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86" calcext:value-type="float">
            <text:p>8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819 LOREM IPSUM DOLOR</text:p>
          </table:table-cell>
          <table:table-cell office:value-type="date" office:date-value="2017-08-30T00:01:01.460157" calcext:value-type="date">
            <text:p>2017-08-30 00:01:0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820 LOREM IPSUM DOLOR</text:p>
          </table:table-cell>
          <table:table-cell office:value-type="date" office:date-value="2017-08-30T00:01:02.715226" calcext:value-type="date">
            <text:p>2017-08-30 00:01:0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85" calcext:value-type="float">
            <text:p>85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821 LOREM IPSUM DOLOR</text:p>
          </table:table-cell>
          <table:table-cell office:value-type="date" office:date-value="2017-08-30T00:01:03.970295" calcext:value-type="date">
            <text:p>2017-08-30 00:01:04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22 LOREM IPSUM DOLOR</text:p>
          </table:table-cell>
          <table:table-cell office:value-type="date" office:date-value="2017-08-30T00:01:05.225364" calcext:value-type="date">
            <text:p>2017-08-30 00:01:0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74" calcext:value-type="float">
            <text:p>74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1823 LOREM IPSUM DOLOR</text:p>
          </table:table-cell>
          <table:table-cell office:value-type="date" office:date-value="2017-08-30T00:01:06.480433" calcext:value-type="date">
            <text:p>2017-08-30 00:01:0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1" calcext:value-type="float">
            <text:p>31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824 LOREM IPSUM DOLOR</text:p>
          </table:table-cell>
          <table:table-cell office:value-type="date" office:date-value="2017-08-30T00:01:07.735502" calcext:value-type="date">
            <text:p>2017-08-30 00:01:0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75" calcext:value-type="float">
            <text:p>75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1825 LOREM IPSUM DOLOR</text:p>
          </table:table-cell>
          <table:table-cell office:value-type="date" office:date-value="2017-08-30T00:01:08.990571" calcext:value-type="date">
            <text:p>2017-08-30 00:01:09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5" calcext:value-type="float">
            <text:p>25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1826 LOREM IPSUM DOLOR</text:p>
          </table:table-cell>
          <table:table-cell office:value-type="date" office:date-value="2017-08-30T00:01:10.24564" calcext:value-type="date">
            <text:p>2017-08-30 00:01:1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5" calcext:value-type="float">
            <text:p>3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827 LOREM IPSUM DOLOR</text:p>
          </table:table-cell>
          <table:table-cell office:value-type="date" office:date-value="2017-08-30T00:01:11.500709" calcext:value-type="date">
            <text:p>2017-08-30 00:01:12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9" calcext:value-type="float">
            <text:p>2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1828 LOREM IPSUM DOLOR</text:p>
          </table:table-cell>
          <table:table-cell office:value-type="date" office:date-value="2017-08-30T00:01:12.755777" calcext:value-type="date">
            <text:p>2017-08-30 00:01:1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92" calcext:value-type="float">
            <text:p>92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1829 LOREM IPSUM DOLOR</text:p>
          </table:table-cell>
          <table:table-cell office:value-type="date" office:date-value="2017-08-30T00:01:14.010846" calcext:value-type="date">
            <text:p>2017-08-30 00:01:1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5" calcext:value-type="float">
            <text:p>85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830 LOREM IPSUM DOLOR</text:p>
          </table:table-cell>
          <table:table-cell office:value-type="date" office:date-value="2017-08-30T00:01:15.265915" calcext:value-type="date">
            <text:p>2017-08-30 00:01:15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7" calcext:value-type="float">
            <text:p>6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831 LOREM IPSUM DOLOR</text:p>
          </table:table-cell>
          <table:table-cell office:value-type="date" office:date-value="2017-08-30T00:01:16.520984" calcext:value-type="date">
            <text:p>2017-08-30 00:01:1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53" calcext:value-type="float">
            <text:p>5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1832 LOREM IPSUM DOLOR</text:p>
          </table:table-cell>
          <table:table-cell office:value-type="date" office:date-value="2017-08-30T00:01:17.776053" calcext:value-type="date">
            <text:p>2017-08-30 00:01:18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33 LOREM IPSUM DOLOR</text:p>
          </table:table-cell>
          <table:table-cell office:value-type="date" office:date-value="2017-08-30T00:01:19.031122" calcext:value-type="date">
            <text:p>2017-08-30 00:01:19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834 LOREM IPSUM DOLOR</text:p>
          </table:table-cell>
          <table:table-cell office:value-type="date" office:date-value="2017-08-30T00:01:20.286191" calcext:value-type="date">
            <text:p>2017-08-30 00:01:2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835 LOREM IPSUM DOLOR</text:p>
          </table:table-cell>
          <table:table-cell office:value-type="date" office:date-value="2017-08-30T00:01:21.54126" calcext:value-type="date">
            <text:p>2017-08-30 00:01:2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0" calcext:value-type="float">
            <text:p>1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836 LOREM IPSUM DOLOR</text:p>
          </table:table-cell>
          <table:table-cell office:value-type="date" office:date-value="2017-08-30T00:01:22.796328" calcext:value-type="date">
            <text:p>2017-08-30 00:01:2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0" calcext:value-type="float">
            <text:p>6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837 LOREM IPSUM DOLOR</text:p>
          </table:table-cell>
          <table:table-cell office:value-type="date" office:date-value="2017-08-30T00:01:24.051397" calcext:value-type="date">
            <text:p>2017-08-30 00:01:2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84" calcext:value-type="float">
            <text:p>84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838 LOREM IPSUM DOLOR</text:p>
          </table:table-cell>
          <table:table-cell office:value-type="date" office:date-value="2017-08-30T00:01:25.306466" calcext:value-type="date">
            <text:p>2017-08-30 00:01:25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91" calcext:value-type="float">
            <text:p>9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1839 LOREM IPSUM DOLOR</text:p>
          </table:table-cell>
          <table:table-cell office:value-type="date" office:date-value="2017-08-30T00:01:26.561535" calcext:value-type="date">
            <text:p>2017-08-30 00:01:2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840 LOREM IPSUM DOLOR</text:p>
          </table:table-cell>
          <table:table-cell office:value-type="date" office:date-value="2017-08-30T00:01:27.816604" calcext:value-type="date">
            <text:p>2017-08-30 00:01:2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841 LOREM IPSUM DOLOR</text:p>
          </table:table-cell>
          <table:table-cell office:value-type="date" office:date-value="2017-08-30T00:01:29.071673" calcext:value-type="date">
            <text:p>2017-08-30 00:01:29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94" calcext:value-type="float">
            <text:p>9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842 LOREM IPSUM DOLOR</text:p>
          </table:table-cell>
          <table:table-cell office:value-type="date" office:date-value="2017-08-30T00:01:30.326742" calcext:value-type="date">
            <text:p>2017-08-30 00:01:3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7" calcext:value-type="float">
            <text:p>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843 LOREM IPSUM DOLOR</text:p>
          </table:table-cell>
          <table:table-cell office:value-type="date" office:date-value="2017-08-30T00:01:31.581811" calcext:value-type="date">
            <text:p>2017-08-30 00:01:3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844 LOREM IPSUM DOLOR</text:p>
          </table:table-cell>
          <table:table-cell office:value-type="date" office:date-value="2017-08-30T00:01:32.83688" calcext:value-type="date">
            <text:p>2017-08-30 00:01:3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4" calcext:value-type="float">
            <text:p>8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845 LOREM IPSUM DOLOR</text:p>
          </table:table-cell>
          <table:table-cell office:value-type="date" office:date-value="2017-08-30T00:01:34.091948" calcext:value-type="date">
            <text:p>2017-08-30 00:01:3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7" calcext:value-type="float">
            <text:p>67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1846 LOREM IPSUM DOLOR</text:p>
          </table:table-cell>
          <table:table-cell office:value-type="date" office:date-value="2017-08-30T00:01:35.347017" calcext:value-type="date">
            <text:p>2017-08-30 00:01:3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847 LOREM IPSUM DOLOR</text:p>
          </table:table-cell>
          <table:table-cell office:value-type="date" office:date-value="2017-08-30T00:01:36.602086" calcext:value-type="date">
            <text:p>2017-08-30 00:01:3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0" calcext:value-type="float">
            <text:p>4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1848 LOREM IPSUM DOLOR</text:p>
          </table:table-cell>
          <table:table-cell office:value-type="date" office:date-value="2017-08-30T00:01:37.857155" calcext:value-type="date">
            <text:p>2017-08-30 00:01:3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849 LOREM IPSUM DOLOR</text:p>
          </table:table-cell>
          <table:table-cell office:value-type="date" office:date-value="2017-08-30T00:01:39.112224" calcext:value-type="date">
            <text:p>2017-08-30 00:01:3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1850 LOREM IPSUM DOLOR</text:p>
          </table:table-cell>
          <table:table-cell office:value-type="date" office:date-value="2017-08-30T00:01:40.367293" calcext:value-type="date">
            <text:p>2017-08-30 00:01:4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4" calcext:value-type="float">
            <text:p>2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1851 LOREM IPSUM DOLOR</text:p>
          </table:table-cell>
          <table:table-cell office:value-type="date" office:date-value="2017-08-30T00:01:41.622362" calcext:value-type="date">
            <text:p>2017-08-30 00:01:4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4" calcext:value-type="float">
            <text:p>84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852 LOREM IPSUM DOLOR</text:p>
          </table:table-cell>
          <table:table-cell office:value-type="date" office:date-value="2017-08-30T00:01:42.877431" calcext:value-type="date">
            <text:p>2017-08-30 00:01:4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1" calcext:value-type="float">
            <text:p>11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1853 LOREM IPSUM DOLOR</text:p>
          </table:table-cell>
          <table:table-cell office:value-type="date" office:date-value="2017-08-30T00:01:44.132499" calcext:value-type="date">
            <text:p>2017-08-30 00:01:44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854 LOREM IPSUM DOLOR</text:p>
          </table:table-cell>
          <table:table-cell office:value-type="date" office:date-value="2017-08-30T00:01:45.387568" calcext:value-type="date">
            <text:p>2017-08-30 00:01:45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5" calcext:value-type="float">
            <text:p>45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855 LOREM IPSUM DOLOR</text:p>
          </table:table-cell>
          <table:table-cell office:value-type="date" office:date-value="2017-08-30T00:01:46.642637" calcext:value-type="date">
            <text:p>2017-08-30 00:01:4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8" calcext:value-type="float">
            <text:p>6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856 LOREM IPSUM DOLOR</text:p>
          </table:table-cell>
          <table:table-cell office:value-type="date" office:date-value="2017-08-30T00:01:47.897706" calcext:value-type="date">
            <text:p>2017-08-30 00:01:4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857 LOREM IPSUM DOLOR</text:p>
          </table:table-cell>
          <table:table-cell office:value-type="date" office:date-value="2017-08-30T00:01:49.152775" calcext:value-type="date">
            <text:p>2017-08-30 00:01:49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5" calcext:value-type="float">
            <text:p>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858 LOREM IPSUM DOLOR</text:p>
          </table:table-cell>
          <table:table-cell office:value-type="date" office:date-value="2017-08-30T00:01:50.407844" calcext:value-type="date">
            <text:p>2017-08-30 00:01:5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48" calcext:value-type="float">
            <text:p>4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859 LOREM IPSUM DOLOR</text:p>
          </table:table-cell>
          <table:table-cell office:value-type="date" office:date-value="2017-08-30T00:01:51.662913" calcext:value-type="date">
            <text:p>2017-08-30 00:01:5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3" calcext:value-type="float">
            <text:p>8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1860 LOREM IPSUM DOLOR</text:p>
          </table:table-cell>
          <table:table-cell office:value-type="date" office:date-value="2017-08-30T00:01:52.917982" calcext:value-type="date">
            <text:p>2017-08-30 00:01:5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4" calcext:value-type="float">
            <text:p>24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1861 LOREM IPSUM DOLOR</text:p>
          </table:table-cell>
          <table:table-cell office:value-type="date" office:date-value="2017-08-30T00:01:54.173051" calcext:value-type="date">
            <text:p>2017-08-30 00:01:5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862 LOREM IPSUM DOLOR</text:p>
          </table:table-cell>
          <table:table-cell office:value-type="date" office:date-value="2017-08-30T00:01:55.428119" calcext:value-type="date">
            <text:p>2017-08-30 00:01:5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863 LOREM IPSUM DOLOR</text:p>
          </table:table-cell>
          <table:table-cell office:value-type="date" office:date-value="2017-08-30T00:01:56.683188" calcext:value-type="date">
            <text:p>2017-08-30 00:01:5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94" calcext:value-type="float">
            <text:p>9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864 LOREM IPSUM DOLOR</text:p>
          </table:table-cell>
          <table:table-cell office:value-type="date" office:date-value="2017-08-30T00:01:57.938257" calcext:value-type="date">
            <text:p>2017-08-30 00:01:5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81" calcext:value-type="float">
            <text:p>8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1865 LOREM IPSUM DOLOR</text:p>
          </table:table-cell>
          <table:table-cell office:value-type="date" office:date-value="2017-08-30T00:01:59.193326" calcext:value-type="date">
            <text:p>2017-08-30 00:01:59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866 LOREM IPSUM DOLOR</text:p>
          </table:table-cell>
          <table:table-cell office:value-type="date" office:date-value="2017-08-30T00:02:00.448395" calcext:value-type="date">
            <text:p>2017-08-30 00:02: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3" calcext:value-type="float">
            <text:p>8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1867 LOREM IPSUM DOLOR</text:p>
          </table:table-cell>
          <table:table-cell office:value-type="date" office:date-value="2017-08-30T00:02:01.703464" calcext:value-type="date">
            <text:p>2017-08-30 00:02:0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70" calcext:value-type="float">
            <text:p>7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868 LOREM IPSUM DOLOR</text:p>
          </table:table-cell>
          <table:table-cell office:value-type="date" office:date-value="2017-08-30T00:02:02.958533" calcext:value-type="date">
            <text:p>2017-08-30 00:02:0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1" calcext:value-type="float">
            <text:p>41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1869 LOREM IPSUM DOLOR</text:p>
          </table:table-cell>
          <table:table-cell office:value-type="date" office:date-value="2017-08-30T00:02:04.213602" calcext:value-type="date">
            <text:p>2017-08-30 00:02:0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5" calcext:value-type="float">
            <text:p>55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870 LOREM IPSUM DOLOR</text:p>
          </table:table-cell>
          <table:table-cell office:value-type="date" office:date-value="2017-08-30T00:02:05.46867" calcext:value-type="date">
            <text:p>2017-08-30 00:02:0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1" calcext:value-type="float">
            <text:p>11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871 LOREM IPSUM DOLOR</text:p>
          </table:table-cell>
          <table:table-cell office:value-type="date" office:date-value="2017-08-30T00:02:06.723739" calcext:value-type="date">
            <text:p>2017-08-30 00:02:0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72 LOREM IPSUM DOLOR</text:p>
          </table:table-cell>
          <table:table-cell office:value-type="date" office:date-value="2017-08-30T00:02:07.978808" calcext:value-type="date">
            <text:p>2017-08-30 00:02:08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89" calcext:value-type="float">
            <text:p>89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873 LOREM IPSUM DOLOR</text:p>
          </table:table-cell>
          <table:table-cell office:value-type="date" office:date-value="2017-08-30T00:02:09.233877" calcext:value-type="date">
            <text:p>2017-08-30 00:02:09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9" calcext:value-type="float">
            <text:p>1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874 LOREM IPSUM DOLOR</text:p>
          </table:table-cell>
          <table:table-cell office:value-type="date" office:date-value="2017-08-30T00:02:10.488946" calcext:value-type="date">
            <text:p>2017-08-30 00:02:1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875 LOREM IPSUM DOLOR</text:p>
          </table:table-cell>
          <table:table-cell office:value-type="date" office:date-value="2017-08-30T00:02:11.744015" calcext:value-type="date">
            <text:p>2017-08-30 00:02:1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9" calcext:value-type="float">
            <text:p>6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876 LOREM IPSUM DOLOR</text:p>
          </table:table-cell>
          <table:table-cell office:value-type="date" office:date-value="2017-08-30T00:02:12.999084" calcext:value-type="date">
            <text:p>2017-08-30 00:02:13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4" calcext:value-type="float">
            <text:p>6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877 LOREM IPSUM DOLOR</text:p>
          </table:table-cell>
          <table:table-cell office:value-type="date" office:date-value="2017-08-30T00:02:14.254153" calcext:value-type="date">
            <text:p>2017-08-30 00:02:1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3" calcext:value-type="float">
            <text:p>33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878 LOREM IPSUM DOLOR</text:p>
          </table:table-cell>
          <table:table-cell office:value-type="date" office:date-value="2017-08-30T00:02:15.509221" calcext:value-type="date">
            <text:p>2017-08-30 00:02:1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91" calcext:value-type="float">
            <text:p>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879 LOREM IPSUM DOLOR</text:p>
          </table:table-cell>
          <table:table-cell office:value-type="date" office:date-value="2017-08-30T00:02:16.76429" calcext:value-type="date">
            <text:p>2017-08-30 00:02:1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78" calcext:value-type="float">
            <text:p>7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1880 LOREM IPSUM DOLOR</text:p>
          </table:table-cell>
          <table:table-cell office:value-type="date" office:date-value="2017-08-30T00:02:18.019359" calcext:value-type="date">
            <text:p>2017-08-30 00:02:18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7" calcext:value-type="float">
            <text:p>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881 LOREM IPSUM DOLOR</text:p>
          </table:table-cell>
          <table:table-cell office:value-type="date" office:date-value="2017-08-30T00:02:19.274428" calcext:value-type="date">
            <text:p>2017-08-30 00:02:19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1882 LOREM IPSUM DOLOR</text:p>
          </table:table-cell>
          <table:table-cell office:value-type="date" office:date-value="2017-08-30T00:02:20.529497" calcext:value-type="date">
            <text:p>2017-08-30 00:02:2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883 LOREM IPSUM DOLOR</text:p>
          </table:table-cell>
          <table:table-cell office:value-type="date" office:date-value="2017-08-30T00:02:21.784566" calcext:value-type="date">
            <text:p>2017-08-30 00:02:2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7" calcext:value-type="float">
            <text:p>3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884 LOREM IPSUM DOLOR</text:p>
          </table:table-cell>
          <table:table-cell office:value-type="date" office:date-value="2017-08-30T00:02:23.039635" calcext:value-type="date">
            <text:p>2017-08-30 00:02:2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" calcext:value-type="float">
            <text:p>1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1885 LOREM IPSUM DOLOR</text:p>
          </table:table-cell>
          <table:table-cell office:value-type="date" office:date-value="2017-08-30T00:02:24.294704" calcext:value-type="date">
            <text:p>2017-08-30 00:02:2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3" calcext:value-type="float">
            <text:p>6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886 LOREM IPSUM DOLOR</text:p>
          </table:table-cell>
          <table:table-cell office:value-type="date" office:date-value="2017-08-30T00:02:25.549773" calcext:value-type="date">
            <text:p>2017-08-30 00:02:2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9" calcext:value-type="float">
            <text:p>8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887 LOREM IPSUM DOLOR</text:p>
          </table:table-cell>
          <table:table-cell office:value-type="date" office:date-value="2017-08-30T00:02:26.804841" calcext:value-type="date">
            <text:p>2017-08-30 00:02:2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888 LOREM IPSUM DOLOR</text:p>
          </table:table-cell>
          <table:table-cell office:value-type="date" office:date-value="2017-08-30T00:02:28.05991" calcext:value-type="date">
            <text:p>2017-08-30 00:02:2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9" calcext:value-type="float">
            <text:p>49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889 LOREM IPSUM DOLOR</text:p>
          </table:table-cell>
          <table:table-cell office:value-type="date" office:date-value="2017-08-30T00:02:29.314979" calcext:value-type="date">
            <text:p>2017-08-30 00:02:2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0" calcext:value-type="float">
            <text:p>5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890 LOREM IPSUM DOLOR</text:p>
          </table:table-cell>
          <table:table-cell office:value-type="date" office:date-value="2017-08-30T00:02:30.570048" calcext:value-type="date">
            <text:p>2017-08-30 00:02:3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8" calcext:value-type="float">
            <text:p>6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891 LOREM IPSUM DOLOR</text:p>
          </table:table-cell>
          <table:table-cell office:value-type="date" office:date-value="2017-08-30T00:02:31.825117" calcext:value-type="date">
            <text:p>2017-08-30 00:02:3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7" calcext:value-type="float">
            <text:p>6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892 LOREM IPSUM DOLOR</text:p>
          </table:table-cell>
          <table:table-cell office:value-type="date" office:date-value="2017-08-30T00:02:33.080186" calcext:value-type="date">
            <text:p>2017-08-30 00:02:3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893 LOREM IPSUM DOLOR</text:p>
          </table:table-cell>
          <table:table-cell office:value-type="date" office:date-value="2017-08-30T00:02:34.335255" calcext:value-type="date">
            <text:p>2017-08-30 00:02:3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9" calcext:value-type="float">
            <text:p>4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894 LOREM IPSUM DOLOR</text:p>
          </table:table-cell>
          <table:table-cell office:value-type="date" office:date-value="2017-08-30T00:02:35.590324" calcext:value-type="date">
            <text:p>2017-08-30 00:02:3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7" calcext:value-type="float">
            <text:p>27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1895 LOREM IPSUM DOLOR</text:p>
          </table:table-cell>
          <table:table-cell office:value-type="date" office:date-value="2017-08-30T00:02:36.845392" calcext:value-type="date">
            <text:p>2017-08-30 00:02:3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7" calcext:value-type="float">
            <text:p>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896 LOREM IPSUM DOLOR</text:p>
          </table:table-cell>
          <table:table-cell office:value-type="date" office:date-value="2017-08-30T00:02:38.100461" calcext:value-type="date">
            <text:p>2017-08-30 00:02:3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897 LOREM IPSUM DOLOR</text:p>
          </table:table-cell>
          <table:table-cell office:value-type="date" office:date-value="2017-08-30T00:02:39.35553" calcext:value-type="date">
            <text:p>2017-08-30 00:02:39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98 LOREM IPSUM DOLOR</text:p>
          </table:table-cell>
          <table:table-cell office:value-type="date" office:date-value="2017-08-30T00:02:40.610599" calcext:value-type="date">
            <text:p>2017-08-30 00:02:4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4" calcext:value-type="float">
            <text:p>3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899 LOREM IPSUM DOLOR</text:p>
          </table:table-cell>
          <table:table-cell office:value-type="date" office:date-value="2017-08-30T00:02:41.865668" calcext:value-type="date">
            <text:p>2017-08-30 00:02: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5" calcext:value-type="float">
            <text:p>3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900 LOREM IPSUM DOLOR</text:p>
          </table:table-cell>
          <table:table-cell office:value-type="date" office:date-value="2017-08-30T00:02:43.120737" calcext:value-type="date">
            <text:p>2017-08-30 00:02:4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1901 LOREM IPSUM DOLOR</text:p>
          </table:table-cell>
          <table:table-cell office:value-type="date" office:date-value="2017-08-30T00:02:44.375806" calcext:value-type="date">
            <text:p>2017-08-30 00:02:4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02 LOREM IPSUM DOLOR</text:p>
          </table:table-cell>
          <table:table-cell office:value-type="date" office:date-value="2017-08-30T00:02:45.630875" calcext:value-type="date">
            <text:p>2017-08-30 00:02:4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9" calcext:value-type="float">
            <text:p>39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1903 LOREM IPSUM DOLOR</text:p>
          </table:table-cell>
          <table:table-cell office:value-type="date" office:date-value="2017-08-30T00:02:46.885944" calcext:value-type="date">
            <text:p>2017-08-30 00:02:4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2" calcext:value-type="float">
            <text:p>1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904 LOREM IPSUM DOLOR</text:p>
          </table:table-cell>
          <table:table-cell office:value-type="date" office:date-value="2017-08-30T00:02:48.141012" calcext:value-type="date">
            <text:p>2017-08-30 00:02:4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8" calcext:value-type="float">
            <text:p>58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1905 LOREM IPSUM DOLOR</text:p>
          </table:table-cell>
          <table:table-cell office:value-type="date" office:date-value="2017-08-30T00:02:49.396081" calcext:value-type="date">
            <text:p>2017-08-30 00:02:4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1906 LOREM IPSUM DOLOR</text:p>
          </table:table-cell>
          <table:table-cell office:value-type="date" office:date-value="2017-08-30T00:02:50.65115" calcext:value-type="date">
            <text:p>2017-08-30 00:02:5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907 LOREM IPSUM DOLOR</text:p>
          </table:table-cell>
          <table:table-cell office:value-type="date" office:date-value="2017-08-30T00:02:51.906219" calcext:value-type="date">
            <text:p>2017-08-30 00:02:5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08 LOREM IPSUM DOLOR</text:p>
          </table:table-cell>
          <table:table-cell office:value-type="date" office:date-value="2017-08-30T00:02:53.161288" calcext:value-type="date">
            <text:p>2017-08-30 00:02:5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7" calcext:value-type="float">
            <text:p>47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1909 LOREM IPSUM DOLOR</text:p>
          </table:table-cell>
          <table:table-cell office:value-type="date" office:date-value="2017-08-30T00:02:54.416357" calcext:value-type="date">
            <text:p>2017-08-30 00:02:5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9" calcext:value-type="float">
            <text:p>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910 LOREM IPSUM DOLOR</text:p>
          </table:table-cell>
          <table:table-cell office:value-type="date" office:date-value="2017-08-30T00:02:55.671426" calcext:value-type="date">
            <text:p>2017-08-30 00:02:56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91" calcext:value-type="float">
            <text:p>9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911 LOREM IPSUM DOLOR</text:p>
          </table:table-cell>
          <table:table-cell office:value-type="date" office:date-value="2017-08-30T00:02:56.926495" calcext:value-type="date">
            <text:p>2017-08-30 00:02:5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12 LOREM IPSUM DOLOR</text:p>
          </table:table-cell>
          <table:table-cell office:value-type="date" office:date-value="2017-08-30T00:02:58.181563" calcext:value-type="date">
            <text:p>2017-08-30 00:02:5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1913 LOREM IPSUM DOLOR</text:p>
          </table:table-cell>
          <table:table-cell office:value-type="date" office:date-value="2017-08-30T00:02:59.436632" calcext:value-type="date">
            <text:p>2017-08-30 00:02:5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5" calcext:value-type="float">
            <text:p>1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914 LOREM IPSUM DOLOR</text:p>
          </table:table-cell>
          <table:table-cell office:value-type="date" office:date-value="2017-08-30T00:03:00.691701" calcext:value-type="date">
            <text:p>2017-08-30 00:03:0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915 LOREM IPSUM DOLOR</text:p>
          </table:table-cell>
          <table:table-cell office:value-type="date" office:date-value="2017-08-30T00:03:01.94677" calcext:value-type="date">
            <text:p>2017-08-30 00:03:0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78" calcext:value-type="float">
            <text:p>7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916 LOREM IPSUM DOLOR</text:p>
          </table:table-cell>
          <table:table-cell office:value-type="date" office:date-value="2017-08-30T00:03:03.201839" calcext:value-type="date">
            <text:p>2017-08-30 00:03:0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17 LOREM IPSUM DOLOR</text:p>
          </table:table-cell>
          <table:table-cell office:value-type="date" office:date-value="2017-08-30T00:03:04.456908" calcext:value-type="date">
            <text:p>2017-08-30 00:03:04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76" calcext:value-type="float">
            <text:p>76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1918 LOREM IPSUM DOLOR</text:p>
          </table:table-cell>
          <table:table-cell office:value-type="date" office:date-value="2017-08-30T00:03:05.711977" calcext:value-type="date">
            <text:p>2017-08-30 00:03:0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9" calcext:value-type="float">
            <text:p>4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919 LOREM IPSUM DOLOR</text:p>
          </table:table-cell>
          <table:table-cell office:value-type="date" office:date-value="2017-08-30T00:03:06.967046" calcext:value-type="date">
            <text:p>2017-08-30 00:03:0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1920 LOREM IPSUM DOLOR</text:p>
          </table:table-cell>
          <table:table-cell office:value-type="date" office:date-value="2017-08-30T00:03:08.222115" calcext:value-type="date">
            <text:p>2017-08-30 00:03:0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6" calcext:value-type="float">
            <text:p>5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921 LOREM IPSUM DOLOR</text:p>
          </table:table-cell>
          <table:table-cell office:value-type="date" office:date-value="2017-08-30T00:03:09.477183" calcext:value-type="date">
            <text:p>2017-08-30 00:03:09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22 LOREM IPSUM DOLOR</text:p>
          </table:table-cell>
          <table:table-cell office:value-type="date" office:date-value="2017-08-30T00:03:10.732252" calcext:value-type="date">
            <text:p>2017-08-30 00:03:1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9" calcext:value-type="float">
            <text:p>39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1923 LOREM IPSUM DOLOR</text:p>
          </table:table-cell>
          <table:table-cell office:value-type="date" office:date-value="2017-08-30T00:03:11.987321" calcext:value-type="date">
            <text:p>2017-08-30 00:03:1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4" calcext:value-type="float">
            <text:p>14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1924 LOREM IPSUM DOLOR</text:p>
          </table:table-cell>
          <table:table-cell office:value-type="date" office:date-value="2017-08-30T00:03:13.24239" calcext:value-type="date">
            <text:p>2017-08-30 00:03:1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8" calcext:value-type="float">
            <text:p>3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1925 LOREM IPSUM DOLOR</text:p>
          </table:table-cell>
          <table:table-cell office:value-type="date" office:date-value="2017-08-30T00:03:14.497459" calcext:value-type="date">
            <text:p>2017-08-30 00:03:1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" calcext:value-type="float">
            <text:p>5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1926 LOREM IPSUM DOLOR</text:p>
          </table:table-cell>
          <table:table-cell office:value-type="date" office:date-value="2017-08-30T00:03:15.752528" calcext:value-type="date">
            <text:p>2017-08-30 00:03:1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5" calcext:value-type="float">
            <text:p>6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927 LOREM IPSUM DOLOR</text:p>
          </table:table-cell>
          <table:table-cell office:value-type="date" office:date-value="2017-08-30T00:03:17.007597" calcext:value-type="date">
            <text:p>2017-08-30 00:03:1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3" calcext:value-type="float">
            <text:p>6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928 LOREM IPSUM DOLOR</text:p>
          </table:table-cell>
          <table:table-cell office:value-type="date" office:date-value="2017-08-30T00:03:18.262666" calcext:value-type="date">
            <text:p>2017-08-30 00:03:1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1929 LOREM IPSUM DOLOR</text:p>
          </table:table-cell>
          <table:table-cell office:value-type="date" office:date-value="2017-08-30T00:03:19.517734" calcext:value-type="date">
            <text:p>2017-08-30 00:03:2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930 LOREM IPSUM DOLOR</text:p>
          </table:table-cell>
          <table:table-cell office:value-type="date" office:date-value="2017-08-30T00:03:20.772803" calcext:value-type="date">
            <text:p>2017-08-30 00:03:2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6" calcext:value-type="float">
            <text:p>2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931 LOREM IPSUM DOLOR</text:p>
          </table:table-cell>
          <table:table-cell office:value-type="date" office:date-value="2017-08-30T00:03:22.027872" calcext:value-type="date">
            <text:p>2017-08-30 00:03:2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7" calcext:value-type="float">
            <text:p>2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932 LOREM IPSUM DOLOR</text:p>
          </table:table-cell>
          <table:table-cell office:value-type="date" office:date-value="2017-08-30T00:03:23.282941" calcext:value-type="date">
            <text:p>2017-08-30 00:03:2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8" calcext:value-type="float">
            <text:p>68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1933 LOREM IPSUM DOLOR</text:p>
          </table:table-cell>
          <table:table-cell office:value-type="date" office:date-value="2017-08-30T00:03:24.53801" calcext:value-type="date">
            <text:p>2017-08-30 00:03:2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9" calcext:value-type="float">
            <text:p>6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934 LOREM IPSUM DOLOR</text:p>
          </table:table-cell>
          <table:table-cell office:value-type="date" office:date-value="2017-08-30T00:03:25.793079" calcext:value-type="date">
            <text:p>2017-08-30 00:03:2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6" calcext:value-type="float">
            <text:p>66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1935 LOREM IPSUM DOLOR</text:p>
          </table:table-cell>
          <table:table-cell office:value-type="date" office:date-value="2017-08-30T00:03:27.048148" calcext:value-type="date">
            <text:p>2017-08-30 00:03:2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99" calcext:value-type="float">
            <text:p>99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936 LOREM IPSUM DOLOR</text:p>
          </table:table-cell>
          <table:table-cell office:value-type="date" office:date-value="2017-08-30T00:03:28.303217" calcext:value-type="date">
            <text:p>2017-08-30 00:03:2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937 LOREM IPSUM DOLOR</text:p>
          </table:table-cell>
          <table:table-cell office:value-type="date" office:date-value="2017-08-30T00:03:29.558285" calcext:value-type="date">
            <text:p>2017-08-30 00:03:3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38 LOREM IPSUM DOLOR</text:p>
          </table:table-cell>
          <table:table-cell office:value-type="date" office:date-value="2017-08-30T00:03:30.813354" calcext:value-type="date">
            <text:p>2017-08-30 00:03:3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1" calcext:value-type="float">
            <text:p>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939 LOREM IPSUM DOLOR</text:p>
          </table:table-cell>
          <table:table-cell office:value-type="date" office:date-value="2017-08-30T00:03:32.068423" calcext:value-type="date">
            <text:p>2017-08-30 00:03:3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3" calcext:value-type="float">
            <text:p>8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1940 LOREM IPSUM DOLOR</text:p>
          </table:table-cell>
          <table:table-cell office:value-type="date" office:date-value="2017-08-30T00:03:33.323492" calcext:value-type="date">
            <text:p>2017-08-30 00:03:3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0" calcext:value-type="float">
            <text:p>6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1941 LOREM IPSUM DOLOR</text:p>
          </table:table-cell>
          <table:table-cell office:value-type="date" office:date-value="2017-08-30T00:03:34.578561" calcext:value-type="date">
            <text:p>2017-08-30 00:03:3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0" calcext:value-type="float">
            <text:p>7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1942 LOREM IPSUM DOLOR</text:p>
          </table:table-cell>
          <table:table-cell office:value-type="date" office:date-value="2017-08-30T00:03:35.83363" calcext:value-type="date">
            <text:p>2017-08-30 00:03:3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8" calcext:value-type="float">
            <text:p>68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943 LOREM IPSUM DOLOR</text:p>
          </table:table-cell>
          <table:table-cell office:value-type="date" office:date-value="2017-08-30T00:03:37.088699" calcext:value-type="date">
            <text:p>2017-08-30 00:03:3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8" calcext:value-type="float">
            <text:p>6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944 LOREM IPSUM DOLOR</text:p>
          </table:table-cell>
          <table:table-cell office:value-type="date" office:date-value="2017-08-30T00:03:38.343768" calcext:value-type="date">
            <text:p>2017-08-30 00:03:3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45 LOREM IPSUM DOLOR</text:p>
          </table:table-cell>
          <table:table-cell office:value-type="date" office:date-value="2017-08-30T00:03:39.598837" calcext:value-type="date">
            <text:p>2017-08-30 00:03:4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946 LOREM IPSUM DOLOR</text:p>
          </table:table-cell>
          <table:table-cell office:value-type="date" office:date-value="2017-08-30T00:03:40.853905" calcext:value-type="date">
            <text:p>2017-08-30 00:03:4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2" calcext:value-type="float">
            <text:p>8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947 LOREM IPSUM DOLOR</text:p>
          </table:table-cell>
          <table:table-cell office:value-type="date" office:date-value="2017-08-30T00:03:42.108974" calcext:value-type="date">
            <text:p>2017-08-30 00:03:4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80" calcext:value-type="float">
            <text:p>8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1948 LOREM IPSUM DOLOR</text:p>
          </table:table-cell>
          <table:table-cell office:value-type="date" office:date-value="2017-08-30T00:03:43.364043" calcext:value-type="date">
            <text:p>2017-08-30 00:03:4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4" calcext:value-type="float">
            <text:p>7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1949 LOREM IPSUM DOLOR</text:p>
          </table:table-cell>
          <table:table-cell office:value-type="date" office:date-value="2017-08-30T00:03:44.619112" calcext:value-type="date">
            <text:p>2017-08-30 00:03:4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3" calcext:value-type="float">
            <text:p>8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950 LOREM IPSUM DOLOR</text:p>
          </table:table-cell>
          <table:table-cell office:value-type="date" office:date-value="2017-08-30T00:03:45.874181" calcext:value-type="date">
            <text:p>2017-08-30 00:03:4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00" calcext:value-type="float">
            <text:p>10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1951 LOREM IPSUM DOLOR</text:p>
          </table:table-cell>
          <table:table-cell office:value-type="date" office:date-value="2017-08-30T00:03:47.12925" calcext:value-type="date">
            <text:p>2017-08-30 00:03:4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2" calcext:value-type="float">
            <text:p>52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952 LOREM IPSUM DOLOR</text:p>
          </table:table-cell>
          <table:table-cell office:value-type="date" office:date-value="2017-08-30T00:03:48.384319" calcext:value-type="date">
            <text:p>2017-08-30 00:03:4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1953 LOREM IPSUM DOLOR</text:p>
          </table:table-cell>
          <table:table-cell office:value-type="date" office:date-value="2017-08-30T00:03:49.639388" calcext:value-type="date">
            <text:p>2017-08-30 00:03:5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6" calcext:value-type="float">
            <text:p>6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1954 LOREM IPSUM DOLOR</text:p>
          </table:table-cell>
          <table:table-cell office:value-type="date" office:date-value="2017-08-30T00:03:50.894456" calcext:value-type="date">
            <text:p>2017-08-30 00:03:5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55 LOREM IPSUM DOLOR</text:p>
          </table:table-cell>
          <table:table-cell office:value-type="date" office:date-value="2017-08-30T00:03:52.149525" calcext:value-type="date">
            <text:p>2017-08-30 00:03:5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5" calcext:value-type="float">
            <text:p>6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956 LOREM IPSUM DOLOR</text:p>
          </table:table-cell>
          <table:table-cell office:value-type="date" office:date-value="2017-08-30T00:03:53.404594" calcext:value-type="date">
            <text:p>2017-08-30 00:03:5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57 LOREM IPSUM DOLOR</text:p>
          </table:table-cell>
          <table:table-cell office:value-type="date" office:date-value="2017-08-30T00:03:54.659663" calcext:value-type="date">
            <text:p>2017-08-30 00:03:5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9" calcext:value-type="float">
            <text:p>39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1958 LOREM IPSUM DOLOR</text:p>
          </table:table-cell>
          <table:table-cell office:value-type="date" office:date-value="2017-08-30T00:03:55.914732" calcext:value-type="date">
            <text:p>2017-08-30 00:03:5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4" calcext:value-type="float">
            <text:p>44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1959 LOREM IPSUM DOLOR</text:p>
          </table:table-cell>
          <table:table-cell office:value-type="date" office:date-value="2017-08-30T00:03:57.169801" calcext:value-type="date">
            <text:p>2017-08-30 00:03:5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" calcext:value-type="float">
            <text:p>16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960 LOREM IPSUM DOLOR</text:p>
          </table:table-cell>
          <table:table-cell office:value-type="date" office:date-value="2017-08-30T00:03:58.42487" calcext:value-type="date">
            <text:p>2017-08-30 00:03:5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8" calcext:value-type="float">
            <text:p>5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961 LOREM IPSUM DOLOR</text:p>
          </table:table-cell>
          <table:table-cell office:value-type="date" office:date-value="2017-08-30T00:03:59.679939" calcext:value-type="date">
            <text:p>2017-08-30 00:04:0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1" calcext:value-type="float">
            <text:p>5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962 LOREM IPSUM DOLOR</text:p>
          </table:table-cell>
          <table:table-cell office:value-type="date" office:date-value="2017-08-30T00:04:00.935008" calcext:value-type="date">
            <text:p>2017-08-30 00:04:0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1963 LOREM IPSUM DOLOR</text:p>
          </table:table-cell>
          <table:table-cell office:value-type="date" office:date-value="2017-08-30T00:04:02.190076" calcext:value-type="date">
            <text:p>2017-08-30 00:04:0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86" calcext:value-type="float">
            <text:p>8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964 LOREM IPSUM DOLOR</text:p>
          </table:table-cell>
          <table:table-cell office:value-type="date" office:date-value="2017-08-30T00:04:03.445145" calcext:value-type="date">
            <text:p>2017-08-30 00:04:0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0" calcext:value-type="float">
            <text:p>6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965 LOREM IPSUM DOLOR</text:p>
          </table:table-cell>
          <table:table-cell office:value-type="date" office:date-value="2017-08-30T00:04:04.700214" calcext:value-type="date">
            <text:p>2017-08-30 00:04:0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966 LOREM IPSUM DOLOR</text:p>
          </table:table-cell>
          <table:table-cell office:value-type="date" office:date-value="2017-08-30T00:04:05.955283" calcext:value-type="date">
            <text:p>2017-08-30 00:04:0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67 LOREM IPSUM DOLOR</text:p>
          </table:table-cell>
          <table:table-cell office:value-type="date" office:date-value="2017-08-30T00:04:07.210352" calcext:value-type="date">
            <text:p>2017-08-30 00:04:0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968 LOREM IPSUM DOLOR</text:p>
          </table:table-cell>
          <table:table-cell office:value-type="date" office:date-value="2017-08-30T00:04:08.465421" calcext:value-type="date">
            <text:p>2017-08-30 00:04:0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969 LOREM IPSUM DOLOR</text:p>
          </table:table-cell>
          <table:table-cell office:value-type="date" office:date-value="2017-08-30T00:04:09.72049" calcext:value-type="date">
            <text:p>2017-08-30 00:04:1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9" calcext:value-type="float">
            <text:p>7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1970 LOREM IPSUM DOLOR</text:p>
          </table:table-cell>
          <table:table-cell office:value-type="date" office:date-value="2017-08-30T00:04:10.975559" calcext:value-type="date">
            <text:p>2017-08-30 00:04:1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7" calcext:value-type="float">
            <text:p>3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971 LOREM IPSUM DOLOR</text:p>
          </table:table-cell>
          <table:table-cell office:value-type="date" office:date-value="2017-08-30T00:04:12.230627" calcext:value-type="date">
            <text:p>2017-08-30 00:04:1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8" calcext:value-type="float">
            <text:p>9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972 LOREM IPSUM DOLOR</text:p>
          </table:table-cell>
          <table:table-cell office:value-type="date" office:date-value="2017-08-30T00:04:13.485696" calcext:value-type="date">
            <text:p>2017-08-30 00:04:1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973 LOREM IPSUM DOLOR</text:p>
          </table:table-cell>
          <table:table-cell office:value-type="date" office:date-value="2017-08-30T00:04:14.740765" calcext:value-type="date">
            <text:p>2017-08-30 00:04:1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3" calcext:value-type="float">
            <text:p>6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1974 LOREM IPSUM DOLOR</text:p>
          </table:table-cell>
          <table:table-cell office:value-type="date" office:date-value="2017-08-30T00:04:15.995834" calcext:value-type="date">
            <text:p>2017-08-30 00:04: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5" calcext:value-type="float">
            <text:p>2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975 LOREM IPSUM DOLOR</text:p>
          </table:table-cell>
          <table:table-cell office:value-type="date" office:date-value="2017-08-30T00:04:17.250903" calcext:value-type="date">
            <text:p>2017-08-30 00:04:1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4" calcext:value-type="float">
            <text:p>8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976 LOREM IPSUM DOLOR</text:p>
          </table:table-cell>
          <table:table-cell office:value-type="date" office:date-value="2017-08-30T00:04:18.505972" calcext:value-type="date">
            <text:p>2017-08-30 00:04:1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6" calcext:value-type="float">
            <text:p>36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1977 LOREM IPSUM DOLOR</text:p>
          </table:table-cell>
          <table:table-cell office:value-type="date" office:date-value="2017-08-30T00:04:19.761041" calcext:value-type="date">
            <text:p>2017-08-30 00:04:2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5" calcext:value-type="float">
            <text:p>55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1978 LOREM IPSUM DOLOR</text:p>
          </table:table-cell>
          <table:table-cell office:value-type="date" office:date-value="2017-08-30T00:04:21.01611" calcext:value-type="date">
            <text:p>2017-08-30 00:04:2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8" calcext:value-type="float">
            <text:p>9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979 LOREM IPSUM DOLOR</text:p>
          </table:table-cell>
          <table:table-cell office:value-type="date" office:date-value="2017-08-30T00:04:22.271179" calcext:value-type="date">
            <text:p>2017-08-30 00:04:2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3" calcext:value-type="float">
            <text:p>83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1980 LOREM IPSUM DOLOR</text:p>
          </table:table-cell>
          <table:table-cell office:value-type="date" office:date-value="2017-08-30T00:04:23.526247" calcext:value-type="date">
            <text:p>2017-08-30 00:04:2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6" calcext:value-type="float">
            <text:p>56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1981 LOREM IPSUM DOLOR</text:p>
          </table:table-cell>
          <table:table-cell office:value-type="date" office:date-value="2017-08-30T00:04:24.781316" calcext:value-type="date">
            <text:p>2017-08-30 00:04:2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0" calcext:value-type="float">
            <text:p>8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1982 LOREM IPSUM DOLOR</text:p>
          </table:table-cell>
          <table:table-cell office:value-type="date" office:date-value="2017-08-30T00:04:26.036385" calcext:value-type="date">
            <text:p>2017-08-30 00:04:2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9" calcext:value-type="float">
            <text:p>39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983 LOREM IPSUM DOLOR</text:p>
          </table:table-cell>
          <table:table-cell office:value-type="date" office:date-value="2017-08-30T00:04:27.291454" calcext:value-type="date">
            <text:p>2017-08-30 00:04:2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1984 LOREM IPSUM DOLOR</text:p>
          </table:table-cell>
          <table:table-cell office:value-type="date" office:date-value="2017-08-30T00:04:28.546523" calcext:value-type="date">
            <text:p>2017-08-30 00:04:2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5" calcext:value-type="float">
            <text:p>95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1985 LOREM IPSUM DOLOR</text:p>
          </table:table-cell>
          <table:table-cell office:value-type="date" office:date-value="2017-08-30T00:04:29.801592" calcext:value-type="date">
            <text:p>2017-08-30 00:04:3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7" calcext:value-type="float">
            <text:p>5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986 LOREM IPSUM DOLOR</text:p>
          </table:table-cell>
          <table:table-cell office:value-type="date" office:date-value="2017-08-30T00:04:31.056661" calcext:value-type="date">
            <text:p>2017-08-30 00:04:3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2" calcext:value-type="float">
            <text:p>8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1987 LOREM IPSUM DOLOR</text:p>
          </table:table-cell>
          <table:table-cell office:value-type="date" office:date-value="2017-08-30T00:04:32.31173" calcext:value-type="date">
            <text:p>2017-08-30 00:04:3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88 LOREM IPSUM DOLOR</text:p>
          </table:table-cell>
          <table:table-cell office:value-type="date" office:date-value="2017-08-30T00:04:33.566798" calcext:value-type="date">
            <text:p>2017-08-30 00:04:3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8" calcext:value-type="float">
            <text:p>9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989 LOREM IPSUM DOLOR</text:p>
          </table:table-cell>
          <table:table-cell office:value-type="date" office:date-value="2017-08-30T00:04:34.821867" calcext:value-type="date">
            <text:p>2017-08-30 00:04:3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7" calcext:value-type="float">
            <text:p>9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990 LOREM IPSUM DOLOR</text:p>
          </table:table-cell>
          <table:table-cell office:value-type="date" office:date-value="2017-08-30T00:04:36.076936" calcext:value-type="date">
            <text:p>2017-08-30 00:04:3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7" calcext:value-type="float">
            <text:p>9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991 LOREM IPSUM DOLOR</text:p>
          </table:table-cell>
          <table:table-cell office:value-type="date" office:date-value="2017-08-30T00:04:37.332005" calcext:value-type="date">
            <text:p>2017-08-30 00:04:3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92 LOREM IPSUM DOLOR</text:p>
          </table:table-cell>
          <table:table-cell office:value-type="date" office:date-value="2017-08-30T00:04:38.587074" calcext:value-type="date">
            <text:p>2017-08-30 00:04:3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6" calcext:value-type="float">
            <text:p>1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1993 LOREM IPSUM DOLOR</text:p>
          </table:table-cell>
          <table:table-cell office:value-type="date" office:date-value="2017-08-30T00:04:39.842143" calcext:value-type="date">
            <text:p>2017-08-30 00:04:4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994 LOREM IPSUM DOLOR</text:p>
          </table:table-cell>
          <table:table-cell office:value-type="date" office:date-value="2017-08-30T00:04:41.097212" calcext:value-type="date">
            <text:p>2017-08-30 00:04:4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8" calcext:value-type="float">
            <text:p>9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995 LOREM IPSUM DOLOR</text:p>
          </table:table-cell>
          <table:table-cell office:value-type="date" office:date-value="2017-08-30T00:04:42.352281" calcext:value-type="date">
            <text:p>2017-08-30 00:04:4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1" calcext:value-type="float">
            <text:p>4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996 LOREM IPSUM DOLOR</text:p>
          </table:table-cell>
          <table:table-cell office:value-type="date" office:date-value="2017-08-30T00:04:43.607349" calcext:value-type="date">
            <text:p>2017-08-30 00:04:4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4" calcext:value-type="float">
            <text:p>44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1997 LOREM IPSUM DOLOR</text:p>
          </table:table-cell>
          <table:table-cell office:value-type="date" office:date-value="2017-08-30T00:04:44.862418" calcext:value-type="date">
            <text:p>2017-08-30 00:04:4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998 LOREM IPSUM DOLOR</text:p>
          </table:table-cell>
          <table:table-cell office:value-type="date" office:date-value="2017-08-30T00:04:46.117487" calcext:value-type="date">
            <text:p>2017-08-30 00:04:4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7" calcext:value-type="float">
            <text:p>77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1999 LOREM IPSUM DOLOR</text:p>
          </table:table-cell>
          <table:table-cell office:value-type="date" office:date-value="2017-08-30T00:04:47.372556" calcext:value-type="date">
            <text:p>2017-08-30 00:04: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000 LOREM IPSUM DOLOR</text:p>
          </table:table-cell>
          <table:table-cell office:value-type="date" office:date-value="2017-08-30T00:04:48.627625" calcext:value-type="date">
            <text:p>2017-08-30 00:04:4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2001 LOREM IPSUM DOLOR</text:p>
          </table:table-cell>
          <table:table-cell office:value-type="date" office:date-value="2017-08-30T00:04:49.882693" calcext:value-type="date">
            <text:p>2017-08-30 00:04:5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2002 LOREM IPSUM DOLOR</text:p>
          </table:table-cell>
          <table:table-cell office:value-type="date" office:date-value="2017-08-30T00:04:51.137762" calcext:value-type="date">
            <text:p>2017-08-30 00:04:5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2003 LOREM IPSUM DOLOR</text:p>
          </table:table-cell>
          <table:table-cell office:value-type="date" office:date-value="2017-08-30T00:04:52.392831" calcext:value-type="date">
            <text:p>2017-08-30 00:04: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2004 LOREM IPSUM DOLOR</text:p>
          </table:table-cell>
          <table:table-cell office:value-type="date" office:date-value="2017-08-30T00:04:53.6479" calcext:value-type="date">
            <text:p>2017-08-30 00:04:5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05 LOREM IPSUM DOLOR</text:p>
          </table:table-cell>
          <table:table-cell office:value-type="date" office:date-value="2017-08-30T00:04:54.902969" calcext:value-type="date">
            <text:p>2017-08-30 00:04:5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3" calcext:value-type="float">
            <text:p>5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006 LOREM IPSUM DOLOR</text:p>
          </table:table-cell>
          <table:table-cell office:value-type="date" office:date-value="2017-08-30T00:04:56.158038" calcext:value-type="date">
            <text:p>2017-08-30 00:04:5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2007 LOREM IPSUM DOLOR</text:p>
          </table:table-cell>
          <table:table-cell office:value-type="date" office:date-value="2017-08-30T00:04:57.413107" calcext:value-type="date">
            <text:p>2017-08-30 00:04:5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7" calcext:value-type="float">
            <text:p>5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2008 LOREM IPSUM DOLOR</text:p>
          </table:table-cell>
          <table:table-cell office:value-type="date" office:date-value="2017-08-30T00:04:58.668175" calcext:value-type="date">
            <text:p>2017-08-30 00:04:5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7" calcext:value-type="float">
            <text:p>9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2009 LOREM IPSUM DOLOR</text:p>
          </table:table-cell>
          <table:table-cell office:value-type="date" office:date-value="2017-08-30T00:04:59.923244" calcext:value-type="date">
            <text:p>2017-08-30 00:05: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10 LOREM IPSUM DOLOR</text:p>
          </table:table-cell>
          <table:table-cell office:value-type="date" office:date-value="2017-08-30T00:05:01.178313" calcext:value-type="date">
            <text:p>2017-08-30 00:05:0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0" calcext:value-type="float">
            <text:p>6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011 LOREM IPSUM DOLOR</text:p>
          </table:table-cell>
          <table:table-cell office:value-type="date" office:date-value="2017-08-30T00:05:02.433382" calcext:value-type="date">
            <text:p>2017-08-30 00:05:0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2012 LOREM IPSUM DOLOR</text:p>
          </table:table-cell>
          <table:table-cell office:value-type="date" office:date-value="2017-08-30T00:05:03.688451" calcext:value-type="date">
            <text:p>2017-08-30 00:05:0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9" calcext:value-type="float">
            <text:p>8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2013 LOREM IPSUM DOLOR</text:p>
          </table:table-cell>
          <table:table-cell office:value-type="date" office:date-value="2017-08-30T00:05:04.94352" calcext:value-type="date">
            <text:p>2017-08-30 00:05:0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14 LOREM IPSUM DOLOR</text:p>
          </table:table-cell>
          <table:table-cell office:value-type="date" office:date-value="2017-08-30T00:05:06.198589" calcext:value-type="date">
            <text:p>2017-08-30 00:05: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15 LOREM IPSUM DOLOR</text:p>
          </table:table-cell>
          <table:table-cell office:value-type="date" office:date-value="2017-08-30T00:05:07.453658" calcext:value-type="date">
            <text:p>2017-08-30 00:05: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2016 LOREM IPSUM DOLOR</text:p>
          </table:table-cell>
          <table:table-cell office:value-type="date" office:date-value="2017-08-30T00:05:08.708726" calcext:value-type="date">
            <text:p>2017-08-30 00:05: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2017 LOREM IPSUM DOLOR</text:p>
          </table:table-cell>
          <table:table-cell office:value-type="date" office:date-value="2017-08-30T00:05:09.963795" calcext:value-type="date">
            <text:p>2017-08-30 00:05: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018 LOREM IPSUM DOLOR</text:p>
          </table:table-cell>
          <table:table-cell office:value-type="date" office:date-value="2017-08-30T00:05:11.218864" calcext:value-type="date">
            <text:p>2017-08-30 00:05:1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19 LOREM IPSUM DOLOR</text:p>
          </table:table-cell>
          <table:table-cell office:value-type="date" office:date-value="2017-08-30T00:05:12.473933" calcext:value-type="date">
            <text:p>2017-08-30 00:05:1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7" calcext:value-type="float">
            <text:p>6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20 LOREM IPSUM DOLOR</text:p>
          </table:table-cell>
          <table:table-cell office:value-type="date" office:date-value="2017-08-30T00:05:13.729002" calcext:value-type="date">
            <text:p>2017-08-30 00:05:1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2021 LOREM IPSUM DOLOR</text:p>
          </table:table-cell>
          <table:table-cell office:value-type="date" office:date-value="2017-08-30T00:05:14.984071" calcext:value-type="date">
            <text:p>2017-08-30 00:05:1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" calcext:value-type="float">
            <text:p>3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022 LOREM IPSUM DOLOR</text:p>
          </table:table-cell>
          <table:table-cell office:value-type="date" office:date-value="2017-08-30T00:05:16.23914" calcext:value-type="date">
            <text:p>2017-08-30 00:05:1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7" calcext:value-type="float">
            <text:p>3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23 LOREM IPSUM DOLOR</text:p>
          </table:table-cell>
          <table:table-cell office:value-type="date" office:date-value="2017-08-30T00:05:17.494209" calcext:value-type="date">
            <text:p>2017-08-30 00:05:1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2024 LOREM IPSUM DOLOR</text:p>
          </table:table-cell>
          <table:table-cell office:value-type="date" office:date-value="2017-08-30T00:05:18.749278" calcext:value-type="date">
            <text:p>2017-08-30 00:05:1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2" calcext:value-type="float">
            <text:p>3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025 LOREM IPSUM DOLOR</text:p>
          </table:table-cell>
          <table:table-cell office:value-type="date" office:date-value="2017-08-30T00:05:20.004346" calcext:value-type="date">
            <text:p>2017-08-30 00:05:2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026 LOREM IPSUM DOLOR</text:p>
          </table:table-cell>
          <table:table-cell office:value-type="date" office:date-value="2017-08-30T00:05:21.259415" calcext:value-type="date">
            <text:p>2017-08-30 00:05:21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43" calcext:value-type="float">
            <text:p>43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2027 LOREM IPSUM DOLOR</text:p>
          </table:table-cell>
          <table:table-cell office:value-type="date" office:date-value="2017-08-30T00:05:22.514484" calcext:value-type="date">
            <text:p>2017-08-30 00:05:23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3" calcext:value-type="float">
            <text:p>13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2028 LOREM IPSUM DOLOR</text:p>
          </table:table-cell>
          <table:table-cell office:value-type="date" office:date-value="2017-08-30T00:05:23.769553" calcext:value-type="date">
            <text:p>2017-08-30 00:05:2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70" calcext:value-type="float">
            <text:p>7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029 LOREM IPSUM DOLOR</text:p>
          </table:table-cell>
          <table:table-cell office:value-type="date" office:date-value="2017-08-30T00:05:25.024622" calcext:value-type="date">
            <text:p>2017-08-30 00:05:2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79" calcext:value-type="float">
            <text:p>7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2030 LOREM IPSUM DOLOR</text:p>
          </table:table-cell>
          <table:table-cell office:value-type="date" office:date-value="2017-08-30T00:05:26.279691" calcext:value-type="date">
            <text:p>2017-08-30 00:05:2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031 LOREM IPSUM DOLOR</text:p>
          </table:table-cell>
          <table:table-cell office:value-type="date" office:date-value="2017-08-30T00:05:27.53476" calcext:value-type="date">
            <text:p>2017-08-30 00:05:2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032 LOREM IPSUM DOLOR</text:p>
          </table:table-cell>
          <table:table-cell office:value-type="date" office:date-value="2017-08-30T00:05:28.789829" calcext:value-type="date">
            <text:p>2017-08-30 00:05:29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2" calcext:value-type="float">
            <text:p>4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33 LOREM IPSUM DOLOR</text:p>
          </table:table-cell>
          <table:table-cell office:value-type="date" office:date-value="2017-08-30T00:05:30.044897" calcext:value-type="date">
            <text:p>2017-08-30 00:05:3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34 LOREM IPSUM DOLOR</text:p>
          </table:table-cell>
          <table:table-cell office:value-type="date" office:date-value="2017-08-30T00:05:31.299966" calcext:value-type="date">
            <text:p>2017-08-30 00:05:31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35 LOREM IPSUM DOLOR</text:p>
          </table:table-cell>
          <table:table-cell office:value-type="date" office:date-value="2017-08-30T00:05:32.555035" calcext:value-type="date">
            <text:p>2017-08-30 00:05:33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2" calcext:value-type="float">
            <text:p>4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2036 LOREM IPSUM DOLOR</text:p>
          </table:table-cell>
          <table:table-cell office:value-type="date" office:date-value="2017-08-30T00:05:33.810104" calcext:value-type="date">
            <text:p>2017-08-30 00:05:3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9" calcext:value-type="float">
            <text:p>69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2037 LOREM IPSUM DOLOR</text:p>
          </table:table-cell>
          <table:table-cell office:value-type="date" office:date-value="2017-08-30T00:05:35.065173" calcext:value-type="date">
            <text:p>2017-08-30 00:05:35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89" calcext:value-type="float">
            <text:p>8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038 LOREM IPSUM DOLOR</text:p>
          </table:table-cell>
          <table:table-cell office:value-type="date" office:date-value="2017-08-30T00:05:36.320242" calcext:value-type="date">
            <text:p>2017-08-30 00:05:36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2" calcext:value-type="float">
            <text:p>12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2039 LOREM IPSUM DOLOR</text:p>
          </table:table-cell>
          <table:table-cell office:value-type="date" office:date-value="2017-08-30T00:05:37.575311" calcext:value-type="date">
            <text:p>2017-08-30 00:05:3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4" calcext:value-type="float">
            <text:p>74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2040 LOREM IPSUM DOLOR</text:p>
          </table:table-cell>
          <table:table-cell office:value-type="date" office:date-value="2017-08-30T00:05:38.83038" calcext:value-type="date">
            <text:p>2017-08-30 00:05:39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96" calcext:value-type="float">
            <text:p>9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2041 LOREM IPSUM DOLOR</text:p>
          </table:table-cell>
          <table:table-cell office:value-type="date" office:date-value="2017-08-30T00:05:40.085449" calcext:value-type="date">
            <text:p>2017-08-30 00:05:4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2042 LOREM IPSUM DOLOR</text:p>
          </table:table-cell>
          <table:table-cell office:value-type="date" office:date-value="2017-08-30T00:05:41.340517" calcext:value-type="date">
            <text:p>2017-08-30 00:05:41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043 LOREM IPSUM DOLOR</text:p>
          </table:table-cell>
          <table:table-cell office:value-type="date" office:date-value="2017-08-30T00:05:42.595586" calcext:value-type="date">
            <text:p>2017-08-30 00:05:4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98" calcext:value-type="float">
            <text:p>9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2044 LOREM IPSUM DOLOR</text:p>
          </table:table-cell>
          <table:table-cell office:value-type="date" office:date-value="2017-08-30T00:05:43.850655" calcext:value-type="date">
            <text:p>2017-08-30 00:05:44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7" calcext:value-type="float">
            <text:p>4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2045 LOREM IPSUM DOLOR</text:p>
          </table:table-cell>
          <table:table-cell office:value-type="date" office:date-value="2017-08-30T00:05:45.105724" calcext:value-type="date">
            <text:p>2017-08-30 00:05:4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3" calcext:value-type="float">
            <text:p>2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2046 LOREM IPSUM DOLOR</text:p>
          </table:table-cell>
          <table:table-cell office:value-type="date" office:date-value="2017-08-30T00:05:46.360793" calcext:value-type="date">
            <text:p>2017-08-30 00:05:4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7" calcext:value-type="float">
            <text:p>6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047 LOREM IPSUM DOLOR</text:p>
          </table:table-cell>
          <table:table-cell office:value-type="date" office:date-value="2017-08-30T00:05:47.615862" calcext:value-type="date">
            <text:p>2017-08-30 00:05:4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4" calcext:value-type="float">
            <text:p>5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48 LOREM IPSUM DOLOR</text:p>
          </table:table-cell>
          <table:table-cell office:value-type="date" office:date-value="2017-08-30T00:05:48.870931" calcext:value-type="date">
            <text:p>2017-08-30 00:05:4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49 LOREM IPSUM DOLOR</text:p>
          </table:table-cell>
          <table:table-cell office:value-type="date" office:date-value="2017-08-30T00:05:50.126" calcext:value-type="date">
            <text:p>2017-08-30 00:05:5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50 LOREM IPSUM DOLOR</text:p>
          </table:table-cell>
          <table:table-cell office:value-type="date" office:date-value="2017-08-30T00:05:51.381068" calcext:value-type="date">
            <text:p>2017-08-30 00:05:5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9" calcext:value-type="float">
            <text:p>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2051 LOREM IPSUM DOLOR</text:p>
          </table:table-cell>
          <table:table-cell office:value-type="date" office:date-value="2017-08-30T00:05:52.636137" calcext:value-type="date">
            <text:p>2017-08-30 00:05:5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2" calcext:value-type="float">
            <text:p>62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2052 LOREM IPSUM DOLOR</text:p>
          </table:table-cell>
          <table:table-cell office:value-type="date" office:date-value="2017-08-30T00:05:53.891206" calcext:value-type="date">
            <text:p>2017-08-30 00:05:5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9" calcext:value-type="float">
            <text:p>6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2053 LOREM IPSUM DOLOR</text:p>
          </table:table-cell>
          <table:table-cell office:value-type="date" office:date-value="2017-08-30T00:05:55.146275" calcext:value-type="date">
            <text:p>2017-08-30 00:05:5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8" calcext:value-type="float">
            <text:p>6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54 LOREM IPSUM DOLOR</text:p>
          </table:table-cell>
          <table:table-cell office:value-type="date" office:date-value="2017-08-30T00:05:56.401344" calcext:value-type="date">
            <text:p>2017-08-30 00:05:56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55 LOREM IPSUM DOLOR</text:p>
          </table:table-cell>
          <table:table-cell office:value-type="date" office:date-value="2017-08-30T00:05:57.656413" calcext:value-type="date">
            <text:p>2017-08-30 00:05:58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41" calcext:value-type="float">
            <text:p>4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2056 LOREM IPSUM DOLOR</text:p>
          </table:table-cell>
          <table:table-cell office:value-type="date" office:date-value="2017-08-30T00:05:58.911482" calcext:value-type="date">
            <text:p>2017-08-30 00:05:59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77" calcext:value-type="float">
            <text:p>77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2057 LOREM IPSUM DOLOR</text:p>
          </table:table-cell>
          <table:table-cell office:value-type="date" office:date-value="2017-08-30T00:06:00.166551" calcext:value-type="date">
            <text:p>2017-08-30 00:06:0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" calcext:value-type="float">
            <text:p>2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2058 LOREM IPSUM DOLOR</text:p>
          </table:table-cell>
          <table:table-cell office:value-type="date" office:date-value="2017-08-30T00:06:01.42162" calcext:value-type="date">
            <text:p>2017-08-30 00:06:01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59 LOREM IPSUM DOLOR</text:p>
          </table:table-cell>
          <table:table-cell office:value-type="date" office:date-value="2017-08-30T00:06:02.676688" calcext:value-type="date">
            <text:p>2017-08-30 00:06:0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1" calcext:value-type="float">
            <text:p>4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2060 LOREM IPSUM DOLOR</text:p>
          </table:table-cell>
          <table:table-cell office:value-type="date" office:date-value="2017-08-30T00:06:03.931757" calcext:value-type="date">
            <text:p>2017-08-30 00:06:04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6" calcext:value-type="float">
            <text:p>3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061 LOREM IPSUM DOLOR</text:p>
          </table:table-cell>
          <table:table-cell office:value-type="date" office:date-value="2017-08-30T00:06:05.186826" calcext:value-type="date">
            <text:p>2017-08-30 00:06:05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1" calcext:value-type="float">
            <text:p>2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062 LOREM IPSUM DOLOR</text:p>
          </table:table-cell>
          <table:table-cell office:value-type="date" office:date-value="2017-08-30T00:06:06.441895" calcext:value-type="date">
            <text:p>2017-08-30 00:06:06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5" calcext:value-type="float">
            <text:p>4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063 LOREM IPSUM DOLOR</text:p>
          </table:table-cell>
          <table:table-cell office:value-type="date" office:date-value="2017-08-30T00:06:07.696964" calcext:value-type="date">
            <text:p>2017-08-30 00:06:08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9" calcext:value-type="float">
            <text:p>9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2064 LOREM IPSUM DOLOR</text:p>
          </table:table-cell>
          <table:table-cell office:value-type="date" office:date-value="2017-08-30T00:06:08.952033" calcext:value-type="date">
            <text:p>2017-08-30 00:06:09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65 LOREM IPSUM DOLOR</text:p>
          </table:table-cell>
          <table:table-cell office:value-type="date" office:date-value="2017-08-30T00:06:10.207102" calcext:value-type="date">
            <text:p>2017-08-30 00:06:1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0" calcext:value-type="float">
            <text:p>3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66 LOREM IPSUM DOLOR</text:p>
          </table:table-cell>
          <table:table-cell office:value-type="date" office:date-value="2017-08-30T00:06:11.462171" calcext:value-type="date">
            <text:p>2017-08-30 00:06:1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67 LOREM IPSUM DOLOR</text:p>
          </table:table-cell>
          <table:table-cell office:value-type="date" office:date-value="2017-08-30T00:06:12.717239" calcext:value-type="date">
            <text:p>2017-08-30 00:06:1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1" calcext:value-type="float">
            <text:p>4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2068 LOREM IPSUM DOLOR</text:p>
          </table:table-cell>
          <table:table-cell office:value-type="date" office:date-value="2017-08-30T00:06:13.972308" calcext:value-type="date">
            <text:p>2017-08-30 00:06:14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69 LOREM IPSUM DOLOR</text:p>
          </table:table-cell>
          <table:table-cell office:value-type="date" office:date-value="2017-08-30T00:06:15.227377" calcext:value-type="date">
            <text:p>2017-08-30 00:06:1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70 LOREM IPSUM DOLOR</text:p>
          </table:table-cell>
          <table:table-cell office:value-type="date" office:date-value="2017-08-30T00:06:16.482446" calcext:value-type="date">
            <text:p>2017-08-30 00:06:16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" calcext:value-type="float">
            <text:p>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2071 LOREM IPSUM DOLOR</text:p>
          </table:table-cell>
          <table:table-cell office:value-type="date" office:date-value="2017-08-30T00:06:17.737515" calcext:value-type="date">
            <text:p>2017-08-30 00:06:18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72 LOREM IPSUM DOLOR</text:p>
          </table:table-cell>
          <table:table-cell office:value-type="date" office:date-value="2017-08-30T00:06:18.992584" calcext:value-type="date">
            <text:p>2017-08-30 00:06:19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46" calcext:value-type="float">
            <text:p>4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73 LOREM IPSUM DOLOR</text:p>
          </table:table-cell>
          <table:table-cell office:value-type="date" office:date-value="2017-08-30T00:06:20.247653" calcext:value-type="date">
            <text:p>2017-08-30 00:06:2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74 LOREM IPSUM DOLOR</text:p>
          </table:table-cell>
          <table:table-cell office:value-type="date" office:date-value="2017-08-30T00:06:21.502722" calcext:value-type="date">
            <text:p>2017-08-30 00:06:22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75 LOREM IPSUM DOLOR</text:p>
          </table:table-cell>
          <table:table-cell office:value-type="date" office:date-value="2017-08-30T00:06:22.757791" calcext:value-type="date">
            <text:p>2017-08-30 00:06:23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91" calcext:value-type="float">
            <text:p>9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2076 LOREM IPSUM DOLOR</text:p>
          </table:table-cell>
          <table:table-cell office:value-type="date" office:date-value="2017-08-30T00:06:24.012859" calcext:value-type="date">
            <text:p>2017-08-30 00:06:24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58" calcext:value-type="float">
            <text:p>58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2077 LOREM IPSUM DOLOR</text:p>
          </table:table-cell>
          <table:table-cell office:value-type="date" office:date-value="2017-08-30T00:06:25.267928" calcext:value-type="date">
            <text:p>2017-08-30 00:06:25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78 LOREM IPSUM DOLOR</text:p>
          </table:table-cell>
          <table:table-cell office:value-type="date" office:date-value="2017-08-30T00:06:26.522997" calcext:value-type="date">
            <text:p>2017-08-30 00:06:27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9" calcext:value-type="float">
            <text:p>3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079 LOREM IPSUM DOLOR</text:p>
          </table:table-cell>
          <table:table-cell office:value-type="date" office:date-value="2017-08-30T00:06:27.778066" calcext:value-type="date">
            <text:p>2017-08-30 00:06:2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4" calcext:value-type="float">
            <text:p>1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80 LOREM IPSUM DOLOR</text:p>
          </table:table-cell>
          <table:table-cell office:value-type="date" office:date-value="2017-08-30T00:06:29.033135" calcext:value-type="date">
            <text:p>2017-08-30 00:06:29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59" calcext:value-type="float">
            <text:p>5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81 LOREM IPSUM DOLOR</text:p>
          </table:table-cell>
          <table:table-cell office:value-type="date" office:date-value="2017-08-30T00:06:30.288204" calcext:value-type="date">
            <text:p>2017-08-30 00:06:3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88" calcext:value-type="float">
            <text:p>8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082 LOREM IPSUM DOLOR</text:p>
          </table:table-cell>
          <table:table-cell office:value-type="date" office:date-value="2017-08-30T00:06:31.543273" calcext:value-type="date">
            <text:p>2017-08-30 00:06:32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083 LOREM IPSUM DOLOR</text:p>
          </table:table-cell>
          <table:table-cell office:value-type="date" office:date-value="2017-08-30T00:06:32.798342" calcext:value-type="date">
            <text:p>2017-08-30 00:06:33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8" calcext:value-type="float">
            <text:p>28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2084 LOREM IPSUM DOLOR</text:p>
          </table:table-cell>
          <table:table-cell office:value-type="date" office:date-value="2017-08-30T00:06:34.05341" calcext:value-type="date">
            <text:p>2017-08-30 00:06:34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085 LOREM IPSUM DOLOR</text:p>
          </table:table-cell>
          <table:table-cell office:value-type="date" office:date-value="2017-08-30T00:06:35.308479" calcext:value-type="date">
            <text:p>2017-08-30 00:06:35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086 LOREM IPSUM DOLOR</text:p>
          </table:table-cell>
          <table:table-cell office:value-type="date" office:date-value="2017-08-30T00:06:36.563548" calcext:value-type="date">
            <text:p>2017-08-30 00:06:37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96" calcext:value-type="float">
            <text:p>9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87 LOREM IPSUM DOLOR</text:p>
          </table:table-cell>
          <table:table-cell office:value-type="date" office:date-value="2017-08-30T00:06:37.818617" calcext:value-type="date">
            <text:p>2017-08-30 00:06:38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51" calcext:value-type="float">
            <text:p>5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2088 LOREM IPSUM DOLOR</text:p>
          </table:table-cell>
          <table:table-cell office:value-type="date" office:date-value="2017-08-30T00:06:39.073686" calcext:value-type="date">
            <text:p>2017-08-30 00:06:39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86" calcext:value-type="float">
            <text:p>8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89 LOREM IPSUM DOLOR</text:p>
          </table:table-cell>
          <table:table-cell office:value-type="date" office:date-value="2017-08-30T00:06:40.328755" calcext:value-type="date">
            <text:p>2017-08-30 00:06:4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70" calcext:value-type="float">
            <text:p>7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90 LOREM IPSUM DOLOR</text:p>
          </table:table-cell>
          <table:table-cell office:value-type="date" office:date-value="2017-08-30T00:06:41.583824" calcext:value-type="date">
            <text:p>2017-08-30 00:06:42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7" calcext:value-type="float">
            <text:p>2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2091 LOREM IPSUM DOLOR</text:p>
          </table:table-cell>
          <table:table-cell office:value-type="date" office:date-value="2017-08-30T00:06:42.838893" calcext:value-type="date">
            <text:p>2017-08-30 00:06:4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58" calcext:value-type="float">
            <text:p>5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2092 LOREM IPSUM DOLOR</text:p>
          </table:table-cell>
          <table:table-cell office:value-type="date" office:date-value="2017-08-30T00:06:44.093961" calcext:value-type="date">
            <text:p>2017-08-30 00:06:44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8" calcext:value-type="float">
            <text:p>28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2093 LOREM IPSUM DOLOR</text:p>
          </table:table-cell>
          <table:table-cell office:value-type="date" office:date-value="2017-08-30T00:06:45.34903" calcext:value-type="date">
            <text:p>2017-08-30 00:06:4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77" calcext:value-type="float">
            <text:p>77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094 LOREM IPSUM DOLOR</text:p>
          </table:table-cell>
          <table:table-cell office:value-type="date" office:date-value="2017-08-30T00:06:46.604099" calcext:value-type="date">
            <text:p>2017-08-30 00:06:47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5" calcext:value-type="float">
            <text:p>5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2095 LOREM IPSUM DOLOR</text:p>
          </table:table-cell>
          <table:table-cell office:value-type="date" office:date-value="2017-08-30T00:06:47.859168" calcext:value-type="date">
            <text:p>2017-08-30 00:06:4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5" calcext:value-type="float">
            <text:p>1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2096 LOREM IPSUM DOLOR</text:p>
          </table:table-cell>
          <table:table-cell office:value-type="date" office:date-value="2017-08-30T00:06:49.114237" calcext:value-type="date">
            <text:p>2017-08-30 00:06:49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6" calcext:value-type="float">
            <text:p>2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2097 LOREM IPSUM DOLOR</text:p>
          </table:table-cell>
          <table:table-cell office:value-type="date" office:date-value="2017-08-30T00:06:50.369306" calcext:value-type="date">
            <text:p>2017-08-30 00:06:5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8" calcext:value-type="float">
            <text:p>1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2098 LOREM IPSUM DOLOR</text:p>
          </table:table-cell>
          <table:table-cell office:value-type="date" office:date-value="2017-08-30T00:06:51.624375" calcext:value-type="date">
            <text:p>2017-08-30 00:06:5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95" calcext:value-type="float">
            <text:p>95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2099 LOREM IPSUM DOLOR</text:p>
          </table:table-cell>
          <table:table-cell office:value-type="date" office:date-value="2017-08-30T00:06:52.879444" calcext:value-type="date">
            <text:p>2017-08-30 00:06:5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7" calcext:value-type="float">
            <text:p>67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2100 LOREM IPSUM DOLOR</text:p>
          </table:table-cell>
          <table:table-cell office:value-type="date" office:date-value="2017-08-30T00:06:54.134513" calcext:value-type="date">
            <text:p>2017-08-30 00:06:5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74" calcext:value-type="float">
            <text:p>7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01 LOREM IPSUM DOLOR</text:p>
          </table:table-cell>
          <table:table-cell office:value-type="date" office:date-value="2017-08-30T00:06:55.389581" calcext:value-type="date">
            <text:p>2017-08-30 00:06:55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9" calcext:value-type="float">
            <text:p>1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2102 LOREM IPSUM DOLOR</text:p>
          </table:table-cell>
          <table:table-cell office:value-type="date" office:date-value="2017-08-30T00:06:56.64465" calcext:value-type="date">
            <text:p>2017-08-30 00:06:5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98" calcext:value-type="float">
            <text:p>9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103 LOREM IPSUM DOLOR</text:p>
          </table:table-cell>
          <table:table-cell office:value-type="date" office:date-value="2017-08-30T00:06:57.899719" calcext:value-type="date">
            <text:p>2017-08-30 00:06:58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104 LOREM IPSUM DOLOR</text:p>
          </table:table-cell>
          <table:table-cell office:value-type="date" office:date-value="2017-08-30T00:06:59.154788" calcext:value-type="date">
            <text:p>2017-08-30 00:06:59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5" calcext:value-type="float">
            <text:p>25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2105 LOREM IPSUM DOLOR</text:p>
          </table:table-cell>
          <table:table-cell office:value-type="date" office:date-value="2017-08-30T00:07:00.409857" calcext:value-type="date">
            <text:p>2017-08-30 00:07:0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4" calcext:value-type="float">
            <text:p>64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2106 LOREM IPSUM DOLOR</text:p>
          </table:table-cell>
          <table:table-cell office:value-type="date" office:date-value="2017-08-30T00:07:01.664926" calcext:value-type="date">
            <text:p>2017-08-30 00:07:02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07 LOREM IPSUM DOLOR</text:p>
          </table:table-cell>
          <table:table-cell office:value-type="date" office:date-value="2017-08-30T00:07:02.919995" calcext:value-type="date">
            <text:p>2017-08-30 00:07:0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108 LOREM IPSUM DOLOR</text:p>
          </table:table-cell>
          <table:table-cell office:value-type="date" office:date-value="2017-08-30T00:07:04.175064" calcext:value-type="date">
            <text:p>2017-08-30 00:07:04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3" calcext:value-type="float">
            <text:p>2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2109 LOREM IPSUM DOLOR</text:p>
          </table:table-cell>
          <table:table-cell office:value-type="date" office:date-value="2017-08-30T00:07:05.430132" calcext:value-type="date">
            <text:p>2017-08-30 00:07:0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1" calcext:value-type="float">
            <text:p>51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2110 LOREM IPSUM DOLOR</text:p>
          </table:table-cell>
          <table:table-cell office:value-type="date" office:date-value="2017-08-30T00:07:06.685201" calcext:value-type="date">
            <text:p>2017-08-30 00:07:07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111 LOREM IPSUM DOLOR</text:p>
          </table:table-cell>
          <table:table-cell office:value-type="date" office:date-value="2017-08-30T00:07:07.94027" calcext:value-type="date">
            <text:p>2017-08-30 00:07:0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2112 LOREM IPSUM DOLOR</text:p>
          </table:table-cell>
          <table:table-cell office:value-type="date" office:date-value="2017-08-30T00:07:09.195339" calcext:value-type="date">
            <text:p>2017-08-30 00:07:09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3" calcext:value-type="float">
            <text:p>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113 LOREM IPSUM DOLOR</text:p>
          </table:table-cell>
          <table:table-cell office:value-type="date" office:date-value="2017-08-30T00:07:10.450408" calcext:value-type="date">
            <text:p>2017-08-30 00:07:1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89" calcext:value-type="float">
            <text:p>8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2114 LOREM IPSUM DOLOR</text:p>
          </table:table-cell>
          <table:table-cell office:value-type="date" office:date-value="2017-08-30T00:07:11.705477" calcext:value-type="date">
            <text:p>2017-08-30 00:07:12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115 LOREM IPSUM DOLOR</text:p>
          </table:table-cell>
          <table:table-cell office:value-type="date" office:date-value="2017-08-30T00:07:12.960546" calcext:value-type="date">
            <text:p>2017-08-30 00:07:1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0" calcext:value-type="float">
            <text:p>6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116 LOREM IPSUM DOLOR</text:p>
          </table:table-cell>
          <table:table-cell office:value-type="date" office:date-value="2017-08-30T00:07:14.215615" calcext:value-type="date">
            <text:p>2017-08-30 00:07:1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87" calcext:value-type="float">
            <text:p>8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117 LOREM IPSUM DOLOR</text:p>
          </table:table-cell>
          <table:table-cell office:value-type="date" office:date-value="2017-08-30T00:07:15.470684" calcext:value-type="date">
            <text:p>2017-08-30 00:07:15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118 LOREM IPSUM DOLOR</text:p>
          </table:table-cell>
          <table:table-cell office:value-type="date" office:date-value="2017-08-30T00:07:16.725752" calcext:value-type="date">
            <text:p>2017-08-30 00:07:17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89" calcext:value-type="float">
            <text:p>8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119 LOREM IPSUM DOLOR</text:p>
          </table:table-cell>
          <table:table-cell office:value-type="date" office:date-value="2017-08-30T00:07:17.980821" calcext:value-type="date">
            <text:p>2017-08-30 00:07:1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120 LOREM IPSUM DOLOR</text:p>
          </table:table-cell>
          <table:table-cell office:value-type="date" office:date-value="2017-08-30T00:07:19.23589" calcext:value-type="date">
            <text:p>2017-08-30 00:07:19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95" calcext:value-type="float">
            <text:p>9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121 LOREM IPSUM DOLOR</text:p>
          </table:table-cell>
          <table:table-cell office:value-type="date" office:date-value="2017-08-30T00:07:20.490959" calcext:value-type="date">
            <text:p>2017-08-30 00:07:2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2" calcext:value-type="float">
            <text:p>2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122 LOREM IPSUM DOLOR</text:p>
          </table:table-cell>
          <table:table-cell office:value-type="date" office:date-value="2017-08-30T00:07:21.746028" calcext:value-type="date">
            <text:p>2017-08-30 00:07:22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23 LOREM IPSUM DOLOR</text:p>
          </table:table-cell>
          <table:table-cell office:value-type="date" office:date-value="2017-08-30T00:07:23.001097" calcext:value-type="date">
            <text:p>2017-08-30 00:07:2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5" calcext:value-type="float">
            <text:p>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2124 LOREM IPSUM DOLOR</text:p>
          </table:table-cell>
          <table:table-cell office:value-type="date" office:date-value="2017-08-30T00:07:24.256166" calcext:value-type="date">
            <text:p>2017-08-30 00:07:24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7" calcext:value-type="float">
            <text:p>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125 LOREM IPSUM DOLOR</text:p>
          </table:table-cell>
          <table:table-cell office:value-type="date" office:date-value="2017-08-30T00:07:25.511235" calcext:value-type="date">
            <text:p>2017-08-30 00:07:26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2" calcext:value-type="float">
            <text:p>12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2126 LOREM IPSUM DOLOR</text:p>
          </table:table-cell>
          <table:table-cell office:value-type="date" office:date-value="2017-08-30T00:07:26.766303" calcext:value-type="date">
            <text:p>2017-08-30 00:07:27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2127 LOREM IPSUM DOLOR</text:p>
          </table:table-cell>
          <table:table-cell office:value-type="date" office:date-value="2017-08-30T00:07:28.021372" calcext:value-type="date">
            <text:p>2017-08-30 00:07:28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1" calcext:value-type="float">
            <text:p>1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2128 LOREM IPSUM DOLOR</text:p>
          </table:table-cell>
          <table:table-cell office:value-type="date" office:date-value="2017-08-30T00:07:29.276441" calcext:value-type="date">
            <text:p>2017-08-30 00:07:29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129 LOREM IPSUM DOLOR</text:p>
          </table:table-cell>
          <table:table-cell office:value-type="date" office:date-value="2017-08-30T00:07:30.53151" calcext:value-type="date">
            <text:p>2017-08-30 00:07:3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130 LOREM IPSUM DOLOR</text:p>
          </table:table-cell>
          <table:table-cell office:value-type="date" office:date-value="2017-08-30T00:07:31.786579" calcext:value-type="date">
            <text:p>2017-08-30 00:07:3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47" calcext:value-type="float">
            <text:p>47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2131 LOREM IPSUM DOLOR</text:p>
          </table:table-cell>
          <table:table-cell office:value-type="date" office:date-value="2017-08-30T00:07:33.041648" calcext:value-type="date">
            <text:p>2017-08-30 00:07:33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86" calcext:value-type="float">
            <text:p>8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2132 LOREM IPSUM DOLOR</text:p>
          </table:table-cell>
          <table:table-cell office:value-type="date" office:date-value="2017-08-30T00:07:34.296717" calcext:value-type="date">
            <text:p>2017-08-30 00:07:34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91" calcext:value-type="float">
            <text:p>9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2133 LOREM IPSUM DOLOR</text:p>
          </table:table-cell>
          <table:table-cell office:value-type="date" office:date-value="2017-08-30T00:07:35.551786" calcext:value-type="date">
            <text:p>2017-08-30 00:07:36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134 LOREM IPSUM DOLOR</text:p>
          </table:table-cell>
          <table:table-cell office:value-type="date" office:date-value="2017-08-30T00:07:36.806855" calcext:value-type="date">
            <text:p>2017-08-30 00:07:37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85" calcext:value-type="float">
            <text:p>8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2135 LOREM IPSUM DOLOR</text:p>
          </table:table-cell>
          <table:table-cell office:value-type="date" office:date-value="2017-08-30T00:07:38.061923" calcext:value-type="date">
            <text:p>2017-08-30 00:07:38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86" calcext:value-type="float">
            <text:p>8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2136 LOREM IPSUM DOLOR</text:p>
          </table:table-cell>
          <table:table-cell office:value-type="date" office:date-value="2017-08-30T00:07:39.316992" calcext:value-type="date">
            <text:p>2017-08-30 00:07:39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137 LOREM IPSUM DOLOR</text:p>
          </table:table-cell>
          <table:table-cell office:value-type="date" office:date-value="2017-08-30T00:07:40.572061" calcext:value-type="date">
            <text:p>2017-08-30 00:07:41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9" calcext:value-type="float">
            <text:p>9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2138 LOREM IPSUM DOLOR</text:p>
          </table:table-cell>
          <table:table-cell office:value-type="date" office:date-value="2017-08-30T00:07:41.82713" calcext:value-type="date">
            <text:p>2017-08-30 00:07:42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2139 LOREM IPSUM DOLOR</text:p>
          </table:table-cell>
          <table:table-cell office:value-type="date" office:date-value="2017-08-30T00:07:43.082199" calcext:value-type="date">
            <text:p>2017-08-30 00:07:4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86" calcext:value-type="float">
            <text:p>8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2140 LOREM IPSUM DOLOR</text:p>
          </table:table-cell>
          <table:table-cell office:value-type="date" office:date-value="2017-08-30T00:07:44.337268" calcext:value-type="date">
            <text:p>2017-08-30 00:07:44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8" calcext:value-type="float">
            <text:p>3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2141 LOREM IPSUM DOLOR</text:p>
          </table:table-cell>
          <table:table-cell office:value-type="date" office:date-value="2017-08-30T00:07:45.592337" calcext:value-type="date">
            <text:p>2017-08-30 00:07:46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5" calcext:value-type="float">
            <text:p>2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2142 LOREM IPSUM DOLOR</text:p>
          </table:table-cell>
          <table:table-cell office:value-type="date" office:date-value="2017-08-30T00:07:46.847406" calcext:value-type="date">
            <text:p>2017-08-30 00:07:4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98" calcext:value-type="float">
            <text:p>9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143 LOREM IPSUM DOLOR</text:p>
          </table:table-cell>
          <table:table-cell office:value-type="date" office:date-value="2017-08-30T00:07:48.102474" calcext:value-type="date">
            <text:p>2017-08-30 00:07:48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144 LOREM IPSUM DOLOR</text:p>
          </table:table-cell>
          <table:table-cell office:value-type="date" office:date-value="2017-08-30T00:07:49.357543" calcext:value-type="date">
            <text:p>2017-08-30 00:07:49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145 LOREM IPSUM DOLOR</text:p>
          </table:table-cell>
          <table:table-cell office:value-type="date" office:date-value="2017-08-30T00:07:50.612612" calcext:value-type="date">
            <text:p>2017-08-30 00:07:51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1" calcext:value-type="float">
            <text:p>6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2146 LOREM IPSUM DOLOR</text:p>
          </table:table-cell>
          <table:table-cell office:value-type="date" office:date-value="2017-08-30T00:07:51.867681" calcext:value-type="date">
            <text:p>2017-08-30 00:07:52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147 LOREM IPSUM DOLOR</text:p>
          </table:table-cell>
          <table:table-cell office:value-type="date" office:date-value="2017-08-30T00:07:53.12275" calcext:value-type="date">
            <text:p>2017-08-30 00:07:5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2148 LOREM IPSUM DOLOR</text:p>
          </table:table-cell>
          <table:table-cell office:value-type="date" office:date-value="2017-08-30T00:07:54.377819" calcext:value-type="date">
            <text:p>2017-08-30 00:07:54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54" calcext:value-type="float">
            <text:p>5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2149 LOREM IPSUM DOLOR</text:p>
          </table:table-cell>
          <table:table-cell office:value-type="date" office:date-value="2017-08-30T00:07:55.632888" calcext:value-type="date">
            <text:p>2017-08-30 00:07:5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77" calcext:value-type="float">
            <text:p>77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2150 LOREM IPSUM DOLOR</text:p>
          </table:table-cell>
          <table:table-cell office:value-type="date" office:date-value="2017-08-30T00:07:56.887957" calcext:value-type="date">
            <text:p>2017-08-30 00:07:57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51 LOREM IPSUM DOLOR</text:p>
          </table:table-cell>
          <table:table-cell office:value-type="date" office:date-value="2017-08-30T00:07:58.143025" calcext:value-type="date">
            <text:p>2017-08-30 00:07:58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81" calcext:value-type="float">
            <text:p>8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2152 LOREM IPSUM DOLOR</text:p>
          </table:table-cell>
          <table:table-cell office:value-type="date" office:date-value="2017-08-30T00:07:59.398094" calcext:value-type="date">
            <text:p>2017-08-30 00:07:59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3 LOREM IPSUM DOLOR</text:p>
          </table:table-cell>
          <table:table-cell office:value-type="date" office:date-value="2017-08-30T00:08:00.653163" calcext:value-type="date">
            <text:p>2017-08-30 00:08:01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8" calcext:value-type="float">
            <text:p>18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2154 LOREM IPSUM DOLOR</text:p>
          </table:table-cell>
          <table:table-cell office:value-type="date" office:date-value="2017-08-30T00:08:01.908232" calcext:value-type="date">
            <text:p>2017-08-30 00:08:02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43" calcext:value-type="float">
            <text:p>43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2155 LOREM IPSUM DOLOR</text:p>
          </table:table-cell>
          <table:table-cell office:value-type="date" office:date-value="2017-08-30T00:08:03.163301" calcext:value-type="date">
            <text:p>2017-08-30 00:08:0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00" calcext:value-type="float">
            <text:p>10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2156 LOREM IPSUM DOLOR</text:p>
          </table:table-cell>
          <table:table-cell office:value-type="date" office:date-value="2017-08-30T00:08:04.41837" calcext:value-type="date">
            <text:p>2017-08-30 00:08:04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84" calcext:value-type="float">
            <text:p>8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2157 LOREM IPSUM DOLOR</text:p>
          </table:table-cell>
          <table:table-cell office:value-type="date" office:date-value="2017-08-30T00:08:05.673439" calcext:value-type="date">
            <text:p>2017-08-30 00:08:06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79" calcext:value-type="float">
            <text:p>7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2158 LOREM IPSUM DOLOR</text:p>
          </table:table-cell>
          <table:table-cell office:value-type="date" office:date-value="2017-08-30T00:08:06.928508" calcext:value-type="date">
            <text:p>2017-08-30 00:08:07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2159 LOREM IPSUM DOLOR</text:p>
          </table:table-cell>
          <table:table-cell office:value-type="date" office:date-value="2017-08-30T00:08:08.183577" calcext:value-type="date">
            <text:p>2017-08-30 00:08:0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77" calcext:value-type="float">
            <text:p>7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160 LOREM IPSUM DOLOR</text:p>
          </table:table-cell>
          <table:table-cell office:value-type="date" office:date-value="2017-08-30T00:08:09.438645" calcext:value-type="date">
            <text:p>2017-08-30 00:08:09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5" calcext:value-type="float">
            <text:p>65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2161 LOREM IPSUM DOLOR</text:p>
          </table:table-cell>
          <table:table-cell office:value-type="date" office:date-value="2017-08-30T00:08:10.693714" calcext:value-type="date">
            <text:p>2017-08-30 00:08:1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9" calcext:value-type="float">
            <text:p>29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2162 LOREM IPSUM DOLOR</text:p>
          </table:table-cell>
          <table:table-cell office:value-type="date" office:date-value="2017-08-30T00:08:11.948783" calcext:value-type="date">
            <text:p>2017-08-30 00:08:1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2163 LOREM IPSUM DOLOR</text:p>
          </table:table-cell>
          <table:table-cell office:value-type="date" office:date-value="2017-08-30T00:08:13.203852" calcext:value-type="date">
            <text:p>2017-08-30 00:08:1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86" calcext:value-type="float">
            <text:p>8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164 LOREM IPSUM DOLOR</text:p>
          </table:table-cell>
          <table:table-cell office:value-type="date" office:date-value="2017-08-30T00:08:14.458921" calcext:value-type="date">
            <text:p>2017-08-30 00:08:14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165 LOREM IPSUM DOLOR</text:p>
          </table:table-cell>
          <table:table-cell office:value-type="date" office:date-value="2017-08-30T00:08:15.71399" calcext:value-type="date">
            <text:p>2017-08-30 00:08:16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66 LOREM IPSUM DOLOR</text:p>
          </table:table-cell>
          <table:table-cell office:value-type="date" office:date-value="2017-08-30T00:08:16.969059" calcext:value-type="date">
            <text:p>2017-08-30 00:08:17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96" calcext:value-type="float">
            <text:p>96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167 LOREM IPSUM DOLOR</text:p>
          </table:table-cell>
          <table:table-cell office:value-type="date" office:date-value="2017-08-30T00:08:18.224128" calcext:value-type="date">
            <text:p>2017-08-30 00:08:18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86" calcext:value-type="float">
            <text:p>8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2168 LOREM IPSUM DOLOR</text:p>
          </table:table-cell>
          <table:table-cell office:value-type="date" office:date-value="2017-08-30T00:08:19.479196" calcext:value-type="date">
            <text:p>2017-08-30 00:08:19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74" calcext:value-type="float">
            <text:p>7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169 LOREM IPSUM DOLOR</text:p>
          </table:table-cell>
          <table:table-cell office:value-type="date" office:date-value="2017-08-30T00:08:20.734265" calcext:value-type="date">
            <text:p>2017-08-30 00:08:21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70 LOREM IPSUM DOLOR</text:p>
          </table:table-cell>
          <table:table-cell office:value-type="date" office:date-value="2017-08-30T00:08:21.989334" calcext:value-type="date">
            <text:p>2017-08-30 00:08:22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59" calcext:value-type="float">
            <text:p>5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2171 LOREM IPSUM DOLOR</text:p>
          </table:table-cell>
          <table:table-cell office:value-type="date" office:date-value="2017-08-30T00:08:23.244403" calcext:value-type="date">
            <text:p>2017-08-30 00:08:2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56" calcext:value-type="float">
            <text:p>56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172 LOREM IPSUM DOLOR</text:p>
          </table:table-cell>
          <table:table-cell office:value-type="date" office:date-value="2017-08-30T00:08:24.499472" calcext:value-type="date">
            <text:p>2017-08-30 00:08:2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90" calcext:value-type="float">
            <text:p>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2173 LOREM IPSUM DOLOR</text:p>
          </table:table-cell>
          <table:table-cell office:value-type="date" office:date-value="2017-08-30T00:08:25.754541" calcext:value-type="date">
            <text:p>2017-08-30 00:08:26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2" calcext:value-type="float">
            <text:p>4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2174 LOREM IPSUM DOLOR</text:p>
          </table:table-cell>
          <table:table-cell office:value-type="date" office:date-value="2017-08-30T00:08:27.00961" calcext:value-type="date">
            <text:p>2017-08-30 00:08:27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4" calcext:value-type="float">
            <text:p>64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2175 LOREM IPSUM DOLOR</text:p>
          </table:table-cell>
          <table:table-cell office:value-type="date" office:date-value="2017-08-30T00:08:28.264679" calcext:value-type="date">
            <text:p>2017-08-30 00:08:28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176 LOREM IPSUM DOLOR</text:p>
          </table:table-cell>
          <table:table-cell office:value-type="date" office:date-value="2017-08-30T00:08:29.519748" calcext:value-type="date">
            <text:p>2017-08-30 00:08:3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7" calcext:value-type="float">
            <text:p>2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177 LOREM IPSUM DOLOR</text:p>
          </table:table-cell>
          <table:table-cell office:value-type="date" office:date-value="2017-08-30T00:08:30.774816" calcext:value-type="date">
            <text:p>2017-08-30 00:08:3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89" calcext:value-type="float">
            <text:p>89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2178 LOREM IPSUM DOLOR</text:p>
          </table:table-cell>
          <table:table-cell office:value-type="date" office:date-value="2017-08-30T00:08:32.029885" calcext:value-type="date">
            <text:p>2017-08-30 00:08:32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97" calcext:value-type="float">
            <text:p>97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2179 LOREM IPSUM DOLOR</text:p>
          </table:table-cell>
          <table:table-cell office:value-type="date" office:date-value="2017-08-30T00:08:33.284954" calcext:value-type="date">
            <text:p>2017-08-30 00:08:3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180 LOREM IPSUM DOLOR</text:p>
          </table:table-cell>
          <table:table-cell office:value-type="date" office:date-value="2017-08-30T00:08:34.540023" calcext:value-type="date">
            <text:p>2017-08-30 00:08:35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81 LOREM IPSUM DOLOR</text:p>
          </table:table-cell>
          <table:table-cell office:value-type="date" office:date-value="2017-08-30T00:08:35.795092" calcext:value-type="date">
            <text:p>2017-08-30 00:08:36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83" calcext:value-type="float">
            <text:p>8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2182 LOREM IPSUM DOLOR</text:p>
          </table:table-cell>
          <table:table-cell office:value-type="date" office:date-value="2017-08-30T00:08:37.050161" calcext:value-type="date">
            <text:p>2017-08-30 00:08:37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2183 LOREM IPSUM DOLOR</text:p>
          </table:table-cell>
          <table:table-cell office:value-type="date" office:date-value="2017-08-30T00:08:38.30523" calcext:value-type="date">
            <text:p>2017-08-30 00:08:38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0" calcext:value-type="float">
            <text:p>6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2184 LOREM IPSUM DOLOR</text:p>
          </table:table-cell>
          <table:table-cell office:value-type="date" office:date-value="2017-08-30T00:08:39.560299" calcext:value-type="date">
            <text:p>2017-08-30 00:08:4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4" calcext:value-type="float">
            <text:p>14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185 LOREM IPSUM DOLOR</text:p>
          </table:table-cell>
          <table:table-cell office:value-type="date" office:date-value="2017-08-30T00:08:40.815367" calcext:value-type="date">
            <text:p>2017-08-30 00:08:41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9" calcext:value-type="float">
            <text:p>3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2186 LOREM IPSUM DOLOR</text:p>
          </table:table-cell>
          <table:table-cell office:value-type="date" office:date-value="2017-08-30T00:08:42.070436" calcext:value-type="date">
            <text:p>2017-08-30 00:08:42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3" calcext:value-type="float">
            <text:p>6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187 LOREM IPSUM DOLOR</text:p>
          </table:table-cell>
          <table:table-cell office:value-type="date" office:date-value="2017-08-30T00:08:43.325505" calcext:value-type="date">
            <text:p>2017-08-30 00:08:43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78" calcext:value-type="float">
            <text:p>78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88 LOREM IPSUM DOLOR</text:p>
          </table:table-cell>
          <table:table-cell office:value-type="date" office:date-value="2017-08-30T00:08:44.580574" calcext:value-type="date">
            <text:p>2017-08-30 00:08:45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73" calcext:value-type="float">
            <text:p>7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189 LOREM IPSUM DOLOR</text:p>
          </table:table-cell>
          <table:table-cell office:value-type="date" office:date-value="2017-08-30T00:08:45.835643" calcext:value-type="date">
            <text:p>2017-08-30 00:08:46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4" calcext:value-type="float">
            <text:p>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190 LOREM IPSUM DOLOR</text:p>
          </table:table-cell>
          <table:table-cell office:value-type="date" office:date-value="2017-08-30T00:08:47.090712" calcext:value-type="date">
            <text:p>2017-08-30 00:08:47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4" calcext:value-type="float">
            <text:p>1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2191 LOREM IPSUM DOLOR</text:p>
          </table:table-cell>
          <table:table-cell office:value-type="date" office:date-value="2017-08-30T00:08:48.345781" calcext:value-type="date">
            <text:p>2017-08-30 00:08:48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192 LOREM IPSUM DOLOR</text:p>
          </table:table-cell>
          <table:table-cell office:value-type="date" office:date-value="2017-08-30T00:08:49.60085" calcext:value-type="date">
            <text:p>2017-08-30 00:08:5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7" calcext:value-type="float">
            <text:p>7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2193 LOREM IPSUM DOLOR</text:p>
          </table:table-cell>
          <table:table-cell office:value-type="date" office:date-value="2017-08-30T00:08:50.855919" calcext:value-type="date">
            <text:p>2017-08-30 00:08:51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93" calcext:value-type="float">
            <text:p>93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2194 LOREM IPSUM DOLOR</text:p>
          </table:table-cell>
          <table:table-cell office:value-type="date" office:date-value="2017-08-30T00:08:52.110987" calcext:value-type="date">
            <text:p>2017-08-30 00:08:52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195 LOREM IPSUM DOLOR</text:p>
          </table:table-cell>
          <table:table-cell office:value-type="date" office:date-value="2017-08-30T00:08:53.366056" calcext:value-type="date">
            <text:p>2017-08-30 00:08:5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196 LOREM IPSUM DOLOR</text:p>
          </table:table-cell>
          <table:table-cell office:value-type="date" office:date-value="2017-08-30T00:08:54.621125" calcext:value-type="date">
            <text:p>2017-08-30 00:08:5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5" calcext:value-type="float">
            <text:p>3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2197 LOREM IPSUM DOLOR</text:p>
          </table:table-cell>
          <table:table-cell office:value-type="date" office:date-value="2017-08-30T00:08:55.876194" calcext:value-type="date">
            <text:p>2017-08-30 00:08:56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73" calcext:value-type="float">
            <text:p>7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2198 LOREM IPSUM DOLOR</text:p>
          </table:table-cell>
          <table:table-cell office:value-type="date" office:date-value="2017-08-30T00:08:57.131263" calcext:value-type="date">
            <text:p>2017-08-30 00:08:57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2199 LOREM IPSUM DOLOR</text:p>
          </table:table-cell>
          <table:table-cell office:value-type="date" office:date-value="2017-08-30T00:08:58.386332" calcext:value-type="date">
            <text:p>2017-08-30 00:08:5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2200 LOREM IPSUM DOLOR</text:p>
          </table:table-cell>
          <table:table-cell office:value-type="date" office:date-value="2017-08-30T00:08:59.641401" calcext:value-type="date">
            <text:p>2017-08-30 00:09:0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2201 LOREM IPSUM DOLOR</text:p>
          </table:table-cell>
          <table:table-cell office:value-type="date" office:date-value="2017-08-30T00:09:00.89647" calcext:value-type="date">
            <text:p>2017-08-30 00:09:01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89" calcext:value-type="float">
            <text:p>8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2202 LOREM IPSUM DOLOR</text:p>
          </table:table-cell>
          <table:table-cell office:value-type="date" office:date-value="2017-08-30T00:09:02.151538" calcext:value-type="date">
            <text:p>2017-08-30 00:09:02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2" calcext:value-type="float">
            <text:p>42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2203 LOREM IPSUM DOLOR</text:p>
          </table:table-cell>
          <table:table-cell office:value-type="date" office:date-value="2017-08-30T00:09:03.406607" calcext:value-type="date">
            <text:p>2017-08-30 00:09:0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8" calcext:value-type="float">
            <text:p>6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2204 LOREM IPSUM DOLOR</text:p>
          </table:table-cell>
          <table:table-cell office:value-type="date" office:date-value="2017-08-30T00:09:04.661676" calcext:value-type="date">
            <text:p>2017-08-30 00:09:0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6" calcext:value-type="float">
            <text:p>4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205 LOREM IPSUM DOLOR</text:p>
          </table:table-cell>
          <table:table-cell office:value-type="date" office:date-value="2017-08-30T00:09:05.916745" calcext:value-type="date">
            <text:p>2017-08-30 00:09:06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7" calcext:value-type="float">
            <text:p>1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2206 LOREM IPSUM DOLOR</text:p>
          </table:table-cell>
          <table:table-cell office:value-type="date" office:date-value="2017-08-30T00:09:07.171814" calcext:value-type="date">
            <text:p>2017-08-30 00:09:07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8" calcext:value-type="float">
            <text:p>18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2207 LOREM IPSUM DOLOR</text:p>
          </table:table-cell>
          <table:table-cell office:value-type="date" office:date-value="2017-08-30T00:09:08.426883" calcext:value-type="date">
            <text:p>2017-08-30 00:09:08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3" calcext:value-type="float">
            <text:p>4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2208 LOREM IPSUM DOLOR</text:p>
          </table:table-cell>
          <table:table-cell office:value-type="date" office:date-value="2017-08-30T00:09:09.681952" calcext:value-type="date">
            <text:p>2017-08-30 00:09:1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0" calcext:value-type="float">
            <text:p>6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2209 LOREM IPSUM DOLOR</text:p>
          </table:table-cell>
          <table:table-cell office:value-type="date" office:date-value="2017-08-30T00:09:10.937021" calcext:value-type="date">
            <text:p>2017-08-30 00:09:1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79" calcext:value-type="float">
            <text:p>79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2210 LOREM IPSUM DOLOR</text:p>
          </table:table-cell>
          <table:table-cell office:value-type="date" office:date-value="2017-08-30T00:09:12.192089" calcext:value-type="date">
            <text:p>2017-08-30 00:09:1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8" calcext:value-type="float">
            <text:p>4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211 LOREM IPSUM DOLOR</text:p>
          </table:table-cell>
          <table:table-cell office:value-type="date" office:date-value="2017-08-30T00:09:13.447158" calcext:value-type="date">
            <text:p>2017-08-30 00:09:1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2" calcext:value-type="float">
            <text:p>2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2212 LOREM IPSUM DOLOR</text:p>
          </table:table-cell>
          <table:table-cell office:value-type="date" office:date-value="2017-08-30T00:09:14.702227" calcext:value-type="date">
            <text:p>2017-08-30 00:09:15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9" calcext:value-type="float">
            <text:p>29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2213 LOREM IPSUM DOLOR</text:p>
          </table:table-cell>
          <table:table-cell office:value-type="date" office:date-value="2017-08-30T00:09:15.957296" calcext:value-type="date">
            <text:p>2017-08-30 00:09:16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214 LOREM IPSUM DOLOR</text:p>
          </table:table-cell>
          <table:table-cell office:value-type="date" office:date-value="2017-08-30T00:09:17.212365" calcext:value-type="date">
            <text:p>2017-08-30 00:09:17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" calcext:value-type="float">
            <text:p>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2215 LOREM IPSUM DOLOR</text:p>
          </table:table-cell>
          <table:table-cell office:value-type="date" office:date-value="2017-08-30T00:09:18.467434" calcext:value-type="date">
            <text:p>2017-08-30 00:09:18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33" calcext:value-type="float">
            <text:p>33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2216 LOREM IPSUM DOLOR</text:p>
          </table:table-cell>
          <table:table-cell office:value-type="date" office:date-value="2017-08-30T00:09:19.722503" calcext:value-type="date">
            <text:p>2017-08-30 00:09:2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217 LOREM IPSUM DOLOR</text:p>
          </table:table-cell>
          <table:table-cell office:value-type="date" office:date-value="2017-08-30T00:09:20.977572" calcext:value-type="date">
            <text:p>2017-08-30 00:09:21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5" calcext:value-type="float">
            <text:p>4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2218 LOREM IPSUM DOLOR</text:p>
          </table:table-cell>
          <table:table-cell office:value-type="date" office:date-value="2017-08-30T00:09:22.232641" calcext:value-type="date">
            <text:p>2017-08-30 00:09:22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2219 LOREM IPSUM DOLOR</text:p>
          </table:table-cell>
          <table:table-cell office:value-type="date" office:date-value="2017-08-30T00:09:23.487709" calcext:value-type="date">
            <text:p>2017-08-30 00:09:2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75" calcext:value-type="float">
            <text:p>7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2220 LOREM IPSUM DOLOR</text:p>
          </table:table-cell>
          <table:table-cell office:value-type="date" office:date-value="2017-08-30T00:09:24.742778" calcext:value-type="date">
            <text:p>2017-08-30 00:09:2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221 LOREM IPSUM DOLOR</text:p>
          </table:table-cell>
          <table:table-cell office:value-type="date" office:date-value="2017-08-30T00:09:25.997847" calcext:value-type="date">
            <text:p>2017-08-30 00:09:26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91" calcext:value-type="float">
            <text:p>9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2222 LOREM IPSUM DOLOR</text:p>
          </table:table-cell>
          <table:table-cell office:value-type="date" office:date-value="2017-08-30T00:09:27.252916" calcext:value-type="date">
            <text:p>2017-08-30 00:09:27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37" calcext:value-type="float">
            <text:p>37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2223 LOREM IPSUM DOLOR</text:p>
          </table:table-cell>
          <table:table-cell office:value-type="date" office:date-value="2017-08-30T00:09:28.507985" calcext:value-type="date">
            <text:p>2017-08-30 00:09:29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2224 LOREM IPSUM DOLOR</text:p>
          </table:table-cell>
          <table:table-cell office:value-type="date" office:date-value="2017-08-30T00:09:29.763054" calcext:value-type="date">
            <text:p>2017-08-30 00:09:3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9" calcext:value-type="float">
            <text:p>9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2225 LOREM IPSUM DOLOR</text:p>
          </table:table-cell>
          <table:table-cell office:value-type="date" office:date-value="2017-08-30T00:09:31.018123" calcext:value-type="date">
            <text:p>2017-08-30 00:09:3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226 LOREM IPSUM DOLOR</text:p>
          </table:table-cell>
          <table:table-cell office:value-type="date" office:date-value="2017-08-30T00:09:32.273192" calcext:value-type="date">
            <text:p>2017-08-30 00:09:32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" calcext:value-type="float">
            <text:p>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2227 LOREM IPSUM DOLOR</text:p>
          </table:table-cell>
          <table:table-cell office:value-type="date" office:date-value="2017-08-30T00:09:33.52826" calcext:value-type="date">
            <text:p>2017-08-30 00:09:34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35" calcext:value-type="float">
            <text:p>3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2228 LOREM IPSUM DOLOR</text:p>
          </table:table-cell>
          <table:table-cell office:value-type="date" office:date-value="2017-08-30T00:09:34.783329" calcext:value-type="date">
            <text:p>2017-08-30 00:09:3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8" calcext:value-type="float">
            <text:p>8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229 LOREM IPSUM DOLOR</text:p>
          </table:table-cell>
          <table:table-cell office:value-type="date" office:date-value="2017-08-30T00:09:36.038398" calcext:value-type="date">
            <text:p>2017-08-30 00:09:36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2230 LOREM IPSUM DOLOR</text:p>
          </table:table-cell>
          <table:table-cell office:value-type="date" office:date-value="2017-08-30T00:09:37.293467" calcext:value-type="date">
            <text:p>2017-08-30 00:09:37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32" calcext:value-type="float">
            <text:p>3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2231 LOREM IPSUM DOLOR</text:p>
          </table:table-cell>
          <table:table-cell office:value-type="date" office:date-value="2017-08-30T00:09:38.548536" calcext:value-type="date">
            <text:p>2017-08-30 00:09:39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8" calcext:value-type="float">
            <text:p>4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232 LOREM IPSUM DOLOR</text:p>
          </table:table-cell>
          <table:table-cell office:value-type="date" office:date-value="2017-08-30T00:09:39.803605" calcext:value-type="date">
            <text:p>2017-08-30 00:09:4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1" calcext:value-type="float">
            <text:p>21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233 LOREM IPSUM DOLOR</text:p>
          </table:table-cell>
          <table:table-cell office:value-type="date" office:date-value="2017-08-30T00:09:41.058674" calcext:value-type="date">
            <text:p>2017-08-30 00:09:41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4" calcext:value-type="float">
            <text:p>4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234 LOREM IPSUM DOLOR</text:p>
          </table:table-cell>
          <table:table-cell office:value-type="date" office:date-value="2017-08-30T00:09:42.313743" calcext:value-type="date">
            <text:p>2017-08-30 00:09:42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35 LOREM IPSUM DOLOR</text:p>
          </table:table-cell>
          <table:table-cell office:value-type="date" office:date-value="2017-08-30T00:09:43.568812" calcext:value-type="date">
            <text:p>2017-08-30 00:09:44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2236 LOREM IPSUM DOLOR</text:p>
          </table:table-cell>
          <table:table-cell office:value-type="date" office:date-value="2017-08-30T00:09:44.82388" calcext:value-type="date">
            <text:p>2017-08-30 00:09:45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8" calcext:value-type="float">
            <text:p>38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2237 LOREM IPSUM DOLOR</text:p>
          </table:table-cell>
          <table:table-cell office:value-type="date" office:date-value="2017-08-30T00:09:46.078949" calcext:value-type="date">
            <text:p>2017-08-30 00:09:4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0" calcext:value-type="float">
            <text:p>6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238 LOREM IPSUM DOLOR</text:p>
          </table:table-cell>
          <table:table-cell office:value-type="date" office:date-value="2017-08-30T00:09:47.334018" calcext:value-type="date">
            <text:p>2017-08-30 00:09:47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239 LOREM IPSUM DOLOR</text:p>
          </table:table-cell>
          <table:table-cell office:value-type="date" office:date-value="2017-08-30T00:09:48.589087" calcext:value-type="date">
            <text:p>2017-08-30 00:09:4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7" calcext:value-type="float">
            <text:p>6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2240 LOREM IPSUM DOLOR</text:p>
          </table:table-cell>
          <table:table-cell office:value-type="date" office:date-value="2017-08-30T00:09:49.844156" calcext:value-type="date">
            <text:p>2017-08-30 00:09:5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241 LOREM IPSUM DOLOR</text:p>
          </table:table-cell>
          <table:table-cell office:value-type="date" office:date-value="2017-08-30T00:09:51.099225" calcext:value-type="date">
            <text:p>2017-08-30 00:09:51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242 LOREM IPSUM DOLOR</text:p>
          </table:table-cell>
          <table:table-cell office:value-type="date" office:date-value="2017-08-30T00:09:52.354294" calcext:value-type="date">
            <text:p>2017-08-30 00:09:5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79" calcext:value-type="float">
            <text:p>79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243 LOREM IPSUM DOLOR</text:p>
          </table:table-cell>
          <table:table-cell office:value-type="date" office:date-value="2017-08-30T00:09:53.609363" calcext:value-type="date">
            <text:p>2017-08-30 00:09:54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244 LOREM IPSUM DOLOR</text:p>
          </table:table-cell>
          <table:table-cell office:value-type="date" office:date-value="2017-08-30T00:09:54.864431" calcext:value-type="date">
            <text:p>2017-08-30 00:09:55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89" calcext:value-type="float">
            <text:p>8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2245 LOREM IPSUM DOLOR</text:p>
          </table:table-cell>
          <table:table-cell office:value-type="date" office:date-value="2017-08-30T00:09:56.1195" calcext:value-type="date">
            <text:p>2017-08-30 00:09:56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2" calcext:value-type="float">
            <text:p>1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246 LOREM IPSUM DOLOR</text:p>
          </table:table-cell>
          <table:table-cell office:value-type="date" office:date-value="2017-08-30T00:09:57.374569" calcext:value-type="date">
            <text:p>2017-08-30 00:09:57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8" calcext:value-type="float">
            <text:p>4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2247 LOREM IPSUM DOLOR</text:p>
          </table:table-cell>
          <table:table-cell office:value-type="date" office:date-value="2017-08-30T00:09:58.629638" calcext:value-type="date">
            <text:p>2017-08-30 00:09:59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1" calcext:value-type="float">
            <text:p>2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248 LOREM IPSUM DOLOR</text:p>
          </table:table-cell>
          <table:table-cell office:value-type="date" office:date-value="2017-08-30T00:09:59.884707" calcext:value-type="date">
            <text:p>2017-08-30 00:10:0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9" calcext:value-type="float">
            <text:p>1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2249 LOREM IPSUM DOLOR</text:p>
          </table:table-cell>
          <table:table-cell office:value-type="date" office:date-value="2017-08-30T00:10:01.139776" calcext:value-type="date">
            <text:p>2017-08-30 00:10:0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250 LOREM IPSUM DOLOR</text:p>
          </table:table-cell>
          <table:table-cell office:value-type="date" office:date-value="2017-08-30T00:10:02.394845" calcext:value-type="date">
            <text:p>2017-08-30 00:10:02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" calcext:value-type="float">
            <text:p>5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2251 LOREM IPSUM DOLOR</text:p>
          </table:table-cell>
          <table:table-cell office:value-type="date" office:date-value="2017-08-30T00:10:03.649914" calcext:value-type="date">
            <text:p>2017-08-30 00:10:04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3" calcext:value-type="float">
            <text:p>13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2252 LOREM IPSUM DOLOR</text:p>
          </table:table-cell>
          <table:table-cell office:value-type="date" office:date-value="2017-08-30T00:10:04.904983" calcext:value-type="date">
            <text:p>2017-08-30 00:10:0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0" calcext:value-type="float">
            <text:p>2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2253 LOREM IPSUM DOLOR</text:p>
          </table:table-cell>
          <table:table-cell office:value-type="date" office:date-value="2017-08-30T00:10:06.160051" calcext:value-type="date">
            <text:p>2017-08-30 00:10:06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4 LOREM IPSUM DOLOR</text:p>
          </table:table-cell>
          <table:table-cell office:value-type="date" office:date-value="2017-08-30T00:10:07.41512" calcext:value-type="date">
            <text:p>2017-08-30 00:10:07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77" calcext:value-type="float">
            <text:p>7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2255 LOREM IPSUM DOLOR</text:p>
          </table:table-cell>
          <table:table-cell office:value-type="date" office:date-value="2017-08-30T00:10:08.670189" calcext:value-type="date">
            <text:p>2017-08-30 00:10:09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85" calcext:value-type="float">
            <text:p>85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2256 LOREM IPSUM DOLOR</text:p>
          </table:table-cell>
          <table:table-cell office:value-type="date" office:date-value="2017-08-30T00:10:09.925258" calcext:value-type="date">
            <text:p>2017-08-30 00:10:1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257 LOREM IPSUM DOLOR</text:p>
          </table:table-cell>
          <table:table-cell office:value-type="date" office:date-value="2017-08-30T00:10:11.180327" calcext:value-type="date">
            <text:p>2017-08-30 00:10:1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1" calcext:value-type="float">
            <text:p>21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258 LOREM IPSUM DOLOR</text:p>
          </table:table-cell>
          <table:table-cell office:value-type="date" office:date-value="2017-08-30T00:10:12.435396" calcext:value-type="date">
            <text:p>2017-08-30 00:10:1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259 LOREM IPSUM DOLOR</text:p>
          </table:table-cell>
          <table:table-cell office:value-type="date" office:date-value="2017-08-30T00:10:13.690465" calcext:value-type="date">
            <text:p>2017-08-30 00:10:1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2260 LOREM IPSUM DOLOR</text:p>
          </table:table-cell>
          <table:table-cell office:value-type="date" office:date-value="2017-08-30T00:10:14.945534" calcext:value-type="date">
            <text:p>2017-08-30 00:10:15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75" calcext:value-type="float">
            <text:p>75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261 LOREM IPSUM DOLOR</text:p>
          </table:table-cell>
          <table:table-cell office:value-type="date" office:date-value="2017-08-30T00:10:16.200602" calcext:value-type="date">
            <text:p>2017-08-30 00:10:16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62 LOREM IPSUM DOLOR</text:p>
          </table:table-cell>
          <table:table-cell office:value-type="date" office:date-value="2017-08-30T00:10:17.455671" calcext:value-type="date">
            <text:p>2017-08-30 00:10:17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2263 LOREM IPSUM DOLOR</text:p>
          </table:table-cell>
          <table:table-cell office:value-type="date" office:date-value="2017-08-30T00:10:18.71074" calcext:value-type="date">
            <text:p>2017-08-30 00:10:19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78" calcext:value-type="float">
            <text:p>7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264 LOREM IPSUM DOLOR</text:p>
          </table:table-cell>
          <table:table-cell office:value-type="date" office:date-value="2017-08-30T00:10:19.965809" calcext:value-type="date">
            <text:p>2017-08-30 00:10:2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265 LOREM IPSUM DOLOR</text:p>
          </table:table-cell>
          <table:table-cell office:value-type="date" office:date-value="2017-08-30T00:10:21.220878" calcext:value-type="date">
            <text:p>2017-08-30 00:10:2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53" calcext:value-type="float">
            <text:p>5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2266 LOREM IPSUM DOLOR</text:p>
          </table:table-cell>
          <table:table-cell office:value-type="date" office:date-value="2017-08-30T00:10:22.475947" calcext:value-type="date">
            <text:p>2017-08-30 00:10:2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67 LOREM IPSUM DOLOR</text:p>
          </table:table-cell>
          <table:table-cell office:value-type="date" office:date-value="2017-08-30T00:10:23.731016" calcext:value-type="date">
            <text:p>2017-08-30 00:10:24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268 LOREM IPSUM DOLOR</text:p>
          </table:table-cell>
          <table:table-cell office:value-type="date" office:date-value="2017-08-30T00:10:24.986085" calcext:value-type="date">
            <text:p>2017-08-30 00:10:2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269 LOREM IPSUM DOLOR</text:p>
          </table:table-cell>
          <table:table-cell office:value-type="date" office:date-value="2017-08-30T00:10:26.241154" calcext:value-type="date">
            <text:p>2017-08-30 00:10:26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70 LOREM IPSUM DOLOR</text:p>
          </table:table-cell>
          <table:table-cell office:value-type="date" office:date-value="2017-08-30T00:10:27.496222" calcext:value-type="date">
            <text:p>2017-08-30 00:10:27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22" calcext:value-type="float">
            <text:p>2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2271 LOREM IPSUM DOLOR</text:p>
          </table:table-cell>
          <table:table-cell office:value-type="date" office:date-value="2017-08-30T00:10:28.751291" calcext:value-type="date">
            <text:p>2017-08-30 00:10:29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" calcext:value-type="float">
            <text:p>2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2272 LOREM IPSUM DOLOR</text:p>
          </table:table-cell>
          <table:table-cell office:value-type="date" office:date-value="2017-08-30T00:10:30.00636" calcext:value-type="date">
            <text:p>2017-08-30 00:10:3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90" calcext:value-type="float">
            <text:p>9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2273 LOREM IPSUM DOLOR</text:p>
          </table:table-cell>
          <table:table-cell office:value-type="date" office:date-value="2017-08-30T00:10:31.261429" calcext:value-type="date">
            <text:p>2017-08-30 00:10:31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79" calcext:value-type="float">
            <text:p>7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274 LOREM IPSUM DOLOR</text:p>
          </table:table-cell>
          <table:table-cell office:value-type="date" office:date-value="2017-08-30T00:10:32.516498" calcext:value-type="date">
            <text:p>2017-08-30 00:10:33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0" calcext:value-type="float">
            <text:p>2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275 LOREM IPSUM DOLOR</text:p>
          </table:table-cell>
          <table:table-cell office:value-type="date" office:date-value="2017-08-30T00:10:33.771567" calcext:value-type="date">
            <text:p>2017-08-30 00:10:34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74" calcext:value-type="float">
            <text:p>7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2276 LOREM IPSUM DOLOR</text:p>
          </table:table-cell>
          <table:table-cell office:value-type="date" office:date-value="2017-08-30T00:10:35.026636" calcext:value-type="date">
            <text:p>2017-08-30 00:10:35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6" calcext:value-type="float">
            <text:p>1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2277 LOREM IPSUM DOLOR</text:p>
          </table:table-cell>
          <table:table-cell office:value-type="date" office:date-value="2017-08-30T00:10:36.281705" calcext:value-type="date">
            <text:p>2017-08-30 00:10:36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0" calcext:value-type="float">
            <text:p>2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278 LOREM IPSUM DOLOR</text:p>
          </table:table-cell>
          <table:table-cell office:value-type="date" office:date-value="2017-08-30T00:10:37.536773" calcext:value-type="date">
            <text:p>2017-08-30 00:10:38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92" calcext:value-type="float">
            <text:p>9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2279 LOREM IPSUM DOLOR</text:p>
          </table:table-cell>
          <table:table-cell office:value-type="date" office:date-value="2017-08-30T00:10:38.791842" calcext:value-type="date">
            <text:p>2017-08-30 00:10:3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71" calcext:value-type="float">
            <text:p>71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280 LOREM IPSUM DOLOR</text:p>
          </table:table-cell>
          <table:table-cell office:value-type="date" office:date-value="2017-08-30T00:10:40.046911" calcext:value-type="date">
            <text:p>2017-08-30 00:10:4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87" calcext:value-type="float">
            <text:p>87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2281 LOREM IPSUM DOLOR</text:p>
          </table:table-cell>
          <table:table-cell office:value-type="date" office:date-value="2017-08-30T00:10:41.30198" calcext:value-type="date">
            <text:p>2017-08-30 00:10:41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43" calcext:value-type="float">
            <text:p>4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2282 LOREM IPSUM DOLOR</text:p>
          </table:table-cell>
          <table:table-cell office:value-type="date" office:date-value="2017-08-30T00:10:42.557049" calcext:value-type="date">
            <text:p>2017-08-30 00:10:43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55" calcext:value-type="float">
            <text:p>5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2283 LOREM IPSUM DOLOR</text:p>
          </table:table-cell>
          <table:table-cell office:value-type="date" office:date-value="2017-08-30T00:10:43.812118" calcext:value-type="date">
            <text:p>2017-08-30 00:10:44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9" calcext:value-type="float">
            <text:p>6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284 LOREM IPSUM DOLOR</text:p>
          </table:table-cell>
          <table:table-cell office:value-type="date" office:date-value="2017-08-30T00:10:45.067187" calcext:value-type="date">
            <text:p>2017-08-30 00:10:45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97" calcext:value-type="float">
            <text:p>97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2285 LOREM IPSUM DOLOR</text:p>
          </table:table-cell>
          <table:table-cell office:value-type="date" office:date-value="2017-08-30T00:10:46.322256" calcext:value-type="date">
            <text:p>2017-08-30 00:10:4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2286 LOREM IPSUM DOLOR</text:p>
          </table:table-cell>
          <table:table-cell office:value-type="date" office:date-value="2017-08-30T00:10:47.577324" calcext:value-type="date">
            <text:p>2017-08-30 00:10:4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37" calcext:value-type="float">
            <text:p>3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287 LOREM IPSUM DOLOR</text:p>
          </table:table-cell>
          <table:table-cell office:value-type="date" office:date-value="2017-08-30T00:10:48.832393" calcext:value-type="date">
            <text:p>2017-08-30 00:10:49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7" calcext:value-type="float">
            <text:p>17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2288 LOREM IPSUM DOLOR</text:p>
          </table:table-cell>
          <table:table-cell office:value-type="date" office:date-value="2017-08-30T00:10:50.087462" calcext:value-type="date">
            <text:p>2017-08-30 00:10:5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289 LOREM IPSUM DOLOR</text:p>
          </table:table-cell>
          <table:table-cell office:value-type="date" office:date-value="2017-08-30T00:10:51.342531" calcext:value-type="date">
            <text:p>2017-08-30 00:10:51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2" calcext:value-type="float">
            <text:p>42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2290 LOREM IPSUM DOLOR</text:p>
          </table:table-cell>
          <table:table-cell office:value-type="date" office:date-value="2017-08-30T00:10:52.5976" calcext:value-type="date">
            <text:p>2017-08-30 00:10:53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291 LOREM IPSUM DOLOR</text:p>
          </table:table-cell>
          <table:table-cell office:value-type="date" office:date-value="2017-08-30T00:10:53.852669" calcext:value-type="date">
            <text:p>2017-08-30 00:10:54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83" calcext:value-type="float">
            <text:p>8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2292 LOREM IPSUM DOLOR</text:p>
          </table:table-cell>
          <table:table-cell office:value-type="date" office:date-value="2017-08-30T00:10:55.107738" calcext:value-type="date">
            <text:p>2017-08-30 00:10:5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0" calcext:value-type="float">
            <text:p>30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2293 LOREM IPSUM DOLOR</text:p>
          </table:table-cell>
          <table:table-cell office:value-type="date" office:date-value="2017-08-30T00:10:56.362807" calcext:value-type="date">
            <text:p>2017-08-30 00:10:56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94" calcext:value-type="float">
            <text:p>9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294 LOREM IPSUM DOLOR</text:p>
          </table:table-cell>
          <table:table-cell office:value-type="date" office:date-value="2017-08-30T00:10:57.617876" calcext:value-type="date">
            <text:p>2017-08-30 00:10:58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32" calcext:value-type="float">
            <text:p>3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2295 LOREM IPSUM DOLOR</text:p>
          </table:table-cell>
          <table:table-cell office:value-type="date" office:date-value="2017-08-30T00:10:58.872944" calcext:value-type="date">
            <text:p>2017-08-30 00:10:59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86" calcext:value-type="float">
            <text:p>8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2296 LOREM IPSUM DOLOR</text:p>
          </table:table-cell>
          <table:table-cell office:value-type="date" office:date-value="2017-08-30T00:11:00.128013" calcext:value-type="date">
            <text:p>2017-08-30 00:11:0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97" calcext:value-type="float">
            <text:p>9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297 LOREM IPSUM DOLOR</text:p>
          </table:table-cell>
          <table:table-cell office:value-type="date" office:date-value="2017-08-30T00:11:01.383082" calcext:value-type="date">
            <text:p>2017-08-30 00:11:01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6" calcext:value-type="float">
            <text:p>4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2298 LOREM IPSUM DOLOR</text:p>
          </table:table-cell>
          <table:table-cell office:value-type="date" office:date-value="2017-08-30T00:11:02.638151" calcext:value-type="date">
            <text:p>2017-08-30 00:11:0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71" calcext:value-type="float">
            <text:p>7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299 LOREM IPSUM DOLOR</text:p>
          </table:table-cell>
          <table:table-cell office:value-type="date" office:date-value="2017-08-30T00:11:03.89322" calcext:value-type="date">
            <text:p>2017-08-30 00:11:0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300 LOREM IPSUM DOLOR</text:p>
          </table:table-cell>
          <table:table-cell office:value-type="date" office:date-value="2017-08-30T00:11:05.148289" calcext:value-type="date">
            <text:p>2017-08-30 00:11:0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301 LOREM IPSUM DOLOR</text:p>
          </table:table-cell>
          <table:table-cell office:value-type="date" office:date-value="2017-08-30T00:11:06.403358" calcext:value-type="date">
            <text:p>2017-08-30 00:11:06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46" calcext:value-type="float">
            <text:p>4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2302 LOREM IPSUM DOLOR</text:p>
          </table:table-cell>
          <table:table-cell office:value-type="date" office:date-value="2017-08-30T00:11:07.658427" calcext:value-type="date">
            <text:p>2017-08-30 00:11:0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2" calcext:value-type="float">
            <text:p>3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303 LOREM IPSUM DOLOR</text:p>
          </table:table-cell>
          <table:table-cell office:value-type="date" office:date-value="2017-08-30T00:11:08.913495" calcext:value-type="date">
            <text:p>2017-08-30 00:11:09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304 LOREM IPSUM DOLOR</text:p>
          </table:table-cell>
          <table:table-cell office:value-type="date" office:date-value="2017-08-30T00:11:10.168564" calcext:value-type="date">
            <text:p>2017-08-30 00:11:1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05 LOREM IPSUM DOLOR</text:p>
          </table:table-cell>
          <table:table-cell office:value-type="date" office:date-value="2017-08-30T00:11:11.423633" calcext:value-type="date">
            <text:p>2017-08-30 00:11:11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83" calcext:value-type="float">
            <text:p>8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2306 LOREM IPSUM DOLOR</text:p>
          </table:table-cell>
          <table:table-cell office:value-type="date" office:date-value="2017-08-30T00:11:12.678702" calcext:value-type="date">
            <text:p>2017-08-30 00:11:13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98" calcext:value-type="float">
            <text:p>98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2307 LOREM IPSUM DOLOR</text:p>
          </table:table-cell>
          <table:table-cell office:value-type="date" office:date-value="2017-08-30T00:11:13.933771" calcext:value-type="date">
            <text:p>2017-08-30 00:11:14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08 LOREM IPSUM DOLOR</text:p>
          </table:table-cell>
          <table:table-cell office:value-type="date" office:date-value="2017-08-30T00:11:15.18884" calcext:value-type="date">
            <text:p>2017-08-30 00:11:1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309 LOREM IPSUM DOLOR</text:p>
          </table:table-cell>
          <table:table-cell office:value-type="date" office:date-value="2017-08-30T00:11:16.443909" calcext:value-type="date">
            <text:p>2017-08-30 00:11:1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4" calcext:value-type="float">
            <text:p>2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2310 LOREM IPSUM DOLOR</text:p>
          </table:table-cell>
          <table:table-cell office:value-type="date" office:date-value="2017-08-30T00:11:17.698978" calcext:value-type="date">
            <text:p>2017-08-30 00:11:18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3" calcext:value-type="float">
            <text:p>33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2311 LOREM IPSUM DOLOR</text:p>
          </table:table-cell>
          <table:table-cell office:value-type="date" office:date-value="2017-08-30T00:11:18.954047" calcext:value-type="date">
            <text:p>2017-08-30 00:11:19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9" calcext:value-type="float">
            <text:p>19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2312 LOREM IPSUM DOLOR</text:p>
          </table:table-cell>
          <table:table-cell office:value-type="date" office:date-value="2017-08-30T00:11:20.209115" calcext:value-type="date">
            <text:p>2017-08-30 00:11:2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13 LOREM IPSUM DOLOR</text:p>
          </table:table-cell>
          <table:table-cell office:value-type="date" office:date-value="2017-08-30T00:11:21.464184" calcext:value-type="date">
            <text:p>2017-08-30 00:11:2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314 LOREM IPSUM DOLOR</text:p>
          </table:table-cell>
          <table:table-cell office:value-type="date" office:date-value="2017-08-30T00:11:22.719253" calcext:value-type="date">
            <text:p>2017-08-30 00:11:23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94" calcext:value-type="float">
            <text:p>9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2315 LOREM IPSUM DOLOR</text:p>
          </table:table-cell>
          <table:table-cell office:value-type="date" office:date-value="2017-08-30T00:11:23.974322" calcext:value-type="date">
            <text:p>2017-08-30 00:11:24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316 LOREM IPSUM DOLOR</text:p>
          </table:table-cell>
          <table:table-cell office:value-type="date" office:date-value="2017-08-30T00:11:25.229391" calcext:value-type="date">
            <text:p>2017-08-30 00:11:25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" calcext:value-type="float">
            <text:p>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2317 LOREM IPSUM DOLOR</text:p>
          </table:table-cell>
          <table:table-cell office:value-type="date" office:date-value="2017-08-30T00:11:26.48446" calcext:value-type="date">
            <text:p>2017-08-30 00:11:26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18 LOREM IPSUM DOLOR</text:p>
          </table:table-cell>
          <table:table-cell office:value-type="date" office:date-value="2017-08-30T00:11:27.739529" calcext:value-type="date">
            <text:p>2017-08-30 00:11:28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88" calcext:value-type="float">
            <text:p>8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319 LOREM IPSUM DOLOR</text:p>
          </table:table-cell>
          <table:table-cell office:value-type="date" office:date-value="2017-08-30T00:11:28.994598" calcext:value-type="date">
            <text:p>2017-08-30 00:11:2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79" calcext:value-type="float">
            <text:p>7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2320 LOREM IPSUM DOLOR</text:p>
          </table:table-cell>
          <table:table-cell office:value-type="date" office:date-value="2017-08-30T00:11:30.249666" calcext:value-type="date">
            <text:p>2017-08-30 00:11:3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97" calcext:value-type="float">
            <text:p>97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2321 LOREM IPSUM DOLOR</text:p>
          </table:table-cell>
          <table:table-cell office:value-type="date" office:date-value="2017-08-30T00:11:31.504735" calcext:value-type="date">
            <text:p>2017-08-30 00:11:32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72" calcext:value-type="float">
            <text:p>7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2322 LOREM IPSUM DOLOR</text:p>
          </table:table-cell>
          <table:table-cell office:value-type="date" office:date-value="2017-08-30T00:11:32.759804" calcext:value-type="date">
            <text:p>2017-08-30 00:11:33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9" calcext:value-type="float">
            <text:p>19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2323 LOREM IPSUM DOLOR</text:p>
          </table:table-cell>
          <table:table-cell office:value-type="date" office:date-value="2017-08-30T00:11:34.014873" calcext:value-type="date">
            <text:p>2017-08-30 00:11:34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2" calcext:value-type="float">
            <text:p>2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2324 LOREM IPSUM DOLOR</text:p>
          </table:table-cell>
          <table:table-cell office:value-type="date" office:date-value="2017-08-30T00:11:35.269942" calcext:value-type="date">
            <text:p>2017-08-30 00:11:35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" calcext:value-type="float">
            <text:p>6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2325 LOREM IPSUM DOLOR</text:p>
          </table:table-cell>
          <table:table-cell office:value-type="date" office:date-value="2017-08-30T00:11:36.525011" calcext:value-type="date">
            <text:p>2017-08-30 00:11:37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7" calcext:value-type="float">
            <text:p>2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2326 LOREM IPSUM DOLOR</text:p>
          </table:table-cell>
          <table:table-cell office:value-type="date" office:date-value="2017-08-30T00:11:37.78008" calcext:value-type="date">
            <text:p>2017-08-30 00:11:38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327 LOREM IPSUM DOLOR</text:p>
          </table:table-cell>
          <table:table-cell office:value-type="date" office:date-value="2017-08-30T00:11:39.035149" calcext:value-type="date">
            <text:p>2017-08-30 00:11:39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96" calcext:value-type="float">
            <text:p>9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328 LOREM IPSUM DOLOR</text:p>
          </table:table-cell>
          <table:table-cell office:value-type="date" office:date-value="2017-08-30T00:11:40.290218" calcext:value-type="date">
            <text:p>2017-08-30 00:11:4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2329 LOREM IPSUM DOLOR</text:p>
          </table:table-cell>
          <table:table-cell office:value-type="date" office:date-value="2017-08-30T00:11:41.545286" calcext:value-type="date">
            <text:p>2017-08-30 00:11:4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51" calcext:value-type="float">
            <text:p>5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330 LOREM IPSUM DOLOR</text:p>
          </table:table-cell>
          <table:table-cell office:value-type="date" office:date-value="2017-08-30T00:11:42.800355" calcext:value-type="date">
            <text:p>2017-08-30 00:11:43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88" calcext:value-type="float">
            <text:p>8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2331 LOREM IPSUM DOLOR</text:p>
          </table:table-cell>
          <table:table-cell office:value-type="date" office:date-value="2017-08-30T00:11:44.055424" calcext:value-type="date">
            <text:p>2017-08-30 00:11:44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332 LOREM IPSUM DOLOR</text:p>
          </table:table-cell>
          <table:table-cell office:value-type="date" office:date-value="2017-08-30T00:11:45.310493" calcext:value-type="date">
            <text:p>2017-08-30 00:11:45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8" calcext:value-type="float">
            <text:p>48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333 LOREM IPSUM DOLOR</text:p>
          </table:table-cell>
          <table:table-cell office:value-type="date" office:date-value="2017-08-30T00:11:46.565562" calcext:value-type="date">
            <text:p>2017-08-30 00:11:47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9" calcext:value-type="float">
            <text:p>2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334 LOREM IPSUM DOLOR</text:p>
          </table:table-cell>
          <table:table-cell office:value-type="date" office:date-value="2017-08-30T00:11:47.820631" calcext:value-type="date">
            <text:p>2017-08-30 00:11:48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70" calcext:value-type="float">
            <text:p>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2335 LOREM IPSUM DOLOR</text:p>
          </table:table-cell>
          <table:table-cell office:value-type="date" office:date-value="2017-08-30T00:11:49.0757" calcext:value-type="date">
            <text:p>2017-08-30 00:11:49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70" calcext:value-type="float">
            <text:p>7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2336 LOREM IPSUM DOLOR</text:p>
          </table:table-cell>
          <table:table-cell office:value-type="date" office:date-value="2017-08-30T00:11:50.330769" calcext:value-type="date">
            <text:p>2017-08-30 00:11:5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33" calcext:value-type="float">
            <text:p>3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2337 LOREM IPSUM DOLOR</text:p>
          </table:table-cell>
          <table:table-cell office:value-type="date" office:date-value="2017-08-30T00:11:51.585837" calcext:value-type="date">
            <text:p>2017-08-30 00:11:52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93" calcext:value-type="float">
            <text:p>93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2338 LOREM IPSUM DOLOR</text:p>
          </table:table-cell>
          <table:table-cell office:value-type="date" office:date-value="2017-08-30T00:11:52.840906" calcext:value-type="date">
            <text:p>2017-08-30 00:11:53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81" calcext:value-type="float">
            <text:p>8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2339 LOREM IPSUM DOLOR</text:p>
          </table:table-cell>
          <table:table-cell office:value-type="date" office:date-value="2017-08-30T00:11:54.095975" calcext:value-type="date">
            <text:p>2017-08-30 00:11:5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2340 LOREM IPSUM DOLOR</text:p>
          </table:table-cell>
          <table:table-cell office:value-type="date" office:date-value="2017-08-30T00:11:55.351044" calcext:value-type="date">
            <text:p>2017-08-30 00:11:55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1" calcext:value-type="float">
            <text:p>6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341 LOREM IPSUM DOLOR</text:p>
          </table:table-cell>
          <table:table-cell office:value-type="date" office:date-value="2017-08-30T00:11:56.606113" calcext:value-type="date">
            <text:p>2017-08-30 00:11:57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47" calcext:value-type="float">
            <text:p>47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2342 LOREM IPSUM DOLOR</text:p>
          </table:table-cell>
          <table:table-cell office:value-type="date" office:date-value="2017-08-30T00:11:57.861182" calcext:value-type="date">
            <text:p>2017-08-30 00:11:58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3" calcext:value-type="float">
            <text:p>63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2343 LOREM IPSUM DOLOR</text:p>
          </table:table-cell>
          <table:table-cell office:value-type="date" office:date-value="2017-08-30T00:11:59.116251" calcext:value-type="date">
            <text:p>2017-08-30 00:11:59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344 LOREM IPSUM DOLOR</text:p>
          </table:table-cell>
          <table:table-cell office:value-type="date" office:date-value="2017-08-30T00:12:00.37132" calcext:value-type="date">
            <text:p>2017-08-30 00:12:0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345 LOREM IPSUM DOLOR</text:p>
          </table:table-cell>
          <table:table-cell office:value-type="date" office:date-value="2017-08-30T00:12:01.626388" calcext:value-type="date">
            <text:p>2017-08-30 00:12:02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47" calcext:value-type="float">
            <text:p>47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346 LOREM IPSUM DOLOR</text:p>
          </table:table-cell>
          <table:table-cell office:value-type="date" office:date-value="2017-08-30T00:12:02.881457" calcext:value-type="date">
            <text:p>2017-08-30 00:12:03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65" calcext:value-type="float">
            <text:p>6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2347 LOREM IPSUM DOLOR</text:p>
          </table:table-cell>
          <table:table-cell office:value-type="date" office:date-value="2017-08-30T00:12:04.136526" calcext:value-type="date">
            <text:p>2017-08-30 00:12:04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92" calcext:value-type="float">
            <text:p>92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2348 LOREM IPSUM DOLOR</text:p>
          </table:table-cell>
          <table:table-cell office:value-type="date" office:date-value="2017-08-30T00:12:05.391595" calcext:value-type="date">
            <text:p>2017-08-30 00:12:05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86" calcext:value-type="float">
            <text:p>8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2349 LOREM IPSUM DOLOR</text:p>
          </table:table-cell>
          <table:table-cell office:value-type="date" office:date-value="2017-08-30T00:12:06.646664" calcext:value-type="date">
            <text:p>2017-08-30 00:12:0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50 LOREM IPSUM DOLOR</text:p>
          </table:table-cell>
          <table:table-cell office:value-type="date" office:date-value="2017-08-30T00:12:07.901733" calcext:value-type="date">
            <text:p>2017-08-30 00:12:08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6" calcext:value-type="float">
            <text:p>2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351 LOREM IPSUM DOLOR</text:p>
          </table:table-cell>
          <table:table-cell office:value-type="date" office:date-value="2017-08-30T00:12:09.156802" calcext:value-type="date">
            <text:p>2017-08-30 00:12:09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8" calcext:value-type="float">
            <text:p>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2352 LOREM IPSUM DOLOR</text:p>
          </table:table-cell>
          <table:table-cell office:value-type="date" office:date-value="2017-08-30T00:12:10.411871" calcext:value-type="date">
            <text:p>2017-08-30 00:12:1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58" calcext:value-type="float">
            <text:p>58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353 LOREM IPSUM DOLOR</text:p>
          </table:table-cell>
          <table:table-cell office:value-type="date" office:date-value="2017-08-30T00:12:11.66694" calcext:value-type="date">
            <text:p>2017-08-30 00:12:12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31" calcext:value-type="float">
            <text:p>3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2354 LOREM IPSUM DOLOR</text:p>
          </table:table-cell>
          <table:table-cell office:value-type="date" office:date-value="2017-08-30T00:12:12.922008" calcext:value-type="date">
            <text:p>2017-08-30 00:12:13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0" calcext:value-type="float">
            <text:p>6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2355 LOREM IPSUM DOLOR</text:p>
          </table:table-cell>
          <table:table-cell office:value-type="date" office:date-value="2017-08-30T00:12:14.177077" calcext:value-type="date">
            <text:p>2017-08-30 00:12:14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77" calcext:value-type="float">
            <text:p>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2356 LOREM IPSUM DOLOR</text:p>
          </table:table-cell>
          <table:table-cell office:value-type="date" office:date-value="2017-08-30T00:12:15.432146" calcext:value-type="date">
            <text:p>2017-08-30 00:12:15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357 LOREM IPSUM DOLOR</text:p>
          </table:table-cell>
          <table:table-cell office:value-type="date" office:date-value="2017-08-30T00:12:16.687215" calcext:value-type="date">
            <text:p>2017-08-30 00:12:17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358 LOREM IPSUM DOLOR</text:p>
          </table:table-cell>
          <table:table-cell office:value-type="date" office:date-value="2017-08-30T00:12:17.942284" calcext:value-type="date">
            <text:p>2017-08-30 00:12:18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41" calcext:value-type="float">
            <text:p>4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359 LOREM IPSUM DOLOR</text:p>
          </table:table-cell>
          <table:table-cell office:value-type="date" office:date-value="2017-08-30T00:12:19.197353" calcext:value-type="date">
            <text:p>2017-08-30 00:12:1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360 LOREM IPSUM DOLOR</text:p>
          </table:table-cell>
          <table:table-cell office:value-type="date" office:date-value="2017-08-30T00:12:20.452422" calcext:value-type="date">
            <text:p>2017-08-30 00:12:2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4" calcext:value-type="float">
            <text:p>64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2361 LOREM IPSUM DOLOR</text:p>
          </table:table-cell>
          <table:table-cell office:value-type="date" office:date-value="2017-08-30T00:12:21.707491" calcext:value-type="date">
            <text:p>2017-08-30 00:12:22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5" calcext:value-type="float">
            <text:p>25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2362 LOREM IPSUM DOLOR</text:p>
          </table:table-cell>
          <table:table-cell office:value-type="date" office:date-value="2017-08-30T00:12:22.962559" calcext:value-type="date">
            <text:p>2017-08-30 00:12:23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7" calcext:value-type="float">
            <text:p>37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2363 LOREM IPSUM DOLOR</text:p>
          </table:table-cell>
          <table:table-cell office:value-type="date" office:date-value="2017-08-30T00:12:24.217628" calcext:value-type="date">
            <text:p>2017-08-30 00:12:24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49" calcext:value-type="float">
            <text:p>4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2364 LOREM IPSUM DOLOR</text:p>
          </table:table-cell>
          <table:table-cell office:value-type="date" office:date-value="2017-08-30T00:12:25.472697" calcext:value-type="date">
            <text:p>2017-08-30 00:12:2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53" calcext:value-type="float">
            <text:p>53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2365 LOREM IPSUM DOLOR</text:p>
          </table:table-cell>
          <table:table-cell office:value-type="date" office:date-value="2017-08-30T00:12:26.727766" calcext:value-type="date">
            <text:p>2017-08-30 00:12:27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91" calcext:value-type="float">
            <text:p>9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2366 LOREM IPSUM DOLOR</text:p>
          </table:table-cell>
          <table:table-cell office:value-type="date" office:date-value="2017-08-30T00:12:27.982835" calcext:value-type="date">
            <text:p>2017-08-30 00:12:28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57" calcext:value-type="float">
            <text:p>5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2367 LOREM IPSUM DOLOR</text:p>
          </table:table-cell>
          <table:table-cell office:value-type="date" office:date-value="2017-08-30T00:12:29.237904" calcext:value-type="date">
            <text:p>2017-08-30 00:12:29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0" calcext:value-type="float">
            <text:p>4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2368 LOREM IPSUM DOLOR</text:p>
          </table:table-cell>
          <table:table-cell office:value-type="date" office:date-value="2017-08-30T00:12:30.492973" calcext:value-type="date">
            <text:p>2017-08-30 00:12:3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2" calcext:value-type="float">
            <text:p>12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2369 LOREM IPSUM DOLOR</text:p>
          </table:table-cell>
          <table:table-cell office:value-type="date" office:date-value="2017-08-30T00:12:31.748042" calcext:value-type="date">
            <text:p>2017-08-30 00:12:3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2" calcext:value-type="float">
            <text:p>6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370 LOREM IPSUM DOLOR</text:p>
          </table:table-cell>
          <table:table-cell office:value-type="date" office:date-value="2017-08-30T00:12:33.003111" calcext:value-type="date">
            <text:p>2017-08-30 00:12:33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59" calcext:value-type="float">
            <text:p>5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2371 LOREM IPSUM DOLOR</text:p>
          </table:table-cell>
          <table:table-cell office:value-type="date" office:date-value="2017-08-30T00:12:34.258179" calcext:value-type="date">
            <text:p>2017-08-30 00:12:34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41" calcext:value-type="float">
            <text:p>4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372 LOREM IPSUM DOLOR</text:p>
          </table:table-cell>
          <table:table-cell office:value-type="date" office:date-value="2017-08-30T00:12:35.513248" calcext:value-type="date">
            <text:p>2017-08-30 00:12:36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44" calcext:value-type="float">
            <text:p>4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2373 LOREM IPSUM DOLOR</text:p>
          </table:table-cell>
          <table:table-cell office:value-type="date" office:date-value="2017-08-30T00:12:36.768317" calcext:value-type="date">
            <text:p>2017-08-30 00:12:37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99" calcext:value-type="float">
            <text:p>9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2374 LOREM IPSUM DOLOR</text:p>
          </table:table-cell>
          <table:table-cell office:value-type="date" office:date-value="2017-08-30T00:12:38.023386" calcext:value-type="date">
            <text:p>2017-08-30 00:12:38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0" calcext:value-type="float">
            <text:p>6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2375 LOREM IPSUM DOLOR</text:p>
          </table:table-cell>
          <table:table-cell office:value-type="date" office:date-value="2017-08-30T00:12:39.278455" calcext:value-type="date">
            <text:p>2017-08-30 00:12:39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5" calcext:value-type="float">
            <text:p>45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2376 LOREM IPSUM DOLOR</text:p>
          </table:table-cell>
          <table:table-cell office:value-type="date" office:date-value="2017-08-30T00:12:40.533524" calcext:value-type="date">
            <text:p>2017-08-30 00:12:41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2377 LOREM IPSUM DOLOR</text:p>
          </table:table-cell>
          <table:table-cell office:value-type="date" office:date-value="2017-08-30T00:12:41.788593" calcext:value-type="date">
            <text:p>2017-08-30 00:12:42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77" calcext:value-type="float">
            <text:p>77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2378 LOREM IPSUM DOLOR</text:p>
          </table:table-cell>
          <table:table-cell office:value-type="date" office:date-value="2017-08-30T00:12:43.043662" calcext:value-type="date">
            <text:p>2017-08-30 00:12:43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6" calcext:value-type="float">
            <text:p>26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2379 LOREM IPSUM DOLOR</text:p>
          </table:table-cell>
          <table:table-cell office:value-type="date" office:date-value="2017-08-30T00:12:44.29873" calcext:value-type="date">
            <text:p>2017-08-30 00:12:44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380 LOREM IPSUM DOLOR</text:p>
          </table:table-cell>
          <table:table-cell office:value-type="date" office:date-value="2017-08-30T00:12:45.553799" calcext:value-type="date">
            <text:p>2017-08-30 00:12:46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381 LOREM IPSUM DOLOR</text:p>
          </table:table-cell>
          <table:table-cell office:value-type="date" office:date-value="2017-08-30T00:12:46.808868" calcext:value-type="date">
            <text:p>2017-08-30 00:12:47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3" calcext:value-type="float">
            <text:p>63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2382 LOREM IPSUM DOLOR</text:p>
          </table:table-cell>
          <table:table-cell office:value-type="date" office:date-value="2017-08-30T00:12:48.063937" calcext:value-type="date">
            <text:p>2017-08-30 00:12:48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45" calcext:value-type="float">
            <text:p>45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2383 LOREM IPSUM DOLOR</text:p>
          </table:table-cell>
          <table:table-cell office:value-type="date" office:date-value="2017-08-30T00:12:49.319006" calcext:value-type="date">
            <text:p>2017-08-30 00:12:49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83" calcext:value-type="float">
            <text:p>8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384 LOREM IPSUM DOLOR</text:p>
          </table:table-cell>
          <table:table-cell office:value-type="date" office:date-value="2017-08-30T00:12:50.574075" calcext:value-type="date">
            <text:p>2017-08-30 00:12:51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8" calcext:value-type="float">
            <text:p>3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385 LOREM IPSUM DOLOR</text:p>
          </table:table-cell>
          <table:table-cell office:value-type="date" office:date-value="2017-08-30T00:12:51.829144" calcext:value-type="date">
            <text:p>2017-08-30 00:12:52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3" calcext:value-type="float">
            <text:p>1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386 LOREM IPSUM DOLOR</text:p>
          </table:table-cell>
          <table:table-cell office:value-type="date" office:date-value="2017-08-30T00:12:53.084213" calcext:value-type="date">
            <text:p>2017-08-30 00:12:53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7" calcext:value-type="float">
            <text:p>7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2387 LOREM IPSUM DOLOR</text:p>
          </table:table-cell>
          <table:table-cell office:value-type="date" office:date-value="2017-08-30T00:12:54.339282" calcext:value-type="date">
            <text:p>2017-08-30 00:12:54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74" calcext:value-type="float">
            <text:p>74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2388 LOREM IPSUM DOLOR</text:p>
          </table:table-cell>
          <table:table-cell office:value-type="date" office:date-value="2017-08-30T00:12:55.59435" calcext:value-type="date">
            <text:p>2017-08-30 00:12:56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9" calcext:value-type="float">
            <text:p>29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2389 LOREM IPSUM DOLOR</text:p>
          </table:table-cell>
          <table:table-cell office:value-type="date" office:date-value="2017-08-30T00:12:56.849419" calcext:value-type="date">
            <text:p>2017-08-30 00:12:57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8" calcext:value-type="float">
            <text:p>38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2390 LOREM IPSUM DOLOR</text:p>
          </table:table-cell>
          <table:table-cell office:value-type="date" office:date-value="2017-08-30T00:12:58.104488" calcext:value-type="date">
            <text:p>2017-08-30 00:12:58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391 LOREM IPSUM DOLOR</text:p>
          </table:table-cell>
          <table:table-cell office:value-type="date" office:date-value="2017-08-30T00:12:59.359557" calcext:value-type="date">
            <text:p>2017-08-30 00:12:59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0" calcext:value-type="float">
            <text:p>1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2392 LOREM IPSUM DOLOR</text:p>
          </table:table-cell>
          <table:table-cell office:value-type="date" office:date-value="2017-08-30T00:13:00.614626" calcext:value-type="date">
            <text:p>2017-08-30 00:13:01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42" calcext:value-type="float">
            <text:p>42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2393 LOREM IPSUM DOLOR</text:p>
          </table:table-cell>
          <table:table-cell office:value-type="date" office:date-value="2017-08-30T00:13:01.869695" calcext:value-type="date">
            <text:p>2017-08-30 00:13:02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2394 LOREM IPSUM DOLOR</text:p>
          </table:table-cell>
          <table:table-cell office:value-type="date" office:date-value="2017-08-30T00:13:03.124764" calcext:value-type="date">
            <text:p>2017-08-30 00:13:03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54" calcext:value-type="float">
            <text:p>5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395 LOREM IPSUM DOLOR</text:p>
          </table:table-cell>
          <table:table-cell office:value-type="date" office:date-value="2017-08-30T00:13:04.379833" calcext:value-type="date">
            <text:p>2017-08-30 00:13:04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2396 LOREM IPSUM DOLOR</text:p>
          </table:table-cell>
          <table:table-cell office:value-type="date" office:date-value="2017-08-30T00:13:05.634901" calcext:value-type="date">
            <text:p>2017-08-30 00:13:06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53" calcext:value-type="float">
            <text:p>5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2397 LOREM IPSUM DOLOR</text:p>
          </table:table-cell>
          <table:table-cell office:value-type="date" office:date-value="2017-08-30T00:13:06.88997" calcext:value-type="date">
            <text:p>2017-08-30 00:13:07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85" calcext:value-type="float">
            <text:p>8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398 LOREM IPSUM DOLOR</text:p>
          </table:table-cell>
          <table:table-cell office:value-type="date" office:date-value="2017-08-30T00:13:08.145039" calcext:value-type="date">
            <text:p>2017-08-30 00:13:08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89" calcext:value-type="float">
            <text:p>8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399 LOREM IPSUM DOLOR</text:p>
          </table:table-cell>
          <table:table-cell office:value-type="date" office:date-value="2017-08-30T00:13:09.400108" calcext:value-type="date">
            <text:p>2017-08-30 00:13:0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3" calcext:value-type="float">
            <text:p>83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2400 LOREM IPSUM DOLOR</text:p>
          </table:table-cell>
          <table:table-cell office:value-type="date" office:date-value="2017-08-30T00:13:10.655177" calcext:value-type="date">
            <text:p>2017-08-30 00:13:11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2401 LOREM IPSUM DOLOR</text:p>
          </table:table-cell>
          <table:table-cell office:value-type="date" office:date-value="2017-08-30T00:13:11.910246" calcext:value-type="date">
            <text:p>2017-08-30 00:13:12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89" calcext:value-type="float">
            <text:p>89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2402 LOREM IPSUM DOLOR</text:p>
          </table:table-cell>
          <table:table-cell office:value-type="date" office:date-value="2017-08-30T00:13:13.165315" calcext:value-type="date">
            <text:p>2017-08-30 00:13:13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2" calcext:value-type="float">
            <text:p>6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403 LOREM IPSUM DOLOR</text:p>
          </table:table-cell>
          <table:table-cell office:value-type="date" office:date-value="2017-08-30T00:13:14.420384" calcext:value-type="date">
            <text:p>2017-08-30 00:13:14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404 LOREM IPSUM DOLOR</text:p>
          </table:table-cell>
          <table:table-cell office:value-type="date" office:date-value="2017-08-30T00:13:15.675452" calcext:value-type="date">
            <text:p>2017-08-30 00:13:16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405 LOREM IPSUM DOLOR</text:p>
          </table:table-cell>
          <table:table-cell office:value-type="date" office:date-value="2017-08-30T00:13:16.930521" calcext:value-type="date">
            <text:p>2017-08-30 00:13:17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73" calcext:value-type="float">
            <text:p>73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406 LOREM IPSUM DOLOR</text:p>
          </table:table-cell>
          <table:table-cell office:value-type="date" office:date-value="2017-08-30T00:13:18.18559" calcext:value-type="date">
            <text:p>2017-08-30 00:13:18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90" calcext:value-type="float">
            <text:p>9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2407 LOREM IPSUM DOLOR</text:p>
          </table:table-cell>
          <table:table-cell office:value-type="date" office:date-value="2017-08-30T00:13:19.440659" calcext:value-type="date">
            <text:p>2017-08-30 00:13:19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83" calcext:value-type="float">
            <text:p>8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408 LOREM IPSUM DOLOR</text:p>
          </table:table-cell>
          <table:table-cell office:value-type="date" office:date-value="2017-08-30T00:13:20.695728" calcext:value-type="date">
            <text:p>2017-08-30 00:13:21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1" calcext:value-type="float">
            <text:p>2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2409 LOREM IPSUM DOLOR</text:p>
          </table:table-cell>
          <table:table-cell office:value-type="date" office:date-value="2017-08-30T00:13:21.950797" calcext:value-type="date">
            <text:p>2017-08-30 00:13:2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7" calcext:value-type="float">
            <text:p>8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410 LOREM IPSUM DOLOR</text:p>
          </table:table-cell>
          <table:table-cell office:value-type="date" office:date-value="2017-08-30T00:13:23.205866" calcext:value-type="date">
            <text:p>2017-08-30 00:13:23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11 LOREM IPSUM DOLOR</text:p>
          </table:table-cell>
          <table:table-cell office:value-type="date" office:date-value="2017-08-30T00:13:24.460935" calcext:value-type="date">
            <text:p>2017-08-30 00:13:24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85" calcext:value-type="float">
            <text:p>8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2412 LOREM IPSUM DOLOR</text:p>
          </table:table-cell>
          <table:table-cell office:value-type="date" office:date-value="2017-08-30T00:13:25.716004" calcext:value-type="date">
            <text:p>2017-08-30 00:13:26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1" calcext:value-type="float">
            <text:p>21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2413 LOREM IPSUM DOLOR</text:p>
          </table:table-cell>
          <table:table-cell office:value-type="date" office:date-value="2017-08-30T00:13:26.971072" calcext:value-type="date">
            <text:p>2017-08-30 00:13:27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34" calcext:value-type="float">
            <text:p>3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414 LOREM IPSUM DOLOR</text:p>
          </table:table-cell>
          <table:table-cell office:value-type="date" office:date-value="2017-08-30T00:13:28.226141" calcext:value-type="date">
            <text:p>2017-08-30 00:13:28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53" calcext:value-type="float">
            <text:p>5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2415 LOREM IPSUM DOLOR</text:p>
          </table:table-cell>
          <table:table-cell office:value-type="date" office:date-value="2017-08-30T00:13:29.48121" calcext:value-type="date">
            <text:p>2017-08-30 00:13:29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88" calcext:value-type="float">
            <text:p>8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2416 LOREM IPSUM DOLOR</text:p>
          </table:table-cell>
          <table:table-cell office:value-type="date" office:date-value="2017-08-30T00:13:30.736279" calcext:value-type="date">
            <text:p>2017-08-30 00:13:31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417 LOREM IPSUM DOLOR</text:p>
          </table:table-cell>
          <table:table-cell office:value-type="date" office:date-value="2017-08-30T00:13:31.991348" calcext:value-type="date">
            <text:p>2017-08-30 00:13:32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418 LOREM IPSUM DOLOR</text:p>
          </table:table-cell>
          <table:table-cell office:value-type="date" office:date-value="2017-08-30T00:13:33.246417" calcext:value-type="date">
            <text:p>2017-08-30 00:13:33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74" calcext:value-type="float">
            <text:p>7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2419 LOREM IPSUM DOLOR</text:p>
          </table:table-cell>
          <table:table-cell office:value-type="date" office:date-value="2017-08-30T00:13:34.501486" calcext:value-type="date">
            <text:p>2017-08-30 00:13:3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89" calcext:value-type="float">
            <text:p>89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2420 LOREM IPSUM DOLOR</text:p>
          </table:table-cell>
          <table:table-cell office:value-type="date" office:date-value="2017-08-30T00:13:35.756555" calcext:value-type="date">
            <text:p>2017-08-30 00:13:36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421 LOREM IPSUM DOLOR</text:p>
          </table:table-cell>
          <table:table-cell office:value-type="date" office:date-value="2017-08-30T00:13:37.011623" calcext:value-type="date">
            <text:p>2017-08-30 00:13:37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422 LOREM IPSUM DOLOR</text:p>
          </table:table-cell>
          <table:table-cell office:value-type="date" office:date-value="2017-08-30T00:13:38.266692" calcext:value-type="date">
            <text:p>2017-08-30 00:13:38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7" calcext:value-type="float">
            <text:p>67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2423 LOREM IPSUM DOLOR</text:p>
          </table:table-cell>
          <table:table-cell office:value-type="date" office:date-value="2017-08-30T00:13:39.521761" calcext:value-type="date">
            <text:p>2017-08-30 00:13:4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57" calcext:value-type="float">
            <text:p>57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2424 LOREM IPSUM DOLOR</text:p>
          </table:table-cell>
          <table:table-cell office:value-type="date" office:date-value="2017-08-30T00:13:40.77683" calcext:value-type="date">
            <text:p>2017-08-30 00:13:41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6" calcext:value-type="float">
            <text:p>1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2425 LOREM IPSUM DOLOR</text:p>
          </table:table-cell>
          <table:table-cell office:value-type="date" office:date-value="2017-08-30T00:13:42.031899" calcext:value-type="date">
            <text:p>2017-08-30 00:13:42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0" calcext:value-type="float">
            <text:p>2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426 LOREM IPSUM DOLOR</text:p>
          </table:table-cell>
          <table:table-cell office:value-type="date" office:date-value="2017-08-30T00:13:43.286968" calcext:value-type="date">
            <text:p>2017-08-30 00:13:43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95" calcext:value-type="float">
            <text:p>95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2427 LOREM IPSUM DOLOR</text:p>
          </table:table-cell>
          <table:table-cell office:value-type="date" office:date-value="2017-08-30T00:13:44.542037" calcext:value-type="date">
            <text:p>2017-08-30 00:13:45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40" calcext:value-type="float">
            <text:p>4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428 LOREM IPSUM DOLOR</text:p>
          </table:table-cell>
          <table:table-cell office:value-type="date" office:date-value="2017-08-30T00:13:45.797106" calcext:value-type="date">
            <text:p>2017-08-30 00:13:46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7" calcext:value-type="float">
            <text:p>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429 LOREM IPSUM DOLOR</text:p>
          </table:table-cell>
          <table:table-cell office:value-type="date" office:date-value="2017-08-30T00:13:47.052175" calcext:value-type="date">
            <text:p>2017-08-30 00:13:47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430 LOREM IPSUM DOLOR</text:p>
          </table:table-cell>
          <table:table-cell office:value-type="date" office:date-value="2017-08-30T00:13:48.307243" calcext:value-type="date">
            <text:p>2017-08-30 00:13:48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2431 LOREM IPSUM DOLOR</text:p>
          </table:table-cell>
          <table:table-cell office:value-type="date" office:date-value="2017-08-30T00:13:49.562312" calcext:value-type="date">
            <text:p>2017-08-30 00:13:5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432 LOREM IPSUM DOLOR</text:p>
          </table:table-cell>
          <table:table-cell office:value-type="date" office:date-value="2017-08-30T00:13:50.817381" calcext:value-type="date">
            <text:p>2017-08-30 00:13:51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54" calcext:value-type="float">
            <text:p>5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433 LOREM IPSUM DOLOR</text:p>
          </table:table-cell>
          <table:table-cell office:value-type="date" office:date-value="2017-08-30T00:13:52.07245" calcext:value-type="date">
            <text:p>2017-08-30 00:13:52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434 LOREM IPSUM DOLOR</text:p>
          </table:table-cell>
          <table:table-cell office:value-type="date" office:date-value="2017-08-30T00:13:53.327519" calcext:value-type="date">
            <text:p>2017-08-30 00:13:53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3" calcext:value-type="float">
            <text:p>6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2435 LOREM IPSUM DOLOR</text:p>
          </table:table-cell>
          <table:table-cell office:value-type="date" office:date-value="2017-08-30T00:13:54.582588" calcext:value-type="date">
            <text:p>2017-08-30 00:13:55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36 LOREM IPSUM DOLOR</text:p>
          </table:table-cell>
          <table:table-cell office:value-type="date" office:date-value="2017-08-30T00:13:55.837657" calcext:value-type="date">
            <text:p>2017-08-30 00:13:5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437 LOREM IPSUM DOLOR</text:p>
          </table:table-cell>
          <table:table-cell office:value-type="date" office:date-value="2017-08-30T00:13:57.092726" calcext:value-type="date">
            <text:p>2017-08-30 00:13:57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3" calcext:value-type="float">
            <text:p>6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438 LOREM IPSUM DOLOR</text:p>
          </table:table-cell>
          <table:table-cell office:value-type="date" office:date-value="2017-08-30T00:13:58.347794" calcext:value-type="date">
            <text:p>2017-08-30 00:13:58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76" calcext:value-type="float">
            <text:p>76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2439 LOREM IPSUM DOLOR</text:p>
          </table:table-cell>
          <table:table-cell office:value-type="date" office:date-value="2017-08-30T00:13:59.602863" calcext:value-type="date">
            <text:p>2017-08-30 00:14:0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440 LOREM IPSUM DOLOR</text:p>
          </table:table-cell>
          <table:table-cell office:value-type="date" office:date-value="2017-08-30T00:14:00.857932" calcext:value-type="date">
            <text:p>2017-08-30 00:14:01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81" calcext:value-type="float">
            <text:p>8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2441 LOREM IPSUM DOLOR</text:p>
          </table:table-cell>
          <table:table-cell office:value-type="date" office:date-value="2017-08-30T00:14:02.113001" calcext:value-type="date">
            <text:p>2017-08-30 00:14:0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442 LOREM IPSUM DOLOR</text:p>
          </table:table-cell>
          <table:table-cell office:value-type="date" office:date-value="2017-08-30T00:14:03.36807" calcext:value-type="date">
            <text:p>2017-08-30 00:14:0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56" calcext:value-type="float">
            <text:p>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2443 LOREM IPSUM DOLOR</text:p>
          </table:table-cell>
          <table:table-cell office:value-type="date" office:date-value="2017-08-30T00:14:04.623139" calcext:value-type="date">
            <text:p>2017-08-30 00:14:05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94" calcext:value-type="float">
            <text:p>9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2444 LOREM IPSUM DOLOR</text:p>
          </table:table-cell>
          <table:table-cell office:value-type="date" office:date-value="2017-08-30T00:14:05.878208" calcext:value-type="date">
            <text:p>2017-08-30 00:14:06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59" calcext:value-type="float">
            <text:p>59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2445 LOREM IPSUM DOLOR</text:p>
          </table:table-cell>
          <table:table-cell office:value-type="date" office:date-value="2017-08-30T00:14:07.133277" calcext:value-type="date">
            <text:p>2017-08-30 00:14:07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8" calcext:value-type="float">
            <text:p>6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2446 LOREM IPSUM DOLOR</text:p>
          </table:table-cell>
          <table:table-cell office:value-type="date" office:date-value="2017-08-30T00:14:08.388346" calcext:value-type="date">
            <text:p>2017-08-30 00:14:08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80" calcext:value-type="float">
            <text:p>8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447 LOREM IPSUM DOLOR</text:p>
          </table:table-cell>
          <table:table-cell office:value-type="date" office:date-value="2017-08-30T00:14:09.643414" calcext:value-type="date">
            <text:p>2017-08-30 00:14:1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448 LOREM IPSUM DOLOR</text:p>
          </table:table-cell>
          <table:table-cell office:value-type="date" office:date-value="2017-08-30T00:14:10.898483" calcext:value-type="date">
            <text:p>2017-08-30 00:14:11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96" calcext:value-type="float">
            <text:p>9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2449 LOREM IPSUM DOLOR</text:p>
          </table:table-cell>
          <table:table-cell office:value-type="date" office:date-value="2017-08-30T00:14:12.153552" calcext:value-type="date">
            <text:p>2017-08-30 00:14:1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2450 LOREM IPSUM DOLOR</text:p>
          </table:table-cell>
          <table:table-cell office:value-type="date" office:date-value="2017-08-30T00:14:13.408621" calcext:value-type="date">
            <text:p>2017-08-30 00:14:13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2451 LOREM IPSUM DOLOR</text:p>
          </table:table-cell>
          <table:table-cell office:value-type="date" office:date-value="2017-08-30T00:14:14.66369" calcext:value-type="date">
            <text:p>2017-08-30 00:14:15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452 LOREM IPSUM DOLOR</text:p>
          </table:table-cell>
          <table:table-cell office:value-type="date" office:date-value="2017-08-30T00:14:15.918759" calcext:value-type="date">
            <text:p>2017-08-30 00:14:16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453 LOREM IPSUM DOLOR</text:p>
          </table:table-cell>
          <table:table-cell office:value-type="date" office:date-value="2017-08-30T00:14:17.173828" calcext:value-type="date">
            <text:p>2017-08-30 00:14:17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54 LOREM IPSUM DOLOR</text:p>
          </table:table-cell>
          <table:table-cell office:value-type="date" office:date-value="2017-08-30T00:14:18.428897" calcext:value-type="date">
            <text:p>2017-08-30 00:14:18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2455 LOREM IPSUM DOLOR</text:p>
          </table:table-cell>
          <table:table-cell office:value-type="date" office:date-value="2017-08-30T00:14:19.683965" calcext:value-type="date">
            <text:p>2017-08-30 00:14:2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456 LOREM IPSUM DOLOR</text:p>
          </table:table-cell>
          <table:table-cell office:value-type="date" office:date-value="2017-08-30T00:14:20.939034" calcext:value-type="date">
            <text:p>2017-08-30 00:14:21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1" calcext:value-type="float">
            <text:p>1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2457 LOREM IPSUM DOLOR</text:p>
          </table:table-cell>
          <table:table-cell office:value-type="date" office:date-value="2017-08-30T00:14:22.194103" calcext:value-type="date">
            <text:p>2017-08-30 00:14:22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43" calcext:value-type="float">
            <text:p>4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2458 LOREM IPSUM DOLOR</text:p>
          </table:table-cell>
          <table:table-cell office:value-type="date" office:date-value="2017-08-30T00:14:23.449172" calcext:value-type="date">
            <text:p>2017-08-30 00:14:23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59" calcext:value-type="float">
            <text:p>5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459 LOREM IPSUM DOLOR</text:p>
          </table:table-cell>
          <table:table-cell office:value-type="date" office:date-value="2017-08-30T00:14:24.704241" calcext:value-type="date">
            <text:p>2017-08-30 00:14:2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1" calcext:value-type="float">
            <text:p>1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2460 LOREM IPSUM DOLOR</text:p>
          </table:table-cell>
          <table:table-cell office:value-type="date" office:date-value="2017-08-30T00:14:25.95931" calcext:value-type="date">
            <text:p>2017-08-30 00:14:26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45" calcext:value-type="float">
            <text:p>4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2461 LOREM IPSUM DOLOR</text:p>
          </table:table-cell>
          <table:table-cell office:value-type="date" office:date-value="2017-08-30T00:14:27.214379" calcext:value-type="date">
            <text:p>2017-08-30 00:14:27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81" calcext:value-type="float">
            <text:p>8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462 LOREM IPSUM DOLOR</text:p>
          </table:table-cell>
          <table:table-cell office:value-type="date" office:date-value="2017-08-30T00:14:28.469448" calcext:value-type="date">
            <text:p>2017-08-30 00:14:28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8" calcext:value-type="float">
            <text:p>6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2463 LOREM IPSUM DOLOR</text:p>
          </table:table-cell>
          <table:table-cell office:value-type="date" office:date-value="2017-08-30T00:14:29.724517" calcext:value-type="date">
            <text:p>2017-08-30 00:14:3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85" calcext:value-type="float">
            <text:p>8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2464 LOREM IPSUM DOLOR</text:p>
          </table:table-cell>
          <table:table-cell office:value-type="date" office:date-value="2017-08-30T00:14:30.979585" calcext:value-type="date">
            <text:p>2017-08-30 00:14:31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98" calcext:value-type="float">
            <text:p>9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2465 LOREM IPSUM DOLOR</text:p>
          </table:table-cell>
          <table:table-cell office:value-type="date" office:date-value="2017-08-30T00:14:32.234654" calcext:value-type="date">
            <text:p>2017-08-30 00:14:32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66 LOREM IPSUM DOLOR</text:p>
          </table:table-cell>
          <table:table-cell office:value-type="date" office:date-value="2017-08-30T00:14:33.489723" calcext:value-type="date">
            <text:p>2017-08-30 00:14:33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2467 LOREM IPSUM DOLOR</text:p>
          </table:table-cell>
          <table:table-cell office:value-type="date" office:date-value="2017-08-30T00:14:34.744792" calcext:value-type="date">
            <text:p>2017-08-30 00:14:3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1" calcext:value-type="float">
            <text:p>6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468 LOREM IPSUM DOLOR</text:p>
          </table:table-cell>
          <table:table-cell office:value-type="date" office:date-value="2017-08-30T00:14:35.999861" calcext:value-type="date">
            <text:p>2017-08-30 00:14:36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33" calcext:value-type="float">
            <text:p>3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469 LOREM IPSUM DOLOR</text:p>
          </table:table-cell>
          <table:table-cell office:value-type="date" office:date-value="2017-08-30T00:14:37.25493" calcext:value-type="date">
            <text:p>2017-08-30 00:14:3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470 LOREM IPSUM DOLOR</text:p>
          </table:table-cell>
          <table:table-cell office:value-type="date" office:date-value="2017-08-30T00:14:38.509999" calcext:value-type="date">
            <text:p>2017-08-30 00:14:39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2471 LOREM IPSUM DOLOR</text:p>
          </table:table-cell>
          <table:table-cell office:value-type="date" office:date-value="2017-08-30T00:14:39.765068" calcext:value-type="date">
            <text:p>2017-08-30 00:14:4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72 LOREM IPSUM DOLOR</text:p>
          </table:table-cell>
          <table:table-cell office:value-type="date" office:date-value="2017-08-30T00:14:41.020136" calcext:value-type="date">
            <text:p>2017-08-30 00:14:4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45" calcext:value-type="float">
            <text:p>4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2473 LOREM IPSUM DOLOR</text:p>
          </table:table-cell>
          <table:table-cell office:value-type="date" office:date-value="2017-08-30T00:14:42.275205" calcext:value-type="date">
            <text:p>2017-08-30 00:14:42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4" calcext:value-type="float">
            <text:p>4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2474 LOREM IPSUM DOLOR</text:p>
          </table:table-cell>
          <table:table-cell office:value-type="date" office:date-value="2017-08-30T00:14:43.530274" calcext:value-type="date">
            <text:p>2017-08-30 00:14:4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475 LOREM IPSUM DOLOR</text:p>
          </table:table-cell>
          <table:table-cell office:value-type="date" office:date-value="2017-08-30T00:14:44.785343" calcext:value-type="date">
            <text:p>2017-08-30 00:14:4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3" calcext:value-type="float">
            <text:p>13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476 LOREM IPSUM DOLOR</text:p>
          </table:table-cell>
          <table:table-cell office:value-type="date" office:date-value="2017-08-30T00:14:46.040412" calcext:value-type="date">
            <text:p>2017-08-30 00:14:46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52" calcext:value-type="float">
            <text:p>52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2477 LOREM IPSUM DOLOR</text:p>
          </table:table-cell>
          <table:table-cell office:value-type="date" office:date-value="2017-08-30T00:14:47.295481" calcext:value-type="date">
            <text:p>2017-08-30 00:14:47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31" calcext:value-type="float">
            <text:p>3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2478 LOREM IPSUM DOLOR</text:p>
          </table:table-cell>
          <table:table-cell office:value-type="date" office:date-value="2017-08-30T00:14:48.55055" calcext:value-type="date">
            <text:p>2017-08-30 00:14:49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72" calcext:value-type="float">
            <text:p>7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2479 LOREM IPSUM DOLOR</text:p>
          </table:table-cell>
          <table:table-cell office:value-type="date" office:date-value="2017-08-30T00:14:49.805619" calcext:value-type="date">
            <text:p>2017-08-30 00:14:5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8" calcext:value-type="float">
            <text:p>3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2480 LOREM IPSUM DOLOR</text:p>
          </table:table-cell>
          <table:table-cell office:value-type="date" office:date-value="2017-08-30T00:14:51.060687" calcext:value-type="date">
            <text:p>2017-08-30 00:14:51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75" calcext:value-type="float">
            <text:p>7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481 LOREM IPSUM DOLOR</text:p>
          </table:table-cell>
          <table:table-cell office:value-type="date" office:date-value="2017-08-30T00:14:52.315756" calcext:value-type="date">
            <text:p>2017-08-30 00:14:52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80" calcext:value-type="float">
            <text:p>80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2482 LOREM IPSUM DOLOR</text:p>
          </table:table-cell>
          <table:table-cell office:value-type="date" office:date-value="2017-08-30T00:14:53.570825" calcext:value-type="date">
            <text:p>2017-08-30 00:14:54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2" calcext:value-type="float">
            <text:p>1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2483 LOREM IPSUM DOLOR</text:p>
          </table:table-cell>
          <table:table-cell office:value-type="date" office:date-value="2017-08-30T00:14:54.825894" calcext:value-type="date">
            <text:p>2017-08-30 00:14:5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484 LOREM IPSUM DOLOR</text:p>
          </table:table-cell>
          <table:table-cell office:value-type="date" office:date-value="2017-08-30T00:14:56.080963" calcext:value-type="date">
            <text:p>2017-08-30 00:14:56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93" calcext:value-type="float">
            <text:p>9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2485 LOREM IPSUM DOLOR</text:p>
          </table:table-cell>
          <table:table-cell office:value-type="date" office:date-value="2017-08-30T00:14:57.336032" calcext:value-type="date">
            <text:p>2017-08-30 00:14:57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86 LOREM IPSUM DOLOR</text:p>
          </table:table-cell>
          <table:table-cell office:value-type="date" office:date-value="2017-08-30T00:14:58.591101" calcext:value-type="date">
            <text:p>2017-08-30 00:14:59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95" calcext:value-type="float">
            <text:p>95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2487 LOREM IPSUM DOLOR</text:p>
          </table:table-cell>
          <table:table-cell office:value-type="date" office:date-value="2017-08-30T00:14:59.84617" calcext:value-type="date">
            <text:p>2017-08-30 00:15:0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52" calcext:value-type="float">
            <text:p>5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488 LOREM IPSUM DOLOR</text:p>
          </table:table-cell>
          <table:table-cell office:value-type="date" office:date-value="2017-08-30T00:15:01.101239" calcext:value-type="date">
            <text:p>2017-08-30 00:15:01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489 LOREM IPSUM DOLOR</text:p>
          </table:table-cell>
          <table:table-cell office:value-type="date" office:date-value="2017-08-30T00:15:02.356307" calcext:value-type="date">
            <text:p>2017-08-30 00:15:0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2490 LOREM IPSUM DOLOR</text:p>
          </table:table-cell>
          <table:table-cell office:value-type="date" office:date-value="2017-08-30T00:15:03.611376" calcext:value-type="date">
            <text:p>2017-08-30 00:15:04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2491 LOREM IPSUM DOLOR</text:p>
          </table:table-cell>
          <table:table-cell office:value-type="date" office:date-value="2017-08-30T00:15:04.866445" calcext:value-type="date">
            <text:p>2017-08-30 00:15:05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492 LOREM IPSUM DOLOR</text:p>
          </table:table-cell>
          <table:table-cell office:value-type="date" office:date-value="2017-08-30T00:15:06.121514" calcext:value-type="date">
            <text:p>2017-08-30 00:15:06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2" calcext:value-type="float">
            <text:p>12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2493 LOREM IPSUM DOLOR</text:p>
          </table:table-cell>
          <table:table-cell office:value-type="date" office:date-value="2017-08-30T00:15:07.376583" calcext:value-type="date">
            <text:p>2017-08-30 00:15:07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93" calcext:value-type="float">
            <text:p>9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2494 LOREM IPSUM DOLOR</text:p>
          </table:table-cell>
          <table:table-cell office:value-type="date" office:date-value="2017-08-30T00:15:08.631652" calcext:value-type="date">
            <text:p>2017-08-30 00:15:09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6" calcext:value-type="float">
            <text:p>1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2495 LOREM IPSUM DOLOR</text:p>
          </table:table-cell>
          <table:table-cell office:value-type="date" office:date-value="2017-08-30T00:15:09.886721" calcext:value-type="date">
            <text:p>2017-08-30 00:15:1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496 LOREM IPSUM DOLOR</text:p>
          </table:table-cell>
          <table:table-cell office:value-type="date" office:date-value="2017-08-30T00:15:11.14179" calcext:value-type="date">
            <text:p>2017-08-30 00:15:11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97 LOREM IPSUM DOLOR</text:p>
          </table:table-cell>
          <table:table-cell office:value-type="date" office:date-value="2017-08-30T00:15:12.396858" calcext:value-type="date">
            <text:p>2017-08-30 00:15:12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7" calcext:value-type="float">
            <text:p>1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2498 LOREM IPSUM DOLOR</text:p>
          </table:table-cell>
          <table:table-cell office:value-type="date" office:date-value="2017-08-30T00:15:13.651927" calcext:value-type="date">
            <text:p>2017-08-30 00:15:14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57" calcext:value-type="float">
            <text:p>5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2499 LOREM IPSUM DOLOR</text:p>
          </table:table-cell>
          <table:table-cell office:value-type="date" office:date-value="2017-08-30T00:15:14.906996" calcext:value-type="date">
            <text:p>2017-08-30 00:15:1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2500 LOREM IPSUM DOLOR</text:p>
          </table:table-cell>
          <table:table-cell office:value-type="date" office:date-value="2017-08-30T00:15:16.162065" calcext:value-type="date">
            <text:p>2017-08-30 00:15:16</text:p>
          </table:table-cell>
        </table:table-row>
        <table:table-row table:style-name="ro1" table:number-rows-repeated="1046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23:26:17.140177854</dc:date>
    <meta:editing-duration>PT6M6S</meta:editing-duration>
    <meta:editing-cycles>1</meta:editing-cycles>
    <meta:document-statistic meta:table-count="1" meta:cell-count="12500" meta:object-count="0"/>
    <meta:generator>LibreOffice/5.1.6.2$Linux_X86_64 LibreOffice_project/10m0$Build-2</meta:generator>
  </office:meta>
</office:document-meta>
</file>